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31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23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6.69mm"/>
    </style:style>
    <style:style style:name="co6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.9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2">
      <style:table-cell-properties style:rotation-align="none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112">
      <style:table-cell-properties fo:background-color="transparent" style:rotation-align="none"/>
    </style:style>
    <style:style style:name="ce6" style:family="table-cell" style:parent-style-name="Default" style:data-style-name="N2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18.18mm" svg:height="70.9mm" svg:x="172.62mm" svg:y="7.57mm">
            <loext:p draw:notify-on-update-of-ranges="Planilha1.A2:Planilha1.A10 Planilha1.B1:Planilha1.B1 Planilha1.C2:Planilha1.C10 Planilha1.A2:Planilha1.A10 Planilha1.A2:Planilha1.A10 Planilha1.D1:Planilha1.D1 Planilha1.E2:Planilha1.E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8.2mm" svg:height="70.9mm" svg:x="255.83mm" svg:y="92.16mm">
            <loext:p draw:notify-on-update-of-ranges="Planilha1.A22:Planilha1.A105 Planilha1.A2:Planilha1.A2 Planilha1.B22:Planilha1.B105 Planilha1.A22:Planilha1.A105 Planilha1.A3:Planilha1.A3 Planilha1.C22:Planilha1.C105 Planilha1.A22:Planilha1.A105 Planilha1.A4:Planilha1.A4 Planilha1.D22:Planilha1.D105 Planilha1.A22:Planilha1.A105 Planilha1.A5:Planilha1.A5 Planilha1.E22:Planilha1.E105 Planilha1.A22:Planilha1.A105 Planilha1.A6:Planilha1.A6 Planilha1.F22:Planilha1.F105 Planilha1.A22:Planilha1.A105 Planilha1.A7:Planilha1.A7 Planilha1.G22:Planilha1.G105 Planilha1.A22:Planilha1.A105 Planilha1.A8:Planilha1.A8 Planilha1.H22:Planilha1.H105 Planilha1.A22:Planilha1.A105 Planilha1.A9:Planilha1.A9 Planilha1.I22:Planilha1.I105 Planilha1.A22:Planilha1.A105 Planilha1.A10:Planilha1.A10 Planilha1.J22:Planilha1.J10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 table:style-name="ce1"/>
          <table:table-cell table:style-name="ce1" office:value-type="string" calcext:value-type="string">
            <text:p>% linhas</text:p>
          </table:table-cell>
          <table:table-cell/>
          <table:table-cell office:value-type="string" calcext:value-type="string">
            <text:p># ruas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barreiro </text:p>
          </table:table-cell>
          <table:table-cell table:style-name="ce2" office:value-type="float" office:value="52" calcext:value-type="float">
            <text:p>52</text:p>
          </table:table-cell>
          <table:table-cell table:formula="of:=[.B2]/317" office:value-type="float" office:value="0.16403785488959" calcext:value-type="float">
            <text:p>0,1640378549</text:p>
          </table:table-cell>
          <table:table-cell office:value-type="float" office:value="650" calcext:value-type="float">
            <text:p>650</text:p>
          </table:table-cell>
          <table:table-cell table:formula="of:=[.D2]/3777" office:value-type="float" office:value="0.172094254699497" calcext:value-type="float">
            <text:p>0,1720942547</text:p>
          </table:table-cell>
          <table:table-cell table:formula="of:=[.C2]/[.E2]" office:value-type="float" office:value="0.953186119873817" calcext:value-type="float">
            <text:p>0,9531861199</text:p>
          </table:table-cell>
          <table:table-cell table:style-name="ce3" office:value-type="float" office:value="0.744" calcext:value-type="float">
            <text:p>0,744</text:p>
          </table:table-cell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leste </text:p>
          </table:table-cell>
          <table:table-cell table:style-name="ce2" office:value-type="float" office:value="44" calcext:value-type="float">
            <text:p>44</text:p>
          </table:table-cell>
          <table:table-cell table:formula="of:=[.B3]/317" office:value-type="float" office:value="0.138801261829653" calcext:value-type="float">
            <text:p>0,1388012618</text:p>
          </table:table-cell>
          <table:table-cell office:value-type="float" office:value="1042" calcext:value-type="float">
            <text:p>1042</text:p>
          </table:table-cell>
          <table:table-cell table:formula="of:=[.D3]/3777" office:value-type="float" office:value="0.275880328302886" calcext:value-type="float">
            <text:p>0,2758803283</text:p>
          </table:table-cell>
          <table:table-cell table:formula="of:=[.C3]/[.E3]" office:value-type="float" office:value="0.50312127248618" calcext:value-type="float">
            <text:p>0,5031212725</text:p>
          </table:table-cell>
          <table:table-cell table:style-name="ce3" office:value-type="float" office:value="0.827" calcext:value-type="float">
            <text:p>0,827</text:p>
          </table:table-cell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centro sul </text:p>
          </table:table-cell>
          <table:table-cell table:style-name="ce2" office:value-type="float" office:value="93" calcext:value-type="float">
            <text:p>93</text:p>
          </table:table-cell>
          <table:table-cell table:formula="of:=[.B4]/317" office:value-type="float" office:value="0.293375394321767" calcext:value-type="float">
            <text:p>0,2933753943</text:p>
          </table:table-cell>
          <table:table-cell office:value-type="float" office:value="545" calcext:value-type="float">
            <text:p>545</text:p>
          </table:table-cell>
          <table:table-cell table:formula="of:=[.D4]/3777" office:value-type="float" office:value="0.144294413555732" calcext:value-type="float">
            <text:p>0,1442944136</text:p>
          </table:table-cell>
          <table:table-cell table:formula="of:=[.C4]/[.E4]" office:value-type="float" office:value="2.03317222817122" calcext:value-type="float">
            <text:p>2,0331722282</text:p>
          </table:table-cell>
          <table:table-cell table:style-name="ce3" office:value-type="float" office:value="0.914" calcext:value-type="float">
            <text:p>0,914</text:p>
          </table:table-cell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nordeste </text:p>
          </table:table-cell>
          <table:table-cell table:style-name="ce2" office:value-type="float" office:value="73" calcext:value-type="float">
            <text:p>73</text:p>
          </table:table-cell>
          <table:table-cell table:formula="of:=[.B5]/317" office:value-type="float" office:value="0.230283911671924" calcext:value-type="float">
            <text:p>0,2302839117</text:p>
          </table:table-cell>
          <table:table-cell office:value-type="float" office:value="1240" calcext:value-type="float">
            <text:p>1240</text:p>
          </table:table-cell>
          <table:table-cell table:formula="of:=[.D5]/3777" office:value-type="float" office:value="0.328302885888271" calcext:value-type="float">
            <text:p>0,3283028859</text:p>
          </table:table-cell>
          <table:table-cell table:formula="of:=[.C5]/[.E5]" office:value-type="float" office:value="0.701437366439402" calcext:value-type="float">
            <text:p>0,7014373664</text:p>
          </table:table-cell>
          <table:table-cell table:style-name="ce3" office:value-type="float" office:value="0.801" calcext:value-type="float">
            <text:p>0,801</text:p>
          </table:table-cell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noroeste </text:p>
          </table:table-cell>
          <table:table-cell table:style-name="ce2" office:value-type="float" office:value="59" calcext:value-type="float">
            <text:p>59</text:p>
          </table:table-cell>
          <table:table-cell table:formula="of:=[.B6]/317" office:value-type="float" office:value="0.186119873817035" calcext:value-type="float">
            <text:p>0,1861198738</text:p>
          </table:table-cell>
          <table:table-cell office:value-type="float" office:value="1287" calcext:value-type="float">
            <text:p>1287</text:p>
          </table:table-cell>
          <table:table-cell table:formula="of:=[.D6]/3777" office:value-type="float" office:value="0.340746624305004" calcext:value-type="float">
            <text:p>0,3407466243</text:p>
          </table:table-cell>
          <table:table-cell table:formula="of:=[.C6]/[.E6]" office:value-type="float" office:value="0.54621193737913" calcext:value-type="float">
            <text:p>0,5462119374</text:p>
          </table:table-cell>
          <table:table-cell table:style-name="ce3" office:value-type="float" office:value="0.818" calcext:value-type="float">
            <text:p>0,818</text:p>
          </table:table-cell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norte </text:p>
          </table:table-cell>
          <table:table-cell table:style-name="ce2" office:value-type="float" office:value="31" calcext:value-type="float">
            <text:p>31</text:p>
          </table:table-cell>
          <table:table-cell table:formula="of:=[.B7]/317" office:value-type="float" office:value="0.0977917981072555" calcext:value-type="float">
            <text:p>0,0977917981</text:p>
          </table:table-cell>
          <table:table-cell office:value-type="float" office:value="491" calcext:value-type="float">
            <text:p>491</text:p>
          </table:table-cell>
          <table:table-cell table:formula="of:=[.D7]/3777" office:value-type="float" office:value="0.129997352396082" calcext:value-type="float">
            <text:p>0,1299973524</text:p>
          </table:table-cell>
          <table:table-cell table:formula="of:=[.C7]/[.E7]" office:value-type="float" office:value="0.75225992148901" calcext:value-type="float">
            <text:p>0,7522599215</text:p>
          </table:table-cell>
          <table:table-cell table:style-name="ce3" office:value-type="float" office:value="0.754" calcext:value-type="float">
            <text:p>0,754</text:p>
          </table:table-cell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oeste </text:p>
          </table:table-cell>
          <table:table-cell table:style-name="ce2" office:value-type="float" office:value="47" calcext:value-type="float">
            <text:p>47</text:p>
          </table:table-cell>
          <table:table-cell table:formula="of:=[.B8]/317" office:value-type="float" office:value="0.148264984227129" calcext:value-type="float">
            <text:p>0,1482649842</text:p>
          </table:table-cell>
          <table:table-cell office:value-type="float" office:value="1101" calcext:value-type="float">
            <text:p>1101</text:p>
          </table:table-cell>
          <table:table-cell table:formula="of:=[.D8]/3777" office:value-type="float" office:value="0.291501191421763" calcext:value-type="float">
            <text:p>0,2915011914</text:p>
          </table:table-cell>
          <table:table-cell table:formula="of:=[.C8]/[.E8]" office:value-type="float" office:value="0.508625654337754" calcext:value-type="float">
            <text:p>0,5086256543</text:p>
          </table:table-cell>
          <table:table-cell table:style-name="ce3" office:value-type="float" office:value="0.839" calcext:value-type="float">
            <text:p>0,839</text:p>
          </table:table-cell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pampulha </text:p>
          </table:table-cell>
          <table:table-cell table:style-name="ce2" office:value-type="float" office:value="56" calcext:value-type="float">
            <text:p>56</text:p>
          </table:table-cell>
          <table:table-cell table:formula="of:=[.B9]/317" office:value-type="float" office:value="0.176656151419558" calcext:value-type="float">
            <text:p>0,1766561514</text:p>
          </table:table-cell>
          <table:table-cell office:value-type="float" office:value="1030" calcext:value-type="float">
            <text:p>1030</text:p>
          </table:table-cell>
          <table:table-cell table:formula="of:=[.D9]/3777" office:value-type="float" office:value="0.272703203600741" calcext:value-type="float">
            <text:p>0,2727032036</text:p>
          </table:table-cell>
          <table:table-cell table:formula="of:=[.C9]/[.E9]" office:value-type="float" office:value="0.647796392147254" calcext:value-type="float">
            <text:p>0,6477963921</text:p>
          </table:table-cell>
          <table:table-cell table:style-name="ce3" office:value-type="float" office:value="0.853" calcext:value-type="float">
            <text:p>0,85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venda nova </text:p>
          </table:table-cell>
          <table:table-cell table:style-name="ce2" office:value-type="float" office:value="55" calcext:value-type="float">
            <text:p>55</text:p>
          </table:table-cell>
          <table:table-cell table:formula="of:=[.B10]/317" office:value-type="float" office:value="0.173501577287066" calcext:value-type="float">
            <text:p>0,1735015773</text:p>
          </table:table-cell>
          <table:table-cell office:value-type="float" office:value="780" calcext:value-type="float">
            <text:p>780</text:p>
          </table:table-cell>
          <table:table-cell table:formula="of:=[.D10]/3777" office:value-type="float" office:value="0.206513105639396" calcext:value-type="float">
            <text:p>0,2065131056</text:p>
          </table:table-cell>
          <table:table-cell table:formula="of:=[.C10]/[.E10]" office:value-type="float" office:value="0.840148022324679" calcext:value-type="float">
            <text:p>0,8401480223</text:p>
          </table:table-cell>
          <table:table-cell table:style-name="ce3" office:value-type="float" office:value="0.755" calcext:value-type="float">
            <text:p>0,755</text:p>
          </table:table-cell>
          <table:table-cell table:number-columns-repeated="6"/>
        </table:table-row>
        <table:table-row table:style-name="ro1" table:number-rows-repeated="10">
          <table:table-cell table:number-columns-repeated="13"/>
        </table:table-row>
        <table:table-row table:style-name="ro1">
          <table:table-cell office:value-type="string" calcext:value-type="string">
            <text:p>linhas por rua</text:p>
          </table:table-cell>
          <table:table-cell table:style-name="ce1" office:value-type="string" calcext:value-type="string">
            <text:p>barreiro </text:p>
          </table:table-cell>
          <table:table-cell table:style-name="ce1" office:value-type="string" calcext:value-type="string">
            <text:p>leste </text:p>
          </table:table-cell>
          <table:table-cell table:style-name="ce1" office:value-type="string" calcext:value-type="string">
            <text:p>centro sul </text:p>
          </table:table-cell>
          <table:table-cell table:style-name="ce1" office:value-type="string" calcext:value-type="string">
            <text:p>nordeste </text:p>
          </table:table-cell>
          <table:table-cell table:style-name="ce1" office:value-type="string" calcext:value-type="string">
            <text:p>noroeste </text:p>
          </table:table-cell>
          <table:table-cell table:style-name="ce1" office:value-type="string" calcext:value-type="string">
            <text:p>norte </text:p>
          </table:table-cell>
          <table:table-cell table:style-name="ce1" office:value-type="string" calcext:value-type="string">
            <text:p>oeste </text:p>
          </table:table-cell>
          <table:table-cell table:style-name="ce1" office:value-type="string" calcext:value-type="string">
            <text:p>pampulha </text:p>
          </table:table-cell>
          <table:table-cell table:style-name="ce1" office:value-type="string" calcext:value-type="string">
            <text:p>venda nova 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98148" calcext:value-type="float">
            <text:p>0,1898148</text:p>
          </table:table-cell>
          <table:table-cell office:value-type="float" office:value="0.1740385" calcext:value-type="float">
            <text:p>0,1740385</text:p>
          </table:table-cell>
          <table:table-cell office:value-type="float" office:value="0.1735941" calcext:value-type="float">
            <text:p>0,1735941</text:p>
          </table:table-cell>
          <table:table-cell office:value-type="float" office:value="0.1696284" calcext:value-type="float">
            <text:p>0,1696284</text:p>
          </table:table-cell>
          <table:table-cell office:value-type="float" office:value="0.1805447" calcext:value-type="float">
            <text:p>0,1805447</text:p>
          </table:table-cell>
          <table:table-cell office:value-type="float" office:value="0.1840491" calcext:value-type="float">
            <text:p>0,1840491</text:p>
          </table:table-cell>
          <table:table-cell office:value-type="float" office:value="0.2438581" calcext:value-type="float">
            <text:p>0,2438581</text:p>
          </table:table-cell>
          <table:table-cell office:value-type="float" office:value="0.1138132" calcext:value-type="float">
            <text:p>0,1138132</text:p>
          </table:table-cell>
          <table:table-cell office:value-type="float" office:value="0.1876607" calcext:value-type="float">
            <text:p>0,187660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12963" calcext:value-type="float">
            <text:p>0,4212963</text:p>
          </table:table-cell>
          <table:table-cell office:value-type="float" office:value="0.4134615" calcext:value-type="float">
            <text:p>0,4134615</text:p>
          </table:table-cell>
          <table:table-cell office:value-type="float" office:value="0.399348" calcext:value-type="float">
            <text:p>0,399348</text:p>
          </table:table-cell>
          <table:table-cell office:value-type="float" office:value="0.3505654" calcext:value-type="float">
            <text:p>0,3505654</text:p>
          </table:table-cell>
          <table:table-cell office:value-type="float" office:value="0.4459144" calcext:value-type="float">
            <text:p>0,4459144</text:p>
          </table:table-cell>
          <table:table-cell office:value-type="float" office:value="0.4805726" calcext:value-type="float">
            <text:p>0,4805726</text:p>
          </table:table-cell>
          <table:table-cell office:value-type="float" office:value="0.5031847" calcext:value-type="float">
            <text:p>0,5031847</text:p>
          </table:table-cell>
          <table:table-cell office:value-type="float" office:value="0.3287938" calcext:value-type="float">
            <text:p>0,3287938</text:p>
          </table:table-cell>
          <table:table-cell office:value-type="float" office:value="0.3637532" calcext:value-type="float">
            <text:p>0,363753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493827" calcext:value-type="float">
            <text:p>0,5493827</text:p>
          </table:table-cell>
          <table:table-cell office:value-type="float" office:value="0.55" calcext:value-type="float">
            <text:p>0,55</text:p>
          </table:table-cell>
          <table:table-cell office:value-type="float" office:value="0.5207824" calcext:value-type="float">
            <text:p>0,5207824</text:p>
          </table:table-cell>
          <table:table-cell office:value-type="float" office:value="0.4773829" calcext:value-type="float">
            <text:p>0,4773829</text:p>
          </table:table-cell>
          <table:table-cell office:value-type="float" office:value="0.5688716" calcext:value-type="float">
            <text:p>0,5688716</text:p>
          </table:table-cell>
          <table:table-cell office:value-type="float" office:value="0.6175869" calcext:value-type="float">
            <text:p>0,6175869</text:p>
          </table:table-cell>
          <table:table-cell office:value-type="float" office:value="0.6369427" calcext:value-type="float">
            <text:p>0,6369427</text:p>
          </table:table-cell>
          <table:table-cell office:value-type="float" office:value="0.4474708" calcext:value-type="float">
            <text:p>0,4474708</text:p>
          </table:table-cell>
          <table:table-cell office:value-type="float" office:value="0.4832905" calcext:value-type="float">
            <text:p>0,483290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666667" calcext:value-type="float">
            <text:p>0,6666667</text:p>
          </table:table-cell>
          <table:table-cell office:value-type="float" office:value="0.6673077" calcext:value-type="float">
            <text:p>0,6673077</text:p>
          </table:table-cell>
          <table:table-cell office:value-type="float" office:value="0.6193969" calcext:value-type="float">
            <text:p>0,6193969</text:p>
          </table:table-cell>
          <table:table-cell office:value-type="float" office:value="0.6058158" calcext:value-type="float">
            <text:p>0,6058158</text:p>
          </table:table-cell>
          <table:table-cell office:value-type="float" office:value="0.6583658" calcext:value-type="float">
            <text:p>0,6583658</text:p>
          </table:table-cell>
          <table:table-cell office:value-type="float" office:value="0.7443763" calcext:value-type="float">
            <text:p>0,7443763</text:p>
          </table:table-cell>
          <table:table-cell office:value-type="float" office:value="0.7270246" calcext:value-type="float">
            <text:p>0,7270246</text:p>
          </table:table-cell>
          <table:table-cell office:value-type="float" office:value="0.5787938" calcext:value-type="float">
            <text:p>0,5787938</text:p>
          </table:table-cell>
          <table:table-cell office:value-type="float" office:value="0.6105398" calcext:value-type="float">
            <text:p>0,610539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145062" calcext:value-type="float">
            <text:p>0,7145062</text:p>
          </table:table-cell>
          <table:table-cell office:value-type="float" office:value="0.7173077" calcext:value-type="float">
            <text:p>0,7173077</text:p>
          </table:table-cell>
          <table:table-cell office:value-type="float" office:value="0.6788916" calcext:value-type="float">
            <text:p>0,6788916</text:p>
          </table:table-cell>
          <table:table-cell office:value-type="float" office:value="0.6688207" calcext:value-type="float">
            <text:p>0,6688207</text:p>
          </table:table-cell>
          <table:table-cell office:value-type="float" office:value="0.7214008" calcext:value-type="float">
            <text:p>0,7214008</text:p>
          </table:table-cell>
          <table:table-cell office:value-type="float" office:value="0.795501" calcext:value-type="float">
            <text:p>0,795501</text:p>
          </table:table-cell>
          <table:table-cell office:value-type="float" office:value="0.7606915" calcext:value-type="float">
            <text:p>0,7606915</text:p>
          </table:table-cell>
          <table:table-cell office:value-type="float" office:value="0.6459144" calcext:value-type="float">
            <text:p>0,6459144</text:p>
          </table:table-cell>
          <table:table-cell office:value-type="float" office:value="0.6786632" calcext:value-type="float">
            <text:p>0,678663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808642" calcext:value-type="float">
            <text:p>0,7808642</text:p>
          </table:table-cell>
          <table:table-cell office:value-type="float" office:value="0.7788462" calcext:value-type="float">
            <text:p>0,7788462</text:p>
          </table:table-cell>
          <table:table-cell office:value-type="float" office:value="0.7652812" calcext:value-type="float">
            <text:p>0,7652812</text:p>
          </table:table-cell>
          <table:table-cell office:value-type="float" office:value="0.7399031" calcext:value-type="float">
            <text:p>0,7399031</text:p>
          </table:table-cell>
          <table:table-cell office:value-type="float" office:value="0.7898833" calcext:value-type="float">
            <text:p>0,7898833</text:p>
          </table:table-cell>
          <table:table-cell office:value-type="float" office:value="0.8404908" calcext:value-type="float">
            <text:p>0,8404908</text:p>
          </table:table-cell>
          <table:table-cell office:value-type="float" office:value="0.8070974" calcext:value-type="float">
            <text:p>0,8070974</text:p>
          </table:table-cell>
          <table:table-cell office:value-type="float" office:value="0.7480545" calcext:value-type="float">
            <text:p>0,7480545</text:p>
          </table:table-cell>
          <table:table-cell office:value-type="float" office:value="0.751928" calcext:value-type="float">
            <text:p>0,75192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101852" calcext:value-type="float">
            <text:p>0,8101852</text:p>
          </table:table-cell>
          <table:table-cell office:value-type="float" office:value="0.8067308" calcext:value-type="float">
            <text:p>0,8067308</text:p>
          </table:table-cell>
          <table:table-cell office:value-type="float" office:value="0.803586" calcext:value-type="float">
            <text:p>0,803586</text:p>
          </table:table-cell>
          <table:table-cell office:value-type="float" office:value="0.773021" calcext:value-type="float">
            <text:p>0,773021</text:p>
          </table:table-cell>
          <table:table-cell office:value-type="float" office:value="0.8249027" calcext:value-type="float">
            <text:p>0,8249027</text:p>
          </table:table-cell>
          <table:table-cell office:value-type="float" office:value="0.8691207" calcext:value-type="float">
            <text:p>0,8691207</text:p>
          </table:table-cell>
          <table:table-cell office:value-type="float" office:value="0.833485" calcext:value-type="float">
            <text:p>0,833485</text:p>
          </table:table-cell>
          <table:table-cell office:value-type="float" office:value="0.7840467" calcext:value-type="float">
            <text:p>0,7840467</text:p>
          </table:table-cell>
          <table:table-cell office:value-type="float" office:value="0.8033419" calcext:value-type="float">
            <text:p>0,803341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33951" calcext:value-type="float">
            <text:p>0,8533951</text:p>
          </table:table-cell>
          <table:table-cell office:value-type="float" office:value="0.8336538" calcext:value-type="float">
            <text:p>0,8336538</text:p>
          </table:table-cell>
          <table:table-cell office:value-type="float" office:value="0.8418908" calcext:value-type="float">
            <text:p>0,8418908</text:p>
          </table:table-cell>
          <table:table-cell office:value-type="float" office:value="0.8012924" calcext:value-type="float">
            <text:p>0,8012924</text:p>
          </table:table-cell>
          <table:table-cell office:value-type="float" office:value="0.8529183" calcext:value-type="float">
            <text:p>0,8529183</text:p>
          </table:table-cell>
          <table:table-cell office:value-type="float" office:value="0.9018405" calcext:value-type="float">
            <text:p>0,9018405</text:p>
          </table:table-cell>
          <table:table-cell office:value-type="float" office:value="0.8607825" calcext:value-type="float">
            <text:p>0,8607825</text:p>
          </table:table-cell>
          <table:table-cell office:value-type="float" office:value="0.8326848" calcext:value-type="float">
            <text:p>0,8326848</text:p>
          </table:table-cell>
          <table:table-cell office:value-type="float" office:value="0.8380463" calcext:value-type="float">
            <text:p>0,838046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719136" calcext:value-type="float">
            <text:p>0,8719136</text:p>
          </table:table-cell>
          <table:table-cell office:value-type="float" office:value="0.8557692" calcext:value-type="float">
            <text:p>0,8557692</text:p>
          </table:table-cell>
          <table:table-cell office:value-type="float" office:value="0.8541157" calcext:value-type="float">
            <text:p>0,8541157</text:p>
          </table:table-cell>
          <table:table-cell office:value-type="float" office:value="0.8206785" calcext:value-type="float">
            <text:p>0,8206785</text:p>
          </table:table-cell>
          <table:table-cell office:value-type="float" office:value="0.8809339" calcext:value-type="float">
            <text:p>0,8809339</text:p>
          </table:table-cell>
          <table:table-cell office:value-type="float" office:value="0.9141104" calcext:value-type="float">
            <text:p>0,9141104</text:p>
          </table:table-cell>
          <table:table-cell office:value-type="float" office:value="0.8744313" calcext:value-type="float">
            <text:p>0,8744313</text:p>
          </table:table-cell>
          <table:table-cell office:value-type="float" office:value="0.8550584" calcext:value-type="float">
            <text:p>0,8550584</text:p>
          </table:table-cell>
          <table:table-cell office:value-type="float" office:value="0.8676093" calcext:value-type="float">
            <text:p>0,867609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888889" calcext:value-type="float">
            <text:p>0,8888889</text:p>
          </table:table-cell>
          <table:table-cell office:value-type="float" office:value="0.8730769" calcext:value-type="float">
            <text:p>0,8730769</text:p>
          </table:table-cell>
          <table:table-cell office:value-type="float" office:value="0.8704156" calcext:value-type="float">
            <text:p>0,8704156</text:p>
          </table:table-cell>
          <table:table-cell office:value-type="float" office:value="0.8408724" calcext:value-type="float">
            <text:p>0,8408724</text:p>
          </table:table-cell>
          <table:table-cell office:value-type="float" office:value="0.8957198" calcext:value-type="float">
            <text:p>0,8957198</text:p>
          </table:table-cell>
          <table:table-cell office:value-type="float" office:value="0.9345603" calcext:value-type="float">
            <text:p>0,9345603</text:p>
          </table:table-cell>
          <table:table-cell office:value-type="float" office:value="0.8926297" calcext:value-type="float">
            <text:p>0,8926297</text:p>
          </table:table-cell>
          <table:table-cell office:value-type="float" office:value="0.8832685" calcext:value-type="float">
            <text:p>0,8832685</text:p>
          </table:table-cell>
          <table:table-cell office:value-type="float" office:value="0.8984576" calcext:value-type="float">
            <text:p>0,898457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981481" calcext:value-type="float">
            <text:p>0,8981481</text:p>
          </table:table-cell>
          <table:table-cell office:value-type="float" office:value="0.8817308" calcext:value-type="float">
            <text:p>0,8817308</text:p>
          </table:table-cell>
          <table:table-cell office:value-type="float" office:value="0.8801956" calcext:value-type="float">
            <text:p>0,8801956</text:p>
          </table:table-cell>
          <table:table-cell office:value-type="float" office:value="0.8659128" calcext:value-type="float">
            <text:p>0,8659128</text:p>
          </table:table-cell>
          <table:table-cell office:value-type="float" office:value="0.9035019" calcext:value-type="float">
            <text:p>0,9035019</text:p>
          </table:table-cell>
          <table:table-cell office:value-type="float" office:value="0.9366053" calcext:value-type="float">
            <text:p>0,9366053</text:p>
          </table:table-cell>
          <table:table-cell office:value-type="float" office:value="0.9153776" calcext:value-type="float">
            <text:p>0,9153776</text:p>
          </table:table-cell>
          <table:table-cell office:value-type="float" office:value="0.8968872" calcext:value-type="float">
            <text:p>0,8968872</text:p>
          </table:table-cell>
          <table:table-cell office:value-type="float" office:value="0.9061697" calcext:value-type="float">
            <text:p>0,906169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151235" calcext:value-type="float">
            <text:p>0,9151235</text:p>
          </table:table-cell>
          <table:table-cell office:value-type="float" office:value="0.8932692" calcext:value-type="float">
            <text:p>0,8932692</text:p>
          </table:table-cell>
          <table:table-cell office:value-type="float" office:value="0.8932355" calcext:value-type="float">
            <text:p>0,8932355</text:p>
          </table:table-cell>
          <table:table-cell office:value-type="float" office:value="0.8844911" calcext:value-type="float">
            <text:p>0,8844911</text:p>
          </table:table-cell>
          <table:table-cell office:value-type="float" office:value="0.9159533" calcext:value-type="float">
            <text:p>0,9159533</text:p>
          </table:table-cell>
          <table:table-cell office:value-type="float" office:value="0.9488753" calcext:value-type="float">
            <text:p>0,9488753</text:p>
          </table:table-cell>
          <table:table-cell office:value-type="float" office:value="0.9299363" calcext:value-type="float">
            <text:p>0,9299363</text:p>
          </table:table-cell>
          <table:table-cell office:value-type="float" office:value="0.9114786" calcext:value-type="float">
            <text:p>0,9114786</text:p>
          </table:table-cell>
          <table:table-cell office:value-type="float" office:value="0.9203085" calcext:value-type="float">
            <text:p>0,920308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197531" calcext:value-type="float">
            <text:p>0,9197531</text:p>
          </table:table-cell>
          <table:table-cell office:value-type="float" office:value="0.8961538" calcext:value-type="float">
            <text:p>0,8961538</text:p>
          </table:table-cell>
          <table:table-cell office:value-type="float" office:value="0.9038305" calcext:value-type="float">
            <text:p>0,9038305</text:p>
          </table:table-cell>
          <table:table-cell office:value-type="float" office:value="0.904685" calcext:value-type="float">
            <text:p>0,904685</text:p>
          </table:table-cell>
          <table:table-cell office:value-type="float" office:value="0.9198444" calcext:value-type="float">
            <text:p>0,9198444</text:p>
          </table:table-cell>
          <table:table-cell office:value-type="float" office:value="0.9529652" calcext:value-type="float">
            <text:p>0,9529652</text:p>
          </table:table-cell>
          <table:table-cell office:value-type="float" office:value="0.9426752" calcext:value-type="float">
            <text:p>0,9426752</text:p>
          </table:table-cell>
          <table:table-cell office:value-type="float" office:value="0.9182879" calcext:value-type="float">
            <text:p>0,9182879</text:p>
          </table:table-cell>
          <table:table-cell office:value-type="float" office:value="0.933162" calcext:value-type="float">
            <text:p>0,93316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351852" calcext:value-type="float">
            <text:p>0,9351852</text:p>
          </table:table-cell>
          <table:table-cell office:value-type="float" office:value="0.9086538" calcext:value-type="float">
            <text:p>0,9086538</text:p>
          </table:table-cell>
          <table:table-cell office:value-type="float" office:value="0.9103504" calcext:value-type="float">
            <text:p>0,9103504</text:p>
          </table:table-cell>
          <table:table-cell office:value-type="float" office:value="0.9159935" calcext:value-type="float">
            <text:p>0,9159935</text:p>
          </table:table-cell>
          <table:table-cell office:value-type="float" office:value="0.9284047" calcext:value-type="float">
            <text:p>0,9284047</text:p>
          </table:table-cell>
          <table:table-cell office:value-type="float" office:value="0.9591002" calcext:value-type="float">
            <text:p>0,9591002</text:p>
          </table:table-cell>
          <table:table-cell office:value-type="float" office:value="0.9499545" calcext:value-type="float">
            <text:p>0,9499545</text:p>
          </table:table-cell>
          <table:table-cell office:value-type="float" office:value="0.92607" calcext:value-type="float">
            <text:p>0,92607</text:p>
          </table:table-cell>
          <table:table-cell office:value-type="float" office:value="0.9434447" calcext:value-type="float">
            <text:p>0,943444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398148" calcext:value-type="float">
            <text:p>0,9398148</text:p>
          </table:table-cell>
          <table:table-cell office:value-type="float" office:value="0.9173077" calcext:value-type="float">
            <text:p>0,9173077</text:p>
          </table:table-cell>
          <table:table-cell office:value-type="float" office:value="0.9168704" calcext:value-type="float">
            <text:p>0,9168704</text:p>
          </table:table-cell>
          <table:table-cell office:value-type="float" office:value="0.9264943" calcext:value-type="float">
            <text:p>0,9264943</text:p>
          </table:table-cell>
          <table:table-cell office:value-type="float" office:value="0.9307393" calcext:value-type="float">
            <text:p>0,9307393</text:p>
          </table:table-cell>
          <table:table-cell office:value-type="float" office:value="0.9652352" calcext:value-type="float">
            <text:p>0,9652352</text:p>
          </table:table-cell>
          <table:table-cell office:value-type="float" office:value="0.9545041" calcext:value-type="float">
            <text:p>0,9545041</text:p>
          </table:table-cell>
          <table:table-cell office:value-type="float" office:value="0.9348249" calcext:value-type="float">
            <text:p>0,9348249</text:p>
          </table:table-cell>
          <table:table-cell office:value-type="float" office:value="0.9562982" calcext:value-type="float">
            <text:p>0,956298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429012" calcext:value-type="float">
            <text:p>0,9429012</text:p>
          </table:table-cell>
          <table:table-cell office:value-type="float" office:value="0.9230769" calcext:value-type="float">
            <text:p>0,9230769</text:p>
          </table:table-cell>
          <table:table-cell office:value-type="float" office:value="0.9193154" calcext:value-type="float">
            <text:p>0,9193154</text:p>
          </table:table-cell>
          <table:table-cell office:value-type="float" office:value="0.9378029" calcext:value-type="float">
            <text:p>0,9378029</text:p>
          </table:table-cell>
          <table:table-cell office:value-type="float" office:value="0.9361868" calcext:value-type="float">
            <text:p>0,9361868</text:p>
          </table:table-cell>
          <table:table-cell office:value-type="float" office:value="0.9693252" calcext:value-type="float">
            <text:p>0,9693252</text:p>
          </table:table-cell>
          <table:table-cell office:value-type="float" office:value="0.9617834" calcext:value-type="float">
            <text:p>0,9617834</text:p>
          </table:table-cell>
          <table:table-cell office:value-type="float" office:value="0.9445525" calcext:value-type="float">
            <text:p>0,9445525</text:p>
          </table:table-cell>
          <table:table-cell office:value-type="float" office:value="0.9614396" calcext:value-type="float">
            <text:p>0,961439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475309" calcext:value-type="float">
            <text:p>0,9475309</text:p>
          </table:table-cell>
          <table:table-cell office:value-type="float" office:value="0.9298077" calcext:value-type="float">
            <text:p>0,9298077</text:p>
          </table:table-cell>
          <table:table-cell office:value-type="float" office:value="0.9209454" calcext:value-type="float">
            <text:p>0,9209454</text:p>
          </table:table-cell>
          <table:table-cell office:value-type="float" office:value="0.9426494" calcext:value-type="float">
            <text:p>0,9426494</text:p>
          </table:table-cell>
          <table:table-cell office:value-type="float" office:value="0.940856" calcext:value-type="float">
            <text:p>0,940856</text:p>
          </table:table-cell>
          <table:table-cell office:value-type="float" office:value="0.9754601" calcext:value-type="float">
            <text:p>0,9754601</text:p>
          </table:table-cell>
          <table:table-cell office:value-type="float" office:value="0.9645132" calcext:value-type="float">
            <text:p>0,9645132</text:p>
          </table:table-cell>
          <table:table-cell office:value-type="float" office:value="0.9474708" calcext:value-type="float">
            <text:p>0,9474708</text:p>
          </table:table-cell>
          <table:table-cell office:value-type="float" office:value="0.9627249" calcext:value-type="float">
            <text:p>0,9627249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506173" calcext:value-type="float">
            <text:p>0,9506173</text:p>
          </table:table-cell>
          <table:table-cell office:value-type="float" office:value="0.9326923" calcext:value-type="float">
            <text:p>0,9326923</text:p>
          </table:table-cell>
          <table:table-cell office:value-type="float" office:value="0.9250204" calcext:value-type="float">
            <text:p>0,9250204</text:p>
          </table:table-cell>
          <table:table-cell office:value-type="float" office:value="0.9483037" calcext:value-type="float">
            <text:p>0,9483037</text:p>
          </table:table-cell>
          <table:table-cell office:value-type="float" office:value="0.9455253" calcext:value-type="float">
            <text:p>0,9455253</text:p>
          </table:table-cell>
          <table:table-cell office:value-type="float" office:value="0.9836401" calcext:value-type="float">
            <text:p>0,9836401</text:p>
          </table:table-cell>
          <table:table-cell office:value-type="float" office:value="0.9690628" calcext:value-type="float">
            <text:p>0,9690628</text:p>
          </table:table-cell>
          <table:table-cell office:value-type="float" office:value="0.9513619" calcext:value-type="float">
            <text:p>0,9513619</text:p>
          </table:table-cell>
          <table:table-cell office:value-type="float" office:value="0.9691517" calcext:value-type="float">
            <text:p>0,969151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537037" calcext:value-type="float">
            <text:p>0,9537037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9282804" calcext:value-type="float">
            <text:p>0,9282804</text:p>
          </table:table-cell>
          <table:table-cell office:value-type="float" office:value="0.950727" calcext:value-type="float">
            <text:p>0,950727</text:p>
          </table:table-cell>
          <table:table-cell office:value-type="float" office:value="0.9525292" calcext:value-type="float">
            <text:p>0,9525292</text:p>
          </table:table-cell>
          <table:table-cell office:value-type="float" office:value="0.9856851" calcext:value-type="float">
            <text:p>0,9856851</text:p>
          </table:table-cell>
          <table:table-cell office:value-type="float" office:value="0.9708826" calcext:value-type="float">
            <text:p>0,9708826</text:p>
          </table:table-cell>
          <table:table-cell office:value-type="float" office:value="0.9562257" calcext:value-type="float">
            <text:p>0,9562257</text:p>
          </table:table-cell>
          <table:table-cell office:value-type="float" office:value="0.9742931" calcext:value-type="float">
            <text:p>0,974293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552469" calcext:value-type="float">
            <text:p>0,9552469</text:p>
          </table:table-cell>
          <table:table-cell office:value-type="float" office:value="0.9394231" calcext:value-type="float">
            <text:p>0,9394231</text:p>
          </table:table-cell>
          <table:table-cell office:value-type="float" office:value="0.9339853" calcext:value-type="float">
            <text:p>0,9339853</text:p>
          </table:table-cell>
          <table:table-cell office:value-type="float" office:value="0.953958" calcext:value-type="float">
            <text:p>0,953958</text:p>
          </table:table-cell>
          <table:table-cell office:value-type="float" office:value="0.955642" calcext:value-type="float">
            <text:p>0,955642</text:p>
          </table:table-cell>
          <table:table-cell office:value-type="float" office:value="0.9897751" calcext:value-type="float">
            <text:p>0,9897751</text:p>
          </table:table-cell>
          <table:table-cell office:value-type="float" office:value="0.9736124" calcext:value-type="float">
            <text:p>0,9736124</text:p>
          </table:table-cell>
          <table:table-cell office:value-type="float" office:value="0.9601167" calcext:value-type="float">
            <text:p>0,9601167</text:p>
          </table:table-cell>
          <table:table-cell office:value-type="float" office:value="0.9755784" calcext:value-type="float">
            <text:p>0,9755784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583333" calcext:value-type="float">
            <text:p>0,9583333</text:p>
          </table:table-cell>
          <table:table-cell office:value-type="float" office:value="0.9442308" calcext:value-type="float">
            <text:p>0,9442308</text:p>
          </table:table-cell>
          <table:table-cell office:value-type="float" office:value="0.9405053" calcext:value-type="float">
            <text:p>0,9405053</text:p>
          </table:table-cell>
          <table:table-cell office:value-type="float" office:value="0.9612278" calcext:value-type="float">
            <text:p>0,9612278</text:p>
          </table:table-cell>
          <table:table-cell office:value-type="float" office:value="0.9595331" calcext:value-type="float">
            <text:p>0,9595331</text:p>
          </table:table-cell>
          <table:table-cell office:value-type="float" office:value="0.99182" calcext:value-type="float">
            <text:p>0,99182</text:p>
          </table:table-cell>
          <table:table-cell office:value-type="float" office:value="0.9745223" calcext:value-type="float">
            <text:p>0,9745223</text:p>
          </table:table-cell>
          <table:table-cell office:value-type="float" office:value="0.9610895" calcext:value-type="float">
            <text:p>0,9610895</text:p>
          </table:table-cell>
          <table:table-cell office:value-type="float" office:value="0.9768638" calcext:value-type="float">
            <text:p>0,9768638</text:p>
          </table:table-cell>
          <table:table-cell/>
          <table:table-cell office:value-type="string" calcext:value-type="string">
            <text:p>Até 80%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598765" calcext:value-type="float">
            <text:p>0,9598765</text:p>
          </table:table-cell>
          <table:table-cell office:value-type="float" office:value="0.9471154" calcext:value-type="float">
            <text:p>0,9471154</text:p>
          </table:table-cell>
          <table:table-cell office:value-type="float" office:value="0.9462103" calcext:value-type="float">
            <text:p>0,9462103</text:p>
          </table:table-cell>
          <table:table-cell office:value-type="float" office:value="0.9660743" calcext:value-type="float">
            <text:p>0,9660743</text:p>
          </table:table-cell>
          <table:table-cell office:value-type="float" office:value="0.9618677" calcext:value-type="float">
            <text:p>0,9618677</text:p>
          </table:table-cell>
          <table:table-cell office:value-type="float" office:value="0.99182" calcext:value-type="float">
            <text:p>0,99182</text:p>
          </table:table-cell>
          <table:table-cell office:value-type="float" office:value="0.9754322" calcext:value-type="float">
            <text:p>0,9754322</text:p>
          </table:table-cell>
          <table:table-cell office:value-type="float" office:value="0.9640078" calcext:value-type="float">
            <text:p>0,9640078</text:p>
          </table:table-cell>
          <table:table-cell office:value-type="float" office:value="0.9794344" calcext:value-type="float">
            <text:p>0,9794344</text:p>
          </table:table-cell>
          <table:table-cell/>
          <table:table-cell table:style-name="ce1" office:value-type="string" calcext:value-type="string">
            <text:p>barreiro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598765" calcext:value-type="float">
            <text:p>0,9598765</text:p>
          </table:table-cell>
          <table:table-cell office:value-type="float" office:value="0.95" calcext:value-type="float">
            <text:p>0,95</text:p>
          </table:table-cell>
          <table:table-cell office:value-type="float" office:value="0.9478403" calcext:value-type="float">
            <text:p>0,9478403</text:p>
          </table:table-cell>
          <table:table-cell office:value-type="float" office:value="0.9668821" calcext:value-type="float">
            <text:p>0,9668821</text:p>
          </table:table-cell>
          <table:table-cell office:value-type="float" office:value="0.9626459" calcext:value-type="float">
            <text:p>0,9626459</text:p>
          </table:table-cell>
          <table:table-cell office:value-type="float" office:value="0.99182" calcext:value-type="float">
            <text:p>0,99182</text:p>
          </table:table-cell>
          <table:table-cell office:value-type="float" office:value="0.9754322" calcext:value-type="float">
            <text:p>0,9754322</text:p>
          </table:table-cell>
          <table:table-cell office:value-type="float" office:value="0.9659533" calcext:value-type="float">
            <text:p>0,9659533</text:p>
          </table:table-cell>
          <table:table-cell office:value-type="float" office:value="0.9807198" calcext:value-type="float">
            <text:p>0,9807198</text:p>
          </table:table-cell>
          <table:table-cell/>
          <table:table-cell table:style-name="ce1" office:value-type="string" calcext:value-type="string">
            <text:p>leste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614198" calcext:value-type="float">
            <text:p>0,9614198</text:p>
          </table:table-cell>
          <table:table-cell office:value-type="float" office:value="0.9557692" calcext:value-type="float">
            <text:p>0,9557692</text:p>
          </table:table-cell>
          <table:table-cell office:value-type="float" office:value="0.9478403" calcext:value-type="float">
            <text:p>0,9478403</text:p>
          </table:table-cell>
          <table:table-cell office:value-type="float" office:value="0.9693053" calcext:value-type="float">
            <text:p>0,9693053</text:p>
          </table:table-cell>
          <table:table-cell office:value-type="float" office:value="0.9634241" calcext:value-type="float">
            <text:p>0,9634241</text:p>
          </table:table-cell>
          <table:table-cell office:value-type="float" office:value="0.99182" calcext:value-type="float">
            <text:p>0,99182</text:p>
          </table:table-cell>
          <table:table-cell office:value-type="float" office:value="0.978162" calcext:value-type="float">
            <text:p>0,978162</text:p>
          </table:table-cell>
          <table:table-cell office:value-type="float" office:value="0.9688716" calcext:value-type="float">
            <text:p>0,9688716</text:p>
          </table:table-cell>
          <table:table-cell office:value-type="float" office:value="0.9807198" calcext:value-type="float">
            <text:p>0,9807198</text:p>
          </table:table-cell>
          <table:table-cell/>
          <table:table-cell table:style-name="ce1" office:value-type="string" calcext:value-type="string">
            <text:p>centro sul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62963" calcext:value-type="float">
            <text:p>0,962963</text:p>
          </table:table-cell>
          <table:table-cell office:value-type="float" office:value="0.9586538" calcext:value-type="float">
            <text:p>0,9586538</text:p>
          </table:table-cell>
          <table:table-cell office:value-type="float" office:value="0.9494703" calcext:value-type="float">
            <text:p>0,9494703</text:p>
          </table:table-cell>
          <table:table-cell office:value-type="float" office:value="0.9733441" calcext:value-type="float">
            <text:p>0,9733441</text:p>
          </table:table-cell>
          <table:table-cell office:value-type="float" office:value="0.9634241" calcext:value-type="float">
            <text:p>0,9634241</text:p>
          </table:table-cell>
          <table:table-cell office:value-type="float" office:value="0.99182" calcext:value-type="float">
            <text:p>0,99182</text:p>
          </table:table-cell>
          <table:table-cell office:value-type="float" office:value="0.9799818" calcext:value-type="float">
            <text:p>0,9799818</text:p>
          </table:table-cell>
          <table:table-cell office:value-type="float" office:value="0.9727626" calcext:value-type="float">
            <text:p>0,9727626</text:p>
          </table:table-cell>
          <table:table-cell office:value-type="float" office:value="0.9807198" calcext:value-type="float">
            <text:p>0,9807198</text:p>
          </table:table-cell>
          <table:table-cell/>
          <table:table-cell table:style-name="ce1" office:value-type="string" calcext:value-type="string">
            <text:p>nordeste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62963" calcext:value-type="float">
            <text:p>0,962963</text:p>
          </table:table-cell>
          <table:table-cell office:value-type="float" office:value="0.9625" calcext:value-type="float">
            <text:p>0,9625</text:p>
          </table:table-cell>
          <table:table-cell office:value-type="float" office:value="0.9535452" calcext:value-type="float">
            <text:p>0,9535452</text:p>
          </table:table-cell>
          <table:table-cell office:value-type="float" office:value="0.9749596" calcext:value-type="float">
            <text:p>0,9749596</text:p>
          </table:table-cell>
          <table:table-cell office:value-type="float" office:value="0.9642023" calcext:value-type="float">
            <text:p>0,9642023</text:p>
          </table:table-cell>
          <table:table-cell office:value-type="float" office:value="0.99182" calcext:value-type="float">
            <text:p>0,99182</text:p>
          </table:table-cell>
          <table:table-cell office:value-type="float" office:value="0.9808917" calcext:value-type="float">
            <text:p>0,9808917</text:p>
          </table:table-cell>
          <table:table-cell office:value-type="float" office:value="0.9737354" calcext:value-type="float">
            <text:p>0,9737354</text:p>
          </table:table-cell>
          <table:table-cell office:value-type="float" office:value="0.9832905" calcext:value-type="float">
            <text:p>0,9832905</text:p>
          </table:table-cell>
          <table:table-cell/>
          <table:table-cell table:style-name="ce1" office:value-type="string" calcext:value-type="string">
            <text:p>noroeste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660494" calcext:value-type="float">
            <text:p>0,9660494</text:p>
          </table:table-cell>
          <table:table-cell office:value-type="float" office:value="0.9653846" calcext:value-type="float">
            <text:p>0,9653846</text:p>
          </table:table-cell>
          <table:table-cell office:value-type="float" office:value="0.9559902" calcext:value-type="float">
            <text:p>0,9559902</text:p>
          </table:table-cell>
          <table:table-cell office:value-type="float" office:value="0.9781906" calcext:value-type="float">
            <text:p>0,9781906</text:p>
          </table:table-cell>
          <table:table-cell office:value-type="float" office:value="0.9657588" calcext:value-type="float">
            <text:p>0,9657588</text:p>
          </table:table-cell>
          <table:table-cell office:value-type="float" office:value="0.99182" calcext:value-type="float">
            <text:p>0,99182</text:p>
          </table:table-cell>
          <table:table-cell office:value-type="float" office:value="0.9808917" calcext:value-type="float">
            <text:p>0,9808917</text:p>
          </table:table-cell>
          <table:table-cell office:value-type="float" office:value="0.9747082" calcext:value-type="float">
            <text:p>0,9747082</text:p>
          </table:table-cell>
          <table:table-cell office:value-type="float" office:value="0.9832905" calcext:value-type="float">
            <text:p>0,9832905</text:p>
          </table:table-cell>
          <table:table-cell/>
          <table:table-cell table:style-name="ce1" office:value-type="string" calcext:value-type="string">
            <text:p>norte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675926" calcext:value-type="float">
            <text:p>0,9675926</text:p>
          </table:table-cell>
          <table:table-cell office:value-type="float" office:value="0.9663462" calcext:value-type="float">
            <text:p>0,9663462</text:p>
          </table:table-cell>
          <table:table-cell office:value-type="float" office:value="0.9592502" calcext:value-type="float">
            <text:p>0,9592502</text:p>
          </table:table-cell>
          <table:table-cell office:value-type="float" office:value="0.9789984" calcext:value-type="float">
            <text:p>0,9789984</text:p>
          </table:table-cell>
          <table:table-cell office:value-type="float" office:value="0.966537" calcext:value-type="float">
            <text:p>0,966537</text:p>
          </table:table-cell>
          <table:table-cell office:value-type="float" office:value="0.99591" calcext:value-type="float">
            <text:p>0,99591</text:p>
          </table:table-cell>
          <table:table-cell office:value-type="float" office:value="0.9818016" calcext:value-type="float">
            <text:p>0,9818016</text:p>
          </table:table-cell>
          <table:table-cell office:value-type="float" office:value="0.9756809" calcext:value-type="float">
            <text:p>0,9756809</text:p>
          </table:table-cell>
          <table:table-cell office:value-type="float" office:value="0.9845758" calcext:value-type="float">
            <text:p>0,9845758</text:p>
          </table:table-cell>
          <table:table-cell/>
          <table:table-cell table:style-name="ce1" office:value-type="string" calcext:value-type="string">
            <text:p>oeste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691358" calcext:value-type="float">
            <text:p>0,9691358</text:p>
          </table:table-cell>
          <table:table-cell office:value-type="float" office:value="0.9673077" calcext:value-type="float">
            <text:p>0,9673077</text:p>
          </table:table-cell>
          <table:table-cell office:value-type="float" office:value="0.9633252" calcext:value-type="float">
            <text:p>0,9633252</text:p>
          </table:table-cell>
          <table:table-cell office:value-type="float" office:value="0.9806139" calcext:value-type="float">
            <text:p>0,9806139</text:p>
          </table:table-cell>
          <table:table-cell office:value-type="float" office:value="0.9680934" calcext:value-type="float">
            <text:p>0,9680934</text:p>
          </table:table-cell>
          <table:table-cell office:value-type="float" office:value="0.99591" calcext:value-type="float">
            <text:p>0,99591</text:p>
          </table:table-cell>
          <table:table-cell office:value-type="float" office:value="0.9836215" calcext:value-type="float">
            <text:p>0,9836215</text:p>
          </table:table-cell>
          <table:table-cell office:value-type="float" office:value="0.9756809" calcext:value-type="float">
            <text:p>0,9756809</text:p>
          </table:table-cell>
          <table:table-cell office:value-type="float" office:value="0.9845758" calcext:value-type="float">
            <text:p>0,9845758</text:p>
          </table:table-cell>
          <table:table-cell/>
          <table:table-cell table:style-name="ce1" office:value-type="string" calcext:value-type="string">
            <text:p>pampulha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722222" calcext:value-type="float">
            <text:p>0,9722222</text:p>
          </table:table-cell>
          <table:table-cell office:value-type="float" office:value="0.9701923" calcext:value-type="float">
            <text:p>0,9701923</text:p>
          </table:table-cell>
          <table:table-cell office:value-type="float" office:value="0.9665852" calcext:value-type="float">
            <text:p>0,9665852</text:p>
          </table:table-cell>
          <table:table-cell office:value-type="float" office:value="0.9822294" calcext:value-type="float">
            <text:p>0,9822294</text:p>
          </table:table-cell>
          <table:table-cell office:value-type="float" office:value="0.9696498" calcext:value-type="float">
            <text:p>0,9696498</text:p>
          </table:table-cell>
          <table:table-cell office:value-type="float" office:value="0.99591" calcext:value-type="float">
            <text:p>0,99591</text:p>
          </table:table-cell>
          <table:table-cell office:value-type="float" office:value="0.9854413" calcext:value-type="float">
            <text:p>0,9854413</text:p>
          </table:table-cell>
          <table:table-cell office:value-type="float" office:value="0.979572" calcext:value-type="float">
            <text:p>0,979572</text:p>
          </table:table-cell>
          <table:table-cell office:value-type="float" office:value="0.9858612" calcext:value-type="float">
            <text:p>0,9858612</text:p>
          </table:table-cell>
          <table:table-cell/>
          <table:table-cell table:style-name="ce1" office:value-type="string" calcext:value-type="string">
            <text:p>venda nova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737654" calcext:value-type="float">
            <text:p>0,9737654</text:p>
          </table:table-cell>
          <table:table-cell office:value-type="float" office:value="0.9711538" calcext:value-type="float">
            <text:p>0,9711538</text:p>
          </table:table-cell>
          <table:table-cell office:value-type="float" office:value="0.9674002" calcext:value-type="float">
            <text:p>0,9674002</text:p>
          </table:table-cell>
          <table:table-cell office:value-type="float" office:value="0.9830372" calcext:value-type="float">
            <text:p>0,9830372</text:p>
          </table:table-cell>
          <table:table-cell office:value-type="float" office:value="0.970428" calcext:value-type="float">
            <text:p>0,970428</text:p>
          </table:table-cell>
          <table:table-cell office:value-type="float" office:value="0.99591" calcext:value-type="float">
            <text:p>0,99591</text:p>
          </table:table-cell>
          <table:table-cell office:value-type="float" office:value="0.9854413" calcext:value-type="float">
            <text:p>0,9854413</text:p>
          </table:table-cell>
          <table:table-cell office:value-type="float" office:value="0.9824903" calcext:value-type="float">
            <text:p>0,9824903</text:p>
          </table:table-cell>
          <table:table-cell office:value-type="float" office:value="0.9871465" calcext:value-type="float">
            <text:p>0,987146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753086" calcext:value-type="float">
            <text:p>0,9753086</text:p>
          </table:table-cell>
          <table:table-cell office:value-type="float" office:value="0.9721154" calcext:value-type="float">
            <text:p>0,9721154</text:p>
          </table:table-cell>
          <table:table-cell office:value-type="float" office:value="0.9698452" calcext:value-type="float">
            <text:p>0,9698452</text:p>
          </table:table-cell>
          <table:table-cell office:value-type="float" office:value="0.9838449" calcext:value-type="float">
            <text:p>0,9838449</text:p>
          </table:table-cell>
          <table:table-cell office:value-type="float" office:value="0.9743191" calcext:value-type="float">
            <text:p>0,9743191</text:p>
          </table:table-cell>
          <table:table-cell office:value-type="float" office:value="0.997955" calcext:value-type="float">
            <text:p>0,997955</text:p>
          </table:table-cell>
          <table:table-cell office:value-type="float" office:value="0.9881711" calcext:value-type="float">
            <text:p>0,9881711</text:p>
          </table:table-cell>
          <table:table-cell office:value-type="float" office:value="0.9844358" calcext:value-type="float">
            <text:p>0,9844358</text:p>
          </table:table-cell>
          <table:table-cell office:value-type="float" office:value="0.9871465" calcext:value-type="float">
            <text:p>0,9871465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753086" calcext:value-type="float">
            <text:p>0,9753086</text:p>
          </table:table-cell>
          <table:table-cell office:value-type="float" office:value="0.9740385" calcext:value-type="float">
            <text:p>0,9740385</text:p>
          </table:table-cell>
          <table:table-cell office:value-type="float" office:value="0.9698452" calcext:value-type="float">
            <text:p>0,9698452</text:p>
          </table:table-cell>
          <table:table-cell office:value-type="float" office:value="0.9838449" calcext:value-type="float">
            <text:p>0,9838449</text:p>
          </table:table-cell>
          <table:table-cell office:value-type="float" office:value="0.9750973" calcext:value-type="float">
            <text:p>0,9750973</text:p>
          </table:table-cell>
          <table:table-cell office:value-type="float" office:value="0.997955" calcext:value-type="float">
            <text:p>0,997955</text:p>
          </table:table-cell>
          <table:table-cell office:value-type="float" office:value="0.989081" calcext:value-type="float">
            <text:p>0,989081</text:p>
          </table:table-cell>
          <table:table-cell office:value-type="float" office:value="0.9854086" calcext:value-type="float">
            <text:p>0,9854086</text:p>
          </table:table-cell>
          <table:table-cell office:value-type="float" office:value="0.9871465" calcext:value-type="float">
            <text:p>0,987146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768519" calcext:value-type="float">
            <text:p>0,9768519</text:p>
          </table:table-cell>
          <table:table-cell office:value-type="float" office:value="0.975" calcext:value-type="float">
            <text:p>0,975</text:p>
          </table:table-cell>
          <table:table-cell office:value-type="float" office:value="0.9714751" calcext:value-type="float">
            <text:p>0,9714751</text:p>
          </table:table-cell>
          <table:table-cell office:value-type="float" office:value="0.9846527" calcext:value-type="float">
            <text:p>0,9846527</text:p>
          </table:table-cell>
          <table:table-cell office:value-type="float" office:value="0.9766537" calcext:value-type="float">
            <text:p>0,9766537</text:p>
          </table:table-cell>
          <table:table-cell office:value-type="float" office:value="0.997955" calcext:value-type="float">
            <text:p>0,997955</text:p>
          </table:table-cell>
          <table:table-cell office:value-type="float" office:value="0.989081" calcext:value-type="float">
            <text:p>0,989081</text:p>
          </table:table-cell>
          <table:table-cell office:value-type="float" office:value="0.9883268" calcext:value-type="float">
            <text:p>0,9883268</text:p>
          </table:table-cell>
          <table:table-cell office:value-type="float" office:value="0.9871465" calcext:value-type="float">
            <text:p>0,987146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768519" calcext:value-type="float">
            <text:p>0,9768519</text:p>
          </table:table-cell>
          <table:table-cell office:value-type="float" office:value="0.9778846" calcext:value-type="float">
            <text:p>0,9778846</text:p>
          </table:table-cell>
          <table:table-cell office:value-type="float" office:value="0.9714751" calcext:value-type="float">
            <text:p>0,9714751</text:p>
          </table:table-cell>
          <table:table-cell office:value-type="float" office:value="0.9862682" calcext:value-type="float">
            <text:p>0,9862682</text:p>
          </table:table-cell>
          <table:table-cell office:value-type="float" office:value="0.9766537" calcext:value-type="float">
            <text:p>0,9766537</text:p>
          </table:table-cell>
          <table:table-cell office:value-type="float" office:value="0.997955" calcext:value-type="float">
            <text:p>0,997955</text:p>
          </table:table-cell>
          <table:table-cell office:value-type="float" office:value="0.989081" calcext:value-type="float">
            <text:p>0,989081</text:p>
          </table:table-cell>
          <table:table-cell office:value-type="float" office:value="0.9883268" calcext:value-type="float">
            <text:p>0,9883268</text:p>
          </table:table-cell>
          <table:table-cell office:value-type="float" office:value="0.9884319" calcext:value-type="float">
            <text:p>0,988431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768519" calcext:value-type="float">
            <text:p>0,9768519</text:p>
          </table:table-cell>
          <table:table-cell office:value-type="float" office:value="0.9788462" calcext:value-type="float">
            <text:p>0,9788462</text:p>
          </table:table-cell>
          <table:table-cell office:value-type="float" office:value="0.9722901" calcext:value-type="float">
            <text:p>0,9722901</text:p>
          </table:table-cell>
          <table:table-cell office:value-type="float" office:value="0.9862682" calcext:value-type="float">
            <text:p>0,9862682</text:p>
          </table:table-cell>
          <table:table-cell office:value-type="float" office:value="0.9766537" calcext:value-type="float">
            <text:p>0,9766537</text:p>
          </table:table-cell>
          <table:table-cell office:value-type="float" office:value="0.997955" calcext:value-type="float">
            <text:p>0,997955</text:p>
          </table:table-cell>
          <table:table-cell office:value-type="float" office:value="0.9909008" calcext:value-type="float">
            <text:p>0,9909008</text:p>
          </table:table-cell>
          <table:table-cell office:value-type="float" office:value="0.9883268" calcext:value-type="float">
            <text:p>0,9883268</text:p>
          </table:table-cell>
          <table:table-cell office:value-type="float" office:value="0.9884319" calcext:value-type="float">
            <text:p>0,9884319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768519" calcext:value-type="float">
            <text:p>0,9768519</text:p>
          </table:table-cell>
          <table:table-cell office:value-type="float" office:value="0.9798077" calcext:value-type="float">
            <text:p>0,9798077</text:p>
          </table:table-cell>
          <table:table-cell office:value-type="float" office:value="0.9731051" calcext:value-type="float">
            <text:p>0,9731051</text:p>
          </table:table-cell>
          <table:table-cell office:value-type="float" office:value="0.9870759" calcext:value-type="float">
            <text:p>0,9870759</text:p>
          </table:table-cell>
          <table:table-cell office:value-type="float" office:value="0.9766537" calcext:value-type="float">
            <text:p>0,9766537</text:p>
          </table:table-cell>
          <table:table-cell office:value-type="float" office:value="0.997955" calcext:value-type="float">
            <text:p>0,997955</text:p>
          </table:table-cell>
          <table:table-cell office:value-type="float" office:value="0.9918107" calcext:value-type="float">
            <text:p>0,9918107</text:p>
          </table:table-cell>
          <table:table-cell office:value-type="float" office:value="0.9902724" calcext:value-type="float">
            <text:p>0,9902724</text:p>
          </table:table-cell>
          <table:table-cell office:value-type="float" office:value="0.9884319" calcext:value-type="float">
            <text:p>0,9884319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783951" calcext:value-type="float">
            <text:p>0,9783951</text:p>
          </table:table-cell>
          <table:table-cell office:value-type="float" office:value="0.9817308" calcext:value-type="float">
            <text:p>0,9817308</text:p>
          </table:table-cell>
          <table:table-cell office:value-type="float" office:value="0.9739201" calcext:value-type="float">
            <text:p>0,9739201</text:p>
          </table:table-cell>
          <table:table-cell office:value-type="float" office:value="0.9878837" calcext:value-type="float">
            <text:p>0,9878837</text:p>
          </table:table-cell>
          <table:table-cell office:value-type="float" office:value="0.9789883" calcext:value-type="float">
            <text:p>0,9789883</text:p>
          </table:table-cell>
          <table:table-cell office:value-type="float" office:value="0.997955" calcext:value-type="float">
            <text:p>0,997955</text:p>
          </table:table-cell>
          <table:table-cell office:value-type="float" office:value="0.9918107" calcext:value-type="float">
            <text:p>0,9918107</text:p>
          </table:table-cell>
          <table:table-cell office:value-type="float" office:value="0.9922179" calcext:value-type="float">
            <text:p>0,9922179</text:p>
          </table:table-cell>
          <table:table-cell office:value-type="float" office:value="0.9884319" calcext:value-type="float">
            <text:p>0,988431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814815" calcext:value-type="float">
            <text:p>0,9814815</text:p>
          </table:table-cell>
          <table:table-cell office:value-type="float" office:value="0.9836538" calcext:value-type="float">
            <text:p>0,9836538</text:p>
          </table:table-cell>
          <table:table-cell office:value-type="float" office:value="0.9747351" calcext:value-type="float">
            <text:p>0,9747351</text:p>
          </table:table-cell>
          <table:table-cell office:value-type="float" office:value="0.9886914" calcext:value-type="float">
            <text:p>0,9886914</text:p>
          </table:table-cell>
          <table:table-cell office:value-type="float" office:value="0.9797665" calcext:value-type="float">
            <text:p>0,9797665</text:p>
          </table:table-cell>
          <table:table-cell office:value-type="float" office:value="0.997955" calcext:value-type="float">
            <text:p>0,997955</text:p>
          </table:table-cell>
          <table:table-cell office:value-type="float" office:value="0.9918107" calcext:value-type="float">
            <text:p>0,9918107</text:p>
          </table:table-cell>
          <table:table-cell office:value-type="float" office:value="0.9922179" calcext:value-type="float">
            <text:p>0,9922179</text:p>
          </table:table-cell>
          <table:table-cell office:value-type="float" office:value="0.9884319" calcext:value-type="float">
            <text:p>0,988431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830247" calcext:value-type="float">
            <text:p>0,9830247</text:p>
          </table:table-cell>
          <table:table-cell office:value-type="float" office:value="0.9846154" calcext:value-type="float">
            <text:p>0,9846154</text:p>
          </table:table-cell>
          <table:table-cell office:value-type="float" office:value="0.9755501" calcext:value-type="float">
            <text:p>0,9755501</text:p>
          </table:table-cell>
          <table:table-cell office:value-type="float" office:value="0.9894992" calcext:value-type="float">
            <text:p>0,9894992</text:p>
          </table:table-cell>
          <table:table-cell office:value-type="float" office:value="0.9828794" calcext:value-type="float">
            <text:p>0,9828794</text:p>
          </table:table-cell>
          <table:table-cell office:value-type="float" office:value="0.997955" calcext:value-type="float">
            <text:p>0,997955</text:p>
          </table:table-cell>
          <table:table-cell office:value-type="float" office:value="0.9936306" calcext:value-type="float">
            <text:p>0,9936306</text:p>
          </table:table-cell>
          <table:table-cell office:value-type="float" office:value="0.9922179" calcext:value-type="float">
            <text:p>0,9922179</text:p>
          </table:table-cell>
          <table:table-cell office:value-type="float" office:value="0.9884319" calcext:value-type="float">
            <text:p>0,988431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830247" calcext:value-type="float">
            <text:p>0,9830247</text:p>
          </table:table-cell>
          <table:table-cell office:value-type="float" office:value="0.9865385" calcext:value-type="float">
            <text:p>0,9865385</text:p>
          </table:table-cell>
          <table:table-cell office:value-type="float" office:value="0.9755501" calcext:value-type="float">
            <text:p>0,9755501</text:p>
          </table:table-cell>
          <table:table-cell office:value-type="float" office:value="0.9894992" calcext:value-type="float">
            <text:p>0,9894992</text:p>
          </table:table-cell>
          <table:table-cell office:value-type="float" office:value="0.9828794" calcext:value-type="float">
            <text:p>0,9828794</text:p>
          </table:table-cell>
          <table:table-cell office:value-type="float" office:value="0.997955" calcext:value-type="float">
            <text:p>0,997955</text:p>
          </table:table-cell>
          <table:table-cell office:value-type="float" office:value="0.9936306" calcext:value-type="float">
            <text:p>0,9936306</text:p>
          </table:table-cell>
          <table:table-cell office:value-type="float" office:value="0.9922179" calcext:value-type="float">
            <text:p>0,9922179</text:p>
          </table:table-cell>
          <table:table-cell office:value-type="float" office:value="0.9910026" calcext:value-type="float">
            <text:p>0,9910026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830247" calcext:value-type="float">
            <text:p>0,9830247</text:p>
          </table:table-cell>
          <table:table-cell office:value-type="float" office:value="0.9894231" calcext:value-type="float">
            <text:p>0,9894231</text:p>
          </table:table-cell>
          <table:table-cell office:value-type="float" office:value="0.9755501" calcext:value-type="float">
            <text:p>0,9755501</text:p>
          </table:table-cell>
          <table:table-cell office:value-type="float" office:value="0.9894992" calcext:value-type="float">
            <text:p>0,9894992</text:p>
          </table:table-cell>
          <table:table-cell office:value-type="float" office:value="0.9828794" calcext:value-type="float">
            <text:p>0,9828794</text:p>
          </table:table-cell>
          <table:table-cell office:value-type="float" office:value="0.997955" calcext:value-type="float">
            <text:p>0,997955</text:p>
          </table:table-cell>
          <table:table-cell office:value-type="float" office:value="0.9936306" calcext:value-type="float">
            <text:p>0,9936306</text:p>
          </table:table-cell>
          <table:table-cell office:value-type="float" office:value="0.9922179" calcext:value-type="float">
            <text:p>0,9922179</text:p>
          </table:table-cell>
          <table:table-cell office:value-type="float" office:value="0.9910026" calcext:value-type="float">
            <text:p>0,9910026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830247" calcext:value-type="float">
            <text:p>0,9830247</text:p>
          </table:table-cell>
          <table:table-cell office:value-type="float" office:value="0.9894231" calcext:value-type="float">
            <text:p>0,9894231</text:p>
          </table:table-cell>
          <table:table-cell office:value-type="float" office:value="0.9755501" calcext:value-type="float">
            <text:p>0,9755501</text:p>
          </table:table-cell>
          <table:table-cell office:value-type="float" office:value="0.9894992" calcext:value-type="float">
            <text:p>0,9894992</text:p>
          </table:table-cell>
          <table:table-cell office:value-type="float" office:value="0.985214" calcext:value-type="float">
            <text:p>0,985214</text:p>
          </table:table-cell>
          <table:table-cell office:value-type="float" office:value="0.997955" calcext:value-type="float">
            <text:p>0,997955</text:p>
          </table:table-cell>
          <table:table-cell office:value-type="float" office:value="0.9945405" calcext:value-type="float">
            <text:p>0,9945405</text:p>
          </table:table-cell>
          <table:table-cell office:value-type="float" office:value="0.9922179" calcext:value-type="float">
            <text:p>0,9922179</text:p>
          </table:table-cell>
          <table:table-cell office:value-type="float" office:value="0.9910026" calcext:value-type="float">
            <text:p>0,9910026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845679" calcext:value-type="float">
            <text:p>0,9845679</text:p>
          </table:table-cell>
          <table:table-cell office:value-type="float" office:value="0.9894231" calcext:value-type="float">
            <text:p>0,9894231</text:p>
          </table:table-cell>
          <table:table-cell office:value-type="float" office:value="0.9763651" calcext:value-type="float">
            <text:p>0,9763651</text:p>
          </table:table-cell>
          <table:table-cell office:value-type="float" office:value="0.9903069" calcext:value-type="float">
            <text:p>0,9903069</text:p>
          </table:table-cell>
          <table:table-cell office:value-type="float" office:value="0.985214" calcext:value-type="float">
            <text:p>0,985214</text:p>
          </table:table-cell>
          <table:table-cell office:value-type="float" office:value="1" calcext:value-type="float">
            <text:p>1</text:p>
          </table:table-cell>
          <table:table-cell office:value-type="float" office:value="0.9954504" calcext:value-type="float">
            <text:p>0,9954504</text:p>
          </table:table-cell>
          <table:table-cell office:value-type="float" office:value="0.9922179" calcext:value-type="float">
            <text:p>0,9922179</text:p>
          </table:table-cell>
          <table:table-cell office:value-type="float" office:value="0.9922879" calcext:value-type="float">
            <text:p>0,9922879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845679" calcext:value-type="float">
            <text:p>0,9845679</text:p>
          </table:table-cell>
          <table:table-cell office:value-type="float" office:value="0.9903846" calcext:value-type="float">
            <text:p>0,9903846</text:p>
          </table:table-cell>
          <table:table-cell office:value-type="float" office:value="0.9771801" calcext:value-type="float">
            <text:p>0,9771801</text:p>
          </table:table-cell>
          <table:table-cell office:value-type="float" office:value="0.9903069" calcext:value-type="float">
            <text:p>0,9903069</text:p>
          </table:table-cell>
          <table:table-cell office:value-type="float" office:value="0.985214" calcext:value-type="float">
            <text:p>0,985214</text:p>
          </table:table-cell>
          <table:table-cell office:value-type="float" office:value="1" calcext:value-type="float">
            <text:p>1</text:p>
          </table:table-cell>
          <table:table-cell office:value-type="float" office:value="0.9963603" calcext:value-type="float">
            <text:p>0,9963603</text:p>
          </table:table-cell>
          <table:table-cell office:value-type="float" office:value="0.9922179" calcext:value-type="float">
            <text:p>0,9922179</text:p>
          </table:table-cell>
          <table:table-cell office:value-type="float" office:value="0.9935733" calcext:value-type="float">
            <text:p>0,993573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861111" calcext:value-type="float">
            <text:p>0,9861111</text:p>
          </table:table-cell>
          <table:table-cell office:value-type="float" office:value="0.9903846" calcext:value-type="float">
            <text:p>0,9903846</text:p>
          </table:table-cell>
          <table:table-cell office:value-type="float" office:value="0.9771801" calcext:value-type="float">
            <text:p>0,9771801</text:p>
          </table:table-cell>
          <table:table-cell office:value-type="float" office:value="0.9903069" calcext:value-type="float">
            <text:p>0,9903069</text:p>
          </table:table-cell>
          <table:table-cell office:value-type="float" office:value="0.985214" calcext:value-type="float">
            <text:p>0,985214</text:p>
          </table:table-cell>
          <table:table-cell office:value-type="float" office:value="1" calcext:value-type="float">
            <text:p>1</text:p>
          </table:table-cell>
          <table:table-cell office:value-type="float" office:value="0.9972702" calcext:value-type="float">
            <text:p>0,9972702</text:p>
          </table:table-cell>
          <table:table-cell office:value-type="float" office:value="0.9922179" calcext:value-type="float">
            <text:p>0,9922179</text:p>
          </table:table-cell>
          <table:table-cell office:value-type="float" office:value="0.9935733" calcext:value-type="float">
            <text:p>0,993573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861111" calcext:value-type="float">
            <text:p>0,9861111</text:p>
          </table:table-cell>
          <table:table-cell office:value-type="float" office:value="0.9913462" calcext:value-type="float">
            <text:p>0,9913462</text:p>
          </table:table-cell>
          <table:table-cell office:value-type="float" office:value="0.9779951" calcext:value-type="float">
            <text:p>0,9779951</text:p>
          </table:table-cell>
          <table:table-cell office:value-type="float" office:value="0.9911147" calcext:value-type="float">
            <text:p>0,9911147</text:p>
          </table:table-cell>
          <table:table-cell office:value-type="float" office:value="0.9859922" calcext:value-type="float">
            <text:p>0,9859922</text:p>
          </table:table-cell>
          <table:table-cell office:value-type="float" office:value="1" calcext:value-type="float">
            <text:p>1</text:p>
          </table:table-cell>
          <table:table-cell office:value-type="float" office:value="0.9981802" calcext:value-type="float">
            <text:p>0,9981802</text:p>
          </table:table-cell>
          <table:table-cell office:value-type="float" office:value="0.9922179" calcext:value-type="float">
            <text:p>0,9922179</text:p>
          </table:table-cell>
          <table:table-cell office:value-type="float" office:value="0.9935733" calcext:value-type="float">
            <text:p>0,9935733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861111" calcext:value-type="float">
            <text:p>0,9861111</text:p>
          </table:table-cell>
          <table:table-cell office:value-type="float" office:value="0.9913462" calcext:value-type="float">
            <text:p>0,9913462</text:p>
          </table:table-cell>
          <table:table-cell office:value-type="float" office:value="0.9788101" calcext:value-type="float">
            <text:p>0,9788101</text:p>
          </table:table-cell>
          <table:table-cell office:value-type="float" office:value="0.9911147" calcext:value-type="float">
            <text:p>0,9911147</text:p>
          </table:table-cell>
          <table:table-cell office:value-type="float" office:value="0.9867704" calcext:value-type="float">
            <text:p>0,9867704</text:p>
          </table:table-cell>
          <table:table-cell office:value-type="float" office:value="1" calcext:value-type="float">
            <text:p>1</text:p>
          </table:table-cell>
          <table:table-cell office:value-type="float" office:value="0.9981802" calcext:value-type="float">
            <text:p>0,9981802</text:p>
          </table:table-cell>
          <table:table-cell office:value-type="float" office:value="0.9922179" calcext:value-type="float">
            <text:p>0,9922179</text:p>
          </table:table-cell>
          <table:table-cell office:value-type="float" office:value="0.9935733" calcext:value-type="float">
            <text:p>0,993573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861111" calcext:value-type="float">
            <text:p>0,9861111</text:p>
          </table:table-cell>
          <table:table-cell office:value-type="float" office:value="0.9923077" calcext:value-type="float">
            <text:p>0,9923077</text:p>
          </table:table-cell>
          <table:table-cell office:value-type="float" office:value="0.9796251" calcext:value-type="float">
            <text:p>0,9796251</text:p>
          </table:table-cell>
          <table:table-cell office:value-type="float" office:value="0.9919225" calcext:value-type="float">
            <text:p>0,9919225</text:p>
          </table:table-cell>
          <table:table-cell office:value-type="float" office:value="0.9867704" calcext:value-type="float">
            <text:p>0,9867704</text:p>
          </table:table-cell>
          <table:table-cell office:value-type="float" office:value="1" calcext:value-type="float">
            <text:p>1</text:p>
          </table:table-cell>
          <table:table-cell office:value-type="float" office:value="0.9981802" calcext:value-type="float">
            <text:p>0,9981802</text:p>
          </table:table-cell>
          <table:table-cell office:value-type="float" office:value="0.9922179" calcext:value-type="float">
            <text:p>0,9922179</text:p>
          </table:table-cell>
          <table:table-cell office:value-type="float" office:value="0.9935733" calcext:value-type="float">
            <text:p>0,993573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876543" calcext:value-type="float">
            <text:p>0,9876543</text:p>
          </table:table-cell>
          <table:table-cell office:value-type="float" office:value="0.9932692" calcext:value-type="float">
            <text:p>0,9932692</text:p>
          </table:table-cell>
          <table:table-cell office:value-type="float" office:value="0.9804401" calcext:value-type="float">
            <text:p>0,9804401</text:p>
          </table:table-cell>
          <table:table-cell office:value-type="float" office:value="0.9919225" calcext:value-type="float">
            <text:p>0,9919225</text:p>
          </table:table-cell>
          <table:table-cell office:value-type="float" office:value="0.9883268" calcext:value-type="float">
            <text:p>0,9883268</text:p>
          </table:table-cell>
          <table:table-cell office:value-type="float" office:value="1" calcext:value-type="float">
            <text:p>1</text:p>
          </table:table-cell>
          <table:table-cell office:value-type="float" office:value="0.9981802" calcext:value-type="float">
            <text:p>0,9981802</text:p>
          </table:table-cell>
          <table:table-cell office:value-type="float" office:value="0.9931907" calcext:value-type="float">
            <text:p>0,9931907</text:p>
          </table:table-cell>
          <table:table-cell office:value-type="float" office:value="0.9935733" calcext:value-type="float">
            <text:p>0,9935733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876543" calcext:value-type="float">
            <text:p>0,9876543</text:p>
          </table:table-cell>
          <table:table-cell office:value-type="float" office:value="0.9932692" calcext:value-type="float">
            <text:p>0,9932692</text:p>
          </table:table-cell>
          <table:table-cell office:value-type="float" office:value="0.9812551" calcext:value-type="float">
            <text:p>0,9812551</text:p>
          </table:table-cell>
          <table:table-cell office:value-type="float" office:value="0.9927302" calcext:value-type="float">
            <text:p>0,9927302</text:p>
          </table:table-cell>
          <table:table-cell office:value-type="float" office:value="0.9883268" calcext:value-type="float">
            <text:p>0,9883268</text:p>
          </table:table-cell>
          <table:table-cell office:value-type="float" office:value="1" calcext:value-type="float">
            <text:p>1</text:p>
          </table:table-cell>
          <table:table-cell office:value-type="float" office:value="0.9981802" calcext:value-type="float">
            <text:p>0,9981802</text:p>
          </table:table-cell>
          <table:table-cell office:value-type="float" office:value="0.9931907" calcext:value-type="float">
            <text:p>0,9931907</text:p>
          </table:table-cell>
          <table:table-cell office:value-type="float" office:value="0.9948586" calcext:value-type="float">
            <text:p>0,9948586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876543" calcext:value-type="float">
            <text:p>0,9876543</text:p>
          </table:table-cell>
          <table:table-cell office:value-type="float" office:value="0.9932692" calcext:value-type="float">
            <text:p>0,9932692</text:p>
          </table:table-cell>
          <table:table-cell office:value-type="float" office:value="0.9812551" calcext:value-type="float">
            <text:p>0,9812551</text:p>
          </table:table-cell>
          <table:table-cell office:value-type="float" office:value="0.993538" calcext:value-type="float">
            <text:p>0,993538</text:p>
          </table:table-cell>
          <table:table-cell office:value-type="float" office:value="0.9891051" calcext:value-type="float">
            <text:p>0,9891051</text:p>
          </table:table-cell>
          <table:table-cell office:value-type="float" office:value="1" calcext:value-type="float">
            <text:p>1</text:p>
          </table:table-cell>
          <table:table-cell office:value-type="float" office:value="0.9981802" calcext:value-type="float">
            <text:p>0,9981802</text:p>
          </table:table-cell>
          <table:table-cell office:value-type="float" office:value="0.9931907" calcext:value-type="float">
            <text:p>0,9931907</text:p>
          </table:table-cell>
          <table:table-cell office:value-type="float" office:value="0.9948586" calcext:value-type="float">
            <text:p>0,9948586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891975" calcext:value-type="float">
            <text:p>0,9891975</text:p>
          </table:table-cell>
          <table:table-cell office:value-type="float" office:value="0.9942308" calcext:value-type="float">
            <text:p>0,9942308</text:p>
          </table:table-cell>
          <table:table-cell office:value-type="float" office:value="0.9812551" calcext:value-type="float">
            <text:p>0,9812551</text:p>
          </table:table-cell>
          <table:table-cell office:value-type="float" office:value="0.993538" calcext:value-type="float">
            <text:p>0,993538</text:p>
          </table:table-cell>
          <table:table-cell office:value-type="float" office:value="0.9898833" calcext:value-type="float">
            <text:p>0,9898833</text:p>
          </table:table-cell>
          <table:table-cell office:value-type="float" office:value="1" calcext:value-type="float">
            <text:p>1</text:p>
          </table:table-cell>
          <table:table-cell office:value-type="float" office:value="0.9981802" calcext:value-type="float">
            <text:p>0,9981802</text:p>
          </table:table-cell>
          <table:table-cell office:value-type="float" office:value="0.9931907" calcext:value-type="float">
            <text:p>0,9931907</text:p>
          </table:table-cell>
          <table:table-cell office:value-type="float" office:value="0.9948586" calcext:value-type="float">
            <text:p>0,994858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907407" calcext:value-type="float">
            <text:p>0,9907407</text:p>
          </table:table-cell>
          <table:table-cell office:value-type="float" office:value="0.9942308" calcext:value-type="float">
            <text:p>0,9942308</text:p>
          </table:table-cell>
          <table:table-cell office:value-type="float" office:value="0.9812551" calcext:value-type="float">
            <text:p>0,9812551</text:p>
          </table:table-cell>
          <table:table-cell office:value-type="float" office:value="0.993538" calcext:value-type="float">
            <text:p>0,993538</text:p>
          </table:table-cell>
          <table:table-cell office:value-type="float" office:value="0.9914397" calcext:value-type="float">
            <text:p>0,9914397</text:p>
          </table:table-cell>
          <table:table-cell office:value-type="float" office:value="1" calcext:value-type="float">
            <text:p>1</text:p>
          </table:table-cell>
          <table:table-cell office:value-type="float" office:value="0.9981802" calcext:value-type="float">
            <text:p>0,9981802</text:p>
          </table:table-cell>
          <table:table-cell office:value-type="float" office:value="0.9931907" calcext:value-type="float">
            <text:p>0,9931907</text:p>
          </table:table-cell>
          <table:table-cell office:value-type="float" office:value="0.996144" calcext:value-type="float">
            <text:p>0,996144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907407" calcext:value-type="float">
            <text:p>0,9907407</text:p>
          </table:table-cell>
          <table:table-cell office:value-type="float" office:value="0.9942308" calcext:value-type="float">
            <text:p>0,9942308</text:p>
          </table:table-cell>
          <table:table-cell office:value-type="float" office:value="0.9812551" calcext:value-type="float">
            <text:p>0,9812551</text:p>
          </table:table-cell>
          <table:table-cell office:value-type="float" office:value="0.993538" calcext:value-type="float">
            <text:p>0,993538</text:p>
          </table:table-cell>
          <table:table-cell office:value-type="float" office:value="0.9914397" calcext:value-type="float">
            <text:p>0,9914397</text:p>
          </table:table-cell>
          <table:table-cell office:value-type="float" office:value="1" calcext:value-type="float">
            <text:p>1</text:p>
          </table:table-cell>
          <table:table-cell office:value-type="float" office:value="0.9990901" calcext:value-type="float">
            <text:p>0,9990901</text:p>
          </table:table-cell>
          <table:table-cell office:value-type="float" office:value="0.9941634" calcext:value-type="float">
            <text:p>0,9941634</text:p>
          </table:table-cell>
          <table:table-cell office:value-type="float" office:value="0.996144" calcext:value-type="float">
            <text:p>0,996144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907407" calcext:value-type="float">
            <text:p>0,9907407</text:p>
          </table:table-cell>
          <table:table-cell office:value-type="float" office:value="0.9942308" calcext:value-type="float">
            <text:p>0,9942308</text:p>
          </table:table-cell>
          <table:table-cell office:value-type="float" office:value="0.9812551" calcext:value-type="float">
            <text:p>0,9812551</text:p>
          </table:table-cell>
          <table:table-cell office:value-type="float" office:value="0.993538" calcext:value-type="float">
            <text:p>0,993538</text:p>
          </table:table-cell>
          <table:table-cell office:value-type="float" office:value="0.9922179" calcext:value-type="float">
            <text:p>0,9922179</text:p>
          </table:table-cell>
          <table:table-cell office:value-type="float" office:value="1" calcext:value-type="float">
            <text:p>1</text:p>
          </table:table-cell>
          <table:table-cell office:value-type="float" office:value="0.9990901" calcext:value-type="float">
            <text:p>0,9990901</text:p>
          </table:table-cell>
          <table:table-cell office:value-type="float" office:value="0.9951362" calcext:value-type="float">
            <text:p>0,9951362</text:p>
          </table:table-cell>
          <table:table-cell office:value-type="float" office:value="0.996144" calcext:value-type="float">
            <text:p>0,996144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907407" calcext:value-type="float">
            <text:p>0,9907407</text:p>
          </table:table-cell>
          <table:table-cell office:value-type="float" office:value="0.9942308" calcext:value-type="float">
            <text:p>0,9942308</text:p>
          </table:table-cell>
          <table:table-cell office:value-type="float" office:value="0.9837001" calcext:value-type="float">
            <text:p>0,9837001</text:p>
          </table:table-cell>
          <table:table-cell office:value-type="float" office:value="0.993538" calcext:value-type="float">
            <text:p>0,993538</text:p>
          </table:table-cell>
          <table:table-cell office:value-type="float" office:value="0.9922179" calcext:value-type="float">
            <text:p>0,9922179</text:p>
          </table:table-cell>
          <table:table-cell office:value-type="float" office:value="1" calcext:value-type="float">
            <text:p>1</text:p>
          </table:table-cell>
          <table:table-cell office:value-type="float" office:value="0.9990901" calcext:value-type="float">
            <text:p>0,9990901</text:p>
          </table:table-cell>
          <table:table-cell office:value-type="float" office:value="0.9951362" calcext:value-type="float">
            <text:p>0,9951362</text:p>
          </table:table-cell>
          <table:table-cell office:value-type="float" office:value="0.996144" calcext:value-type="float">
            <text:p>0,996144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907407" calcext:value-type="float">
            <text:p>0,9907407</text:p>
          </table:table-cell>
          <table:table-cell office:value-type="float" office:value="0.9961538" calcext:value-type="float">
            <text:p>0,9961538</text:p>
          </table:table-cell>
          <table:table-cell office:value-type="float" office:value="0.9837001" calcext:value-type="float">
            <text:p>0,9837001</text:p>
          </table:table-cell>
          <table:table-cell office:value-type="float" office:value="0.993538" calcext:value-type="float">
            <text:p>0,993538</text:p>
          </table:table-cell>
          <table:table-cell office:value-type="float" office:value="0.9922179" calcext:value-type="float">
            <text:p>0,9922179</text:p>
          </table:table-cell>
          <table:table-cell office:value-type="float" office:value="1" calcext:value-type="float">
            <text:p>1</text:p>
          </table:table-cell>
          <table:table-cell office:value-type="float" office:value="0.9990901" calcext:value-type="float">
            <text:p>0,9990901</text:p>
          </table:table-cell>
          <table:table-cell office:value-type="float" office:value="0.9951362" calcext:value-type="float">
            <text:p>0,9951362</text:p>
          </table:table-cell>
          <table:table-cell office:value-type="float" office:value="0.996144" calcext:value-type="float">
            <text:p>0,99614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907407" calcext:value-type="float">
            <text:p>0,9907407</text:p>
          </table:table-cell>
          <table:table-cell office:value-type="float" office:value="0.9961538" calcext:value-type="float">
            <text:p>0,9961538</text:p>
          </table:table-cell>
          <table:table-cell office:value-type="float" office:value="0.9837001" calcext:value-type="float">
            <text:p>0,9837001</text:p>
          </table:table-cell>
          <table:table-cell office:value-type="float" office:value="0.993538" calcext:value-type="float">
            <text:p>0,993538</text:p>
          </table:table-cell>
          <table:table-cell office:value-type="float" office:value="0.9922179" calcext:value-type="float">
            <text:p>0,9922179</text:p>
          </table:table-cell>
          <table:table-cell office:value-type="float" office:value="1" calcext:value-type="float">
            <text:p>1</text:p>
          </table:table-cell>
          <table:table-cell office:value-type="float" office:value="0.9990901" calcext:value-type="float">
            <text:p>0,9990901</text:p>
          </table:table-cell>
          <table:table-cell office:value-type="float" office:value="0.9961089" calcext:value-type="float">
            <text:p>0,9961089</text:p>
          </table:table-cell>
          <table:table-cell office:value-type="float" office:value="0.996144" calcext:value-type="float">
            <text:p>0,99614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92284" calcext:value-type="float">
            <text:p>0,992284</text:p>
          </table:table-cell>
          <table:table-cell office:value-type="float" office:value="0.9961538" calcext:value-type="float">
            <text:p>0,9961538</text:p>
          </table:table-cell>
          <table:table-cell office:value-type="float" office:value="0.9853301" calcext:value-type="float">
            <text:p>0,9853301</text:p>
          </table:table-cell>
          <table:table-cell office:value-type="float" office:value="0.993538" calcext:value-type="float">
            <text:p>0,993538</text:p>
          </table:table-cell>
          <table:table-cell office:value-type="float" office:value="0.9922179" calcext:value-type="float">
            <text:p>0,9922179</text:p>
          </table:table-cell>
          <table:table-cell office:value-type="float" office:value="1" calcext:value-type="float">
            <text:p>1</text:p>
          </table:table-cell>
          <table:table-cell office:value-type="float" office:value="0.9990901" calcext:value-type="float">
            <text:p>0,9990901</text:p>
          </table:table-cell>
          <table:table-cell office:value-type="float" office:value="0.9961089" calcext:value-type="float">
            <text:p>0,9961089</text:p>
          </table:table-cell>
          <table:table-cell office:value-type="float" office:value="0.996144" calcext:value-type="float">
            <text:p>0,996144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938272" calcext:value-type="float">
            <text:p>0,9938272</text:p>
          </table:table-cell>
          <table:table-cell office:value-type="float" office:value="0.9971154" calcext:value-type="float">
            <text:p>0,9971154</text:p>
          </table:table-cell>
          <table:table-cell office:value-type="float" office:value="0.9853301" calcext:value-type="float">
            <text:p>0,9853301</text:p>
          </table:table-cell>
          <table:table-cell office:value-type="float" office:value="0.993538" calcext:value-type="float">
            <text:p>0,993538</text:p>
          </table:table-cell>
          <table:table-cell office:value-type="float" office:value="0.9929961" calcext:value-type="float">
            <text:p>0,9929961</text:p>
          </table:table-cell>
          <table:table-cell office:value-type="float" office:value="1" calcext:value-type="float">
            <text:p>1</text:p>
          </table:table-cell>
          <table:table-cell office:value-type="float" office:value="0.9990901" calcext:value-type="float">
            <text:p>0,9990901</text:p>
          </table:table-cell>
          <table:table-cell office:value-type="float" office:value="0.9970817" calcext:value-type="float">
            <text:p>0,9970817</text:p>
          </table:table-cell>
          <table:table-cell office:value-type="float" office:value="0.996144" calcext:value-type="float">
            <text:p>0,996144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938272" calcext:value-type="float">
            <text:p>0,9938272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861451" calcext:value-type="float">
            <text:p>0,9861451</text:p>
          </table:table-cell>
          <table:table-cell office:value-type="float" office:value="0.9943457" calcext:value-type="float">
            <text:p>0,9943457</text:p>
          </table:table-cell>
          <table:table-cell office:value-type="float" office:value="0.9929961" calcext:value-type="float">
            <text:p>0,9929961</text:p>
          </table:table-cell>
          <table:table-cell office:value-type="float" office:value="1" calcext:value-type="float">
            <text:p>1</text:p>
          </table:table-cell>
          <table:table-cell office:value-type="float" office:value="0.9990901" calcext:value-type="float">
            <text:p>0,9990901</text:p>
          </table:table-cell>
          <table:table-cell office:value-type="float" office:value="0.9980545" calcext:value-type="float">
            <text:p>0,9980545</text:p>
          </table:table-cell>
          <table:table-cell office:value-type="float" office:value="0.996144" calcext:value-type="float">
            <text:p>0,996144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938272" calcext:value-type="float">
            <text:p>0,9938272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869601" calcext:value-type="float">
            <text:p>0,9869601</text:p>
          </table:table-cell>
          <table:table-cell office:value-type="float" office:value="0.9943457" calcext:value-type="float">
            <text:p>0,9943457</text:p>
          </table:table-cell>
          <table:table-cell office:value-type="float" office:value="0.9937743" calcext:value-type="float">
            <text:p>0,9937743</text:p>
          </table:table-cell>
          <table:table-cell office:value-type="float" office:value="1" calcext:value-type="float">
            <text:p>1</text:p>
          </table:table-cell>
          <table:table-cell office:value-type="float" office:value="0.9990901" calcext:value-type="float">
            <text:p>0,9990901</text:p>
          </table:table-cell>
          <table:table-cell office:value-type="float" office:value="0.9990272" calcext:value-type="float">
            <text:p>0,9990272</text:p>
          </table:table-cell>
          <table:table-cell office:value-type="float" office:value="0.996144" calcext:value-type="float">
            <text:p>0,99614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938272" calcext:value-type="float">
            <text:p>0,9938272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869601" calcext:value-type="float">
            <text:p>0,9869601</text:p>
          </table:table-cell>
          <table:table-cell office:value-type="float" office:value="0.9943457" calcext:value-type="float">
            <text:p>0,9943457</text:p>
          </table:table-cell>
          <table:table-cell office:value-type="float" office:value="0.9937743" calcext:value-type="float">
            <text:p>0,9937743</text:p>
          </table:table-cell>
          <table:table-cell office:value-type="float" office:value="1" calcext:value-type="float">
            <text:p>1</text:p>
          </table:table-cell>
          <table:table-cell office:value-type="float" office:value="0.9990901" calcext:value-type="float">
            <text:p>0,9990901</text:p>
          </table:table-cell>
          <table:table-cell office:value-type="float" office:value="0.9990272" calcext:value-type="float">
            <text:p>0,9990272</text:p>
          </table:table-cell>
          <table:table-cell office:value-type="float" office:value="0.996144" calcext:value-type="float">
            <text:p>0,996144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938272" calcext:value-type="float">
            <text:p>0,9938272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877751" calcext:value-type="float">
            <text:p>0,9877751</text:p>
          </table:table-cell>
          <table:table-cell office:value-type="float" office:value="0.9951535" calcext:value-type="float">
            <text:p>0,9951535</text:p>
          </table:table-cell>
          <table:table-cell office:value-type="float" office:value="0.9945525" calcext:value-type="float">
            <text:p>0,9945525</text:p>
          </table:table-cell>
          <table:table-cell office:value-type="float" office:value="1" calcext:value-type="float">
            <text:p>1</text:p>
          </table:table-cell>
          <table:table-cell office:value-type="float" office:value="0.9990901" calcext:value-type="float">
            <text:p>0,9990901</text:p>
          </table:table-cell>
          <table:table-cell office:value-type="float" office:value="0.9990272" calcext:value-type="float">
            <text:p>0,9990272</text:p>
          </table:table-cell>
          <table:table-cell office:value-type="float" office:value="0.996144" calcext:value-type="float">
            <text:p>0,996144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953704" calcext:value-type="float">
            <text:p>0,9953704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885901" calcext:value-type="float">
            <text:p>0,9885901</text:p>
          </table:table-cell>
          <table:table-cell office:value-type="float" office:value="0.9951535" calcext:value-type="float">
            <text:p>0,9951535</text:p>
          </table:table-cell>
          <table:table-cell office:value-type="float" office:value="0.9945525" calcext:value-type="float">
            <text:p>0,9945525</text:p>
          </table:table-cell>
          <table:table-cell office:value-type="float" office:value="1" calcext:value-type="float">
            <text:p>1</text:p>
          </table:table-cell>
          <table:table-cell office:value-type="float" office:value="0.9990901" calcext:value-type="float">
            <text:p>0,9990901</text:p>
          </table:table-cell>
          <table:table-cell office:value-type="float" office:value="0.9990272" calcext:value-type="float">
            <text:p>0,9990272</text:p>
          </table:table-cell>
          <table:table-cell office:value-type="float" office:value="0.996144" calcext:value-type="float">
            <text:p>0,996144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953704" calcext:value-type="float">
            <text:p>0,9953704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885901" calcext:value-type="float">
            <text:p>0,9885901</text:p>
          </table:table-cell>
          <table:table-cell office:value-type="float" office:value="0.9959612" calcext:value-type="float">
            <text:p>0,9959612</text:p>
          </table:table-cell>
          <table:table-cell office:value-type="float" office:value="0.9945525" calcext:value-type="float">
            <text:p>0,9945525</text:p>
          </table:table-cell>
          <table:table-cell office:value-type="float" office:value="1" calcext:value-type="float">
            <text:p>1</text:p>
          </table:table-cell>
          <table:table-cell office:value-type="float" office:value="0.9990901" calcext:value-type="float">
            <text:p>0,9990901</text:p>
          </table:table-cell>
          <table:table-cell office:value-type="float" office:value="0.9990272" calcext:value-type="float">
            <text:p>0,9990272</text:p>
          </table:table-cell>
          <table:table-cell office:value-type="float" office:value="0.996144" calcext:value-type="float">
            <text:p>0,996144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953704" calcext:value-type="float">
            <text:p>0,9953704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885901" calcext:value-type="float">
            <text:p>0,9885901</text:p>
          </table:table-cell>
          <table:table-cell office:value-type="float" office:value="0.9959612" calcext:value-type="float">
            <text:p>0,9959612</text:p>
          </table:table-cell>
          <table:table-cell office:value-type="float" office:value="0.9945525" calcext:value-type="float">
            <text:p>0,9945525</text:p>
          </table:table-cell>
          <table:table-cell office:value-type="float" office:value="1" calcext:value-type="float">
            <text:p>1</text:p>
          </table:table-cell>
          <table:table-cell office:value-type="float" office:value="0.9990901" calcext:value-type="float">
            <text:p>0,9990901</text:p>
          </table:table-cell>
          <table:table-cell office:value-type="float" office:value="0.9990272" calcext:value-type="float">
            <text:p>0,9990272</text:p>
          </table:table-cell>
          <table:table-cell office:value-type="float" office:value="0.996144" calcext:value-type="float">
            <text:p>0,996144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953704" calcext:value-type="float">
            <text:p>0,9953704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894051" calcext:value-type="float">
            <text:p>0,9894051</text:p>
          </table:table-cell>
          <table:table-cell office:value-type="float" office:value="0.9959612" calcext:value-type="float">
            <text:p>0,9959612</text:p>
          </table:table-cell>
          <table:table-cell office:value-type="float" office:value="0.9945525" calcext:value-type="float">
            <text:p>0,9945525</text:p>
          </table:table-cell>
          <table:table-cell office:value-type="float" office:value="1" calcext:value-type="float">
            <text:p>1</text:p>
          </table:table-cell>
          <table:table-cell office:value-type="float" office:value="0.9990901" calcext:value-type="float">
            <text:p>0,9990901</text:p>
          </table:table-cell>
          <table:table-cell office:value-type="float" office:value="0.9990272" calcext:value-type="float">
            <text:p>0,9990272</text:p>
          </table:table-cell>
          <table:table-cell office:value-type="float" office:value="0.996144" calcext:value-type="float">
            <text:p>0,996144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953704" calcext:value-type="float">
            <text:p>0,9953704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894051" calcext:value-type="float">
            <text:p>0,9894051</text:p>
          </table:table-cell>
          <table:table-cell office:value-type="float" office:value="0.9959612" calcext:value-type="float">
            <text:p>0,9959612</text:p>
          </table:table-cell>
          <table:table-cell office:value-type="float" office:value="0.9945525" calcext:value-type="float">
            <text:p>0,9945525</text:p>
          </table:table-cell>
          <table:table-cell office:value-type="float" office:value="1" calcext:value-type="float">
            <text:p>1</text:p>
          </table:table-cell>
          <table:table-cell office:value-type="float" office:value="0.9990901" calcext:value-type="float">
            <text:p>0,9990901</text:p>
          </table:table-cell>
          <table:table-cell office:value-type="float" office:value="0.9990272" calcext:value-type="float">
            <text:p>0,9990272</text:p>
          </table:table-cell>
          <table:table-cell office:value-type="float" office:value="0.996144" calcext:value-type="float">
            <text:p>0,996144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953704" calcext:value-type="float">
            <text:p>0,9953704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894051" calcext:value-type="float">
            <text:p>0,9894051</text:p>
          </table:table-cell>
          <table:table-cell office:value-type="float" office:value="0.9959612" calcext:value-type="float">
            <text:p>0,9959612</text:p>
          </table:table-cell>
          <table:table-cell office:value-type="float" office:value="0.9945525" calcext:value-type="float">
            <text:p>0,9945525</text:p>
          </table:table-cell>
          <table:table-cell office:value-type="float" office:value="1" calcext:value-type="float">
            <text:p>1</text:p>
          </table:table-cell>
          <table:table-cell office:value-type="float" office:value="0.9990901" calcext:value-type="float">
            <text:p>0,9990901</text:p>
          </table:table-cell>
          <table:table-cell office:value-type="float" office:value="0.9990272" calcext:value-type="float">
            <text:p>0,9990272</text:p>
          </table:table-cell>
          <table:table-cell office:value-type="float" office:value="0.996144" calcext:value-type="float">
            <text:p>0,996144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953704" calcext:value-type="float">
            <text:p>0,9953704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894051" calcext:value-type="float">
            <text:p>0,9894051</text:p>
          </table:table-cell>
          <table:table-cell office:value-type="float" office:value="0.9959612" calcext:value-type="float">
            <text:p>0,9959612</text:p>
          </table:table-cell>
          <table:table-cell office:value-type="float" office:value="0.9953307" calcext:value-type="float">
            <text:p>0,9953307</text:p>
          </table:table-cell>
          <table:table-cell office:value-type="float" office:value="1" calcext:value-type="float">
            <text:p>1</text:p>
          </table:table-cell>
          <table:table-cell office:value-type="float" office:value="0.9990901" calcext:value-type="float">
            <text:p>0,9990901</text:p>
          </table:table-cell>
          <table:table-cell office:value-type="float" office:value="0.9990272" calcext:value-type="float">
            <text:p>0,9990272</text:p>
          </table:table-cell>
          <table:table-cell office:value-type="float" office:value="0.996144" calcext:value-type="float">
            <text:p>0,996144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953704" calcext:value-type="float">
            <text:p>0,9953704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894051" calcext:value-type="float">
            <text:p>0,9894051</text:p>
          </table:table-cell>
          <table:table-cell office:value-type="float" office:value="0.9959612" calcext:value-type="float">
            <text:p>0,9959612</text:p>
          </table:table-cell>
          <table:table-cell office:value-type="float" office:value="0.9961089" calcext:value-type="float">
            <text:p>0,9961089</text:p>
          </table:table-cell>
          <table:table-cell office:value-type="float" office:value="1" calcext:value-type="float">
            <text:p>1</text:p>
          </table:table-cell>
          <table:table-cell office:value-type="float" office:value="0.9990901" calcext:value-type="float">
            <text:p>0,9990901</text:p>
          </table:table-cell>
          <table:table-cell office:value-type="float" office:value="0.9990272" calcext:value-type="float">
            <text:p>0,9990272</text:p>
          </table:table-cell>
          <table:table-cell office:value-type="float" office:value="0.996144" calcext:value-type="float">
            <text:p>0,996144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953704" calcext:value-type="float">
            <text:p>0,9953704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894051" calcext:value-type="float">
            <text:p>0,9894051</text:p>
          </table:table-cell>
          <table:table-cell office:value-type="float" office:value="0.9959612" calcext:value-type="float">
            <text:p>0,9959612</text:p>
          </table:table-cell>
          <table:table-cell office:value-type="float" office:value="0.9961089" calcext:value-type="float">
            <text:p>0,9961089</text:p>
          </table:table-cell>
          <table:table-cell office:value-type="float" office:value="1" calcext:value-type="float">
            <text:p>1</text:p>
          </table:table-cell>
          <table:table-cell office:value-type="float" office:value="0.9990901" calcext:value-type="float">
            <text:p>0,9990901</text:p>
          </table:table-cell>
          <table:table-cell office:value-type="float" office:value="0.9990272" calcext:value-type="float">
            <text:p>0,9990272</text:p>
          </table:table-cell>
          <table:table-cell office:value-type="float" office:value="0.996144" calcext:value-type="float">
            <text:p>0,996144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953704" calcext:value-type="float">
            <text:p>0,9953704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894051" calcext:value-type="float">
            <text:p>0,9894051</text:p>
          </table:table-cell>
          <table:table-cell office:value-type="float" office:value="0.9959612" calcext:value-type="float">
            <text:p>0,9959612</text:p>
          </table:table-cell>
          <table:table-cell office:value-type="float" office:value="0.9968872" calcext:value-type="float">
            <text:p>0,9968872</text:p>
          </table:table-cell>
          <table:table-cell office:value-type="float" office:value="1" calcext:value-type="float">
            <text:p>1</text:p>
          </table:table-cell>
          <table:table-cell office:value-type="float" office:value="0.9990901" calcext:value-type="float">
            <text:p>0,9990901</text:p>
          </table:table-cell>
          <table:table-cell office:value-type="float" office:value="0.9990272" calcext:value-type="float">
            <text:p>0,9990272</text:p>
          </table:table-cell>
          <table:table-cell office:value-type="float" office:value="0.996144" calcext:value-type="float">
            <text:p>0,996144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953704" calcext:value-type="float">
            <text:p>0,9953704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894051" calcext:value-type="float">
            <text:p>0,9894051</text:p>
          </table:table-cell>
          <table:table-cell office:value-type="float" office:value="0.9959612" calcext:value-type="float">
            <text:p>0,9959612</text:p>
          </table:table-cell>
          <table:table-cell office:value-type="float" office:value="0.9976654" calcext:value-type="float">
            <text:p>0,9976654</text:p>
          </table:table-cell>
          <table:table-cell office:value-type="float" office:value="1" calcext:value-type="float">
            <text:p>1</text:p>
          </table:table-cell>
          <table:table-cell office:value-type="float" office:value="0.9990901" calcext:value-type="float">
            <text:p>0,9990901</text:p>
          </table:table-cell>
          <table:table-cell office:value-type="float" office:value="0.9990272" calcext:value-type="float">
            <text:p>0,9990272</text:p>
          </table:table-cell>
          <table:table-cell office:value-type="float" office:value="0.996144" calcext:value-type="float">
            <text:p>0,996144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953704" calcext:value-type="float">
            <text:p>0,9953704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894051" calcext:value-type="float">
            <text:p>0,9894051</text:p>
          </table:table-cell>
          <table:table-cell office:value-type="float" office:value="0.9959612" calcext:value-type="float">
            <text:p>0,9959612</text:p>
          </table:table-cell>
          <table:table-cell office:value-type="float" office:value="0.9976654" calcext:value-type="float">
            <text:p>0,9976654</text:p>
          </table:table-cell>
          <table:table-cell office:value-type="float" office:value="1" calcext:value-type="float">
            <text:p>1</text:p>
          </table:table-cell>
          <table:table-cell office:value-type="float" office:value="0.9990901" calcext:value-type="float">
            <text:p>0,9990901</text:p>
          </table:table-cell>
          <table:table-cell office:value-type="float" office:value="0.9990272" calcext:value-type="float">
            <text:p>0,9990272</text:p>
          </table:table-cell>
          <table:table-cell office:value-type="float" office:value="0.996144" calcext:value-type="float">
            <text:p>0,996144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953704" calcext:value-type="float">
            <text:p>0,9953704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894051" calcext:value-type="float">
            <text:p>0,9894051</text:p>
          </table:table-cell>
          <table:table-cell office:value-type="float" office:value="0.9959612" calcext:value-type="float">
            <text:p>0,9959612</text:p>
          </table:table-cell>
          <table:table-cell office:value-type="float" office:value="0.9976654" calcext:value-type="float">
            <text:p>0,9976654</text:p>
          </table:table-cell>
          <table:table-cell office:value-type="float" office:value="1" calcext:value-type="float">
            <text:p>1</text:p>
          </table:table-cell>
          <table:table-cell office:value-type="float" office:value="0.9990901" calcext:value-type="float">
            <text:p>0,9990901</text:p>
          </table:table-cell>
          <table:table-cell office:value-type="float" office:value="1" calcext:value-type="float">
            <text:p>1</text:p>
          </table:table-cell>
          <table:table-cell office:value-type="float" office:value="0.996144" calcext:value-type="float">
            <text:p>0,996144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953704" calcext:value-type="float">
            <text:p>0,9953704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894051" calcext:value-type="float">
            <text:p>0,9894051</text:p>
          </table:table-cell>
          <table:table-cell office:value-type="float" office:value="0.9959612" calcext:value-type="float">
            <text:p>0,9959612</text:p>
          </table:table-cell>
          <table:table-cell office:value-type="float" office:value="0.9976654" calcext:value-type="float">
            <text:p>0,9976654</text:p>
          </table:table-cell>
          <table:table-cell office:value-type="float" office:value="1" calcext:value-type="float">
            <text:p>1</text:p>
          </table:table-cell>
          <table:table-cell office:value-type="float" office:value="0.9990901" calcext:value-type="float">
            <text:p>0,9990901</text:p>
          </table:table-cell>
          <table:table-cell office:value-type="float" office:value="1" calcext:value-type="float">
            <text:p>1</text:p>
          </table:table-cell>
          <table:table-cell office:value-type="float" office:value="0.996144" calcext:value-type="float">
            <text:p>0,996144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953704" calcext:value-type="float">
            <text:p>0,9953704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894051" calcext:value-type="float">
            <text:p>0,9894051</text:p>
          </table:table-cell>
          <table:table-cell office:value-type="float" office:value="0.9959612" calcext:value-type="float">
            <text:p>0,9959612</text:p>
          </table:table-cell>
          <table:table-cell office:value-type="float" office:value="0.9976654" calcext:value-type="float">
            <text:p>0,9976654</text:p>
          </table:table-cell>
          <table:table-cell office:value-type="float" office:value="1" calcext:value-type="float">
            <text:p>1</text:p>
          </table:table-cell>
          <table:table-cell office:value-type="float" office:value="0.9990901" calcext:value-type="float">
            <text:p>0,9990901</text:p>
          </table:table-cell>
          <table:table-cell office:value-type="float" office:value="1" calcext:value-type="float">
            <text:p>1</text:p>
          </table:table-cell>
          <table:table-cell office:value-type="float" office:value="0.996144" calcext:value-type="float">
            <text:p>0,996144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953704" calcext:value-type="float">
            <text:p>0,9953704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894051" calcext:value-type="float">
            <text:p>0,9894051</text:p>
          </table:table-cell>
          <table:table-cell office:value-type="float" office:value="0.9959612" calcext:value-type="float">
            <text:p>0,9959612</text:p>
          </table:table-cell>
          <table:table-cell office:value-type="float" office:value="0.9976654" calcext:value-type="float">
            <text:p>0,9976654</text:p>
          </table:table-cell>
          <table:table-cell office:value-type="float" office:value="1" calcext:value-type="float">
            <text:p>1</text:p>
          </table:table-cell>
          <table:table-cell office:value-type="float" office:value="0.9990901" calcext:value-type="float">
            <text:p>0,9990901</text:p>
          </table:table-cell>
          <table:table-cell office:value-type="float" office:value="1" calcext:value-type="float">
            <text:p>1</text:p>
          </table:table-cell>
          <table:table-cell office:value-type="float" office:value="0.996144" calcext:value-type="float">
            <text:p>0,996144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953704" calcext:value-type="float">
            <text:p>0,9953704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894051" calcext:value-type="float">
            <text:p>0,9894051</text:p>
          </table:table-cell>
          <table:table-cell office:value-type="float" office:value="0.9959612" calcext:value-type="float">
            <text:p>0,9959612</text:p>
          </table:table-cell>
          <table:table-cell office:value-type="float" office:value="0.9976654" calcext:value-type="float">
            <text:p>0,9976654</text:p>
          </table:table-cell>
          <table:table-cell office:value-type="float" office:value="1" calcext:value-type="float">
            <text:p>1</text:p>
          </table:table-cell>
          <table:table-cell office:value-type="float" office:value="0.9990901" calcext:value-type="float">
            <text:p>0,9990901</text:p>
          </table:table-cell>
          <table:table-cell office:value-type="float" office:value="1" calcext:value-type="float">
            <text:p>1</text:p>
          </table:table-cell>
          <table:table-cell office:value-type="float" office:value="0.996144" calcext:value-type="float">
            <text:p>0,996144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953704" calcext:value-type="float">
            <text:p>0,9953704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894051" calcext:value-type="float">
            <text:p>0,9894051</text:p>
          </table:table-cell>
          <table:table-cell office:value-type="float" office:value="0.9959612" calcext:value-type="float">
            <text:p>0,9959612</text:p>
          </table:table-cell>
          <table:table-cell office:value-type="float" office:value="0.9976654" calcext:value-type="float">
            <text:p>0,9976654</text:p>
          </table:table-cell>
          <table:table-cell office:value-type="float" office:value="1" calcext:value-type="float">
            <text:p>1</text:p>
          </table:table-cell>
          <table:table-cell office:value-type="float" office:value="0.9990901" calcext:value-type="float">
            <text:p>0,9990901</text:p>
          </table:table-cell>
          <table:table-cell office:value-type="float" office:value="1" calcext:value-type="float">
            <text:p>1</text:p>
          </table:table-cell>
          <table:table-cell office:value-type="float" office:value="0.9974293" calcext:value-type="float">
            <text:p>0,9974293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953704" calcext:value-type="float">
            <text:p>0,9953704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9022" calcext:value-type="float">
            <text:p>0,99022</text:p>
          </table:table-cell>
          <table:table-cell office:value-type="float" office:value="0.996769" calcext:value-type="float">
            <text:p>0,996769</text:p>
          </table:table-cell>
          <table:table-cell office:value-type="float" office:value="0.9976654" calcext:value-type="float">
            <text:p>0,9976654</text:p>
          </table:table-cell>
          <table:table-cell office:value-type="float" office:value="1" calcext:value-type="float">
            <text:p>1</text:p>
          </table:table-cell>
          <table:table-cell office:value-type="float" office:value="0.9990901" calcext:value-type="float">
            <text:p>0,9990901</text:p>
          </table:table-cell>
          <table:table-cell office:value-type="float" office:value="1" calcext:value-type="float">
            <text:p>1</text:p>
          </table:table-cell>
          <table:table-cell office:value-type="float" office:value="0.9974293" calcext:value-type="float">
            <text:p>0,9974293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969136" calcext:value-type="float">
            <text:p>0,9969136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9022" calcext:value-type="float">
            <text:p>0,99022</text:p>
          </table:table-cell>
          <table:table-cell office:value-type="float" office:value="0.996769" calcext:value-type="float">
            <text:p>0,996769</text:p>
          </table:table-cell>
          <table:table-cell office:value-type="float" office:value="0.9976654" calcext:value-type="float">
            <text:p>0,9976654</text:p>
          </table:table-cell>
          <table:table-cell office:value-type="float" office:value="1" calcext:value-type="float">
            <text:p>1</text:p>
          </table:table-cell>
          <table:table-cell office:value-type="float" office:value="0.9990901" calcext:value-type="float">
            <text:p>0,9990901</text:p>
          </table:table-cell>
          <table:table-cell office:value-type="float" office:value="1" calcext:value-type="float">
            <text:p>1</text:p>
          </table:table-cell>
          <table:table-cell office:value-type="float" office:value="0.9974293" calcext:value-type="float">
            <text:p>0,9974293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969136" calcext:value-type="float">
            <text:p>0,9969136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91035" calcext:value-type="float">
            <text:p>0,991035</text:p>
          </table:table-cell>
          <table:table-cell office:value-type="float" office:value="0.996769" calcext:value-type="float">
            <text:p>0,996769</text:p>
          </table:table-cell>
          <table:table-cell office:value-type="float" office:value="0.9976654" calcext:value-type="float">
            <text:p>0,9976654</text:p>
          </table:table-cell>
          <table:table-cell office:value-type="float" office:value="1" calcext:value-type="float">
            <text:p>1</text:p>
          </table:table-cell>
          <table:table-cell office:value-type="float" office:value="0.9990901" calcext:value-type="float">
            <text:p>0,9990901</text:p>
          </table:table-cell>
          <table:table-cell office:value-type="float" office:value="1" calcext:value-type="float">
            <text:p>1</text:p>
          </table:table-cell>
          <table:table-cell office:value-type="float" office:value="0.9974293" calcext:value-type="float">
            <text:p>0,9974293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969136" calcext:value-type="float">
            <text:p>0,9969136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9185" calcext:value-type="float">
            <text:p>0,99185</text:p>
          </table:table-cell>
          <table:table-cell office:value-type="float" office:value="0.996769" calcext:value-type="float">
            <text:p>0,996769</text:p>
          </table:table-cell>
          <table:table-cell office:value-type="float" office:value="0.9976654" calcext:value-type="float">
            <text:p>0,9976654</text:p>
          </table:table-cell>
          <table:table-cell office:value-type="float" office:value="1" calcext:value-type="float">
            <text:p>1</text:p>
          </table:table-cell>
          <table:table-cell office:value-type="float" office:value="0.9990901" calcext:value-type="float">
            <text:p>0,9990901</text:p>
          </table:table-cell>
          <table:table-cell office:value-type="float" office:value="1" calcext:value-type="float">
            <text:p>1</text:p>
          </table:table-cell>
          <table:table-cell office:value-type="float" office:value="0.9974293" calcext:value-type="float">
            <text:p>0,9974293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969136" calcext:value-type="float">
            <text:p>0,9969136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92665" calcext:value-type="float">
            <text:p>0,992665</text:p>
          </table:table-cell>
          <table:table-cell office:value-type="float" office:value="0.996769" calcext:value-type="float">
            <text:p>0,996769</text:p>
          </table:table-cell>
          <table:table-cell office:value-type="float" office:value="0.9976654" calcext:value-type="float">
            <text:p>0,9976654</text:p>
          </table:table-cell>
          <table:table-cell office:value-type="float" office:value="1" calcext:value-type="float">
            <text:p>1</text:p>
          </table:table-cell>
          <table:table-cell office:value-type="float" office:value="0.9990901" calcext:value-type="float">
            <text:p>0,9990901</text:p>
          </table:table-cell>
          <table:table-cell office:value-type="float" office:value="1" calcext:value-type="float">
            <text:p>1</text:p>
          </table:table-cell>
          <table:table-cell office:value-type="float" office:value="0.9974293" calcext:value-type="float">
            <text:p>0,9974293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969136" calcext:value-type="float">
            <text:p>0,9969136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92665" calcext:value-type="float">
            <text:p>0,992665</text:p>
          </table:table-cell>
          <table:table-cell office:value-type="float" office:value="0.996769" calcext:value-type="float">
            <text:p>0,996769</text:p>
          </table:table-cell>
          <table:table-cell office:value-type="float" office:value="0.9976654" calcext:value-type="float">
            <text:p>0,99766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74293" calcext:value-type="float">
            <text:p>0,9974293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969136" calcext:value-type="float">
            <text:p>0,9969136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92665" calcext:value-type="float">
            <text:p>0,992665</text:p>
          </table:table-cell>
          <table:table-cell office:value-type="float" office:value="0.996769" calcext:value-type="float">
            <text:p>0,996769</text:p>
          </table:table-cell>
          <table:table-cell office:value-type="float" office:value="0.9976654" calcext:value-type="float">
            <text:p>0,99766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74293" calcext:value-type="float">
            <text:p>0,9974293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969136" calcext:value-type="float">
            <text:p>0,9969136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9348" calcext:value-type="float">
            <text:p>0,99348</text:p>
          </table:table-cell>
          <table:table-cell office:value-type="float" office:value="0.996769" calcext:value-type="float">
            <text:p>0,996769</text:p>
          </table:table-cell>
          <table:table-cell office:value-type="float" office:value="0.9984436" calcext:value-type="float">
            <text:p>0,99844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74293" calcext:value-type="float">
            <text:p>0,9974293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984568" calcext:value-type="float">
            <text:p>0,9984568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9348" calcext:value-type="float">
            <text:p>0,99348</text:p>
          </table:table-cell>
          <table:table-cell office:value-type="float" office:value="0.996769" calcext:value-type="float">
            <text:p>0,996769</text:p>
          </table:table-cell>
          <table:table-cell office:value-type="float" office:value="0.9984436" calcext:value-type="float">
            <text:p>0,99844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74293" calcext:value-type="float">
            <text:p>0,9974293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984568" calcext:value-type="float">
            <text:p>0,9984568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94295" calcext:value-type="float">
            <text:p>0,994295</text:p>
          </table:table-cell>
          <table:table-cell office:value-type="float" office:value="0.996769" calcext:value-type="float">
            <text:p>0,996769</text:p>
          </table:table-cell>
          <table:table-cell office:value-type="float" office:value="0.9992218" calcext:value-type="float">
            <text:p>0,99922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74293" calcext:value-type="float">
            <text:p>0,9974293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984568" calcext:value-type="float">
            <text:p>0,9984568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94295" calcext:value-type="float">
            <text:p>0,994295</text:p>
          </table:table-cell>
          <table:table-cell office:value-type="float" office:value="0.996769" calcext:value-type="float">
            <text:p>0,996769</text:p>
          </table:table-cell>
          <table:table-cell office:value-type="float" office:value="0.9992218" calcext:value-type="float">
            <text:p>0,99922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74293" calcext:value-type="float">
            <text:p>0,997429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984568" calcext:value-type="float">
            <text:p>0,9984568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94295" calcext:value-type="float">
            <text:p>0,994295</text:p>
          </table:table-cell>
          <table:table-cell office:value-type="float" office:value="0.996769" calcext:value-type="float">
            <text:p>0,996769</text:p>
          </table:table-cell>
          <table:table-cell office:value-type="float" office:value="0.9992218" calcext:value-type="float">
            <text:p>0,99922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74293" calcext:value-type="float">
            <text:p>0,9974293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94295" calcext:value-type="float">
            <text:p>0,994295</text:p>
          </table:table-cell>
          <table:table-cell office:value-type="float" office:value="0.996769" calcext:value-type="float">
            <text:p>0,996769</text:p>
          </table:table-cell>
          <table:table-cell office:value-type="float" office:value="0.9992218" calcext:value-type="float">
            <text:p>0,99922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9987147" calcext:value-type="float">
            <text:p>0,9987147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9511" calcext:value-type="float">
            <text:p>0,99511</text:p>
          </table:table-cell>
          <table:table-cell office:value-type="float" office:value="0.996769" calcext:value-type="float">
            <text:p>0,996769</text:p>
          </table:table-cell>
          <table:table-cell office:value-type="float" office:value="0.9992218" calcext:value-type="float">
            <text:p>0,99922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9987147" calcext:value-type="float">
            <text:p>0,9987147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9511" calcext:value-type="float">
            <text:p>0,99511</text:p>
          </table:table-cell>
          <table:table-cell office:value-type="float" office:value="0.9975767" calcext:value-type="float">
            <text:p>0,9975767</text:p>
          </table:table-cell>
          <table:table-cell office:value-type="float" office:value="0.9992218" calcext:value-type="float">
            <text:p>0,99922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9987147" calcext:value-type="float">
            <text:p>0,9987147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9511" calcext:value-type="float">
            <text:p>0,99511</text:p>
          </table:table-cell>
          <table:table-cell office:value-type="float" office:value="0.9975767" calcext:value-type="float">
            <text:p>0,9975767</text:p>
          </table:table-cell>
          <table:table-cell office:value-type="float" office:value="0.9992218" calcext:value-type="float">
            <text:p>0,99922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9987147" calcext:value-type="float">
            <text:p>0,9987147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95925" calcext:value-type="float">
            <text:p>0,995925</text:p>
          </table:table-cell>
          <table:table-cell office:value-type="float" office:value="0.9975767" calcext:value-type="float">
            <text:p>0,9975767</text:p>
          </table:table-cell>
          <table:table-cell office:value-type="float" office:value="0.9992218" calcext:value-type="float">
            <text:p>0,99922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9987147" calcext:value-type="float">
            <text:p>0,9987147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95925" calcext:value-type="float">
            <text:p>0,995925</text:p>
          </table:table-cell>
          <table:table-cell office:value-type="float" office:value="0.9975767" calcext:value-type="float">
            <text:p>0,9975767</text:p>
          </table:table-cell>
          <table:table-cell office:value-type="float" office:value="0.9992218" calcext:value-type="float">
            <text:p>0,99922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9987147" calcext:value-type="float">
            <text:p>0,9987147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95925" calcext:value-type="float">
            <text:p>0,995925</text:p>
          </table:table-cell>
          <table:table-cell office:value-type="float" office:value="0.9975767" calcext:value-type="float">
            <text:p>0,9975767</text:p>
          </table:table-cell>
          <table:table-cell office:value-type="float" office:value="0.9992218" calcext:value-type="float">
            <text:p>0,99922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9987147" calcext:value-type="float">
            <text:p>0,9987147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9674" calcext:value-type="float">
            <text:p>0,99674</text:p>
          </table:table-cell>
          <table:table-cell office:value-type="float" office:value="0.9975767" calcext:value-type="float">
            <text:p>0,9975767</text:p>
          </table:table-cell>
          <table:table-cell office:value-type="float" office:value="0.9992218" calcext:value-type="float">
            <text:p>0,99922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9987147" calcext:value-type="float">
            <text:p>0,9987147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9674" calcext:value-type="float">
            <text:p>0,99674</text:p>
          </table:table-cell>
          <table:table-cell office:value-type="float" office:value="0.9975767" calcext:value-type="float">
            <text:p>0,9975767</text:p>
          </table:table-cell>
          <table:table-cell office:value-type="float" office:value="0.9992218" calcext:value-type="float">
            <text:p>0,99922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9987147" calcext:value-type="float">
            <text:p>0,9987147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9674" calcext:value-type="float">
            <text:p>0,99674</text:p>
          </table:table-cell>
          <table:table-cell office:value-type="float" office:value="0.9975767" calcext:value-type="float">
            <text:p>0,9975767</text:p>
          </table:table-cell>
          <table:table-cell office:value-type="float" office:value="0.9992218" calcext:value-type="float">
            <text:p>0,99922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9987147" calcext:value-type="float">
            <text:p>0,9987147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9674" calcext:value-type="float">
            <text:p>0,99674</text:p>
          </table:table-cell>
          <table:table-cell office:value-type="float" office:value="0.9975767" calcext:value-type="float">
            <text:p>0,9975767</text:p>
          </table:table-cell>
          <table:table-cell office:value-type="float" office:value="0.9992218" calcext:value-type="float">
            <text:p>0,99922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9987147" calcext:value-type="float">
            <text:p>0,9987147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9674" calcext:value-type="float">
            <text:p>0,99674</text:p>
          </table:table-cell>
          <table:table-cell office:value-type="float" office:value="0.9975767" calcext:value-type="float">
            <text:p>0,9975767</text:p>
          </table:table-cell>
          <table:table-cell office:value-type="float" office:value="0.9992218" calcext:value-type="float">
            <text:p>0,99922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9674" calcext:value-type="float">
            <text:p>0,99674</text:p>
          </table:table-cell>
          <table:table-cell office:value-type="float" office:value="0.9975767" calcext:value-type="float">
            <text:p>0,9975767</text:p>
          </table:table-cell>
          <table:table-cell office:value-type="float" office:value="0.9992218" calcext:value-type="float">
            <text:p>0,99922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0.9980769" calcext:value-type="float">
            <text:p>0,9980769</text:p>
          </table:table-cell>
          <table:table-cell office:value-type="float" office:value="0.99674" calcext:value-type="float">
            <text:p>0,99674</text:p>
          </table:table-cell>
          <table:table-cell office:value-type="float" office:value="0.9975767" calcext:value-type="float">
            <text:p>0,997576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0.9990385" calcext:value-type="float">
            <text:p>0,9990385</text:p>
          </table:table-cell>
          <table:table-cell office:value-type="float" office:value="0.99674" calcext:value-type="float">
            <text:p>0,99674</text:p>
          </table:table-cell>
          <table:table-cell office:value-type="float" office:value="0.9975767" calcext:value-type="float">
            <text:p>0,997576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0.9990385" calcext:value-type="float">
            <text:p>0,9990385</text:p>
          </table:table-cell>
          <table:table-cell office:value-type="float" office:value="0.99674" calcext:value-type="float">
            <text:p>0,99674</text:p>
          </table:table-cell>
          <table:table-cell office:value-type="float" office:value="0.9975767" calcext:value-type="float">
            <text:p>0,997576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0.9990385" calcext:value-type="float">
            <text:p>0,9990385</text:p>
          </table:table-cell>
          <table:table-cell office:value-type="float" office:value="0.99674" calcext:value-type="float">
            <text:p>0,99674</text:p>
          </table:table-cell>
          <table:table-cell office:value-type="float" office:value="0.9975767" calcext:value-type="float">
            <text:p>0,997576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0.9990385" calcext:value-type="float">
            <text:p>0,9990385</text:p>
          </table:table-cell>
          <table:table-cell office:value-type="float" office:value="0.99674" calcext:value-type="float">
            <text:p>0,99674</text:p>
          </table:table-cell>
          <table:table-cell office:value-type="float" office:value="0.9975767" calcext:value-type="float">
            <text:p>0,997576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.9990385" calcext:value-type="float">
            <text:p>0,9990385</text:p>
          </table:table-cell>
          <table:table-cell office:value-type="float" office:value="0.997555" calcext:value-type="float">
            <text:p>0,997555</text:p>
          </table:table-cell>
          <table:table-cell office:value-type="float" office:value="0.9975767" calcext:value-type="float">
            <text:p>0,997576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0.9990385" calcext:value-type="float">
            <text:p>0,9990385</text:p>
          </table:table-cell>
          <table:table-cell office:value-type="float" office:value="0.99837" calcext:value-type="float">
            <text:p>0,99837</text:p>
          </table:table-cell>
          <table:table-cell office:value-type="float" office:value="0.9975767" calcext:value-type="float">
            <text:p>0,997576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0.9990385" calcext:value-type="float">
            <text:p>0,9990385</text:p>
          </table:table-cell>
          <table:table-cell office:value-type="float" office:value="0.99837" calcext:value-type="float">
            <text:p>0,99837</text:p>
          </table:table-cell>
          <table:table-cell office:value-type="float" office:value="0.9975767" calcext:value-type="float">
            <text:p>0,997576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0.9990385" calcext:value-type="float">
            <text:p>0,9990385</text:p>
          </table:table-cell>
          <table:table-cell office:value-type="float" office:value="0.99837" calcext:value-type="float">
            <text:p>0,99837</text:p>
          </table:table-cell>
          <table:table-cell office:value-type="float" office:value="0.9975767" calcext:value-type="float">
            <text:p>0,997576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.9990385" calcext:value-type="float">
            <text:p>0,9990385</text:p>
          </table:table-cell>
          <table:table-cell office:value-type="float" office:value="0.99837" calcext:value-type="float">
            <text:p>0,99837</text:p>
          </table:table-cell>
          <table:table-cell office:value-type="float" office:value="0.9975767" calcext:value-type="float">
            <text:p>0,997576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0.9990385" calcext:value-type="float">
            <text:p>0,9990385</text:p>
          </table:table-cell>
          <table:table-cell office:value-type="float" office:value="0.999185" calcext:value-type="float">
            <text:p>0,999185</text:p>
          </table:table-cell>
          <table:table-cell office:value-type="float" office:value="0.9975767" calcext:value-type="float">
            <text:p>0,997576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9990385" calcext:value-type="float">
            <text:p>0,9990385</text:p>
          </table:table-cell>
          <table:table-cell office:value-type="float" office:value="0.999185" calcext:value-type="float">
            <text:p>0,999185</text:p>
          </table:table-cell>
          <table:table-cell office:value-type="float" office:value="0.9975767" calcext:value-type="float">
            <text:p>0,997576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0.9990385" calcext:value-type="float">
            <text:p>0,9990385</text:p>
          </table:table-cell>
          <table:table-cell office:value-type="float" office:value="0.999185" calcext:value-type="float">
            <text:p>0,999185</text:p>
          </table:table-cell>
          <table:table-cell office:value-type="float" office:value="0.9975767" calcext:value-type="float">
            <text:p>0,997576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0.9990385" calcext:value-type="float">
            <text:p>0,9990385</text:p>
          </table:table-cell>
          <table:table-cell office:value-type="float" office:value="0.999185" calcext:value-type="float">
            <text:p>0,999185</text:p>
          </table:table-cell>
          <table:table-cell office:value-type="float" office:value="0.9975767" calcext:value-type="float">
            <text:p>0,997576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0.9990385" calcext:value-type="float">
            <text:p>0,9990385</text:p>
          </table:table-cell>
          <table:table-cell office:value-type="float" office:value="0.999185" calcext:value-type="float">
            <text:p>0,999185</text:p>
          </table:table-cell>
          <table:table-cell office:value-type="float" office:value="0.9983845" calcext:value-type="float">
            <text:p>0,99838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0.9990385" calcext:value-type="float">
            <text:p>0,9990385</text:p>
          </table:table-cell>
          <table:table-cell office:value-type="float" office:value="0.999185" calcext:value-type="float">
            <text:p>0,999185</text:p>
          </table:table-cell>
          <table:table-cell office:value-type="float" office:value="0.9983845" calcext:value-type="float">
            <text:p>0,99838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0.9990385" calcext:value-type="float">
            <text:p>0,9990385</text:p>
          </table:table-cell>
          <table:table-cell office:value-type="float" office:value="0.999185" calcext:value-type="float">
            <text:p>0,999185</text:p>
          </table:table-cell>
          <table:table-cell office:value-type="float" office:value="0.9991922" calcext:value-type="float">
            <text:p>0,99919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0.9990385" calcext:value-type="float">
            <text:p>0,9990385</text:p>
          </table:table-cell>
          <table:table-cell office:value-type="float" office:value="0.999185" calcext:value-type="float">
            <text:p>0,999185</text:p>
          </table:table-cell>
          <table:table-cell office:value-type="float" office:value="0.9991922" calcext:value-type="float">
            <text:p>0,99919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0.9990385" calcext:value-type="float">
            <text:p>0,9990385</text:p>
          </table:table-cell>
          <table:table-cell office:value-type="float" office:value="0.999185" calcext:value-type="float">
            <text:p>0,999185</text:p>
          </table:table-cell>
          <table:table-cell office:value-type="float" office:value="0.9991922" calcext:value-type="float">
            <text:p>0,99919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9990385" calcext:value-type="float">
            <text:p>0,9990385</text:p>
          </table:table-cell>
          <table:table-cell office:value-type="float" office:value="0.999185" calcext:value-type="float">
            <text:p>0,999185</text:p>
          </table:table-cell>
          <table:table-cell office:value-type="float" office:value="0.9991922" calcext:value-type="float">
            <text:p>0,99919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0.9990385" calcext:value-type="float">
            <text:p>0,9990385</text:p>
          </table:table-cell>
          <table:table-cell office:value-type="float" office:value="0.999185" calcext:value-type="float">
            <text:p>0,999185</text:p>
          </table:table-cell>
          <table:table-cell office:value-type="float" office:value="0.9991922" calcext:value-type="float">
            <text:p>0,99919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185" calcext:value-type="float">
            <text:p>0,999185</text:p>
          </table:table-cell>
          <table:table-cell office:value-type="float" office:value="0.9991922" calcext:value-type="float">
            <text:p>0,99919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185" calcext:value-type="float">
            <text:p>0,999185</text:p>
          </table:table-cell>
          <table:table-cell office:value-type="float" office:value="0.9991922" calcext:value-type="float">
            <text:p>0,99919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185" calcext:value-type="float">
            <text:p>0,999185</text:p>
          </table:table-cell>
          <table:table-cell office:value-type="float" office:value="0.9991922" calcext:value-type="float">
            <text:p>0,99919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185" calcext:value-type="float">
            <text:p>0,999185</text:p>
          </table:table-cell>
          <table:table-cell office:value-type="float" office:value="0.9991922" calcext:value-type="float">
            <text:p>0,99919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185" calcext:value-type="float">
            <text:p>0,999185</text:p>
          </table:table-cell>
          <table:table-cell office:value-type="float" office:value="0.9991922" calcext:value-type="float">
            <text:p>0,99919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185" calcext:value-type="float">
            <text:p>0,999185</text:p>
          </table:table-cell>
          <table:table-cell office:value-type="float" office:value="0.9991922" calcext:value-type="float">
            <text:p>0,99919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185" calcext:value-type="float">
            <text:p>0,999185</text:p>
          </table:table-cell>
          <table:table-cell office:value-type="float" office:value="0.9991922" calcext:value-type="float">
            <text:p>0,99919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99185" calcext:value-type="float">
            <text:p>0,999185</text:p>
          </table:table-cell>
          <table:table-cell office:value-type="float" office:value="0.9991922" calcext:value-type="float">
            <text:p>0,99919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99185" calcext:value-type="float">
            <text:p>0,999185</text:p>
          </table:table-cell>
          <table:table-cell office:value-type="float" office:value="0.9991922" calcext:value-type="float">
            <text:p>0,99919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99185" calcext:value-type="float">
            <text:p>0,999185</text:p>
          </table:table-cell>
          <table:table-cell office:value-type="float" office:value="0.9991922" calcext:value-type="float">
            <text:p>0,99919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99185" calcext:value-type="float">
            <text:p>0,999185</text:p>
          </table:table-cell>
          <table:table-cell office:value-type="float" office:value="0.9991922" calcext:value-type="float">
            <text:p>0,99919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99185" calcext:value-type="float">
            <text:p>0,999185</text:p>
          </table:table-cell>
          <table:table-cell office:value-type="float" office:value="0.9991922" calcext:value-type="float">
            <text:p>0,99919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0.999185" calcext:value-type="float">
            <text:p>0,999185</text:p>
          </table:table-cell>
          <table:table-cell office:value-type="float" office:value="0.9991922" calcext:value-type="float">
            <text:p>0,99919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0.999185" calcext:value-type="float">
            <text:p>0,999185</text:p>
          </table:table-cell>
          <table:table-cell office:value-type="float" office:value="0.9991922" calcext:value-type="float">
            <text:p>0,99919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0.999185" calcext:value-type="float">
            <text:p>0,999185</text:p>
          </table:table-cell>
          <table:table-cell office:value-type="float" office:value="0.9991922" calcext:value-type="float">
            <text:p>0,99919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0.999185" calcext:value-type="float">
            <text:p>0,999185</text:p>
          </table:table-cell>
          <table:table-cell office:value-type="float" office:value="0.9991922" calcext:value-type="float">
            <text:p>0,99919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0.999185" calcext:value-type="float">
            <text:p>0,999185</text:p>
          </table:table-cell>
          <table:table-cell office:value-type="float" office:value="0.9991922" calcext:value-type="float">
            <text:p>0,99919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0.999185" calcext:value-type="float">
            <text:p>0,999185</text:p>
          </table:table-cell>
          <table:table-cell office:value-type="float" office:value="0.9991922" calcext:value-type="float">
            <text:p>0,99919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0.999185" calcext:value-type="float">
            <text:p>0,999185</text:p>
          </table:table-cell>
          <table:table-cell office:value-type="float" office:value="0.9991922" calcext:value-type="float">
            <text:p>0,99919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0.999185" calcext:value-type="float">
            <text:p>0,999185</text:p>
          </table:table-cell>
          <table:table-cell office:value-type="float" office:value="0.9991922" calcext:value-type="float">
            <text:p>0,99919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0.999185" calcext:value-type="float">
            <text:p>0,999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0.999185" calcext:value-type="float">
            <text:p>0,999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0.999185" calcext:value-type="float">
            <text:p>0,999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0.999185" calcext:value-type="float">
            <text:p>0,999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0.999185" calcext:value-type="float">
            <text:p>0,999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0.999185" calcext:value-type="float">
            <text:p>0,999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0.999185" calcext:value-type="float">
            <text:p>0,999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0.999185" calcext:value-type="float">
            <text:p>0,999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0.999185" calcext:value-type="float">
            <text:p>0,999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0.999185" calcext:value-type="float">
            <text:p>0,999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0.999185" calcext:value-type="float">
            <text:p>0,999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Planilha4" table:style-name="ta1">
        <table:shapes>
          <draw:frame draw:z-index="0" draw:style-name="gr1" draw:text-style-name="P1" svg:width="118.2mm" svg:height="70.9mm" svg:x="233.22mm" svg:y="2.93mm">
            <loext:p draw:notify-on-update-of-ranges="Planilha4.A2:Planilha4.A101 Planilha1.A2:Planilha1.A2 Planilha4.B2:Planilha4.B101 Planilha4.A2:Planilha4.A101 Planilha1.A3:Planilha1.A3 Planilha4.C2:Planilha4.C101 Planilha4.A2:Planilha4.A101 Planilha1.A4:Planilha1.A4 Planilha4.D2:Planilha4.D101 Planilha4.A2:Planilha4.A101 Planilha1.A5:Planilha1.A5 Planilha4.E2:Planilha4.E101 Planilha4.A2:Planilha4.A101 Planilha1.A6:Planilha1.A6 Planilha4.F2:Planilha4.F101 Planilha4.A2:Planilha4.A101 Planilha1.A7:Planilha1.A7 Planilha4.G2:Planilha4.G101 Planilha4.A2:Planilha4.A101 Planilha1.A8:Planilha1.A8 Planilha4.H2:Planilha4.H101 Planilha4.A2:Planilha4.A101 Planilha1.A9:Planilha1.A9 Planilha4.I2:Planilha4.I101 Planilha4.A2:Planilha4.A101 Planilha1.A10:Planilha1.A10 Planilha4.J2:Planilha4.J10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number-columns-repeated="10" table:default-cell-style-name="Default"/>
        <table:table-row table:style-name="ro1">
          <table:table-cell/>
          <table:table-cell table:style-name="ce1" office:value-type="string" calcext:value-type="string">
            <text:p>barreiro </text:p>
          </table:table-cell>
          <table:table-cell table:style-name="ce1" office:value-type="string" calcext:value-type="string">
            <text:p>leste </text:p>
          </table:table-cell>
          <table:table-cell table:style-name="ce1" office:value-type="string" calcext:value-type="string">
            <text:p>centro sul </text:p>
          </table:table-cell>
          <table:table-cell table:style-name="ce1" office:value-type="string" calcext:value-type="string">
            <text:p>nordeste </text:p>
          </table:table-cell>
          <table:table-cell table:style-name="ce1" office:value-type="string" calcext:value-type="string">
            <text:p>noroeste </text:p>
          </table:table-cell>
          <table:table-cell table:style-name="ce1" office:value-type="string" calcext:value-type="string">
            <text:p>norte </text:p>
          </table:table-cell>
          <table:table-cell table:style-name="ce1" office:value-type="string" calcext:value-type="string">
            <text:p>oeste </text:p>
          </table:table-cell>
          <table:table-cell table:style-name="ce1" office:value-type="string" calcext:value-type="string">
            <text:p>pampulha </text:p>
          </table:table-cell>
          <table:table-cell table:style-name="ce1" office:value-type="string" calcext:value-type="string">
            <text:p>venda nova 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692926" calcext:value-type="float">
            <text:p>0,692926</text:p>
          </table:table-cell>
          <table:table-cell office:value-type="float" office:value="0.8094758" calcext:value-type="float">
            <text:p>0,8094758</text:p>
          </table:table-cell>
          <table:table-cell office:value-type="float" office:value="0.7685739" calcext:value-type="float">
            <text:p>0,7685739</text:p>
          </table:table-cell>
          <table:table-cell office:value-type="float" office:value="0.8158116" calcext:value-type="float">
            <text:p>0,8158116</text:p>
          </table:table-cell>
          <table:table-cell office:value-type="float" office:value="0.8097561" calcext:value-type="float">
            <text:p>0,8097561</text:p>
          </table:table-cell>
          <table:table-cell office:value-type="float" office:value="0.7875536" calcext:value-type="float">
            <text:p>0,7875536</text:p>
          </table:table-cell>
          <table:table-cell office:value-type="float" office:value="0.8330153" calcext:value-type="float">
            <text:p>0,8330153</text:p>
          </table:table-cell>
          <table:table-cell office:value-type="float" office:value="0.7536082" calcext:value-type="float">
            <text:p>0,7536082</text:p>
          </table:table-cell>
          <table:table-cell office:value-type="float" office:value="0.7156727" calcext:value-type="float">
            <text:p>0,7156727</text:p>
          </table:table-cell>
        </table:table-row>
        <table:table-row table:style-name="ro1">
          <table:table-cell table:formula="of:=[.A2]+0.01" office:value-type="float" office:value="0.02" calcext:value-type="float">
            <text:p>0,02</text:p>
          </table:table-cell>
          <table:table-cell office:value-type="float" office:value="0.7122186" calcext:value-type="float">
            <text:p>0,7122186</text:p>
          </table:table-cell>
          <table:table-cell office:value-type="float" office:value="0.8175403" calcext:value-type="float">
            <text:p>0,8175403</text:p>
          </table:table-cell>
          <table:table-cell office:value-type="float" office:value="0.7779675" calcext:value-type="float">
            <text:p>0,7779675</text:p>
          </table:table-cell>
          <table:table-cell office:value-type="float" office:value="0.824222" calcext:value-type="float">
            <text:p>0,824222</text:p>
          </table:table-cell>
          <table:table-cell office:value-type="float" office:value="0.8186992" calcext:value-type="float">
            <text:p>0,8186992</text:p>
          </table:table-cell>
          <table:table-cell office:value-type="float" office:value="0.7939914" calcext:value-type="float">
            <text:p>0,7939914</text:p>
          </table:table-cell>
          <table:table-cell office:value-type="float" office:value="0.8377863" calcext:value-type="float">
            <text:p>0,8377863</text:p>
          </table:table-cell>
          <table:table-cell office:value-type="float" office:value="0.7608247" calcext:value-type="float">
            <text:p>0,7608247</text:p>
          </table:table-cell>
          <table:table-cell office:value-type="float" office:value="0.7281553" calcext:value-type="float">
            <text:p>0,7281553</text:p>
          </table:table-cell>
        </table:table-row>
        <table:table-row table:style-name="ro1">
          <table:table-cell table:formula="of:=[.A3]+0.01" office:value-type="float" office:value="0.03" calcext:value-type="float">
            <text:p>0,03</text:p>
          </table:table-cell>
          <table:table-cell office:value-type="float" office:value="0.7299035" calcext:value-type="float">
            <text:p>0,7299035</text:p>
          </table:table-cell>
          <table:table-cell office:value-type="float" office:value="0.8296371" calcext:value-type="float">
            <text:p>0,8296371</text:p>
          </table:table-cell>
          <table:table-cell office:value-type="float" office:value="0.7830914" calcext:value-type="float">
            <text:p>0,7830914</text:p>
          </table:table-cell>
          <table:table-cell office:value-type="float" office:value="0.8334735" calcext:value-type="float">
            <text:p>0,8334735</text:p>
          </table:table-cell>
          <table:table-cell office:value-type="float" office:value="0.8284553" calcext:value-type="float">
            <text:p>0,8284553</text:p>
          </table:table-cell>
          <table:table-cell office:value-type="float" office:value="0.804721" calcext:value-type="float">
            <text:p>0,804721</text:p>
          </table:table-cell>
          <table:table-cell office:value-type="float" office:value="0.8454198" calcext:value-type="float">
            <text:p>0,8454198</text:p>
          </table:table-cell>
          <table:table-cell office:value-type="float" office:value="0.7742268" calcext:value-type="float">
            <text:p>0,7742268</text:p>
          </table:table-cell>
          <table:table-cell office:value-type="float" office:value="0.742025" calcext:value-type="float">
            <text:p>0,742025</text:p>
          </table:table-cell>
        </table:table-row>
        <table:table-row table:style-name="ro1">
          <table:table-cell table:formula="of:=[.A4]+0.01" office:value-type="float" office:value="0.04" calcext:value-type="float">
            <text:p>0,04</text:p>
          </table:table-cell>
          <table:table-cell office:value-type="float" office:value="0.7524116" calcext:value-type="float">
            <text:p>0,7524116</text:p>
          </table:table-cell>
          <table:table-cell office:value-type="float" office:value="0.8427419" calcext:value-type="float">
            <text:p>0,8427419</text:p>
          </table:table-cell>
          <table:table-cell office:value-type="float" office:value="0.7959009" calcext:value-type="float">
            <text:p>0,7959009</text:p>
          </table:table-cell>
          <table:table-cell office:value-type="float" office:value="0.8452481" calcext:value-type="float">
            <text:p>0,8452481</text:p>
          </table:table-cell>
          <table:table-cell office:value-type="float" office:value="0.8439024" calcext:value-type="float">
            <text:p>0,8439024</text:p>
          </table:table-cell>
          <table:table-cell office:value-type="float" office:value="0.8240343" calcext:value-type="float">
            <text:p>0,8240343</text:p>
          </table:table-cell>
          <table:table-cell table:style-name="ce4" office:value-type="float" office:value="0.8587786" calcext:value-type="float">
            <text:p>0,8587786</text:p>
          </table:table-cell>
          <table:table-cell office:value-type="float" office:value="0.7927835" calcext:value-type="float">
            <text:p>0,7927835</text:p>
          </table:table-cell>
          <table:table-cell office:value-type="float" office:value="0.7614424" calcext:value-type="float">
            <text:p>0,7614424</text:p>
          </table:table-cell>
        </table:table-row>
        <table:table-row table:style-name="ro1">
          <table:table-cell table:formula="of:=[.A5]+0.01" office:value-type="float" office:value="0.05" calcext:value-type="float">
            <text:p>0,05</text:p>
          </table:table-cell>
          <table:table-cell office:value-type="float" office:value="0.7636656" calcext:value-type="float">
            <text:p>0,7636656</text:p>
          </table:table-cell>
          <table:table-cell office:value-type="float" office:value="0.8518145" calcext:value-type="float">
            <text:p>0,8518145</text:p>
          </table:table-cell>
          <table:table-cell office:value-type="float" office:value="0.8044406" calcext:value-type="float">
            <text:p>0,8044406</text:p>
          </table:table-cell>
          <table:table-cell office:value-type="float" office:value="0.8578638" calcext:value-type="float">
            <text:p>0,8578638</text:p>
          </table:table-cell>
          <table:table-cell office:value-type="float" office:value="0.8544715" calcext:value-type="float">
            <text:p>0,8544715</text:p>
          </table:table-cell>
          <table:table-cell office:value-type="float" office:value="0.8390558" calcext:value-type="float">
            <text:p>0,8390558</text:p>
          </table:table-cell>
          <table:table-cell office:value-type="float" office:value="0.870229" calcext:value-type="float">
            <text:p>0,870229</text:p>
          </table:table-cell>
          <table:table-cell office:value-type="float" office:value="0.8051546" calcext:value-type="float">
            <text:p>0,8051546</text:p>
          </table:table-cell>
          <table:table-cell office:value-type="float" office:value="0.7753121" calcext:value-type="float">
            <text:p>0,7753121</text:p>
          </table:table-cell>
        </table:table-row>
        <table:table-row table:style-name="ro1">
          <table:table-cell table:formula="of:=[.A6]+0.01" office:value-type="float" office:value="0.06" calcext:value-type="float">
            <text:p>0,06</text:p>
          </table:table-cell>
          <table:table-cell office:value-type="float" office:value="0.7749196" calcext:value-type="float">
            <text:p>0,7749196</text:p>
          </table:table-cell>
          <table:table-cell office:value-type="float" office:value="0.8548387" calcext:value-type="float">
            <text:p>0,8548387</text:p>
          </table:table-cell>
          <table:table-cell office:value-type="float" office:value="0.8087105" calcext:value-type="float">
            <text:p>0,8087105</text:p>
          </table:table-cell>
          <table:table-cell office:value-type="float" office:value="0.86291" calcext:value-type="float">
            <text:p>0,86291</text:p>
          </table:table-cell>
          <table:table-cell office:value-type="float" office:value="0.8577236" calcext:value-type="float">
            <text:p>0,8577236</text:p>
          </table:table-cell>
          <table:table-cell office:value-type="float" office:value="0.8390558" calcext:value-type="float">
            <text:p>0,8390558</text:p>
          </table:table-cell>
          <table:table-cell office:value-type="float" office:value="0.8721374" calcext:value-type="float">
            <text:p>0,8721374</text:p>
          </table:table-cell>
          <table:table-cell office:value-type="float" office:value="0.8134021" calcext:value-type="float">
            <text:p>0,8134021</text:p>
          </table:table-cell>
          <table:table-cell office:value-type="float" office:value="0.7808599" calcext:value-type="float">
            <text:p>0,7808599</text:p>
          </table:table-cell>
        </table:table-row>
        <table:table-row table:style-name="ro1">
          <table:table-cell table:formula="of:=[.A7]+0.01" office:value-type="float" office:value="0.07" calcext:value-type="float">
            <text:p>0,07</text:p>
          </table:table-cell>
          <table:table-cell office:value-type="float" office:value="0.8135048" calcext:value-type="float">
            <text:p>0,8135048</text:p>
          </table:table-cell>
          <table:table-cell office:value-type="float" office:value="0.8739919" calcext:value-type="float">
            <text:p>0,8739919</text:p>
          </table:table-cell>
          <table:table-cell office:value-type="float" office:value="0.8274979" calcext:value-type="float">
            <text:p>0,8274979</text:p>
          </table:table-cell>
          <table:table-cell office:value-type="float" office:value="0.8746846" calcext:value-type="float">
            <text:p>0,8746846</text:p>
          </table:table-cell>
          <table:table-cell office:value-type="float" office:value="0.8772358" calcext:value-type="float">
            <text:p>0,8772358</text:p>
          </table:table-cell>
          <table:table-cell office:value-type="float" office:value="0.860515" calcext:value-type="float">
            <text:p>0,860515</text:p>
          </table:table-cell>
          <table:table-cell office:value-type="float" office:value="0.8912214" calcext:value-type="float">
            <text:p>0,8912214</text:p>
          </table:table-cell>
          <table:table-cell office:value-type="float" office:value="0.8391753" calcext:value-type="float">
            <text:p>0,8391753</text:p>
          </table:table-cell>
          <table:table-cell office:value-type="float" office:value="0.815534" calcext:value-type="float">
            <text:p>0,815534</text:p>
          </table:table-cell>
        </table:table-row>
        <table:table-row table:style-name="ro1">
          <table:table-cell table:formula="of:=[.A8]+0.01" office:value-type="float" office:value="0.08" calcext:value-type="float">
            <text:p>0,08</text:p>
          </table:table-cell>
          <table:table-cell office:value-type="float" office:value="0.8199357" calcext:value-type="float">
            <text:p>0,8199357</text:p>
          </table:table-cell>
          <table:table-cell office:value-type="float" office:value="0.8770161" calcext:value-type="float">
            <text:p>0,8770161</text:p>
          </table:table-cell>
          <table:table-cell office:value-type="float" office:value="0.8300598" calcext:value-type="float">
            <text:p>0,8300598</text:p>
          </table:table-cell>
          <table:table-cell office:value-type="float" office:value="0.8788898" calcext:value-type="float">
            <text:p>0,8788898</text:p>
          </table:table-cell>
          <table:table-cell office:value-type="float" office:value="0.8829268" calcext:value-type="float">
            <text:p>0,8829268</text:p>
          </table:table-cell>
          <table:table-cell office:value-type="float" office:value="0.8626609" calcext:value-type="float">
            <text:p>0,8626609</text:p>
          </table:table-cell>
          <table:table-cell office:value-type="float" office:value="0.8950382" calcext:value-type="float">
            <text:p>0,8950382</text:p>
          </table:table-cell>
          <table:table-cell office:value-type="float" office:value="0.8443299" calcext:value-type="float">
            <text:p>0,8443299</text:p>
          </table:table-cell>
          <table:table-cell office:value-type="float" office:value="0.8252427" calcext:value-type="float">
            <text:p>0,8252427</text:p>
          </table:table-cell>
        </table:table-row>
        <table:table-row table:style-name="ro1">
          <table:table-cell table:formula="of:=[.A9]+0.01" office:value-type="float" office:value="0.09" calcext:value-type="float">
            <text:p>0,09</text:p>
          </table:table-cell>
          <table:table-cell office:value-type="float" office:value="0.8199357" calcext:value-type="float">
            <text:p>0,8199357</text:p>
          </table:table-cell>
          <table:table-cell office:value-type="float" office:value="0.8790323" calcext:value-type="float">
            <text:p>0,8790323</text:p>
          </table:table-cell>
          <table:table-cell office:value-type="float" office:value="0.8326217" calcext:value-type="float">
            <text:p>0,8326217</text:p>
          </table:table-cell>
          <table:table-cell office:value-type="float" office:value="0.882254" calcext:value-type="float">
            <text:p>0,882254</text:p>
          </table:table-cell>
          <table:table-cell office:value-type="float" office:value="0.8894309" calcext:value-type="float">
            <text:p>0,8894309</text:p>
          </table:table-cell>
          <table:table-cell office:value-type="float" office:value="0.8669528" calcext:value-type="float">
            <text:p>0,8669528</text:p>
          </table:table-cell>
          <table:table-cell office:value-type="float" office:value="0.898855" calcext:value-type="float">
            <text:p>0,898855</text:p>
          </table:table-cell>
          <table:table-cell office:value-type="float" office:value="0.8484536" calcext:value-type="float">
            <text:p>0,8484536</text:p>
          </table:table-cell>
          <table:table-cell office:value-type="float" office:value="0.8294036" calcext:value-type="float">
            <text:p>0,8294036</text:p>
          </table:table-cell>
        </table:table-row>
        <table:table-row table:style-name="ro1">
          <table:table-cell table:formula="of:=[.A10]+0.01" office:value-type="float" office:value="0.1" calcext:value-type="float">
            <text:p>0,1</text:p>
          </table:table-cell>
          <table:table-cell office:value-type="float" office:value="0.8327974" calcext:value-type="float">
            <text:p>0,8327974</text:p>
          </table:table-cell>
          <table:table-cell office:value-type="float" office:value="0.8860887" calcext:value-type="float">
            <text:p>0,8860887</text:p>
          </table:table-cell>
          <table:table-cell office:value-type="float" office:value="0.8385995" calcext:value-type="float">
            <text:p>0,8385995</text:p>
          </table:table-cell>
          <table:table-cell office:value-type="float" office:value="0.8898234" calcext:value-type="float">
            <text:p>0,8898234</text:p>
          </table:table-cell>
          <table:table-cell table:style-name="ce4" office:value-type="float" office:value="0.8926829" calcext:value-type="float">
            <text:p>0,8926829</text:p>
          </table:table-cell>
          <table:table-cell office:value-type="float" office:value="0.8755365" calcext:value-type="float">
            <text:p>0,8755365</text:p>
          </table:table-cell>
          <table:table-cell table:style-name="ce4" office:value-type="float" office:value="0.9017176" calcext:value-type="float">
            <text:p>0,9017176</text:p>
          </table:table-cell>
          <table:table-cell office:value-type="float" office:value="0.8525773" calcext:value-type="float">
            <text:p>0,8525773</text:p>
          </table:table-cell>
          <table:table-cell office:value-type="float" office:value="0.8349515" calcext:value-type="float">
            <text:p>0,8349515</text:p>
          </table:table-cell>
        </table:table-row>
        <table:table-row table:style-name="ro1">
          <table:table-cell table:formula="of:=[.A11]+0.01" office:value-type="float" office:value="0.11" calcext:value-type="float">
            <text:p>0,11</text:p>
          </table:table-cell>
          <table:table-cell table:style-name="ce4" office:value-type="float" office:value="0.8536977" calcext:value-type="float">
            <text:p>0,8536977</text:p>
          </table:table-cell>
          <table:table-cell table:style-name="ce4" office:value-type="float" office:value="0.9042339" calcext:value-type="float">
            <text:p>0,9042339</text:p>
          </table:table-cell>
          <table:table-cell office:value-type="float" office:value="0.8625107" calcext:value-type="float">
            <text:p>0,8625107</text:p>
          </table:table-cell>
          <table:table-cell table:style-name="ce4" office:value-type="float" office:value="0.9125315" calcext:value-type="float">
            <text:p>0,9125315</text:p>
          </table:table-cell>
          <table:table-cell office:value-type="float" office:value="0.9130081" calcext:value-type="float">
            <text:p>0,9130081</text:p>
          </table:table-cell>
          <table:table-cell table:style-name="ce4" office:value-type="float" office:value="0.9012876" calcext:value-type="float">
            <text:p>0,9012876</text:p>
          </table:table-cell>
          <table:table-cell office:value-type="float" office:value="0.9236641" calcext:value-type="float">
            <text:p>0,9236641</text:p>
          </table:table-cell>
          <table:table-cell office:value-type="float" office:value="0.885567" calcext:value-type="float">
            <text:p>0,885567</text:p>
          </table:table-cell>
          <table:table-cell office:value-type="float" office:value="0.8613037" calcext:value-type="float">
            <text:p>0,8613037</text:p>
          </table:table-cell>
        </table:table-row>
        <table:table-row table:style-name="ro1">
          <table:table-cell table:formula="of:=[.A12]+0.01" office:value-type="float" office:value="0.12" calcext:value-type="float">
            <text:p>0,12</text:p>
          </table:table-cell>
          <table:table-cell office:value-type="float" office:value="0.8536977" calcext:value-type="float">
            <text:p>0,8536977</text:p>
          </table:table-cell>
          <table:table-cell office:value-type="float" office:value="0.9052419" calcext:value-type="float">
            <text:p>0,9052419</text:p>
          </table:table-cell>
          <table:table-cell office:value-type="float" office:value="0.8650726" calcext:value-type="float">
            <text:p>0,8650726</text:p>
          </table:table-cell>
          <table:table-cell office:value-type="float" office:value="0.9142136" calcext:value-type="float">
            <text:p>0,9142136</text:p>
          </table:table-cell>
          <table:table-cell office:value-type="float" office:value="0.9146341" calcext:value-type="float">
            <text:p>0,9146341</text:p>
          </table:table-cell>
          <table:table-cell office:value-type="float" office:value="0.9034335" calcext:value-type="float">
            <text:p>0,9034335</text:p>
          </table:table-cell>
          <table:table-cell office:value-type="float" office:value="0.9236641" calcext:value-type="float">
            <text:p>0,9236641</text:p>
          </table:table-cell>
          <table:table-cell office:value-type="float" office:value="0.8865979" calcext:value-type="float">
            <text:p>0,8865979</text:p>
          </table:table-cell>
          <table:table-cell office:value-type="float" office:value="0.8626907" calcext:value-type="float">
            <text:p>0,8626907</text:p>
          </table:table-cell>
        </table:table-row>
        <table:table-row table:style-name="ro1">
          <table:table-cell table:formula="of:=[.A13]+0.01" office:value-type="float" office:value="0.13" calcext:value-type="float">
            <text:p>0,13</text:p>
          </table:table-cell>
          <table:table-cell office:value-type="float" office:value="0.8553055" calcext:value-type="float">
            <text:p>0,8553055</text:p>
          </table:table-cell>
          <table:table-cell office:value-type="float" office:value="0.9052419" calcext:value-type="float">
            <text:p>0,9052419</text:p>
          </table:table-cell>
          <table:table-cell office:value-type="float" office:value="0.8659266" calcext:value-type="float">
            <text:p>0,8659266</text:p>
          </table:table-cell>
          <table:table-cell office:value-type="float" office:value="0.9142136" calcext:value-type="float">
            <text:p>0,9142136</text:p>
          </table:table-cell>
          <table:table-cell office:value-type="float" office:value="0.9146341" calcext:value-type="float">
            <text:p>0,9146341</text:p>
          </table:table-cell>
          <table:table-cell office:value-type="float" office:value="0.9034335" calcext:value-type="float">
            <text:p>0,9034335</text:p>
          </table:table-cell>
          <table:table-cell office:value-type="float" office:value="0.9236641" calcext:value-type="float">
            <text:p>0,9236641</text:p>
          </table:table-cell>
          <table:table-cell office:value-type="float" office:value="0.8865979" calcext:value-type="float">
            <text:p>0,8865979</text:p>
          </table:table-cell>
          <table:table-cell office:value-type="float" office:value="0.8640777" calcext:value-type="float">
            <text:p>0,8640777</text:p>
          </table:table-cell>
        </table:table-row>
        <table:table-row table:style-name="ro1">
          <table:table-cell table:formula="of:=[.A14]+0.01" office:value-type="float" office:value="0.14" calcext:value-type="float">
            <text:p>0,14</text:p>
          </table:table-cell>
          <table:table-cell office:value-type="float" office:value="0.8681672" calcext:value-type="float">
            <text:p>0,8681672</text:p>
          </table:table-cell>
          <table:table-cell office:value-type="float" office:value="0.9102823" calcext:value-type="float">
            <text:p>0,9102823</text:p>
          </table:table-cell>
          <table:table-cell office:value-type="float" office:value="0.8753202" calcext:value-type="float">
            <text:p>0,8753202</text:p>
          </table:table-cell>
          <table:table-cell office:value-type="float" office:value="0.9234651" calcext:value-type="float">
            <text:p>0,9234651</text:p>
          </table:table-cell>
          <table:table-cell office:value-type="float" office:value="0.9162602" calcext:value-type="float">
            <text:p>0,9162602</text:p>
          </table:table-cell>
          <table:table-cell office:value-type="float" office:value="0.9055794" calcext:value-type="float">
            <text:p>0,9055794</text:p>
          </table:table-cell>
          <table:table-cell office:value-type="float" office:value="0.9246183" calcext:value-type="float">
            <text:p>0,9246183</text:p>
          </table:table-cell>
          <table:table-cell office:value-type="float" office:value="0.8979381" calcext:value-type="float">
            <text:p>0,8979381</text:p>
          </table:table-cell>
          <table:table-cell office:value-type="float" office:value="0.8793343" calcext:value-type="float">
            <text:p>0,8793343</text:p>
          </table:table-cell>
        </table:table-row>
        <table:table-row table:style-name="ro1">
          <table:table-cell table:formula="of:=[.A15]+0.01" office:value-type="float" office:value="0.15" calcext:value-type="float">
            <text:p>0,15</text:p>
          </table:table-cell>
          <table:table-cell office:value-type="float" office:value="0.8729904" calcext:value-type="float">
            <text:p>0,8729904</text:p>
          </table:table-cell>
          <table:table-cell office:value-type="float" office:value="0.9112903" calcext:value-type="float">
            <text:p>0,9112903</text:p>
          </table:table-cell>
          <table:table-cell office:value-type="float" office:value="0.8787361" calcext:value-type="float">
            <text:p>0,8787361</text:p>
          </table:table-cell>
          <table:table-cell office:value-type="float" office:value="0.9276703" calcext:value-type="float">
            <text:p>0,9276703</text:p>
          </table:table-cell>
          <table:table-cell office:value-type="float" office:value="0.9203252" calcext:value-type="float">
            <text:p>0,9203252</text:p>
          </table:table-cell>
          <table:table-cell office:value-type="float" office:value="0.9077253" calcext:value-type="float">
            <text:p>0,9077253</text:p>
          </table:table-cell>
          <table:table-cell office:value-type="float" office:value="0.9255725" calcext:value-type="float">
            <text:p>0,9255725</text:p>
          </table:table-cell>
          <table:table-cell table:style-name="ce4" office:value-type="float" office:value="0.9010309" calcext:value-type="float">
            <text:p>0,9010309</text:p>
          </table:table-cell>
          <table:table-cell office:value-type="float" office:value="0.8862691" calcext:value-type="float">
            <text:p>0,8862691</text:p>
          </table:table-cell>
        </table:table-row>
        <table:table-row table:style-name="ro1">
          <table:table-cell table:formula="of:=[.A16]+0.01" office:value-type="float" office:value="0.16" calcext:value-type="float">
            <text:p>0,16</text:p>
          </table:table-cell>
          <table:table-cell office:value-type="float" office:value="0.8729904" calcext:value-type="float">
            <text:p>0,8729904</text:p>
          </table:table-cell>
          <table:table-cell office:value-type="float" office:value="0.9112903" calcext:value-type="float">
            <text:p>0,9112903</text:p>
          </table:table-cell>
          <table:table-cell office:value-type="float" office:value="0.8804441" calcext:value-type="float">
            <text:p>0,8804441</text:p>
          </table:table-cell>
          <table:table-cell office:value-type="float" office:value="0.9285114" calcext:value-type="float">
            <text:p>0,9285114</text:p>
          </table:table-cell>
          <table:table-cell office:value-type="float" office:value="0.9203252" calcext:value-type="float">
            <text:p>0,9203252</text:p>
          </table:table-cell>
          <table:table-cell office:value-type="float" office:value="0.9077253" calcext:value-type="float">
            <text:p>0,9077253</text:p>
          </table:table-cell>
          <table:table-cell office:value-type="float" office:value="0.9255725" calcext:value-type="float">
            <text:p>0,9255725</text:p>
          </table:table-cell>
          <table:table-cell office:value-type="float" office:value="0.9030928" calcext:value-type="float">
            <text:p>0,9030928</text:p>
          </table:table-cell>
          <table:table-cell table:style-name="ce4" office:value-type="float" office:value="0.8862691" calcext:value-type="float">
            <text:p>0,8862691</text:p>
          </table:table-cell>
        </table:table-row>
        <table:table-row table:style-name="ro1">
          <table:table-cell table:formula="of:=[.A17]+0.01" office:value-type="float" office:value="0.17" calcext:value-type="float">
            <text:p>0,17</text:p>
          </table:table-cell>
          <table:table-cell table:style-name="ce4" office:value-type="float" office:value="0.9163987" calcext:value-type="float">
            <text:p>0,9163987</text:p>
          </table:table-cell>
          <table:table-cell office:value-type="float" office:value="0.9506048" calcext:value-type="float">
            <text:p>0,9506048</text:p>
          </table:table-cell>
          <table:table-cell table:style-name="ce4" office:value-type="float" office:value="0.9316823" calcext:value-type="float">
            <text:p>0,9316823</text:p>
          </table:table-cell>
          <table:table-cell office:value-type="float" office:value="0.960471" calcext:value-type="float">
            <text:p>0,960471</text:p>
          </table:table-cell>
          <table:table-cell office:value-type="float" office:value="0.9520325" calcext:value-type="float">
            <text:p>0,9520325</text:p>
          </table:table-cell>
          <table:table-cell office:value-type="float" office:value="0.9613734" calcext:value-type="float">
            <text:p>0,9613734</text:p>
          </table:table-cell>
          <table:table-cell office:value-type="float" office:value="0.9685115" calcext:value-type="float">
            <text:p>0,9685115</text:p>
          </table:table-cell>
          <table:table-cell office:value-type="float" office:value="0.9608247" calcext:value-type="float">
            <text:p>0,9608247</text:p>
          </table:table-cell>
          <table:table-cell office:value-type="float" office:value="0.9445215" calcext:value-type="float">
            <text:p>0,9445215</text:p>
          </table:table-cell>
        </table:table-row>
        <table:table-row table:style-name="ro1">
          <table:table-cell table:formula="of:=[.A18]+0.01" office:value-type="float" office:value="0.18" calcext:value-type="float">
            <text:p>0,18</text:p>
          </table:table-cell>
          <table:table-cell office:value-type="float" office:value="0.9163987" calcext:value-type="float">
            <text:p>0,9163987</text:p>
          </table:table-cell>
          <table:table-cell office:value-type="float" office:value="0.9506048" calcext:value-type="float">
            <text:p>0,9506048</text:p>
          </table:table-cell>
          <table:table-cell office:value-type="float" office:value="0.9342442" calcext:value-type="float">
            <text:p>0,9342442</text:p>
          </table:table-cell>
          <table:table-cell office:value-type="float" office:value="0.961312" calcext:value-type="float">
            <text:p>0,961312</text:p>
          </table:table-cell>
          <table:table-cell office:value-type="float" office:value="0.9552846" calcext:value-type="float">
            <text:p>0,9552846</text:p>
          </table:table-cell>
          <table:table-cell office:value-type="float" office:value="0.9613734" calcext:value-type="float">
            <text:p>0,9613734</text:p>
          </table:table-cell>
          <table:table-cell office:value-type="float" office:value="0.9704198" calcext:value-type="float">
            <text:p>0,9704198</text:p>
          </table:table-cell>
          <table:table-cell office:value-type="float" office:value="0.9618557" calcext:value-type="float">
            <text:p>0,9618557</text:p>
          </table:table-cell>
          <table:table-cell office:value-type="float" office:value="0.9459085" calcext:value-type="float">
            <text:p>0,9459085</text:p>
          </table:table-cell>
        </table:table-row>
        <table:table-row table:style-name="ro1">
          <table:table-cell table:formula="of:=[.A19]+0.01" office:value-type="float" office:value="0.19" calcext:value-type="float">
            <text:p>0,19</text:p>
          </table:table-cell>
          <table:table-cell office:value-type="float" office:value="0.9163987" calcext:value-type="float">
            <text:p>0,9163987</text:p>
          </table:table-cell>
          <table:table-cell office:value-type="float" office:value="0.9506048" calcext:value-type="float">
            <text:p>0,9506048</text:p>
          </table:table-cell>
          <table:table-cell office:value-type="float" office:value="0.9342442" calcext:value-type="float">
            <text:p>0,9342442</text:p>
          </table:table-cell>
          <table:table-cell office:value-type="float" office:value="0.961312" calcext:value-type="float">
            <text:p>0,961312</text:p>
          </table:table-cell>
          <table:table-cell office:value-type="float" office:value="0.9552846" calcext:value-type="float">
            <text:p>0,9552846</text:p>
          </table:table-cell>
          <table:table-cell office:value-type="float" office:value="0.9613734" calcext:value-type="float">
            <text:p>0,9613734</text:p>
          </table:table-cell>
          <table:table-cell office:value-type="float" office:value="0.9704198" calcext:value-type="float">
            <text:p>0,9704198</text:p>
          </table:table-cell>
          <table:table-cell office:value-type="float" office:value="0.9618557" calcext:value-type="float">
            <text:p>0,9618557</text:p>
          </table:table-cell>
          <table:table-cell office:value-type="float" office:value="0.9459085" calcext:value-type="float">
            <text:p>0,9459085</text:p>
          </table:table-cell>
        </table:table-row>
        <table:table-row table:style-name="ro1">
          <table:table-cell table:formula="of:=[.A20]+0.01" office:value-type="float" office:value="0.2" calcext:value-type="float">
            <text:p>0,2</text:p>
          </table:table-cell>
          <table:table-cell office:value-type="float" office:value="0.9180064" calcext:value-type="float">
            <text:p>0,9180064</text:p>
          </table:table-cell>
          <table:table-cell office:value-type="float" office:value="0.9506048" calcext:value-type="float">
            <text:p>0,9506048</text:p>
          </table:table-cell>
          <table:table-cell office:value-type="float" office:value="0.9342442" calcext:value-type="float">
            <text:p>0,9342442</text:p>
          </table:table-cell>
          <table:table-cell office:value-type="float" office:value="0.961312" calcext:value-type="float">
            <text:p>0,961312</text:p>
          </table:table-cell>
          <table:table-cell office:value-type="float" office:value="0.9569106" calcext:value-type="float">
            <text:p>0,9569106</text:p>
          </table:table-cell>
          <table:table-cell office:value-type="float" office:value="0.9613734" calcext:value-type="float">
            <text:p>0,9613734</text:p>
          </table:table-cell>
          <table:table-cell office:value-type="float" office:value="0.9704198" calcext:value-type="float">
            <text:p>0,9704198</text:p>
          </table:table-cell>
          <table:table-cell office:value-type="float" office:value="0.9618557" calcext:value-type="float">
            <text:p>0,9618557</text:p>
          </table:table-cell>
          <table:table-cell office:value-type="float" office:value="0.9459085" calcext:value-type="float">
            <text:p>0,9459085</text:p>
          </table:table-cell>
        </table:table-row>
        <table:table-row table:style-name="ro1">
          <table:table-cell table:formula="of:=[.A21]+0.01" office:value-type="float" office:value="0.21" calcext:value-type="float">
            <text:p>0,21</text:p>
          </table:table-cell>
          <table:table-cell office:value-type="float" office:value="0.9389068" calcext:value-type="float">
            <text:p>0,9389068</text:p>
          </table:table-cell>
          <table:table-cell office:value-type="float" office:value="0.9576613" calcext:value-type="float">
            <text:p>0,9576613</text:p>
          </table:table-cell>
          <table:table-cell office:value-type="float" office:value="0.94193" calcext:value-type="float">
            <text:p>0,94193</text:p>
          </table:table-cell>
          <table:table-cell office:value-type="float" office:value="0.9705635" calcext:value-type="float">
            <text:p>0,9705635</text:p>
          </table:table-cell>
          <table:table-cell office:value-type="float" office:value="0.9609756" calcext:value-type="float">
            <text:p>0,9609756</text:p>
          </table:table-cell>
          <table:table-cell office:value-type="float" office:value="0.9699571" calcext:value-type="float">
            <text:p>0,9699571</text:p>
          </table:table-cell>
          <table:table-cell office:value-type="float" office:value="0.9742366" calcext:value-type="float">
            <text:p>0,9742366</text:p>
          </table:table-cell>
          <table:table-cell office:value-type="float" office:value="0.9701031" calcext:value-type="float">
            <text:p>0,9701031</text:p>
          </table:table-cell>
          <table:table-cell office:value-type="float" office:value="0.9570042" calcext:value-type="float">
            <text:p>0,9570042</text:p>
          </table:table-cell>
        </table:table-row>
        <table:table-row table:style-name="ro1">
          <table:table-cell table:formula="of:=[.A22]+0.01" office:value-type="float" office:value="0.22" calcext:value-type="float">
            <text:p>0,22</text:p>
          </table:table-cell>
          <table:table-cell office:value-type="float" office:value="0.9389068" calcext:value-type="float">
            <text:p>0,9389068</text:p>
          </table:table-cell>
          <table:table-cell office:value-type="float" office:value="0.9576613" calcext:value-type="float">
            <text:p>0,9576613</text:p>
          </table:table-cell>
          <table:table-cell office:value-type="float" office:value="0.9427839" calcext:value-type="float">
            <text:p>0,9427839</text:p>
          </table:table-cell>
          <table:table-cell office:value-type="float" office:value="0.9705635" calcext:value-type="float">
            <text:p>0,9705635</text:p>
          </table:table-cell>
          <table:table-cell office:value-type="float" office:value="0.9609756" calcext:value-type="float">
            <text:p>0,9609756</text:p>
          </table:table-cell>
          <table:table-cell office:value-type="float" office:value="0.9699571" calcext:value-type="float">
            <text:p>0,9699571</text:p>
          </table:table-cell>
          <table:table-cell office:value-type="float" office:value="0.9742366" calcext:value-type="float">
            <text:p>0,9742366</text:p>
          </table:table-cell>
          <table:table-cell office:value-type="float" office:value="0.971134" calcext:value-type="float">
            <text:p>0,971134</text:p>
          </table:table-cell>
          <table:table-cell office:value-type="float" office:value="0.9583911" calcext:value-type="float">
            <text:p>0,9583911</text:p>
          </table:table-cell>
        </table:table-row>
        <table:table-row table:style-name="ro1">
          <table:table-cell table:formula="of:=[.A23]+0.01" office:value-type="float" office:value="0.23" calcext:value-type="float">
            <text:p>0,23</text:p>
          </table:table-cell>
          <table:table-cell office:value-type="float" office:value="0.9389068" calcext:value-type="float">
            <text:p>0,9389068</text:p>
          </table:table-cell>
          <table:table-cell office:value-type="float" office:value="0.9576613" calcext:value-type="float">
            <text:p>0,9576613</text:p>
          </table:table-cell>
          <table:table-cell office:value-type="float" office:value="0.9427839" calcext:value-type="float">
            <text:p>0,9427839</text:p>
          </table:table-cell>
          <table:table-cell office:value-type="float" office:value="0.9705635" calcext:value-type="float">
            <text:p>0,9705635</text:p>
          </table:table-cell>
          <table:table-cell office:value-type="float" office:value="0.9609756" calcext:value-type="float">
            <text:p>0,9609756</text:p>
          </table:table-cell>
          <table:table-cell office:value-type="float" office:value="0.9699571" calcext:value-type="float">
            <text:p>0,9699571</text:p>
          </table:table-cell>
          <table:table-cell office:value-type="float" office:value="0.9751908" calcext:value-type="float">
            <text:p>0,9751908</text:p>
          </table:table-cell>
          <table:table-cell office:value-type="float" office:value="0.971134" calcext:value-type="float">
            <text:p>0,971134</text:p>
          </table:table-cell>
          <table:table-cell office:value-type="float" office:value="0.9583911" calcext:value-type="float">
            <text:p>0,9583911</text:p>
          </table:table-cell>
        </table:table-row>
        <table:table-row table:style-name="ro1">
          <table:table-cell table:formula="of:=[.A24]+0.01" office:value-type="float" office:value="0.24" calcext:value-type="float">
            <text:p>0,24</text:p>
          </table:table-cell>
          <table:table-cell office:value-type="float" office:value="0.9389068" calcext:value-type="float">
            <text:p>0,9389068</text:p>
          </table:table-cell>
          <table:table-cell office:value-type="float" office:value="0.9576613" calcext:value-type="float">
            <text:p>0,9576613</text:p>
          </table:table-cell>
          <table:table-cell office:value-type="float" office:value="0.9444919" calcext:value-type="float">
            <text:p>0,9444919</text:p>
          </table:table-cell>
          <table:table-cell office:value-type="float" office:value="0.9705635" calcext:value-type="float">
            <text:p>0,9705635</text:p>
          </table:table-cell>
          <table:table-cell office:value-type="float" office:value="0.9634146" calcext:value-type="float">
            <text:p>0,9634146</text:p>
          </table:table-cell>
          <table:table-cell office:value-type="float" office:value="0.9699571" calcext:value-type="float">
            <text:p>0,9699571</text:p>
          </table:table-cell>
          <table:table-cell office:value-type="float" office:value="0.976145" calcext:value-type="float">
            <text:p>0,976145</text:p>
          </table:table-cell>
          <table:table-cell office:value-type="float" office:value="0.971134" calcext:value-type="float">
            <text:p>0,971134</text:p>
          </table:table-cell>
          <table:table-cell office:value-type="float" office:value="0.9583911" calcext:value-type="float">
            <text:p>0,9583911</text:p>
          </table:table-cell>
        </table:table-row>
        <table:table-row table:style-name="ro1">
          <table:table-cell table:formula="of:=[.A25]+0.01" office:value-type="float" office:value="0.25" calcext:value-type="float">
            <text:p>0,25</text:p>
          </table:table-cell>
          <table:table-cell office:value-type="float" office:value="0.9389068" calcext:value-type="float">
            <text:p>0,9389068</text:p>
          </table:table-cell>
          <table:table-cell office:value-type="float" office:value="0.9576613" calcext:value-type="float">
            <text:p>0,9576613</text:p>
          </table:table-cell>
          <table:table-cell office:value-type="float" office:value="0.9444919" calcext:value-type="float">
            <text:p>0,9444919</text:p>
          </table:table-cell>
          <table:table-cell office:value-type="float" office:value="0.9705635" calcext:value-type="float">
            <text:p>0,9705635</text:p>
          </table:table-cell>
          <table:table-cell office:value-type="float" office:value="0.9634146" calcext:value-type="float">
            <text:p>0,9634146</text:p>
          </table:table-cell>
          <table:table-cell office:value-type="float" office:value="0.9699571" calcext:value-type="float">
            <text:p>0,9699571</text:p>
          </table:table-cell>
          <table:table-cell office:value-type="float" office:value="0.976145" calcext:value-type="float">
            <text:p>0,976145</text:p>
          </table:table-cell>
          <table:table-cell office:value-type="float" office:value="0.971134" calcext:value-type="float">
            <text:p>0,971134</text:p>
          </table:table-cell>
          <table:table-cell office:value-type="float" office:value="0.9583911" calcext:value-type="float">
            <text:p>0,9583911</text:p>
          </table:table-cell>
        </table:table-row>
        <table:table-row table:style-name="ro1">
          <table:table-cell table:formula="of:=[.A26]+0.01" office:value-type="float" office:value="0.26" calcext:value-type="float">
            <text:p>0,26</text:p>
          </table:table-cell>
          <table:table-cell office:value-type="float" office:value="0.9389068" calcext:value-type="float">
            <text:p>0,9389068</text:p>
          </table:table-cell>
          <table:table-cell office:value-type="float" office:value="0.9576613" calcext:value-type="float">
            <text:p>0,9576613</text:p>
          </table:table-cell>
          <table:table-cell office:value-type="float" office:value="0.9444919" calcext:value-type="float">
            <text:p>0,9444919</text:p>
          </table:table-cell>
          <table:table-cell office:value-type="float" office:value="0.9705635" calcext:value-type="float">
            <text:p>0,9705635</text:p>
          </table:table-cell>
          <table:table-cell office:value-type="float" office:value="0.9634146" calcext:value-type="float">
            <text:p>0,9634146</text:p>
          </table:table-cell>
          <table:table-cell office:value-type="float" office:value="0.9699571" calcext:value-type="float">
            <text:p>0,9699571</text:p>
          </table:table-cell>
          <table:table-cell office:value-type="float" office:value="0.976145" calcext:value-type="float">
            <text:p>0,976145</text:p>
          </table:table-cell>
          <table:table-cell office:value-type="float" office:value="0.971134" calcext:value-type="float">
            <text:p>0,971134</text:p>
          </table:table-cell>
          <table:table-cell office:value-type="float" office:value="0.9583911" calcext:value-type="float">
            <text:p>0,9583911</text:p>
          </table:table-cell>
        </table:table-row>
        <table:table-row table:style-name="ro1">
          <table:table-cell table:formula="of:=[.A27]+0.01" office:value-type="float" office:value="0.27" calcext:value-type="float">
            <text:p>0,27</text:p>
          </table:table-cell>
          <table:table-cell office:value-type="float" office:value="0.9405145" calcext:value-type="float">
            <text:p>0,9405145</text:p>
          </table:table-cell>
          <table:table-cell office:value-type="float" office:value="0.9586694" calcext:value-type="float">
            <text:p>0,9586694</text:p>
          </table:table-cell>
          <table:table-cell office:value-type="float" office:value="0.9453459" calcext:value-type="float">
            <text:p>0,9453459</text:p>
          </table:table-cell>
          <table:table-cell office:value-type="float" office:value="0.9722456" calcext:value-type="float">
            <text:p>0,9722456</text:p>
          </table:table-cell>
          <table:table-cell office:value-type="float" office:value="0.9658537" calcext:value-type="float">
            <text:p>0,9658537</text:p>
          </table:table-cell>
          <table:table-cell office:value-type="float" office:value="0.9699571" calcext:value-type="float">
            <text:p>0,9699571</text:p>
          </table:table-cell>
          <table:table-cell office:value-type="float" office:value="0.976145" calcext:value-type="float">
            <text:p>0,976145</text:p>
          </table:table-cell>
          <table:table-cell office:value-type="float" office:value="0.971134" calcext:value-type="float">
            <text:p>0,971134</text:p>
          </table:table-cell>
          <table:table-cell office:value-type="float" office:value="0.9583911" calcext:value-type="float">
            <text:p>0,9583911</text:p>
          </table:table-cell>
        </table:table-row>
        <table:table-row table:style-name="ro1">
          <table:table-cell table:formula="of:=[.A28]+0.01" office:value-type="float" office:value="0.28" calcext:value-type="float">
            <text:p>0,28</text:p>
          </table:table-cell>
          <table:table-cell office:value-type="float" office:value="0.9405145" calcext:value-type="float">
            <text:p>0,9405145</text:p>
          </table:table-cell>
          <table:table-cell office:value-type="float" office:value="0.9586694" calcext:value-type="float">
            <text:p>0,9586694</text:p>
          </table:table-cell>
          <table:table-cell office:value-type="float" office:value="0.9453459" calcext:value-type="float">
            <text:p>0,9453459</text:p>
          </table:table-cell>
          <table:table-cell office:value-type="float" office:value="0.9722456" calcext:value-type="float">
            <text:p>0,9722456</text:p>
          </table:table-cell>
          <table:table-cell office:value-type="float" office:value="0.9658537" calcext:value-type="float">
            <text:p>0,9658537</text:p>
          </table:table-cell>
          <table:table-cell office:value-type="float" office:value="0.9699571" calcext:value-type="float">
            <text:p>0,9699571</text:p>
          </table:table-cell>
          <table:table-cell office:value-type="float" office:value="0.976145" calcext:value-type="float">
            <text:p>0,976145</text:p>
          </table:table-cell>
          <table:table-cell office:value-type="float" office:value="0.971134" calcext:value-type="float">
            <text:p>0,971134</text:p>
          </table:table-cell>
          <table:table-cell office:value-type="float" office:value="0.9583911" calcext:value-type="float">
            <text:p>0,9583911</text:p>
          </table:table-cell>
        </table:table-row>
        <table:table-row table:style-name="ro1">
          <table:table-cell table:formula="of:=[.A29]+0.01" office:value-type="float" office:value="0.29" calcext:value-type="float">
            <text:p>0,29</text:p>
          </table:table-cell>
          <table:table-cell office:value-type="float" office:value="0.9421222" calcext:value-type="float">
            <text:p>0,9421222</text:p>
          </table:table-cell>
          <table:table-cell office:value-type="float" office:value="0.9596774" calcext:value-type="float">
            <text:p>0,9596774</text:p>
          </table:table-cell>
          <table:table-cell office:value-type="float" office:value="0.9461998" calcext:value-type="float">
            <text:p>0,9461998</text:p>
          </table:table-cell>
          <table:table-cell office:value-type="float" office:value="0.9722456" calcext:value-type="float">
            <text:p>0,9722456</text:p>
          </table:table-cell>
          <table:table-cell office:value-type="float" office:value="0.9658537" calcext:value-type="float">
            <text:p>0,9658537</text:p>
          </table:table-cell>
          <table:table-cell office:value-type="float" office:value="0.9699571" calcext:value-type="float">
            <text:p>0,9699571</text:p>
          </table:table-cell>
          <table:table-cell office:value-type="float" office:value="0.976145" calcext:value-type="float">
            <text:p>0,976145</text:p>
          </table:table-cell>
          <table:table-cell office:value-type="float" office:value="0.971134" calcext:value-type="float">
            <text:p>0,971134</text:p>
          </table:table-cell>
          <table:table-cell office:value-type="float" office:value="0.9583911" calcext:value-type="float">
            <text:p>0,9583911</text:p>
          </table:table-cell>
        </table:table-row>
        <table:table-row table:style-name="ro1">
          <table:table-cell table:formula="of:=[.A30]+0.01" office:value-type="float" office:value="0.3" calcext:value-type="float">
            <text:p>0,3</text:p>
          </table:table-cell>
          <table:table-cell office:value-type="float" office:value="0.9421222" calcext:value-type="float">
            <text:p>0,9421222</text:p>
          </table:table-cell>
          <table:table-cell office:value-type="float" office:value="0.9596774" calcext:value-type="float">
            <text:p>0,9596774</text:p>
          </table:table-cell>
          <table:table-cell office:value-type="float" office:value="0.9461998" calcext:value-type="float">
            <text:p>0,9461998</text:p>
          </table:table-cell>
          <table:table-cell office:value-type="float" office:value="0.9722456" calcext:value-type="float">
            <text:p>0,9722456</text:p>
          </table:table-cell>
          <table:table-cell office:value-type="float" office:value="0.9658537" calcext:value-type="float">
            <text:p>0,9658537</text:p>
          </table:table-cell>
          <table:table-cell office:value-type="float" office:value="0.9699571" calcext:value-type="float">
            <text:p>0,9699571</text:p>
          </table:table-cell>
          <table:table-cell office:value-type="float" office:value="0.976145" calcext:value-type="float">
            <text:p>0,976145</text:p>
          </table:table-cell>
          <table:table-cell office:value-type="float" office:value="0.971134" calcext:value-type="float">
            <text:p>0,971134</text:p>
          </table:table-cell>
          <table:table-cell office:value-type="float" office:value="0.9583911" calcext:value-type="float">
            <text:p>0,9583911</text:p>
          </table:table-cell>
        </table:table-row>
        <table:table-row table:style-name="ro1">
          <table:table-cell table:formula="of:=[.A31]+0.01" office:value-type="float" office:value="0.31" calcext:value-type="float">
            <text:p>0,31</text:p>
          </table:table-cell>
          <table:table-cell office:value-type="float" office:value="0.9453376" calcext:value-type="float">
            <text:p>0,9453376</text:p>
          </table:table-cell>
          <table:table-cell office:value-type="float" office:value="0.9606855" calcext:value-type="float">
            <text:p>0,9606855</text:p>
          </table:table-cell>
          <table:table-cell office:value-type="float" office:value="0.9496157" calcext:value-type="float">
            <text:p>0,9496157</text:p>
          </table:table-cell>
          <table:table-cell office:value-type="float" office:value="0.9730866" calcext:value-type="float">
            <text:p>0,9730866</text:p>
          </table:table-cell>
          <table:table-cell office:value-type="float" office:value="0.9666667" calcext:value-type="float">
            <text:p>0,9666667</text:p>
          </table:table-cell>
          <table:table-cell office:value-type="float" office:value="0.9699571" calcext:value-type="float">
            <text:p>0,9699571</text:p>
          </table:table-cell>
          <table:table-cell office:value-type="float" office:value="0.9790076" calcext:value-type="float">
            <text:p>0,9790076</text:p>
          </table:table-cell>
          <table:table-cell office:value-type="float" office:value="0.9731959" calcext:value-type="float">
            <text:p>0,9731959</text:p>
          </table:table-cell>
          <table:table-cell office:value-type="float" office:value="0.9597781" calcext:value-type="float">
            <text:p>0,9597781</text:p>
          </table:table-cell>
        </table:table-row>
        <table:table-row table:style-name="ro1">
          <table:table-cell table:formula="of:=[.A32]+0.01" office:value-type="float" office:value="0.32" calcext:value-type="float">
            <text:p>0,32</text:p>
          </table:table-cell>
          <table:table-cell office:value-type="float" office:value="0.9453376" calcext:value-type="float">
            <text:p>0,9453376</text:p>
          </table:table-cell>
          <table:table-cell office:value-type="float" office:value="0.9606855" calcext:value-type="float">
            <text:p>0,9606855</text:p>
          </table:table-cell>
          <table:table-cell office:value-type="float" office:value="0.9496157" calcext:value-type="float">
            <text:p>0,9496157</text:p>
          </table:table-cell>
          <table:table-cell office:value-type="float" office:value="0.9730866" calcext:value-type="float">
            <text:p>0,9730866</text:p>
          </table:table-cell>
          <table:table-cell office:value-type="float" office:value="0.9666667" calcext:value-type="float">
            <text:p>0,9666667</text:p>
          </table:table-cell>
          <table:table-cell office:value-type="float" office:value="0.9699571" calcext:value-type="float">
            <text:p>0,9699571</text:p>
          </table:table-cell>
          <table:table-cell office:value-type="float" office:value="0.9790076" calcext:value-type="float">
            <text:p>0,9790076</text:p>
          </table:table-cell>
          <table:table-cell office:value-type="float" office:value="0.9731959" calcext:value-type="float">
            <text:p>0,9731959</text:p>
          </table:table-cell>
          <table:table-cell office:value-type="float" office:value="0.9597781" calcext:value-type="float">
            <text:p>0,9597781</text:p>
          </table:table-cell>
        </table:table-row>
        <table:table-row table:style-name="ro1">
          <table:table-cell table:formula="of:=[.A33]+0.01" office:value-type="float" office:value="0.33" calcext:value-type="float">
            <text:p>0,33</text:p>
          </table:table-cell>
          <table:table-cell office:value-type="float" office:value="0.9453376" calcext:value-type="float">
            <text:p>0,9453376</text:p>
          </table:table-cell>
          <table:table-cell office:value-type="float" office:value="0.9606855" calcext:value-type="float">
            <text:p>0,9606855</text:p>
          </table:table-cell>
          <table:table-cell office:value-type="float" office:value="0.9504697" calcext:value-type="float">
            <text:p>0,9504697</text:p>
          </table:table-cell>
          <table:table-cell office:value-type="float" office:value="0.9730866" calcext:value-type="float">
            <text:p>0,9730866</text:p>
          </table:table-cell>
          <table:table-cell office:value-type="float" office:value="0.9666667" calcext:value-type="float">
            <text:p>0,9666667</text:p>
          </table:table-cell>
          <table:table-cell office:value-type="float" office:value="0.9699571" calcext:value-type="float">
            <text:p>0,9699571</text:p>
          </table:table-cell>
          <table:table-cell office:value-type="float" office:value="0.9790076" calcext:value-type="float">
            <text:p>0,9790076</text:p>
          </table:table-cell>
          <table:table-cell office:value-type="float" office:value="0.9731959" calcext:value-type="float">
            <text:p>0,9731959</text:p>
          </table:table-cell>
          <table:table-cell office:value-type="float" office:value="0.9597781" calcext:value-type="float">
            <text:p>0,9597781</text:p>
          </table:table-cell>
        </table:table-row>
        <table:table-row table:style-name="ro1">
          <table:table-cell table:formula="of:=[.A34]+0.01" office:value-type="float" office:value="0.34" calcext:value-type="float">
            <text:p>0,34</text:p>
          </table:table-cell>
          <table:table-cell office:value-type="float" office:value="0.9839228" calcext:value-type="float">
            <text:p>0,9839228</text:p>
          </table:table-cell>
          <table:table-cell office:value-type="float" office:value="0.9899194" calcext:value-type="float">
            <text:p>0,9899194</text:p>
          </table:table-cell>
          <table:table-cell office:value-type="float" office:value="0.9837746" calcext:value-type="float">
            <text:p>0,9837746</text:p>
          </table:table-cell>
          <table:table-cell office:value-type="float" office:value="0.9949537" calcext:value-type="float">
            <text:p>0,9949537</text:p>
          </table:table-cell>
          <table:table-cell office:value-type="float" office:value="0.9894309" calcext:value-type="float">
            <text:p>0,9894309</text:p>
          </table:table-cell>
          <table:table-cell office:value-type="float" office:value="0.9914163" calcext:value-type="float">
            <text:p>0,9914163</text:p>
          </table:table-cell>
          <table:table-cell office:value-type="float" office:value="0.9933206" calcext:value-type="float">
            <text:p>0,9933206</text:p>
          </table:table-cell>
          <table:table-cell office:value-type="float" office:value="0.9907216" calcext:value-type="float">
            <text:p>0,9907216</text:p>
          </table:table-cell>
          <table:table-cell office:value-type="float" office:value="0.9916782" calcext:value-type="float">
            <text:p>0,9916782</text:p>
          </table:table-cell>
        </table:table-row>
        <table:table-row table:style-name="ro1">
          <table:table-cell table:formula="of:=[.A35]+0.01" office:value-type="float" office:value="0.35" calcext:value-type="float">
            <text:p>0,35</text:p>
          </table:table-cell>
          <table:table-cell office:value-type="float" office:value="0.9839228" calcext:value-type="float">
            <text:p>0,9839228</text:p>
          </table:table-cell>
          <table:table-cell office:value-type="float" office:value="0.9899194" calcext:value-type="float">
            <text:p>0,9899194</text:p>
          </table:table-cell>
          <table:table-cell office:value-type="float" office:value="0.9837746" calcext:value-type="float">
            <text:p>0,9837746</text:p>
          </table:table-cell>
          <table:table-cell office:value-type="float" office:value="0.9949537" calcext:value-type="float">
            <text:p>0,9949537</text:p>
          </table:table-cell>
          <table:table-cell office:value-type="float" office:value="0.9894309" calcext:value-type="float">
            <text:p>0,9894309</text:p>
          </table:table-cell>
          <table:table-cell office:value-type="float" office:value="0.9914163" calcext:value-type="float">
            <text:p>0,9914163</text:p>
          </table:table-cell>
          <table:table-cell office:value-type="float" office:value="0.9933206" calcext:value-type="float">
            <text:p>0,9933206</text:p>
          </table:table-cell>
          <table:table-cell office:value-type="float" office:value="0.9907216" calcext:value-type="float">
            <text:p>0,9907216</text:p>
          </table:table-cell>
          <table:table-cell office:value-type="float" office:value="0.9916782" calcext:value-type="float">
            <text:p>0,9916782</text:p>
          </table:table-cell>
        </table:table-row>
        <table:table-row table:style-name="ro1">
          <table:table-cell table:formula="of:=[.A36]+0.01" office:value-type="float" office:value="0.36" calcext:value-type="float">
            <text:p>0,36</text:p>
          </table:table-cell>
          <table:table-cell office:value-type="float" office:value="0.9839228" calcext:value-type="float">
            <text:p>0,9839228</text:p>
          </table:table-cell>
          <table:table-cell office:value-type="float" office:value="0.9909274" calcext:value-type="float">
            <text:p>0,9909274</text:p>
          </table:table-cell>
          <table:table-cell office:value-type="float" office:value="0.9837746" calcext:value-type="float">
            <text:p>0,9837746</text:p>
          </table:table-cell>
          <table:table-cell office:value-type="float" office:value="0.9949537" calcext:value-type="float">
            <text:p>0,9949537</text:p>
          </table:table-cell>
          <table:table-cell office:value-type="float" office:value="0.9894309" calcext:value-type="float">
            <text:p>0,9894309</text:p>
          </table:table-cell>
          <table:table-cell office:value-type="float" office:value="0.9914163" calcext:value-type="float">
            <text:p>0,9914163</text:p>
          </table:table-cell>
          <table:table-cell office:value-type="float" office:value="0.9933206" calcext:value-type="float">
            <text:p>0,9933206</text:p>
          </table:table-cell>
          <table:table-cell office:value-type="float" office:value="0.9907216" calcext:value-type="float">
            <text:p>0,9907216</text:p>
          </table:table-cell>
          <table:table-cell office:value-type="float" office:value="0.9916782" calcext:value-type="float">
            <text:p>0,9916782</text:p>
          </table:table-cell>
        </table:table-row>
        <table:table-row table:style-name="ro1">
          <table:table-cell table:formula="of:=[.A37]+0.01" office:value-type="float" office:value="0.37" calcext:value-type="float">
            <text:p>0,37</text:p>
          </table:table-cell>
          <table:table-cell office:value-type="float" office:value="0.9839228" calcext:value-type="float">
            <text:p>0,9839228</text:p>
          </table:table-cell>
          <table:table-cell office:value-type="float" office:value="0.9909274" calcext:value-type="float">
            <text:p>0,9909274</text:p>
          </table:table-cell>
          <table:table-cell office:value-type="float" office:value="0.9837746" calcext:value-type="float">
            <text:p>0,9837746</text:p>
          </table:table-cell>
          <table:table-cell office:value-type="float" office:value="0.9949537" calcext:value-type="float">
            <text:p>0,9949537</text:p>
          </table:table-cell>
          <table:table-cell office:value-type="float" office:value="0.9894309" calcext:value-type="float">
            <text:p>0,9894309</text:p>
          </table:table-cell>
          <table:table-cell office:value-type="float" office:value="0.9914163" calcext:value-type="float">
            <text:p>0,9914163</text:p>
          </table:table-cell>
          <table:table-cell office:value-type="float" office:value="0.9933206" calcext:value-type="float">
            <text:p>0,9933206</text:p>
          </table:table-cell>
          <table:table-cell office:value-type="float" office:value="0.9907216" calcext:value-type="float">
            <text:p>0,9907216</text:p>
          </table:table-cell>
          <table:table-cell office:value-type="float" office:value="0.9916782" calcext:value-type="float">
            <text:p>0,9916782</text:p>
          </table:table-cell>
        </table:table-row>
        <table:table-row table:style-name="ro1">
          <table:table-cell table:formula="of:=[.A38]+0.01" office:value-type="float" office:value="0.38" calcext:value-type="float">
            <text:p>0,38</text:p>
          </table:table-cell>
          <table:table-cell office:value-type="float" office:value="0.9839228" calcext:value-type="float">
            <text:p>0,9839228</text:p>
          </table:table-cell>
          <table:table-cell office:value-type="float" office:value="0.9909274" calcext:value-type="float">
            <text:p>0,9909274</text:p>
          </table:table-cell>
          <table:table-cell office:value-type="float" office:value="0.9837746" calcext:value-type="float">
            <text:p>0,9837746</text:p>
          </table:table-cell>
          <table:table-cell office:value-type="float" office:value="0.9949537" calcext:value-type="float">
            <text:p>0,9949537</text:p>
          </table:table-cell>
          <table:table-cell office:value-type="float" office:value="0.9894309" calcext:value-type="float">
            <text:p>0,9894309</text:p>
          </table:table-cell>
          <table:table-cell office:value-type="float" office:value="0.9914163" calcext:value-type="float">
            <text:p>0,9914163</text:p>
          </table:table-cell>
          <table:table-cell office:value-type="float" office:value="0.9933206" calcext:value-type="float">
            <text:p>0,9933206</text:p>
          </table:table-cell>
          <table:table-cell office:value-type="float" office:value="0.9907216" calcext:value-type="float">
            <text:p>0,9907216</text:p>
          </table:table-cell>
          <table:table-cell office:value-type="float" office:value="0.9916782" calcext:value-type="float">
            <text:p>0,9916782</text:p>
          </table:table-cell>
        </table:table-row>
        <table:table-row table:style-name="ro1">
          <table:table-cell table:formula="of:=[.A39]+0.01" office:value-type="float" office:value="0.39" calcext:value-type="float">
            <text:p>0,39</text:p>
          </table:table-cell>
          <table:table-cell office:value-type="float" office:value="0.9839228" calcext:value-type="float">
            <text:p>0,9839228</text:p>
          </table:table-cell>
          <table:table-cell office:value-type="float" office:value="0.9909274" calcext:value-type="float">
            <text:p>0,9909274</text:p>
          </table:table-cell>
          <table:table-cell office:value-type="float" office:value="0.9837746" calcext:value-type="float">
            <text:p>0,9837746</text:p>
          </table:table-cell>
          <table:table-cell office:value-type="float" office:value="0.9949537" calcext:value-type="float">
            <text:p>0,9949537</text:p>
          </table:table-cell>
          <table:table-cell office:value-type="float" office:value="0.9894309" calcext:value-type="float">
            <text:p>0,9894309</text:p>
          </table:table-cell>
          <table:table-cell office:value-type="float" office:value="0.9914163" calcext:value-type="float">
            <text:p>0,9914163</text:p>
          </table:table-cell>
          <table:table-cell office:value-type="float" office:value="0.9933206" calcext:value-type="float">
            <text:p>0,9933206</text:p>
          </table:table-cell>
          <table:table-cell office:value-type="float" office:value="0.9907216" calcext:value-type="float">
            <text:p>0,9907216</text:p>
          </table:table-cell>
          <table:table-cell office:value-type="float" office:value="0.9916782" calcext:value-type="float">
            <text:p>0,9916782</text:p>
          </table:table-cell>
        </table:table-row>
        <table:table-row table:style-name="ro1">
          <table:table-cell table:formula="of:=[.A40]+0.01" office:value-type="float" office:value="0.4" calcext:value-type="float">
            <text:p>0,4</text:p>
          </table:table-cell>
          <table:table-cell office:value-type="float" office:value="0.9839228" calcext:value-type="float">
            <text:p>0,9839228</text:p>
          </table:table-cell>
          <table:table-cell office:value-type="float" office:value="0.9909274" calcext:value-type="float">
            <text:p>0,9909274</text:p>
          </table:table-cell>
          <table:table-cell office:value-type="float" office:value="0.9837746" calcext:value-type="float">
            <text:p>0,9837746</text:p>
          </table:table-cell>
          <table:table-cell office:value-type="float" office:value="0.9949537" calcext:value-type="float">
            <text:p>0,9949537</text:p>
          </table:table-cell>
          <table:table-cell office:value-type="float" office:value="0.9894309" calcext:value-type="float">
            <text:p>0,9894309</text:p>
          </table:table-cell>
          <table:table-cell office:value-type="float" office:value="0.9914163" calcext:value-type="float">
            <text:p>0,9914163</text:p>
          </table:table-cell>
          <table:table-cell office:value-type="float" office:value="0.9933206" calcext:value-type="float">
            <text:p>0,9933206</text:p>
          </table:table-cell>
          <table:table-cell office:value-type="float" office:value="0.9907216" calcext:value-type="float">
            <text:p>0,9907216</text:p>
          </table:table-cell>
          <table:table-cell office:value-type="float" office:value="0.9916782" calcext:value-type="float">
            <text:p>0,9916782</text:p>
          </table:table-cell>
        </table:table-row>
        <table:table-row table:style-name="ro1">
          <table:table-cell table:formula="of:=[.A41]+0.01" office:value-type="float" office:value="0.41" calcext:value-type="float">
            <text:p>0,41</text:p>
          </table:table-cell>
          <table:table-cell office:value-type="float" office:value="0.9839228" calcext:value-type="float">
            <text:p>0,9839228</text:p>
          </table:table-cell>
          <table:table-cell office:value-type="float" office:value="0.9929435" calcext:value-type="float">
            <text:p>0,9929435</text:p>
          </table:table-cell>
          <table:table-cell office:value-type="float" office:value="0.9863365" calcext:value-type="float">
            <text:p>0,9863365</text:p>
          </table:table-cell>
          <table:table-cell office:value-type="float" office:value="0.9957948" calcext:value-type="float">
            <text:p>0,9957948</text:p>
          </table:table-cell>
          <table:table-cell office:value-type="float" office:value="0.9902439" calcext:value-type="float">
            <text:p>0,9902439</text:p>
          </table:table-cell>
          <table:table-cell office:value-type="float" office:value="0.9914163" calcext:value-type="float">
            <text:p>0,9914163</text:p>
          </table:table-cell>
          <table:table-cell office:value-type="float" office:value="0.9933206" calcext:value-type="float">
            <text:p>0,9933206</text:p>
          </table:table-cell>
          <table:table-cell office:value-type="float" office:value="0.9907216" calcext:value-type="float">
            <text:p>0,9907216</text:p>
          </table:table-cell>
          <table:table-cell office:value-type="float" office:value="0.9916782" calcext:value-type="float">
            <text:p>0,9916782</text:p>
          </table:table-cell>
        </table:table-row>
        <table:table-row table:style-name="ro1">
          <table:table-cell table:formula="of:=[.A42]+0.01" office:value-type="float" office:value="0.42" calcext:value-type="float">
            <text:p>0,42</text:p>
          </table:table-cell>
          <table:table-cell office:value-type="float" office:value="0.9839228" calcext:value-type="float">
            <text:p>0,9839228</text:p>
          </table:table-cell>
          <table:table-cell office:value-type="float" office:value="0.9929435" calcext:value-type="float">
            <text:p>0,9929435</text:p>
          </table:table-cell>
          <table:table-cell office:value-type="float" office:value="0.9863365" calcext:value-type="float">
            <text:p>0,9863365</text:p>
          </table:table-cell>
          <table:table-cell office:value-type="float" office:value="0.9957948" calcext:value-type="float">
            <text:p>0,9957948</text:p>
          </table:table-cell>
          <table:table-cell office:value-type="float" office:value="0.9902439" calcext:value-type="float">
            <text:p>0,9902439</text:p>
          </table:table-cell>
          <table:table-cell office:value-type="float" office:value="0.9914163" calcext:value-type="float">
            <text:p>0,9914163</text:p>
          </table:table-cell>
          <table:table-cell office:value-type="float" office:value="0.9933206" calcext:value-type="float">
            <text:p>0,9933206</text:p>
          </table:table-cell>
          <table:table-cell office:value-type="float" office:value="0.9907216" calcext:value-type="float">
            <text:p>0,9907216</text:p>
          </table:table-cell>
          <table:table-cell office:value-type="float" office:value="0.9916782" calcext:value-type="float">
            <text:p>0,9916782</text:p>
          </table:table-cell>
        </table:table-row>
        <table:table-row table:style-name="ro1">
          <table:table-cell table:formula="of:=[.A43]+0.01" office:value-type="float" office:value="0.43" calcext:value-type="float">
            <text:p>0,43</text:p>
          </table:table-cell>
          <table:table-cell office:value-type="float" office:value="0.9839228" calcext:value-type="float">
            <text:p>0,9839228</text:p>
          </table:table-cell>
          <table:table-cell office:value-type="float" office:value="0.9929435" calcext:value-type="float">
            <text:p>0,9929435</text:p>
          </table:table-cell>
          <table:table-cell office:value-type="float" office:value="0.9863365" calcext:value-type="float">
            <text:p>0,9863365</text:p>
          </table:table-cell>
          <table:table-cell office:value-type="float" office:value="0.9957948" calcext:value-type="float">
            <text:p>0,9957948</text:p>
          </table:table-cell>
          <table:table-cell office:value-type="float" office:value="0.9902439" calcext:value-type="float">
            <text:p>0,9902439</text:p>
          </table:table-cell>
          <table:table-cell office:value-type="float" office:value="0.9914163" calcext:value-type="float">
            <text:p>0,9914163</text:p>
          </table:table-cell>
          <table:table-cell office:value-type="float" office:value="0.9933206" calcext:value-type="float">
            <text:p>0,9933206</text:p>
          </table:table-cell>
          <table:table-cell office:value-type="float" office:value="0.9907216" calcext:value-type="float">
            <text:p>0,9907216</text:p>
          </table:table-cell>
          <table:table-cell office:value-type="float" office:value="0.9916782" calcext:value-type="float">
            <text:p>0,9916782</text:p>
          </table:table-cell>
        </table:table-row>
        <table:table-row table:style-name="ro1">
          <table:table-cell table:formula="of:=[.A44]+0.01" office:value-type="float" office:value="0.44" calcext:value-type="float">
            <text:p>0,44</text:p>
          </table:table-cell>
          <table:table-cell office:value-type="float" office:value="0.9839228" calcext:value-type="float">
            <text:p>0,9839228</text:p>
          </table:table-cell>
          <table:table-cell office:value-type="float" office:value="0.9929435" calcext:value-type="float">
            <text:p>0,9929435</text:p>
          </table:table-cell>
          <table:table-cell office:value-type="float" office:value="0.9863365" calcext:value-type="float">
            <text:p>0,9863365</text:p>
          </table:table-cell>
          <table:table-cell office:value-type="float" office:value="0.9957948" calcext:value-type="float">
            <text:p>0,9957948</text:p>
          </table:table-cell>
          <table:table-cell office:value-type="float" office:value="0.9902439" calcext:value-type="float">
            <text:p>0,9902439</text:p>
          </table:table-cell>
          <table:table-cell office:value-type="float" office:value="0.9914163" calcext:value-type="float">
            <text:p>0,9914163</text:p>
          </table:table-cell>
          <table:table-cell office:value-type="float" office:value="0.9933206" calcext:value-type="float">
            <text:p>0,9933206</text:p>
          </table:table-cell>
          <table:table-cell office:value-type="float" office:value="0.9907216" calcext:value-type="float">
            <text:p>0,9907216</text:p>
          </table:table-cell>
          <table:table-cell office:value-type="float" office:value="0.9916782" calcext:value-type="float">
            <text:p>0,9916782</text:p>
          </table:table-cell>
        </table:table-row>
        <table:table-row table:style-name="ro1">
          <table:table-cell table:formula="of:=[.A45]+0.01" office:value-type="float" office:value="0.45" calcext:value-type="float">
            <text:p>0,45</text:p>
          </table:table-cell>
          <table:table-cell office:value-type="float" office:value="0.9839228" calcext:value-type="float">
            <text:p>0,9839228</text:p>
          </table:table-cell>
          <table:table-cell office:value-type="float" office:value="0.9929435" calcext:value-type="float">
            <text:p>0,9929435</text:p>
          </table:table-cell>
          <table:table-cell office:value-type="float" office:value="0.9863365" calcext:value-type="float">
            <text:p>0,9863365</text:p>
          </table:table-cell>
          <table:table-cell office:value-type="float" office:value="0.9957948" calcext:value-type="float">
            <text:p>0,9957948</text:p>
          </table:table-cell>
          <table:table-cell office:value-type="float" office:value="0.9902439" calcext:value-type="float">
            <text:p>0,9902439</text:p>
          </table:table-cell>
          <table:table-cell office:value-type="float" office:value="0.9914163" calcext:value-type="float">
            <text:p>0,9914163</text:p>
          </table:table-cell>
          <table:table-cell office:value-type="float" office:value="0.9933206" calcext:value-type="float">
            <text:p>0,9933206</text:p>
          </table:table-cell>
          <table:table-cell office:value-type="float" office:value="0.9907216" calcext:value-type="float">
            <text:p>0,9907216</text:p>
          </table:table-cell>
          <table:table-cell office:value-type="float" office:value="0.9916782" calcext:value-type="float">
            <text:p>0,9916782</text:p>
          </table:table-cell>
        </table:table-row>
        <table:table-row table:style-name="ro1">
          <table:table-cell table:formula="of:=[.A46]+0.01" office:value-type="float" office:value="0.46" calcext:value-type="float">
            <text:p>0,46</text:p>
          </table:table-cell>
          <table:table-cell office:value-type="float" office:value="0.9839228" calcext:value-type="float">
            <text:p>0,9839228</text:p>
          </table:table-cell>
          <table:table-cell office:value-type="float" office:value="0.9929435" calcext:value-type="float">
            <text:p>0,9929435</text:p>
          </table:table-cell>
          <table:table-cell office:value-type="float" office:value="0.9863365" calcext:value-type="float">
            <text:p>0,9863365</text:p>
          </table:table-cell>
          <table:table-cell office:value-type="float" office:value="0.9957948" calcext:value-type="float">
            <text:p>0,9957948</text:p>
          </table:table-cell>
          <table:table-cell office:value-type="float" office:value="0.9902439" calcext:value-type="float">
            <text:p>0,9902439</text:p>
          </table:table-cell>
          <table:table-cell office:value-type="float" office:value="0.9914163" calcext:value-type="float">
            <text:p>0,9914163</text:p>
          </table:table-cell>
          <table:table-cell office:value-type="float" office:value="0.9933206" calcext:value-type="float">
            <text:p>0,9933206</text:p>
          </table:table-cell>
          <table:table-cell office:value-type="float" office:value="0.9907216" calcext:value-type="float">
            <text:p>0,9907216</text:p>
          </table:table-cell>
          <table:table-cell office:value-type="float" office:value="0.9916782" calcext:value-type="float">
            <text:p>0,9916782</text:p>
          </table:table-cell>
        </table:table-row>
        <table:table-row table:style-name="ro1">
          <table:table-cell table:formula="of:=[.A47]+0.01" office:value-type="float" office:value="0.47" calcext:value-type="float">
            <text:p>0,47</text:p>
          </table:table-cell>
          <table:table-cell office:value-type="float" office:value="0.9839228" calcext:value-type="float">
            <text:p>0,9839228</text:p>
          </table:table-cell>
          <table:table-cell office:value-type="float" office:value="0.9929435" calcext:value-type="float">
            <text:p>0,9929435</text:p>
          </table:table-cell>
          <table:table-cell office:value-type="float" office:value="0.9863365" calcext:value-type="float">
            <text:p>0,9863365</text:p>
          </table:table-cell>
          <table:table-cell office:value-type="float" office:value="0.9957948" calcext:value-type="float">
            <text:p>0,9957948</text:p>
          </table:table-cell>
          <table:table-cell office:value-type="float" office:value="0.9902439" calcext:value-type="float">
            <text:p>0,9902439</text:p>
          </table:table-cell>
          <table:table-cell office:value-type="float" office:value="0.9914163" calcext:value-type="float">
            <text:p>0,9914163</text:p>
          </table:table-cell>
          <table:table-cell office:value-type="float" office:value="0.9933206" calcext:value-type="float">
            <text:p>0,9933206</text:p>
          </table:table-cell>
          <table:table-cell office:value-type="float" office:value="0.9907216" calcext:value-type="float">
            <text:p>0,9907216</text:p>
          </table:table-cell>
          <table:table-cell office:value-type="float" office:value="0.9916782" calcext:value-type="float">
            <text:p>0,9916782</text:p>
          </table:table-cell>
        </table:table-row>
        <table:table-row table:style-name="ro1">
          <table:table-cell table:formula="of:=[.A48]+0.01" office:value-type="float" office:value="0.48" calcext:value-type="float">
            <text:p>0,48</text:p>
          </table:table-cell>
          <table:table-cell office:value-type="float" office:value="0.9839228" calcext:value-type="float">
            <text:p>0,9839228</text:p>
          </table:table-cell>
          <table:table-cell office:value-type="float" office:value="0.9929435" calcext:value-type="float">
            <text:p>0,9929435</text:p>
          </table:table-cell>
          <table:table-cell office:value-type="float" office:value="0.9863365" calcext:value-type="float">
            <text:p>0,9863365</text:p>
          </table:table-cell>
          <table:table-cell office:value-type="float" office:value="0.9957948" calcext:value-type="float">
            <text:p>0,9957948</text:p>
          </table:table-cell>
          <table:table-cell office:value-type="float" office:value="0.9902439" calcext:value-type="float">
            <text:p>0,9902439</text:p>
          </table:table-cell>
          <table:table-cell office:value-type="float" office:value="0.9914163" calcext:value-type="float">
            <text:p>0,9914163</text:p>
          </table:table-cell>
          <table:table-cell office:value-type="float" office:value="0.9933206" calcext:value-type="float">
            <text:p>0,9933206</text:p>
          </table:table-cell>
          <table:table-cell office:value-type="float" office:value="0.9907216" calcext:value-type="float">
            <text:p>0,9907216</text:p>
          </table:table-cell>
          <table:table-cell office:value-type="float" office:value="0.9916782" calcext:value-type="float">
            <text:p>0,9916782</text:p>
          </table:table-cell>
        </table:table-row>
        <table:table-row table:style-name="ro1">
          <table:table-cell table:formula="of:=[.A49]+0.01" office:value-type="float" office:value="0.49" calcext:value-type="float">
            <text:p>0,49</text:p>
          </table:table-cell>
          <table:table-cell office:value-type="float" office:value="0.9839228" calcext:value-type="float">
            <text:p>0,9839228</text:p>
          </table:table-cell>
          <table:table-cell office:value-type="float" office:value="0.9929435" calcext:value-type="float">
            <text:p>0,9929435</text:p>
          </table:table-cell>
          <table:table-cell office:value-type="float" office:value="0.9863365" calcext:value-type="float">
            <text:p>0,9863365</text:p>
          </table:table-cell>
          <table:table-cell office:value-type="float" office:value="0.9957948" calcext:value-type="float">
            <text:p>0,9957948</text:p>
          </table:table-cell>
          <table:table-cell office:value-type="float" office:value="0.9902439" calcext:value-type="float">
            <text:p>0,9902439</text:p>
          </table:table-cell>
          <table:table-cell office:value-type="float" office:value="0.9914163" calcext:value-type="float">
            <text:p>0,9914163</text:p>
          </table:table-cell>
          <table:table-cell office:value-type="float" office:value="0.9933206" calcext:value-type="float">
            <text:p>0,9933206</text:p>
          </table:table-cell>
          <table:table-cell office:value-type="float" office:value="0.9907216" calcext:value-type="float">
            <text:p>0,9907216</text:p>
          </table:table-cell>
          <table:table-cell office:value-type="float" office:value="0.9916782" calcext:value-type="float">
            <text:p>0,9916782</text:p>
          </table:table-cell>
        </table:table-row>
        <table:table-row table:style-name="ro1">
          <table:table-cell table:formula="of:=[.A50]+0.01" office:value-type="float" office:value="0.5" calcext:value-type="float">
            <text:p>0,5</text:p>
          </table:table-cell>
          <table:table-cell office:value-type="float" office:value="0.9839228" calcext:value-type="float">
            <text:p>0,9839228</text:p>
          </table:table-cell>
          <table:table-cell office:value-type="float" office:value="0.9929435" calcext:value-type="float">
            <text:p>0,9929435</text:p>
          </table:table-cell>
          <table:table-cell office:value-type="float" office:value="0.9863365" calcext:value-type="float">
            <text:p>0,9863365</text:p>
          </table:table-cell>
          <table:table-cell office:value-type="float" office:value="0.9957948" calcext:value-type="float">
            <text:p>0,9957948</text:p>
          </table:table-cell>
          <table:table-cell office:value-type="float" office:value="0.9902439" calcext:value-type="float">
            <text:p>0,9902439</text:p>
          </table:table-cell>
          <table:table-cell office:value-type="float" office:value="0.9914163" calcext:value-type="float">
            <text:p>0,9914163</text:p>
          </table:table-cell>
          <table:table-cell office:value-type="float" office:value="0.9933206" calcext:value-type="float">
            <text:p>0,9933206</text:p>
          </table:table-cell>
          <table:table-cell office:value-type="float" office:value="0.9907216" calcext:value-type="float">
            <text:p>0,9907216</text:p>
          </table:table-cell>
          <table:table-cell office:value-type="float" office:value="0.9916782" calcext:value-type="float">
            <text:p>0,9916782</text:p>
          </table:table-cell>
        </table:table-row>
        <table:table-row table:style-name="ro1">
          <table:table-cell table:formula="of:=[.A51]+0.01" office:value-type="float" office:value="0.51" calcext:value-type="float">
            <text:p>0,51</text:p>
          </table:table-cell>
          <table:table-cell office:value-type="float" office:value="0.9919614" calcext:value-type="float">
            <text:p>0,9919614</text:p>
          </table:table-cell>
          <table:table-cell office:value-type="float" office:value="0.9929435" calcext:value-type="float">
            <text:p>0,9929435</text:p>
          </table:table-cell>
          <table:table-cell office:value-type="float" office:value="0.9931682" calcext:value-type="float">
            <text:p>0,9931682</text:p>
          </table:table-cell>
          <table:table-cell office:value-type="float" office:value="0.9974769" calcext:value-type="float">
            <text:p>0,9974769</text:p>
          </table:table-cell>
          <table:table-cell office:value-type="float" office:value="0.9926829" calcext:value-type="float">
            <text:p>0,9926829</text:p>
          </table:table-cell>
          <table:table-cell office:value-type="float" office:value="0.9957082" calcext:value-type="float">
            <text:p>0,9957082</text:p>
          </table:table-cell>
          <table:table-cell office:value-type="float" office:value="0.9961832" calcext:value-type="float">
            <text:p>0,9961832</text:p>
          </table:table-cell>
          <table:table-cell office:value-type="float" office:value="0.9927835" calcext:value-type="float">
            <text:p>0,9927835</text:p>
          </table:table-cell>
          <table:table-cell office:value-type="float" office:value="0.9930652" calcext:value-type="float">
            <text:p>0,9930652</text:p>
          </table:table-cell>
        </table:table-row>
        <table:table-row table:style-name="ro1">
          <table:table-cell table:formula="of:=[.A52]+0.01" office:value-type="float" office:value="0.52" calcext:value-type="float">
            <text:p>0,52</text:p>
          </table:table-cell>
          <table:table-cell office:value-type="float" office:value="0.9919614" calcext:value-type="float">
            <text:p>0,9919614</text:p>
          </table:table-cell>
          <table:table-cell office:value-type="float" office:value="0.9929435" calcext:value-type="float">
            <text:p>0,9929435</text:p>
          </table:table-cell>
          <table:table-cell office:value-type="float" office:value="0.9931682" calcext:value-type="float">
            <text:p>0,9931682</text:p>
          </table:table-cell>
          <table:table-cell office:value-type="float" office:value="0.9974769" calcext:value-type="float">
            <text:p>0,9974769</text:p>
          </table:table-cell>
          <table:table-cell office:value-type="float" office:value="0.9926829" calcext:value-type="float">
            <text:p>0,9926829</text:p>
          </table:table-cell>
          <table:table-cell office:value-type="float" office:value="0.9957082" calcext:value-type="float">
            <text:p>0,9957082</text:p>
          </table:table-cell>
          <table:table-cell office:value-type="float" office:value="0.9961832" calcext:value-type="float">
            <text:p>0,9961832</text:p>
          </table:table-cell>
          <table:table-cell office:value-type="float" office:value="0.9927835" calcext:value-type="float">
            <text:p>0,9927835</text:p>
          </table:table-cell>
          <table:table-cell office:value-type="float" office:value="0.9930652" calcext:value-type="float">
            <text:p>0,9930652</text:p>
          </table:table-cell>
        </table:table-row>
        <table:table-row table:style-name="ro1">
          <table:table-cell table:formula="of:=[.A53]+0.01" office:value-type="float" office:value="0.53" calcext:value-type="float">
            <text:p>0,53</text:p>
          </table:table-cell>
          <table:table-cell office:value-type="float" office:value="0.9919614" calcext:value-type="float">
            <text:p>0,9919614</text:p>
          </table:table-cell>
          <table:table-cell office:value-type="float" office:value="0.9929435" calcext:value-type="float">
            <text:p>0,9929435</text:p>
          </table:table-cell>
          <table:table-cell office:value-type="float" office:value="0.9931682" calcext:value-type="float">
            <text:p>0,9931682</text:p>
          </table:table-cell>
          <table:table-cell office:value-type="float" office:value="0.9974769" calcext:value-type="float">
            <text:p>0,9974769</text:p>
          </table:table-cell>
          <table:table-cell office:value-type="float" office:value="0.9926829" calcext:value-type="float">
            <text:p>0,9926829</text:p>
          </table:table-cell>
          <table:table-cell office:value-type="float" office:value="0.9957082" calcext:value-type="float">
            <text:p>0,9957082</text:p>
          </table:table-cell>
          <table:table-cell office:value-type="float" office:value="0.9961832" calcext:value-type="float">
            <text:p>0,9961832</text:p>
          </table:table-cell>
          <table:table-cell office:value-type="float" office:value="0.9927835" calcext:value-type="float">
            <text:p>0,9927835</text:p>
          </table:table-cell>
          <table:table-cell office:value-type="float" office:value="0.9930652" calcext:value-type="float">
            <text:p>0,9930652</text:p>
          </table:table-cell>
        </table:table-row>
        <table:table-row table:style-name="ro1">
          <table:table-cell table:formula="of:=[.A54]+0.01" office:value-type="float" office:value="0.54" calcext:value-type="float">
            <text:p>0,54</text:p>
          </table:table-cell>
          <table:table-cell office:value-type="float" office:value="0.9919614" calcext:value-type="float">
            <text:p>0,9919614</text:p>
          </table:table-cell>
          <table:table-cell office:value-type="float" office:value="0.9929435" calcext:value-type="float">
            <text:p>0,9929435</text:p>
          </table:table-cell>
          <table:table-cell office:value-type="float" office:value="0.9931682" calcext:value-type="float">
            <text:p>0,9931682</text:p>
          </table:table-cell>
          <table:table-cell office:value-type="float" office:value="0.9974769" calcext:value-type="float">
            <text:p>0,9974769</text:p>
          </table:table-cell>
          <table:table-cell office:value-type="float" office:value="0.9926829" calcext:value-type="float">
            <text:p>0,9926829</text:p>
          </table:table-cell>
          <table:table-cell office:value-type="float" office:value="0.9957082" calcext:value-type="float">
            <text:p>0,9957082</text:p>
          </table:table-cell>
          <table:table-cell office:value-type="float" office:value="0.9961832" calcext:value-type="float">
            <text:p>0,9961832</text:p>
          </table:table-cell>
          <table:table-cell office:value-type="float" office:value="0.9927835" calcext:value-type="float">
            <text:p>0,9927835</text:p>
          </table:table-cell>
          <table:table-cell office:value-type="float" office:value="0.9930652" calcext:value-type="float">
            <text:p>0,9930652</text:p>
          </table:table-cell>
        </table:table-row>
        <table:table-row table:style-name="ro1">
          <table:table-cell table:formula="of:=[.A55]+0.01" office:value-type="float" office:value="0.55" calcext:value-type="float">
            <text:p>0,55</text:p>
          </table:table-cell>
          <table:table-cell office:value-type="float" office:value="0.9919614" calcext:value-type="float">
            <text:p>0,9919614</text:p>
          </table:table-cell>
          <table:table-cell office:value-type="float" office:value="0.9929435" calcext:value-type="float">
            <text:p>0,9929435</text:p>
          </table:table-cell>
          <table:table-cell office:value-type="float" office:value="0.9931682" calcext:value-type="float">
            <text:p>0,9931682</text:p>
          </table:table-cell>
          <table:table-cell office:value-type="float" office:value="0.9974769" calcext:value-type="float">
            <text:p>0,9974769</text:p>
          </table:table-cell>
          <table:table-cell office:value-type="float" office:value="0.9926829" calcext:value-type="float">
            <text:p>0,9926829</text:p>
          </table:table-cell>
          <table:table-cell office:value-type="float" office:value="0.9957082" calcext:value-type="float">
            <text:p>0,9957082</text:p>
          </table:table-cell>
          <table:table-cell office:value-type="float" office:value="0.9961832" calcext:value-type="float">
            <text:p>0,9961832</text:p>
          </table:table-cell>
          <table:table-cell office:value-type="float" office:value="0.9927835" calcext:value-type="float">
            <text:p>0,9927835</text:p>
          </table:table-cell>
          <table:table-cell office:value-type="float" office:value="0.9930652" calcext:value-type="float">
            <text:p>0,9930652</text:p>
          </table:table-cell>
        </table:table-row>
        <table:table-row table:style-name="ro1">
          <table:table-cell table:formula="of:=[.A56]+0.01" office:value-type="float" office:value="0.56" calcext:value-type="float">
            <text:p>0,56</text:p>
          </table:table-cell>
          <table:table-cell office:value-type="float" office:value="0.9919614" calcext:value-type="float">
            <text:p>0,9919614</text:p>
          </table:table-cell>
          <table:table-cell office:value-type="float" office:value="0.9929435" calcext:value-type="float">
            <text:p>0,9929435</text:p>
          </table:table-cell>
          <table:table-cell office:value-type="float" office:value="0.9931682" calcext:value-type="float">
            <text:p>0,9931682</text:p>
          </table:table-cell>
          <table:table-cell office:value-type="float" office:value="0.9974769" calcext:value-type="float">
            <text:p>0,9974769</text:p>
          </table:table-cell>
          <table:table-cell office:value-type="float" office:value="0.9926829" calcext:value-type="float">
            <text:p>0,9926829</text:p>
          </table:table-cell>
          <table:table-cell office:value-type="float" office:value="0.9957082" calcext:value-type="float">
            <text:p>0,9957082</text:p>
          </table:table-cell>
          <table:table-cell office:value-type="float" office:value="0.9961832" calcext:value-type="float">
            <text:p>0,9961832</text:p>
          </table:table-cell>
          <table:table-cell office:value-type="float" office:value="0.9927835" calcext:value-type="float">
            <text:p>0,9927835</text:p>
          </table:table-cell>
          <table:table-cell office:value-type="float" office:value="0.9930652" calcext:value-type="float">
            <text:p>0,9930652</text:p>
          </table:table-cell>
        </table:table-row>
        <table:table-row table:style-name="ro1">
          <table:table-cell table:formula="of:=[.A57]+0.01" office:value-type="float" office:value="0.57" calcext:value-type="float">
            <text:p>0,57</text:p>
          </table:table-cell>
          <table:table-cell office:value-type="float" office:value="0.9919614" calcext:value-type="float">
            <text:p>0,9919614</text:p>
          </table:table-cell>
          <table:table-cell office:value-type="float" office:value="0.9929435" calcext:value-type="float">
            <text:p>0,9929435</text:p>
          </table:table-cell>
          <table:table-cell office:value-type="float" office:value="0.9931682" calcext:value-type="float">
            <text:p>0,9931682</text:p>
          </table:table-cell>
          <table:table-cell office:value-type="float" office:value="0.9974769" calcext:value-type="float">
            <text:p>0,9974769</text:p>
          </table:table-cell>
          <table:table-cell office:value-type="float" office:value="0.9926829" calcext:value-type="float">
            <text:p>0,9926829</text:p>
          </table:table-cell>
          <table:table-cell office:value-type="float" office:value="0.9957082" calcext:value-type="float">
            <text:p>0,9957082</text:p>
          </table:table-cell>
          <table:table-cell office:value-type="float" office:value="0.9961832" calcext:value-type="float">
            <text:p>0,9961832</text:p>
          </table:table-cell>
          <table:table-cell office:value-type="float" office:value="0.9927835" calcext:value-type="float">
            <text:p>0,9927835</text:p>
          </table:table-cell>
          <table:table-cell office:value-type="float" office:value="0.9930652" calcext:value-type="float">
            <text:p>0,9930652</text:p>
          </table:table-cell>
        </table:table-row>
        <table:table-row table:style-name="ro1">
          <table:table-cell table:formula="of:=[.A58]+0.01" office:value-type="float" office:value="0.58" calcext:value-type="float">
            <text:p>0,58</text:p>
          </table:table-cell>
          <table:table-cell office:value-type="float" office:value="0.9919614" calcext:value-type="float">
            <text:p>0,9919614</text:p>
          </table:table-cell>
          <table:table-cell office:value-type="float" office:value="0.9929435" calcext:value-type="float">
            <text:p>0,9929435</text:p>
          </table:table-cell>
          <table:table-cell office:value-type="float" office:value="0.9931682" calcext:value-type="float">
            <text:p>0,9931682</text:p>
          </table:table-cell>
          <table:table-cell office:value-type="float" office:value="0.9974769" calcext:value-type="float">
            <text:p>0,9974769</text:p>
          </table:table-cell>
          <table:table-cell office:value-type="float" office:value="0.9926829" calcext:value-type="float">
            <text:p>0,9926829</text:p>
          </table:table-cell>
          <table:table-cell office:value-type="float" office:value="0.9957082" calcext:value-type="float">
            <text:p>0,9957082</text:p>
          </table:table-cell>
          <table:table-cell office:value-type="float" office:value="0.9961832" calcext:value-type="float">
            <text:p>0,9961832</text:p>
          </table:table-cell>
          <table:table-cell office:value-type="float" office:value="0.9927835" calcext:value-type="float">
            <text:p>0,9927835</text:p>
          </table:table-cell>
          <table:table-cell office:value-type="float" office:value="0.9930652" calcext:value-type="float">
            <text:p>0,9930652</text:p>
          </table:table-cell>
        </table:table-row>
        <table:table-row table:style-name="ro1">
          <table:table-cell table:formula="of:=[.A59]+0.01" office:value-type="float" office:value="0.59" calcext:value-type="float">
            <text:p>0,59</text:p>
          </table:table-cell>
          <table:table-cell office:value-type="float" office:value="0.9919614" calcext:value-type="float">
            <text:p>0,9919614</text:p>
          </table:table-cell>
          <table:table-cell office:value-type="float" office:value="0.9929435" calcext:value-type="float">
            <text:p>0,9929435</text:p>
          </table:table-cell>
          <table:table-cell office:value-type="float" office:value="0.9931682" calcext:value-type="float">
            <text:p>0,9931682</text:p>
          </table:table-cell>
          <table:table-cell office:value-type="float" office:value="0.9974769" calcext:value-type="float">
            <text:p>0,9974769</text:p>
          </table:table-cell>
          <table:table-cell office:value-type="float" office:value="0.9926829" calcext:value-type="float">
            <text:p>0,9926829</text:p>
          </table:table-cell>
          <table:table-cell office:value-type="float" office:value="0.9957082" calcext:value-type="float">
            <text:p>0,9957082</text:p>
          </table:table-cell>
          <table:table-cell office:value-type="float" office:value="0.9961832" calcext:value-type="float">
            <text:p>0,9961832</text:p>
          </table:table-cell>
          <table:table-cell office:value-type="float" office:value="0.9927835" calcext:value-type="float">
            <text:p>0,9927835</text:p>
          </table:table-cell>
          <table:table-cell office:value-type="float" office:value="0.9930652" calcext:value-type="float">
            <text:p>0,9930652</text:p>
          </table:table-cell>
        </table:table-row>
        <table:table-row table:style-name="ro1">
          <table:table-cell table:formula="of:=[.A60]+0.01" office:value-type="float" office:value="0.6" calcext:value-type="float">
            <text:p>0,6</text:p>
          </table:table-cell>
          <table:table-cell office:value-type="float" office:value="0.9919614" calcext:value-type="float">
            <text:p>0,9919614</text:p>
          </table:table-cell>
          <table:table-cell office:value-type="float" office:value="0.9929435" calcext:value-type="float">
            <text:p>0,9929435</text:p>
          </table:table-cell>
          <table:table-cell office:value-type="float" office:value="0.9931682" calcext:value-type="float">
            <text:p>0,9931682</text:p>
          </table:table-cell>
          <table:table-cell office:value-type="float" office:value="0.9974769" calcext:value-type="float">
            <text:p>0,9974769</text:p>
          </table:table-cell>
          <table:table-cell office:value-type="float" office:value="0.9926829" calcext:value-type="float">
            <text:p>0,9926829</text:p>
          </table:table-cell>
          <table:table-cell office:value-type="float" office:value="0.9957082" calcext:value-type="float">
            <text:p>0,9957082</text:p>
          </table:table-cell>
          <table:table-cell office:value-type="float" office:value="0.9961832" calcext:value-type="float">
            <text:p>0,9961832</text:p>
          </table:table-cell>
          <table:table-cell office:value-type="float" office:value="0.9927835" calcext:value-type="float">
            <text:p>0,9927835</text:p>
          </table:table-cell>
          <table:table-cell office:value-type="float" office:value="0.9930652" calcext:value-type="float">
            <text:p>0,9930652</text:p>
          </table:table-cell>
        </table:table-row>
        <table:table-row table:style-name="ro1">
          <table:table-cell table:formula="of:=[.A61]+0.01" office:value-type="float" office:value="0.61" calcext:value-type="float">
            <text:p>0,61</text:p>
          </table:table-cell>
          <table:table-cell office:value-type="float" office:value="0.9935691" calcext:value-type="float">
            <text:p>0,9935691</text:p>
          </table:table-cell>
          <table:table-cell office:value-type="float" office:value="0.9929435" calcext:value-type="float">
            <text:p>0,9929435</text:p>
          </table:table-cell>
          <table:table-cell office:value-type="float" office:value="0.9931682" calcext:value-type="float">
            <text:p>0,9931682</text:p>
          </table:table-cell>
          <table:table-cell office:value-type="float" office:value="0.9974769" calcext:value-type="float">
            <text:p>0,9974769</text:p>
          </table:table-cell>
          <table:table-cell office:value-type="float" office:value="0.9926829" calcext:value-type="float">
            <text:p>0,9926829</text:p>
          </table:table-cell>
          <table:table-cell office:value-type="float" office:value="0.9957082" calcext:value-type="float">
            <text:p>0,9957082</text:p>
          </table:table-cell>
          <table:table-cell office:value-type="float" office:value="0.9961832" calcext:value-type="float">
            <text:p>0,9961832</text:p>
          </table:table-cell>
          <table:table-cell office:value-type="float" office:value="0.9938144" calcext:value-type="float">
            <text:p>0,9938144</text:p>
          </table:table-cell>
          <table:table-cell office:value-type="float" office:value="0.9930652" calcext:value-type="float">
            <text:p>0,9930652</text:p>
          </table:table-cell>
        </table:table-row>
        <table:table-row table:style-name="ro1">
          <table:table-cell table:formula="of:=[.A62]+0.01" office:value-type="float" office:value="0.62" calcext:value-type="float">
            <text:p>0,62</text:p>
          </table:table-cell>
          <table:table-cell office:value-type="float" office:value="0.9935691" calcext:value-type="float">
            <text:p>0,9935691</text:p>
          </table:table-cell>
          <table:table-cell office:value-type="float" office:value="0.9929435" calcext:value-type="float">
            <text:p>0,9929435</text:p>
          </table:table-cell>
          <table:table-cell office:value-type="float" office:value="0.9931682" calcext:value-type="float">
            <text:p>0,9931682</text:p>
          </table:table-cell>
          <table:table-cell office:value-type="float" office:value="0.9974769" calcext:value-type="float">
            <text:p>0,9974769</text:p>
          </table:table-cell>
          <table:table-cell office:value-type="float" office:value="0.9926829" calcext:value-type="float">
            <text:p>0,9926829</text:p>
          </table:table-cell>
          <table:table-cell office:value-type="float" office:value="0.9957082" calcext:value-type="float">
            <text:p>0,9957082</text:p>
          </table:table-cell>
          <table:table-cell office:value-type="float" office:value="0.9961832" calcext:value-type="float">
            <text:p>0,9961832</text:p>
          </table:table-cell>
          <table:table-cell office:value-type="float" office:value="0.9938144" calcext:value-type="float">
            <text:p>0,9938144</text:p>
          </table:table-cell>
          <table:table-cell office:value-type="float" office:value="0.9930652" calcext:value-type="float">
            <text:p>0,9930652</text:p>
          </table:table-cell>
        </table:table-row>
        <table:table-row table:style-name="ro1">
          <table:table-cell table:formula="of:=[.A63]+0.01" office:value-type="float" office:value="0.63" calcext:value-type="float">
            <text:p>0,63</text:p>
          </table:table-cell>
          <table:table-cell office:value-type="float" office:value="0.9935691" calcext:value-type="float">
            <text:p>0,9935691</text:p>
          </table:table-cell>
          <table:table-cell office:value-type="float" office:value="0.9929435" calcext:value-type="float">
            <text:p>0,9929435</text:p>
          </table:table-cell>
          <table:table-cell office:value-type="float" office:value="0.9931682" calcext:value-type="float">
            <text:p>0,9931682</text:p>
          </table:table-cell>
          <table:table-cell office:value-type="float" office:value="0.9974769" calcext:value-type="float">
            <text:p>0,9974769</text:p>
          </table:table-cell>
          <table:table-cell office:value-type="float" office:value="0.9926829" calcext:value-type="float">
            <text:p>0,9926829</text:p>
          </table:table-cell>
          <table:table-cell office:value-type="float" office:value="0.9957082" calcext:value-type="float">
            <text:p>0,9957082</text:p>
          </table:table-cell>
          <table:table-cell office:value-type="float" office:value="0.9961832" calcext:value-type="float">
            <text:p>0,9961832</text:p>
          </table:table-cell>
          <table:table-cell office:value-type="float" office:value="0.9938144" calcext:value-type="float">
            <text:p>0,9938144</text:p>
          </table:table-cell>
          <table:table-cell office:value-type="float" office:value="0.9930652" calcext:value-type="float">
            <text:p>0,9930652</text:p>
          </table:table-cell>
        </table:table-row>
        <table:table-row table:style-name="ro1">
          <table:table-cell table:formula="of:=[.A64]+0.01" office:value-type="float" office:value="0.64" calcext:value-type="float">
            <text:p>0,64</text:p>
          </table:table-cell>
          <table:table-cell office:value-type="float" office:value="0.9935691" calcext:value-type="float">
            <text:p>0,9935691</text:p>
          </table:table-cell>
          <table:table-cell office:value-type="float" office:value="0.9929435" calcext:value-type="float">
            <text:p>0,9929435</text:p>
          </table:table-cell>
          <table:table-cell office:value-type="float" office:value="0.9931682" calcext:value-type="float">
            <text:p>0,9931682</text:p>
          </table:table-cell>
          <table:table-cell office:value-type="float" office:value="0.9974769" calcext:value-type="float">
            <text:p>0,9974769</text:p>
          </table:table-cell>
          <table:table-cell office:value-type="float" office:value="0.9926829" calcext:value-type="float">
            <text:p>0,9926829</text:p>
          </table:table-cell>
          <table:table-cell office:value-type="float" office:value="0.9957082" calcext:value-type="float">
            <text:p>0,9957082</text:p>
          </table:table-cell>
          <table:table-cell office:value-type="float" office:value="0.9961832" calcext:value-type="float">
            <text:p>0,9961832</text:p>
          </table:table-cell>
          <table:table-cell office:value-type="float" office:value="0.9938144" calcext:value-type="float">
            <text:p>0,9938144</text:p>
          </table:table-cell>
          <table:table-cell office:value-type="float" office:value="0.9930652" calcext:value-type="float">
            <text:p>0,9930652</text:p>
          </table:table-cell>
        </table:table-row>
        <table:table-row table:style-name="ro1">
          <table:table-cell table:formula="of:=[.A65]+0.01" office:value-type="float" office:value="0.65" calcext:value-type="float">
            <text:p>0,65</text:p>
          </table:table-cell>
          <table:table-cell office:value-type="float" office:value="0.9935691" calcext:value-type="float">
            <text:p>0,9935691</text:p>
          </table:table-cell>
          <table:table-cell office:value-type="float" office:value="0.9929435" calcext:value-type="float">
            <text:p>0,9929435</text:p>
          </table:table-cell>
          <table:table-cell office:value-type="float" office:value="0.9931682" calcext:value-type="float">
            <text:p>0,9931682</text:p>
          </table:table-cell>
          <table:table-cell office:value-type="float" office:value="0.9974769" calcext:value-type="float">
            <text:p>0,9974769</text:p>
          </table:table-cell>
          <table:table-cell office:value-type="float" office:value="0.9926829" calcext:value-type="float">
            <text:p>0,9926829</text:p>
          </table:table-cell>
          <table:table-cell office:value-type="float" office:value="0.9957082" calcext:value-type="float">
            <text:p>0,9957082</text:p>
          </table:table-cell>
          <table:table-cell office:value-type="float" office:value="0.9961832" calcext:value-type="float">
            <text:p>0,9961832</text:p>
          </table:table-cell>
          <table:table-cell office:value-type="float" office:value="0.9938144" calcext:value-type="float">
            <text:p>0,9938144</text:p>
          </table:table-cell>
          <table:table-cell office:value-type="float" office:value="0.9930652" calcext:value-type="float">
            <text:p>0,9930652</text:p>
          </table:table-cell>
        </table:table-row>
        <table:table-row table:style-name="ro1">
          <table:table-cell table:formula="of:=[.A66]+0.01" office:value-type="float" office:value="0.66" calcext:value-type="float">
            <text:p>0,66</text:p>
          </table:table-cell>
          <table:table-cell office:value-type="float" office:value="0.9935691" calcext:value-type="float">
            <text:p>0,9935691</text:p>
          </table:table-cell>
          <table:table-cell office:value-type="float" office:value="0.9929435" calcext:value-type="float">
            <text:p>0,9929435</text:p>
          </table:table-cell>
          <table:table-cell office:value-type="float" office:value="0.9931682" calcext:value-type="float">
            <text:p>0,9931682</text:p>
          </table:table-cell>
          <table:table-cell office:value-type="float" office:value="0.9974769" calcext:value-type="float">
            <text:p>0,9974769</text:p>
          </table:table-cell>
          <table:table-cell office:value-type="float" office:value="0.9926829" calcext:value-type="float">
            <text:p>0,9926829</text:p>
          </table:table-cell>
          <table:table-cell office:value-type="float" office:value="0.9957082" calcext:value-type="float">
            <text:p>0,9957082</text:p>
          </table:table-cell>
          <table:table-cell office:value-type="float" office:value="0.9961832" calcext:value-type="float">
            <text:p>0,9961832</text:p>
          </table:table-cell>
          <table:table-cell office:value-type="float" office:value="0.9938144" calcext:value-type="float">
            <text:p>0,9938144</text:p>
          </table:table-cell>
          <table:table-cell office:value-type="float" office:value="0.9930652" calcext:value-type="float">
            <text:p>0,9930652</text:p>
          </table:table-cell>
        </table:table-row>
        <table:table-row table:style-name="ro1">
          <table:table-cell table:formula="of:=[.A67]+0.01" office:value-type="float" office:value="0.67" calcext:value-type="float">
            <text:p>0,67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formula="of:=[.A68]+0.01" office:value-type="float" office:value="0.68" calcext:value-type="float">
            <text:p>0,68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formula="of:=[.A69]+0.01" office:value-type="float" office:value="0.69" calcext:value-type="float">
            <text:p>0,69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formula="of:=[.A70]+0.01" office:value-type="float" office:value="0.7" calcext:value-type="float">
            <text:p>0,7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formula="of:=[.A71]+0.01" office:value-type="float" office:value="0.71" calcext:value-type="float">
            <text:p>0,7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formula="of:=[.A72]+0.01" office:value-type="float" office:value="0.72" calcext:value-type="float">
            <text:p>0,72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formula="of:=[.A73]+0.01" office:value-type="float" office:value="0.73" calcext:value-type="float">
            <text:p>0,73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formula="of:=[.A74]+0.01" office:value-type="float" office:value="0.74" calcext:value-type="float">
            <text:p>0,74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formula="of:=[.A75]+0.01" office:value-type="float" office:value="0.75" calcext:value-type="float">
            <text:p>0,75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formula="of:=[.A76]+0.01" office:value-type="float" office:value="0.76" calcext:value-type="float">
            <text:p>0,76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formula="of:=[.A77]+0.01" office:value-type="float" office:value="0.77" calcext:value-type="float">
            <text:p>0,77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formula="of:=[.A78]+0.01" office:value-type="float" office:value="0.78" calcext:value-type="float">
            <text:p>0,78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formula="of:=[.A79]+0.01" office:value-type="float" office:value="0.790000000000001" calcext:value-type="float">
            <text:p>0,79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formula="of:=[.A80]+0.01" office:value-type="float" office:value="0.8" calcext:value-type="float">
            <text:p>0,8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formula="of:=[.A81]+0.01" office:value-type="float" office:value="0.810000000000001" calcext:value-type="float">
            <text:p>0,8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formula="of:=[.A82]+0.01" office:value-type="float" office:value="0.82" calcext:value-type="float">
            <text:p>0,82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formula="of:=[.A83]+0.01" office:value-type="float" office:value="0.83" calcext:value-type="float">
            <text:p>0,83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formula="of:=[.A84]+0.01" office:value-type="float" office:value="0.84" calcext:value-type="float">
            <text:p>0,84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formula="of:=[.A85]+0.01" office:value-type="float" office:value="0.850000000000001" calcext:value-type="float">
            <text:p>0,85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formula="of:=[.A86]+0.01" office:value-type="float" office:value="0.860000000000001" calcext:value-type="float">
            <text:p>0,86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formula="of:=[.A87]+0.01" office:value-type="float" office:value="0.87" calcext:value-type="float">
            <text:p>0,87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formula="of:=[.A88]+0.01" office:value-type="float" office:value="0.88" calcext:value-type="float">
            <text:p>0,88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formula="of:=[.A89]+0.01" office:value-type="float" office:value="0.890000000000001" calcext:value-type="float">
            <text:p>0,89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formula="of:=[.A90]+0.01" office:value-type="float" office:value="0.900000000000001" calcext:value-type="float">
            <text:p>0,9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formula="of:=[.A91]+0.01" office:value-type="float" office:value="0.910000000000001" calcext:value-type="float">
            <text:p>0,91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formula="of:=[.A92]+0.01" office:value-type="float" office:value="0.92" calcext:value-type="float">
            <text:p>0,92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formula="of:=[.A93]+0.01" office:value-type="float" office:value="0.930000000000001" calcext:value-type="float">
            <text:p>0,93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formula="of:=[.A94]+0.01" office:value-type="float" office:value="0.940000000000001" calcext:value-type="float">
            <text:p>0,94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formula="of:=[.A95]+0.01" office:value-type="float" office:value="0.950000000000001" calcext:value-type="float">
            <text:p>0,95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formula="of:=[.A96]+0.01" office:value-type="float" office:value="0.960000000000001" calcext:value-type="float">
            <text:p>0,96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formula="of:=[.A97]+0.01" office:value-type="float" office:value="0.970000000000001" calcext:value-type="float">
            <text:p>0,97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formula="of:=[.A98]+0.01" office:value-type="float" office:value="0.980000000000001" calcext:value-type="float">
            <text:p>0,98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formula="of:=[.A99]+0.01" office:value-type="float" office:value="0.990000000000001" calcext:value-type="float">
            <text:p>0,99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formula="of:=[.A100]+0.01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</table:table-row>
      </table:table>
      <table:table table:name="Planilha2" table:style-name="ta1">
        <table:shapes>
          <draw:frame draw:z-index="0" draw:style-name="gr1" draw:text-style-name="P1" svg:width="118.2mm" svg:height="70.9mm" svg:x="240.76mm" svg:y="4.81mm">
            <loext:p draw:notify-on-update-of-ranges="Planilha2.A1:Planilha2.A31 Planilha1.A2:Planilha1.A2 Planilha2.B1:Planilha2.B31 Planilha2.A1:Planilha2.A31 Planilha1.A3:Planilha1.A3 Planilha2.C1:Planilha2.C31 Planilha2.A1:Planilha2.A31 Planilha1.A4:Planilha1.A4 Planilha2.D1:Planilha2.D31 Planilha2.A1:Planilha2.A31 Planilha1.A5:Planilha1.A5 Planilha2.E1:Planilha2.E31 Planilha2.A1:Planilha2.A31 Planilha1.A6:Planilha1.A6 Planilha2.F1:Planilha2.F31 Planilha2.A1:Planilha2.A31 Planilha1.A7:Planilha1.A7 Planilha2.G1:Planilha2.G31 Planilha2.A1:Planilha2.A31 Planilha1.A8:Planilha1.A8 Planilha2.H1:Planilha2.H31 Planilha2.A1:Planilha2.A31 Planilha1.A9:Planilha1.A9 Planilha2.I1:Planilha2.I31 Planilha2.A1:Planilha2.A31 Planilha1.A10:Planilha1.A10 Planilha2.J1:Planilha2.J3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default-cell-style-name="ce1"/>
        <table:table-column table:style-name="co4" table:number-columns-repeated="1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.001540832" calcext:value-type="float">
            <text:p>0,001540832</text:p>
          </table:table-cell>
          <table:table-cell office:value-type="float" office:value="0.0009615385" calcext:value-type="float">
            <text:p>0,0009615385</text:p>
          </table:table-cell>
          <table:table-cell table:style-name="ce5" office:value-type="float" office:value="0.0008143322" calcext:value-type="float">
            <text:p>0,001</text:p>
          </table:table-cell>
          <table:table-cell office:value-type="float" office:value="0.0008077544" calcext:value-type="float">
            <text:p>0,0008077544</text:p>
          </table:table-cell>
          <table:table-cell office:value-type="float" office:value="0.000777605" calcext:value-type="float">
            <text:p>0,000777605</text:p>
          </table:table-cell>
          <table:table-cell office:value-type="float" office:value="0.002040816" calcext:value-type="float">
            <text:p>0,002040816</text:p>
          </table:table-cell>
          <table:table-cell office:value-type="float" office:value="0.000911577" calcext:value-type="float">
            <text:p>0,000911577</text:p>
          </table:table-cell>
          <table:table-cell office:value-type="float" office:value="0.0009746589" calcext:value-type="float">
            <text:p>0,0009746589</text:p>
          </table:table-cell>
          <table:table-cell office:value-type="float" office:value="0.00128866" calcext:value-type="float">
            <text:p>0,0012886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0.00770416" calcext:value-type="float">
            <text:p>0,00770416</text:p>
          </table:table-cell>
          <table:table-cell office:value-type="float" office:value="0.004807692" calcext:value-type="float">
            <text:p>0,004807692</text:p>
          </table:table-cell>
          <table:table-cell table:style-name="ce5" office:value-type="float" office:value="0.006514658" calcext:value-type="float">
            <text:p>0,007</text:p>
          </table:table-cell>
          <table:table-cell office:value-type="float" office:value="0.005654281" calcext:value-type="float">
            <text:p>0,005654281</text:p>
          </table:table-cell>
          <table:table-cell office:value-type="float" office:value="0.005443235" calcext:value-type="float">
            <text:p>0,005443235</text:p>
          </table:table-cell>
          <table:table-cell office:value-type="float" office:value="0.004081633" calcext:value-type="float">
            <text:p>0,004081633</text:p>
          </table:table-cell>
          <table:table-cell office:value-type="float" office:value="0.003646308" calcext:value-type="float">
            <text:p>0,003646308</text:p>
          </table:table-cell>
          <table:table-cell office:value-type="float" office:value="0.001949318" calcext:value-type="float">
            <text:p>0,001949318</text:p>
          </table:table-cell>
          <table:table-cell office:value-type="float" office:value="0.00257732" calcext:value-type="float">
            <text:p>0,0025773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0.0385208" calcext:value-type="float">
            <text:p>0,0385208</text:p>
          </table:table-cell>
          <table:table-cell office:value-type="float" office:value="0.03365385" calcext:value-type="float">
            <text:p>0,03365385</text:p>
          </table:table-cell>
          <table:table-cell table:style-name="ce5" office:value-type="float" office:value="0.06514658" calcext:value-type="float">
            <text:p>0,065</text:p>
          </table:table-cell>
          <table:table-cell office:value-type="float" office:value="0.03231018" calcext:value-type="float">
            <text:p>0,03231018</text:p>
          </table:table-cell>
          <table:table-cell office:value-type="float" office:value="0.03732504" calcext:value-type="float">
            <text:p>0,03732504</text:p>
          </table:table-cell>
          <table:table-cell office:value-type="float" office:value="0.01020408" calcext:value-type="float">
            <text:p>0,01020408</text:p>
          </table:table-cell>
          <table:table-cell office:value-type="float" office:value="0.02825889" calcext:value-type="float">
            <text:p>0,02825889</text:p>
          </table:table-cell>
          <table:table-cell office:value-type="float" office:value="0.01461988" calcext:value-type="float">
            <text:p>0,01461988</text:p>
          </table:table-cell>
          <table:table-cell office:value-type="float" office:value="0.01159794" calcext:value-type="float">
            <text:p>0,0115979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1155624" calcext:value-type="float">
            <text:p>0,1155624</text:p>
          </table:table-cell>
          <table:table-cell office:value-type="float" office:value="0.09807692" calcext:value-type="float">
            <text:p>0,09807692</text:p>
          </table:table-cell>
          <table:table-cell table:style-name="ce5" office:value-type="float" office:value="0.1555375" calcext:value-type="float">
            <text:p>0,156</text:p>
          </table:table-cell>
          <table:table-cell office:value-type="float" office:value="0.08885299" calcext:value-type="float">
            <text:p>0,08885299</text:p>
          </table:table-cell>
          <table:table-cell office:value-type="float" office:value="0.08631415" calcext:value-type="float">
            <text:p>0,08631415</text:p>
          </table:table-cell>
          <table:table-cell office:value-type="float" office:value="0.01632653" calcext:value-type="float">
            <text:p>0,01632653</text:p>
          </table:table-cell>
          <table:table-cell office:value-type="float" office:value="0.08659982" calcext:value-type="float">
            <text:p>0,08659982</text:p>
          </table:table-cell>
          <table:table-cell office:value-type="float" office:value="0.03118908" calcext:value-type="float">
            <text:p>0,03118908</text:p>
          </table:table-cell>
          <table:table-cell office:value-type="float" office:value="0.02706186" calcext:value-type="float">
            <text:p>0,0270618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0.2265023" calcext:value-type="float">
            <text:p>0,2265023</text:p>
          </table:table-cell>
          <table:table-cell office:value-type="float" office:value="0.175" calcext:value-type="float">
            <text:p>0,175</text:p>
          </table:table-cell>
          <table:table-cell table:style-name="ce5" office:value-type="float" office:value="0.2899023" calcext:value-type="float">
            <text:p>0,290</text:p>
          </table:table-cell>
          <table:table-cell office:value-type="float" office:value="0.1696284" calcext:value-type="float">
            <text:p>0,1696284</text:p>
          </table:table-cell>
          <table:table-cell office:value-type="float" office:value="0.163297" calcext:value-type="float">
            <text:p>0,163297</text:p>
          </table:table-cell>
          <table:table-cell office:value-type="float" office:value="0.02244898" calcext:value-type="float">
            <text:p>0,02244898</text:p>
          </table:table-cell>
          <table:table-cell office:value-type="float" office:value="0.1668186" calcext:value-type="float">
            <text:p>0,1668186</text:p>
          </table:table-cell>
          <table:table-cell office:value-type="float" office:value="0.07212476" calcext:value-type="float">
            <text:p>0,07212476</text:p>
          </table:table-cell>
          <table:table-cell office:value-type="float" office:value="0.05670103" calcext:value-type="float">
            <text:p>0,0567010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0.4206471" calcext:value-type="float">
            <text:p>0,4206471</text:p>
          </table:table-cell>
          <table:table-cell office:value-type="float" office:value="0.2855769" calcext:value-type="float">
            <text:p>0,2855769</text:p>
          </table:table-cell>
          <table:table-cell table:style-name="ce5" office:value-type="float" office:value="0.4413681" calcext:value-type="float">
            <text:p>0,441</text:p>
          </table:table-cell>
          <table:table-cell office:value-type="float" office:value="0.3021002" calcext:value-type="float">
            <text:p>0,3021002</text:p>
          </table:table-cell>
          <table:table-cell office:value-type="float" office:value="0.281493" calcext:value-type="float">
            <text:p>0,281493</text:p>
          </table:table-cell>
          <table:table-cell office:value-type="float" office:value="0.04897959" calcext:value-type="float">
            <text:p>0,04897959</text:p>
          </table:table-cell>
          <table:table-cell office:value-type="float" office:value="0.2661805" calcext:value-type="float">
            <text:p>0,2661805</text:p>
          </table:table-cell>
          <table:table-cell office:value-type="float" office:value="0.1393762" calcext:value-type="float">
            <text:p>0,1393762</text:p>
          </table:table-cell>
          <table:table-cell office:value-type="float" office:value="0.1146907" calcext:value-type="float">
            <text:p>0,114690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0.6317411" calcext:value-type="float">
            <text:p>0,6317411</text:p>
          </table:table-cell>
          <table:table-cell office:value-type="float" office:value="0.4201923" calcext:value-type="float">
            <text:p>0,4201923</text:p>
          </table:table-cell>
          <table:table-cell table:style-name="ce5" office:value-type="float" office:value="0.5789902" calcext:value-type="float">
            <text:p>0,579</text:p>
          </table:table-cell>
          <table:table-cell office:value-type="float" office:value="0.4426494" calcext:value-type="float">
            <text:p>0,4426494</text:p>
          </table:table-cell>
          <table:table-cell office:value-type="float" office:value="0.4167963" calcext:value-type="float">
            <text:p>0,4167963</text:p>
          </table:table-cell>
          <table:table-cell office:value-type="float" office:value="0.1061224" calcext:value-type="float">
            <text:p>0,1061224</text:p>
          </table:table-cell>
          <table:table-cell office:value-type="float" office:value="0.3773929" calcext:value-type="float">
            <text:p>0,3773929</text:p>
          </table:table-cell>
          <table:table-cell office:value-type="float" office:value="0.2417154" calcext:value-type="float">
            <text:p>0,2417154</text:p>
          </table:table-cell>
          <table:table-cell office:value-type="float" office:value="0.1997423" calcext:value-type="float">
            <text:p>0,199742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7950693" calcext:value-type="float">
            <text:p>0,7950693</text:p>
          </table:table-cell>
          <table:table-cell office:value-type="float" office:value="0.55" calcext:value-type="float">
            <text:p>0,55</text:p>
          </table:table-cell>
          <table:table-cell table:style-name="ce5" office:value-type="float" office:value="0.6929967" calcext:value-type="float">
            <text:p>0,693</text:p>
          </table:table-cell>
          <table:table-cell office:value-type="float" office:value="0.5767367" calcext:value-type="float">
            <text:p>0,5767367</text:p>
          </table:table-cell>
          <table:table-cell office:value-type="float" office:value="0.5466563" calcext:value-type="float">
            <text:p>0,5466563</text:p>
          </table:table-cell>
          <table:table-cell office:value-type="float" office:value="0.1938776" calcext:value-type="float">
            <text:p>0,1938776</text:p>
          </table:table-cell>
          <table:table-cell office:value-type="float" office:value="0.4904284" calcext:value-type="float">
            <text:p>0,4904284</text:p>
          </table:table-cell>
          <table:table-cell office:value-type="float" office:value="0.3654971" calcext:value-type="float">
            <text:p>0,3654971</text:p>
          </table:table-cell>
          <table:table-cell office:value-type="float" office:value="0.2989691" calcext:value-type="float">
            <text:p>0,298969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0.8890601" calcext:value-type="float">
            <text:p>0,8890601</text:p>
          </table:table-cell>
          <table:table-cell office:value-type="float" office:value="0.6634615" calcext:value-type="float">
            <text:p>0,6634615</text:p>
          </table:table-cell>
          <table:table-cell table:style-name="ce5" office:value-type="float" office:value="0.77443" calcext:value-type="float">
            <text:p>0,774</text:p>
          </table:table-cell>
          <table:table-cell office:value-type="float" office:value="0.7067851" calcext:value-type="float">
            <text:p>0,7067851</text:p>
          </table:table-cell>
          <table:table-cell office:value-type="float" office:value="0.6710731" calcext:value-type="float">
            <text:p>0,6710731</text:p>
          </table:table-cell>
          <table:table-cell office:value-type="float" office:value="0.2959184" calcext:value-type="float">
            <text:p>0,2959184</text:p>
          </table:table-cell>
          <table:table-cell office:value-type="float" office:value="0.5907019" calcext:value-type="float">
            <text:p>0,5907019</text:p>
          </table:table-cell>
          <table:table-cell office:value-type="float" office:value="0.4863548" calcext:value-type="float">
            <text:p>0,4863548</text:p>
          </table:table-cell>
          <table:table-cell office:value-type="float" office:value="0.4007732" calcext:value-type="float">
            <text:p>0,400773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368259" calcext:value-type="float">
            <text:p>0,9368259</text:p>
          </table:table-cell>
          <table:table-cell office:value-type="float" office:value="0.7413462" calcext:value-type="float">
            <text:p>0,7413462</text:p>
          </table:table-cell>
          <table:table-cell office:value-type="float" office:value="0.8395765" calcext:value-type="float">
            <text:p>0,8395765</text:p>
          </table:table-cell>
          <table:table-cell office:value-type="float" office:value="0.8021002" calcext:value-type="float">
            <text:p>0,8021002</text:p>
          </table:table-cell>
          <table:table-cell office:value-type="float" office:value="0.7636081" calcext:value-type="float">
            <text:p>0,7636081</text:p>
          </table:table-cell>
          <table:table-cell office:value-type="float" office:value="0.4163265" calcext:value-type="float">
            <text:p>0,4163265</text:p>
          </table:table-cell>
          <table:table-cell office:value-type="float" office:value="0.6782133" calcext:value-type="float">
            <text:p>0,6782133</text:p>
          </table:table-cell>
          <table:table-cell office:value-type="float" office:value="0.5945419" calcext:value-type="float">
            <text:p>0,5945419</text:p>
          </table:table-cell>
          <table:table-cell office:value-type="float" office:value="0.5180412" calcext:value-type="float">
            <text:p>0,518041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99384" calcext:value-type="float">
            <text:p>0,9599384</text:p>
          </table:table-cell>
          <table:table-cell office:value-type="float" office:value="0.8105769" calcext:value-type="float">
            <text:p>0,8105769</text:p>
          </table:table-cell>
          <table:table-cell office:value-type="float" office:value="0.8868078" calcext:value-type="float">
            <text:p>0,8868078</text:p>
          </table:table-cell>
          <table:table-cell office:value-type="float" office:value="0.8772213" calcext:value-type="float">
            <text:p>0,8772213</text:p>
          </table:table-cell>
          <table:table-cell office:value-type="float" office:value="0.8421462" calcext:value-type="float">
            <text:p>0,8421462</text:p>
          </table:table-cell>
          <table:table-cell office:value-type="float" office:value="0.5408163" calcext:value-type="float">
            <text:p>0,5408163</text:p>
          </table:table-cell>
          <table:table-cell office:value-type="float" office:value="0.7365542" calcext:value-type="float">
            <text:p>0,7365542</text:p>
          </table:table-cell>
          <table:table-cell office:value-type="float" office:value="0.6968811" calcext:value-type="float">
            <text:p>0,6968811</text:p>
          </table:table-cell>
          <table:table-cell office:value-type="float" office:value="0.6417526" calcext:value-type="float">
            <text:p>0,641752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768875" calcext:value-type="float">
            <text:p>0,9768875</text:p>
          </table:table-cell>
          <table:table-cell table:style-name="ce5" office:value-type="float" office:value="0.8663462" calcext:value-type="float">
            <text:p>0,866</text:p>
          </table:table-cell>
          <table:table-cell office:value-type="float" office:value="0.9226384" calcext:value-type="float">
            <text:p>0,9226384</text:p>
          </table:table-cell>
          <table:table-cell office:value-type="float" office:value="0.9240711" calcext:value-type="float">
            <text:p>0,9240711</text:p>
          </table:table-cell>
          <table:table-cell office:value-type="float" office:value="0.8934681" calcext:value-type="float">
            <text:p>0,8934681</text:p>
          </table:table-cell>
          <table:table-cell office:value-type="float" office:value="0.6510204" calcext:value-type="float">
            <text:p>0,6510204</text:p>
          </table:table-cell>
          <table:table-cell office:value-type="float" office:value="0.7830447" calcext:value-type="float">
            <text:p>0,7830447</text:p>
          </table:table-cell>
          <table:table-cell office:value-type="float" office:value="0.7748538" calcext:value-type="float">
            <text:p>0,7748538</text:p>
          </table:table-cell>
          <table:table-cell office:value-type="float" office:value="0.7332474" calcext:value-type="float">
            <text:p>0,733247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938367" calcext:value-type="float">
            <text:p>0,9938367</text:p>
          </table:table-cell>
          <table:table-cell table:style-name="ce5" office:value-type="float" office:value="0.9048077" calcext:value-type="float">
            <text:p>0,905</text:p>
          </table:table-cell>
          <table:table-cell office:value-type="float" office:value="0.9462541" calcext:value-type="float">
            <text:p>0,9462541</text:p>
          </table:table-cell>
          <table:table-cell office:value-type="float" office:value="0.9563813" calcext:value-type="float">
            <text:p>0,9563813</text:p>
          </table:table-cell>
          <table:table-cell office:value-type="float" office:value="0.933126" calcext:value-type="float">
            <text:p>0,933126</text:p>
          </table:table-cell>
          <table:table-cell office:value-type="float" office:value="0.7387755" calcext:value-type="float">
            <text:p>0,7387755</text:p>
          </table:table-cell>
          <table:table-cell office:value-type="float" office:value="0.8204193" calcext:value-type="float">
            <text:p>0,8204193</text:p>
          </table:table-cell>
          <table:table-cell office:value-type="float" office:value="0.8401559" calcext:value-type="float">
            <text:p>0,8401559</text:p>
          </table:table-cell>
          <table:table-cell office:value-type="float" office:value="0.806701" calcext:value-type="float">
            <text:p>0,80670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9230769" calcext:value-type="float">
            <text:p>0,923</text:p>
          </table:table-cell>
          <table:table-cell office:value-type="float" office:value="0.963355" calcext:value-type="float">
            <text:p>0,963355</text:p>
          </table:table-cell>
          <table:table-cell office:value-type="float" office:value="0.9798061" calcext:value-type="float">
            <text:p>0,9798061</text:p>
          </table:table-cell>
          <table:table-cell office:value-type="float" office:value="0.9510109" calcext:value-type="float">
            <text:p>0,9510109</text:p>
          </table:table-cell>
          <table:table-cell office:value-type="float" office:value="0.8285714" calcext:value-type="float">
            <text:p>0,8285714</text:p>
          </table:table-cell>
          <table:table-cell office:value-type="float" office:value="0.8605287" calcext:value-type="float">
            <text:p>0,8605287</text:p>
          </table:table-cell>
          <table:table-cell office:value-type="float" office:value="0.8927875" calcext:value-type="float">
            <text:p>0,8927875</text:p>
          </table:table-cell>
          <table:table-cell office:value-type="float" office:value="0.8634021" calcext:value-type="float">
            <text:p>0,863402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ce5" office:value-type="float" office:value="0.9384615" calcext:value-type="float">
            <text:p>0,938</text:p>
          </table:table-cell>
          <table:table-cell office:value-type="float" office:value="0.97557" calcext:value-type="float">
            <text:p>0,97557</text:p>
          </table:table-cell>
          <table:table-cell office:value-type="float" office:value="0.9911147" calcext:value-type="float">
            <text:p>0,9911147</text:p>
          </table:table-cell>
          <table:table-cell office:value-type="float" office:value="0.962675" calcext:value-type="float">
            <text:p>0,962675</text:p>
          </table:table-cell>
          <table:table-cell office:value-type="float" office:value="0.9040816" calcext:value-type="float">
            <text:p>0,9040816</text:p>
          </table:table-cell>
          <table:table-cell office:value-type="float" office:value="0.8896992" calcext:value-type="float">
            <text:p>0,8896992</text:p>
          </table:table-cell>
          <table:table-cell office:value-type="float" office:value="0.9317739" calcext:value-type="float">
            <text:p>0,9317739</text:p>
          </table:table-cell>
          <table:table-cell office:value-type="float" office:value="0.9085052" calcext:value-type="float">
            <text:p>0,908505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5" office:value-type="float" office:value="0.95" calcext:value-type="float">
            <text:p>0,950</text:p>
          </table:table-cell>
          <table:table-cell office:value-type="float" office:value="0.985342" calcext:value-type="float">
            <text:p>0,985342</text:p>
          </table:table-cell>
          <table:table-cell office:value-type="float" office:value="0.9959612" calcext:value-type="float">
            <text:p>0,9959612</text:p>
          </table:table-cell>
          <table:table-cell office:value-type="float" office:value="0.974339" calcext:value-type="float">
            <text:p>0,974339</text:p>
          </table:table-cell>
          <table:table-cell office:value-type="float" office:value="0.9510204" calcext:value-type="float">
            <text:p>0,9510204</text:p>
          </table:table-cell>
          <table:table-cell office:value-type="float" office:value="0.9124886" calcext:value-type="float">
            <text:p>0,9124886</text:p>
          </table:table-cell>
          <table:table-cell office:value-type="float" office:value="0.954191" calcext:value-type="float">
            <text:p>0,954191</text:p>
          </table:table-cell>
          <table:table-cell office:value-type="float" office:value="0.939433" calcext:value-type="float">
            <text:p>0,93943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5" office:value-type="float" office:value="0.9615385" calcext:value-type="float">
            <text:p>0,962</text:p>
          </table:table-cell>
          <table:table-cell office:value-type="float" office:value="0.9942997" calcext:value-type="float">
            <text:p>0,9942997</text:p>
          </table:table-cell>
          <table:table-cell office:value-type="float" office:value="0.9975767" calcext:value-type="float">
            <text:p>0,9975767</text:p>
          </table:table-cell>
          <table:table-cell office:value-type="float" office:value="0.9828927" calcext:value-type="float">
            <text:p>0,9828927</text:p>
          </table:table-cell>
          <table:table-cell office:value-type="float" office:value="0.9714286" calcext:value-type="float">
            <text:p>0,9714286</text:p>
          </table:table-cell>
          <table:table-cell office:value-type="float" office:value="0.9325433" calcext:value-type="float">
            <text:p>0,9325433</text:p>
          </table:table-cell>
          <table:table-cell office:value-type="float" office:value="0.9697856" calcext:value-type="float">
            <text:p>0,9697856</text:p>
          </table:table-cell>
          <table:table-cell office:value-type="float" office:value="0.9600515" calcext:value-type="float">
            <text:p>0,960051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ce5" office:value-type="float" office:value="0.9711538" calcext:value-type="float">
            <text:p>0,971</text:p>
          </table:table-cell>
          <table:table-cell office:value-type="float" office:value="0.9983713" calcext:value-type="float">
            <text:p>0,9983713</text:p>
          </table:table-cell>
          <table:table-cell office:value-type="float" office:value="0.9991922" calcext:value-type="float">
            <text:p>0,9991922</text:p>
          </table:table-cell>
          <table:table-cell office:value-type="float" office:value="0.9875583" calcext:value-type="float">
            <text:p>0,9875583</text:p>
          </table:table-cell>
          <table:table-cell office:value-type="float" office:value="0.9857143" calcext:value-type="float">
            <text:p>0,9857143</text:p>
          </table:table-cell>
          <table:table-cell office:value-type="float" office:value="0.9516864" calcext:value-type="float">
            <text:p>0,9516864</text:p>
          </table:table-cell>
          <table:table-cell office:value-type="float" office:value="0.9805068" calcext:value-type="float">
            <text:p>0,9805068</text:p>
          </table:table-cell>
          <table:table-cell office:value-type="float" office:value="0.9690722" calcext:value-type="float">
            <text:p>0,969072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5" office:value-type="float" office:value="0.9759615" calcext:value-type="float">
            <text:p>0,976</text:p>
          </table:table-cell>
          <table:table-cell office:value-type="float" office:value="0.9991857" calcext:value-type="float">
            <text:p>0,9991857</text:p>
          </table:table-cell>
          <table:table-cell office:value-type="float" office:value="1" calcext:value-type="float">
            <text:p>1</text:p>
          </table:table-cell>
          <table:table-cell office:value-type="float" office:value="0.9906687" calcext:value-type="float">
            <text:p>0,9906687</text:p>
          </table:table-cell>
          <table:table-cell office:value-type="float" office:value="0.9918367" calcext:value-type="float">
            <text:p>0,9918367</text:p>
          </table:table-cell>
          <table:table-cell office:value-type="float" office:value="0.9662716" calcext:value-type="float">
            <text:p>0,9662716</text:p>
          </table:table-cell>
          <table:table-cell office:value-type="float" office:value="0.9902534" calcext:value-type="float">
            <text:p>0,9902534</text:p>
          </table:table-cell>
          <table:table-cell office:value-type="float" office:value="0.9780928" calcext:value-type="float">
            <text:p>0,978092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5" office:value-type="float" office:value="0.9807692" calcext:value-type="float">
            <text:p>0,9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92224" calcext:value-type="float">
            <text:p>0,992224</text:p>
          </table:table-cell>
          <table:table-cell office:value-type="float" office:value="0.9938776" calcext:value-type="float">
            <text:p>0,9938776</text:p>
          </table:table-cell>
          <table:table-cell office:value-type="float" office:value="0.9772106" calcext:value-type="float">
            <text:p>0,9772106</text:p>
          </table:table-cell>
          <table:table-cell office:value-type="float" office:value="0.9961014" calcext:value-type="float">
            <text:p>0,9961014</text:p>
          </table:table-cell>
          <table:table-cell office:value-type="float" office:value="0.9845361" calcext:value-type="float">
            <text:p>0,984536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0.9855769" calcext:value-type="float">
            <text:p>0,9855769</text:p>
          </table:table-cell>
          <table:table-cell table:number-columns-repeated="2"/>
          <table:table-cell office:value-type="float" office:value="0.9937792" calcext:value-type="float">
            <text:p>0,9937792</text:p>
          </table:table-cell>
          <table:table-cell office:value-type="float" office:value="0.9959184" calcext:value-type="float">
            <text:p>0,9959184</text:p>
          </table:table-cell>
          <table:table-cell office:value-type="float" office:value="0.9872379" calcext:value-type="float">
            <text:p>0,9872379</text:p>
          </table:table-cell>
          <table:table-cell office:value-type="float" office:value="1" calcext:value-type="float">
            <text:p>1</text:p>
          </table:table-cell>
          <table:table-cell office:value-type="float" office:value="0.9858247" calcext:value-type="float">
            <text:p>0,9858247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0.9903846" calcext:value-type="float">
            <text:p>0,9903846</text:p>
          </table:table-cell>
          <table:table-cell table:number-columns-repeated="2"/>
          <table:table-cell office:value-type="float" office:value="0.996112" calcext:value-type="float">
            <text:p>0,996112</text:p>
          </table:table-cell>
          <table:table-cell office:value-type="float" office:value="0.9979592" calcext:value-type="float">
            <text:p>0,9979592</text:p>
          </table:table-cell>
          <table:table-cell office:value-type="float" office:value="0.9927074" calcext:value-type="float">
            <text:p>0,9927074</text:p>
          </table:table-cell>
          <table:table-cell/>
          <table:table-cell office:value-type="float" office:value="0.9871134" calcext:value-type="float">
            <text:p>0,9871134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0.9923077" calcext:value-type="float">
            <text:p>0,9923077</text:p>
          </table:table-cell>
          <table:table-cell table:number-columns-repeated="2"/>
          <table:table-cell office:value-type="float" office:value="0.9976672" calcext:value-type="float">
            <text:p>0,9976672</text:p>
          </table:table-cell>
          <table:table-cell office:value-type="float" office:value="1" calcext:value-type="float">
            <text:p>1</text:p>
          </table:table-cell>
          <table:table-cell office:value-type="float" office:value="0.9963537" calcext:value-type="float">
            <text:p>0,9963537</text:p>
          </table:table-cell>
          <table:table-cell/>
          <table:table-cell office:value-type="float" office:value="0.9884021" calcext:value-type="float">
            <text:p>0,9884021</text:p>
          </table:table-cell>
          <table:table-cell/>
          <table:table-cell office:value-type="string" calcext:value-type="string">
            <text:p>avg path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0.9932692" calcext:value-type="float">
            <text:p>0,9932692</text:p>
          </table:table-cell>
          <table:table-cell table:number-columns-repeated="2"/>
          <table:table-cell office:value-type="float" office:value="0.9992224" calcext:value-type="float">
            <text:p>0,999222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9896907" calcext:value-type="float">
            <text:p>0,9896907</text:p>
          </table:table-cell>
          <table:table-cell/>
          <table:table-cell table:style-name="ce1" office:value-type="string" calcext:value-type="string">
            <text:p>barreiro </text:p>
          </table:table-cell>
          <table:table-cell office:value-type="float" office:value="7.919438" calcext:value-type="float">
            <text:p>7,9194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0.9942308" calcext:value-type="float">
            <text:p>0,99423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992268" calcext:value-type="float">
            <text:p>0,992268</text:p>
          </table:table-cell>
          <table:table-cell/>
          <table:table-cell table:style-name="ce1" office:value-type="string" calcext:value-type="string">
            <text:p>leste </text:p>
          </table:table-cell>
          <table:table-cell office:value-type="float" office:value="12.47869" calcext:value-type="float">
            <text:p>12,478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0.9951923" calcext:value-type="float">
            <text:p>0,9951923</text:p>
          </table:table-cell>
          <table:table-cell table:number-columns-repeated="6"/>
          <table:table-cell office:value-type="float" office:value="0.996134" calcext:value-type="float">
            <text:p>0,996134</text:p>
          </table:table-cell>
          <table:table-cell/>
          <table:table-cell table:style-name="ce1" office:value-type="string" calcext:value-type="string">
            <text:p>centro sul </text:p>
          </table:table-cell>
          <table:table-cell office:value-type="float" office:value="10.44912" calcext:value-type="float">
            <text:p>10,449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0.9961538" calcext:value-type="float">
            <text:p>0,996153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nordeste </text:p>
          </table:table-cell>
          <table:table-cell office:value-type="float" office:value="10.88173" calcext:value-type="float">
            <text:p>10,881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0.9971154" calcext:value-type="float">
            <text:p>0,9971154</text:p>
          </table:table-cell>
          <table:table-cell table:number-columns-repeated="8"/>
          <table:table-cell table:style-name="ce1" office:value-type="string" calcext:value-type="string">
            <text:p>noroeste </text:p>
          </table:table-cell>
          <table:table-cell office:value-type="float" office:value="12.00516" calcext:value-type="float">
            <text:p>12,005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0.9980769" calcext:value-type="float">
            <text:p>0,9980769</text:p>
          </table:table-cell>
          <table:table-cell table:number-columns-repeated="8"/>
          <table:table-cell table:style-name="ce1" office:value-type="string" calcext:value-type="string">
            <text:p>norte </text:p>
          </table:table-cell>
          <table:table-cell office:value-type="float" office:value="12.62007" calcext:value-type="float">
            <text:p>12,620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0.9990385" calcext:value-type="float">
            <text:p>0,9990385</text:p>
          </table:table-cell>
          <table:table-cell table:number-columns-repeated="8"/>
          <table:table-cell table:style-name="ce1" office:value-type="string" calcext:value-type="string">
            <text:p>oeste </text:p>
          </table:table-cell>
          <table:table-cell office:value-type="float" office:value="14.29746" calcext:value-type="float">
            <text:p>14,297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style-name="ce1" office:value-type="string" calcext:value-type="string">
            <text:p>pampulha </text:p>
          </table:table-cell>
          <table:table-cell office:value-type="float" office:value="12.18527" calcext:value-type="float">
            <text:p>12,18527</text:p>
          </table:table-cell>
        </table:table-row>
        <table:table-row table:style-name="ro1">
          <table:table-cell table:style-name="Default"/>
          <table:table-cell table:number-columns-repeated="10"/>
          <table:table-cell table:style-name="ce1" office:value-type="string" calcext:value-type="string">
            <text:p>venda nova </text:p>
          </table:table-cell>
          <table:table-cell office:value-type="float" office:value="11.0429" calcext:value-type="float">
            <text:p>11,0429</text:p>
          </table:table-cell>
        </table:table-row>
      </table:table>
      <table:table table:name="sumário" table:style-name="ta1">
        <table:shapes>
          <draw:frame draw:z-index="0" draw:style-name="gr1" draw:text-style-name="P1" svg:width="118.2mm" svg:height="70.9mm" svg:x="165.96mm" svg:y="20.29mm">
            <loext:p draw:notify-on-update-of-ranges="sumário.F12:sumário.F19 sumário.G12:sumário.G1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1"/>
        <table:table-column table:style-name="co4" table:default-cell-style-name="ce2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norte </text:p>
          </table:table-cell>
          <table:table-cell office:value-type="float" office:value="31" calcext:value-type="float">
            <text:p>31</text:p>
          </table:table-cell>
          <table:table-cell table:formula="of:=[.B1]/317" office:value-type="float" office:value="0.0977917981072555" calcext:value-type="float">
            <text:p>0,0977917981</text:p>
          </table:table-cell>
          <table:table-cell table:style-name="ce6" office:value-type="float" office:value="764.87" calcext:value-type="float">
            <text:p>764,87</text:p>
          </table:table-cell>
          <table:table-cell table:style-name="ce6" office:value-type="float" office:value="0.48" calcext:value-type="float">
            <text:p>0,48</text:p>
          </table:table-cell>
          <table:table-cell table:style-name="ce3" office:value-type="float" office:value="0.754" calcext:value-type="float">
            <text:p>0,754</text:p>
          </table:table-cell>
          <table:table-cell/>
        </table:table-row>
        <table:table-row table:style-name="ro1">
          <table:table-cell office:value-type="string" calcext:value-type="string">
            <text:p>leste </text:p>
          </table:table-cell>
          <table:table-cell office:value-type="float" office:value="44" calcext:value-type="float">
            <text:p>44</text:p>
          </table:table-cell>
          <table:table-cell table:formula="of:=[.B2]/317" office:value-type="float" office:value="0.138801261829653" calcext:value-type="float">
            <text:p>0,1388012618</text:p>
          </table:table-cell>
          <table:table-cell table:style-name="ce6" office:value-type="float" office:value="1400.02" calcext:value-type="float">
            <text:p>1400,02</text:p>
          </table:table-cell>
          <table:table-cell table:style-name="ce6" office:value-type="float" office:value="0.58" calcext:value-type="float">
            <text:p>0,58</text:p>
          </table:table-cell>
          <table:table-cell table:style-name="ce3" office:value-type="float" office:value="0.827" calcext:value-type="float">
            <text:p>0,827</text:p>
          </table:table-cell>
          <table:table-cell/>
        </table:table-row>
        <table:table-row table:style-name="ro1">
          <table:table-cell office:value-type="string" calcext:value-type="string">
            <text:p>oeste </text:p>
          </table:table-cell>
          <table:table-cell office:value-type="float" office:value="47" calcext:value-type="float">
            <text:p>47</text:p>
          </table:table-cell>
          <table:table-cell table:formula="of:=[.B3]/317" office:value-type="float" office:value="0.148264984227129" calcext:value-type="float">
            <text:p>0,1482649842</text:p>
          </table:table-cell>
          <table:table-cell table:style-name="ce6" office:value-type="float" office:value="1659.84" calcext:value-type="float">
            <text:p>1659,84</text:p>
          </table:table-cell>
          <table:table-cell table:style-name="ce6" office:value-type="float" office:value="0.56" calcext:value-type="float">
            <text:p>0,56</text:p>
          </table:table-cell>
          <table:table-cell table:style-name="ce3" office:value-type="float" office:value="0.839" calcext:value-type="float">
            <text:p>0,839</text:p>
          </table:table-cell>
          <table:table-cell/>
        </table:table-row>
        <table:table-row table:style-name="ro1">
          <table:table-cell office:value-type="string" calcext:value-type="string">
            <text:p>barreiro </text:p>
          </table:table-cell>
          <table:table-cell office:value-type="float" office:value="52" calcext:value-type="float">
            <text:p>52</text:p>
          </table:table-cell>
          <table:table-cell table:formula="of:=[.B4]/317" office:value-type="float" office:value="0.16403785488959" calcext:value-type="float">
            <text:p>0,1640378549</text:p>
          </table:table-cell>
          <table:table-cell table:style-name="ce6" office:value-type="float" office:value="705.07" calcext:value-type="float">
            <text:p>705,07</text:p>
          </table:table-cell>
          <table:table-cell table:style-name="ce6" office:value-type="float" office:value="0.43" calcext:value-type="float">
            <text:p>0,43</text:p>
          </table:table-cell>
          <table:table-cell table:style-name="ce3" office:value-type="float" office:value="0.744" calcext:value-type="float">
            <text:p>0,744</text:p>
          </table:table-cell>
          <table:table-cell/>
        </table:table-row>
        <table:table-row table:style-name="ro1">
          <table:table-cell office:value-type="string" calcext:value-type="string">
            <text:p>venda nova </text:p>
          </table:table-cell>
          <table:table-cell office:value-type="float" office:value="55" calcext:value-type="float">
            <text:p>55</text:p>
          </table:table-cell>
          <table:table-cell table:formula="of:=[.B5]/317" office:value-type="float" office:value="0.173501577287066" calcext:value-type="float">
            <text:p>0,1735015773</text:p>
          </table:table-cell>
          <table:table-cell table:style-name="ce6" office:value-type="float" office:value="759.31" calcext:value-type="float">
            <text:p>759,31</text:p>
          </table:table-cell>
          <table:table-cell table:style-name="ce6" office:value-type="float" office:value="0.46" calcext:value-type="float">
            <text:p>0,46</text:p>
          </table:table-cell>
          <table:table-cell table:style-name="ce3" office:value-type="float" office:value="0.755" calcext:value-type="float">
            <text:p>0,755</text:p>
          </table:table-cell>
          <table:table-cell/>
        </table:table-row>
        <table:table-row table:style-name="ro1">
          <table:table-cell office:value-type="string" calcext:value-type="string">
            <text:p>pampulha </text:p>
          </table:table-cell>
          <table:table-cell office:value-type="float" office:value="56" calcext:value-type="float">
            <text:p>56</text:p>
          </table:table-cell>
          <table:table-cell table:formula="of:=[.B6]/317" office:value-type="float" office:value="0.176656151419558" calcext:value-type="float">
            <text:p>0,1766561514</text:p>
          </table:table-cell>
          <table:table-cell table:style-name="ce6" office:value-type="float" office:value="1672.21" calcext:value-type="float">
            <text:p>1672,21</text:p>
          </table:table-cell>
          <table:table-cell table:style-name="ce6" office:value-type="float" office:value="0.54" calcext:value-type="float">
            <text:p>0,54</text:p>
          </table:table-cell>
          <table:table-cell table:style-name="ce3" office:value-type="float" office:value="0.853" calcext:value-type="float">
            <text:p>0,853</text:p>
          </table:table-cell>
          <table:table-cell/>
        </table:table-row>
        <table:table-row table:style-name="ro1">
          <table:table-cell office:value-type="string" calcext:value-type="string">
            <text:p>noroeste </text:p>
          </table:table-cell>
          <table:table-cell office:value-type="float" office:value="59" calcext:value-type="float">
            <text:p>59</text:p>
          </table:table-cell>
          <table:table-cell table:formula="of:=[.B7]/317" office:value-type="float" office:value="0.186119873817035" calcext:value-type="float">
            <text:p>0,1861198738</text:p>
          </table:table-cell>
          <table:table-cell table:style-name="ce6" office:value-type="float" office:value="1247.84" calcext:value-type="float">
            <text:p>1247,84</text:p>
          </table:table-cell>
          <table:table-cell table:style-name="ce6" office:value-type="float" office:value="0.51" calcext:value-type="float">
            <text:p>0,51</text:p>
          </table:table-cell>
          <table:table-cell table:style-name="ce3" office:value-type="float" office:value="0.818" calcext:value-type="float">
            <text:p>0,818</text:p>
          </table:table-cell>
          <table:table-cell/>
        </table:table-row>
        <table:table-row table:style-name="ro1">
          <table:table-cell office:value-type="string" calcext:value-type="string">
            <text:p>nordeste </text:p>
          </table:table-cell>
          <table:table-cell office:value-type="float" office:value="73" calcext:value-type="float">
            <text:p>73</text:p>
          </table:table-cell>
          <table:table-cell table:formula="of:=[.B8]/317" office:value-type="float" office:value="0.230283911671924" calcext:value-type="float">
            <text:p>0,2302839117</text:p>
          </table:table-cell>
          <table:table-cell table:style-name="ce6" office:value-type="float" office:value="1162.19" calcext:value-type="float">
            <text:p>1162,19</text:p>
          </table:table-cell>
          <table:table-cell table:style-name="ce6" office:value-type="float" office:value="0.55" calcext:value-type="float">
            <text:p>0,55</text:p>
          </table:table-cell>
          <table:table-cell table:style-name="ce3" office:value-type="float" office:value="0.801" calcext:value-type="float">
            <text:p>0,801</text:p>
          </table:table-cell>
          <table:table-cell/>
        </table:table-row>
        <table:table-row table:style-name="ro1">
          <table:table-cell office:value-type="string" calcext:value-type="string">
            <text:p>centro sul </text:p>
          </table:table-cell>
          <table:table-cell office:value-type="float" office:value="93" calcext:value-type="float">
            <text:p>93</text:p>
          </table:table-cell>
          <table:table-cell table:formula="of:=[.B9]/317" office:value-type="float" office:value="0.293375394321767" calcext:value-type="float">
            <text:p>0,2933753943</text:p>
          </table:table-cell>
          <table:table-cell table:style-name="ce6" office:value-type="float" office:value="3915.67" calcext:value-type="float">
            <text:p>3915,67</text:p>
          </table:table-cell>
          <table:table-cell table:style-name="ce6" office:value-type="float" office:value="0.58" calcext:value-type="float">
            <text:p>0,58</text:p>
          </table:table-cell>
          <table:table-cell table:style-name="ce3" office:value-type="float" office:value="0.914" calcext:value-type="float">
            <text:p>0,914</text:p>
          </table:table-cell>
          <table:table-cell/>
        </table:table-row>
        <table:table-row table:style-name="ro1" table:number-rows-repeated="2"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leste </text:p>
          </table:table-cell>
          <table:table-cell office:value-type="float" office:value="44" calcext:value-type="float">
            <text:p>44</text:p>
          </table:table-cell>
          <table:table-cell table:formula="of:=[.B12]/317" office:value-type="float" office:value="0.138801261829653" calcext:value-type="float">
            <text:p>0,1388012618</text:p>
          </table:table-cell>
          <table:table-cell office:value-type="float" office:value="1042" calcext:value-type="float">
            <text:p>1042</text:p>
          </table:table-cell>
          <table:table-cell table:formula="of:=[.D12]/3777" office:value-type="float" office:value="0.275880328302886" calcext:value-type="float">
            <text:p>0,2758803283</text:p>
          </table:table-cell>
          <table:table-cell table:formula="of:=[.C12]/[.E12]" office:value-type="float" office:value="0.50312127248618" calcext:value-type="float">
            <text:p>0,5031212725</text:p>
          </table:table-cell>
          <table:table-cell table:style-name="ce3" office:value-type="float" office:value="0.827" calcext:value-type="float">
            <text:p>0,827</text:p>
          </table:table-cell>
        </table:table-row>
        <table:table-row table:style-name="ro1">
          <table:table-cell office:value-type="string" calcext:value-type="string">
            <text:p>oeste </text:p>
          </table:table-cell>
          <table:table-cell office:value-type="float" office:value="47" calcext:value-type="float">
            <text:p>47</text:p>
          </table:table-cell>
          <table:table-cell table:formula="of:=[.B13]/317" office:value-type="float" office:value="0.148264984227129" calcext:value-type="float">
            <text:p>0,1482649842</text:p>
          </table:table-cell>
          <table:table-cell office:value-type="float" office:value="1101" calcext:value-type="float">
            <text:p>1101</text:p>
          </table:table-cell>
          <table:table-cell table:formula="of:=[.D13]/3777" office:value-type="float" office:value="0.291501191421763" calcext:value-type="float">
            <text:p>0,2915011914</text:p>
          </table:table-cell>
          <table:table-cell table:formula="of:=[.C13]/[.E13]" office:value-type="float" office:value="0.508625654337754" calcext:value-type="float">
            <text:p>0,5086256543</text:p>
          </table:table-cell>
          <table:table-cell table:style-name="ce3" office:value-type="float" office:value="0.839" calcext:value-type="float">
            <text:p>0,839</text:p>
          </table:table-cell>
        </table:table-row>
        <table:table-row table:style-name="ro1">
          <table:table-cell office:value-type="string" calcext:value-type="string">
            <text:p>noroeste </text:p>
          </table:table-cell>
          <table:table-cell office:value-type="float" office:value="59" calcext:value-type="float">
            <text:p>59</text:p>
          </table:table-cell>
          <table:table-cell table:formula="of:=[.B14]/317" office:value-type="float" office:value="0.186119873817035" calcext:value-type="float">
            <text:p>0,1861198738</text:p>
          </table:table-cell>
          <table:table-cell office:value-type="float" office:value="1287" calcext:value-type="float">
            <text:p>1287</text:p>
          </table:table-cell>
          <table:table-cell table:formula="of:=[.D14]/3777" office:value-type="float" office:value="0.340746624305004" calcext:value-type="float">
            <text:p>0,3407466243</text:p>
          </table:table-cell>
          <table:table-cell table:formula="of:=[.C14]/[.E14]" office:value-type="float" office:value="0.54621193737913" calcext:value-type="float">
            <text:p>0,5462119374</text:p>
          </table:table-cell>
          <table:table-cell table:style-name="ce3" office:value-type="float" office:value="0.818" calcext:value-type="float">
            <text:p>0,818</text:p>
          </table:table-cell>
        </table:table-row>
        <table:table-row table:style-name="ro1">
          <table:table-cell office:value-type="string" calcext:value-type="string">
            <text:p>pampulha </text:p>
          </table:table-cell>
          <table:table-cell office:value-type="float" office:value="56" calcext:value-type="float">
            <text:p>56</text:p>
          </table:table-cell>
          <table:table-cell table:formula="of:=[.B15]/317" office:value-type="float" office:value="0.176656151419558" calcext:value-type="float">
            <text:p>0,1766561514</text:p>
          </table:table-cell>
          <table:table-cell office:value-type="float" office:value="1030" calcext:value-type="float">
            <text:p>1030</text:p>
          </table:table-cell>
          <table:table-cell table:formula="of:=[.D15]/3777" office:value-type="float" office:value="0.272703203600741" calcext:value-type="float">
            <text:p>0,2727032036</text:p>
          </table:table-cell>
          <table:table-cell table:formula="of:=[.C15]/[.E15]" office:value-type="float" office:value="0.647796392147254" calcext:value-type="float">
            <text:p>0,6477963921</text:p>
          </table:table-cell>
          <table:table-cell table:style-name="ce3" office:value-type="float" office:value="0.853" calcext:value-type="float">
            <text:p>0,853</text:p>
          </table:table-cell>
        </table:table-row>
        <table:table-row table:style-name="ro1">
          <table:table-cell office:value-type="string" calcext:value-type="string">
            <text:p>nordeste </text:p>
          </table:table-cell>
          <table:table-cell office:value-type="float" office:value="73" calcext:value-type="float">
            <text:p>73</text:p>
          </table:table-cell>
          <table:table-cell table:formula="of:=[.B16]/317" office:value-type="float" office:value="0.230283911671924" calcext:value-type="float">
            <text:p>0,2302839117</text:p>
          </table:table-cell>
          <table:table-cell office:value-type="float" office:value="1240" calcext:value-type="float">
            <text:p>1240</text:p>
          </table:table-cell>
          <table:table-cell table:formula="of:=[.D16]/3777" office:value-type="float" office:value="0.328302885888271" calcext:value-type="float">
            <text:p>0,3283028859</text:p>
          </table:table-cell>
          <table:table-cell table:formula="of:=[.C16]/[.E16]" office:value-type="float" office:value="0.701437366439402" calcext:value-type="float">
            <text:p>0,7014373664</text:p>
          </table:table-cell>
          <table:table-cell table:style-name="ce3" office:value-type="float" office:value="0.801" calcext:value-type="float">
            <text:p>0,801</text:p>
          </table:table-cell>
        </table:table-row>
        <table:table-row table:style-name="ro1">
          <table:table-cell office:value-type="string" calcext:value-type="string">
            <text:p>norte </text:p>
          </table:table-cell>
          <table:table-cell office:value-type="float" office:value="31" calcext:value-type="float">
            <text:p>31</text:p>
          </table:table-cell>
          <table:table-cell table:formula="of:=[.B17]/317" office:value-type="float" office:value="0.0977917981072555" calcext:value-type="float">
            <text:p>0,0977917981</text:p>
          </table:table-cell>
          <table:table-cell office:value-type="float" office:value="491" calcext:value-type="float">
            <text:p>491</text:p>
          </table:table-cell>
          <table:table-cell table:formula="of:=[.D17]/3777" office:value-type="float" office:value="0.129997352396082" calcext:value-type="float">
            <text:p>0,1299973524</text:p>
          </table:table-cell>
          <table:table-cell table:formula="of:=[.C17]/[.E17]" office:value-type="float" office:value="0.75225992148901" calcext:value-type="float">
            <text:p>0,7522599215</text:p>
          </table:table-cell>
          <table:table-cell table:style-name="ce3" office:value-type="float" office:value="0.754" calcext:value-type="float">
            <text:p>0,754</text:p>
          </table:table-cell>
        </table:table-row>
        <table:table-row table:style-name="ro1">
          <table:table-cell office:value-type="string" calcext:value-type="string">
            <text:p>venda nova </text:p>
          </table:table-cell>
          <table:table-cell office:value-type="float" office:value="55" calcext:value-type="float">
            <text:p>55</text:p>
          </table:table-cell>
          <table:table-cell table:formula="of:=[.B18]/317" office:value-type="float" office:value="0.173501577287066" calcext:value-type="float">
            <text:p>0,1735015773</text:p>
          </table:table-cell>
          <table:table-cell office:value-type="float" office:value="780" calcext:value-type="float">
            <text:p>780</text:p>
          </table:table-cell>
          <table:table-cell table:formula="of:=[.D18]/3777" office:value-type="float" office:value="0.206513105639396" calcext:value-type="float">
            <text:p>0,2065131056</text:p>
          </table:table-cell>
          <table:table-cell table:formula="of:=[.C18]/[.E18]" office:value-type="float" office:value="0.840148022324679" calcext:value-type="float">
            <text:p>0,8401480223</text:p>
          </table:table-cell>
          <table:table-cell table:style-name="ce3" office:value-type="float" office:value="0.755" calcext:value-type="float">
            <text:p>0,755</text:p>
          </table:table-cell>
        </table:table-row>
        <table:table-row table:style-name="ro1">
          <table:table-cell office:value-type="string" calcext:value-type="string">
            <text:p>barreiro </text:p>
          </table:table-cell>
          <table:table-cell office:value-type="float" office:value="52" calcext:value-type="float">
            <text:p>52</text:p>
          </table:table-cell>
          <table:table-cell table:formula="of:=[.B19]/317" office:value-type="float" office:value="0.16403785488959" calcext:value-type="float">
            <text:p>0,1640378549</text:p>
          </table:table-cell>
          <table:table-cell office:value-type="float" office:value="650" calcext:value-type="float">
            <text:p>650</text:p>
          </table:table-cell>
          <table:table-cell table:formula="of:=[.D19]/3777" office:value-type="float" office:value="0.172094254699497" calcext:value-type="float">
            <text:p>0,1720942547</text:p>
          </table:table-cell>
          <table:table-cell table:formula="of:=[.C19]/[.E19]" office:value-type="float" office:value="0.953186119873817" calcext:value-type="float">
            <text:p>0,9531861199</text:p>
          </table:table-cell>
          <table:table-cell table:style-name="ce3" office:value-type="float" office:value="0.744" calcext:value-type="float">
            <text:p>0,744</text:p>
          </table:table-cell>
        </table:table-row>
        <table:table-row table:style-name="ro1">
          <table:table-cell office:value-type="string" calcext:value-type="string">
            <text:p>centro sul </text:p>
          </table:table-cell>
          <table:table-cell office:value-type="float" office:value="93" calcext:value-type="float">
            <text:p>93</text:p>
          </table:table-cell>
          <table:table-cell table:formula="of:=[.B20]/317" office:value-type="float" office:value="0.293375394321767" calcext:value-type="float">
            <text:p>0,2933753943</text:p>
          </table:table-cell>
          <table:table-cell office:value-type="float" office:value="545" calcext:value-type="float">
            <text:p>545</text:p>
          </table:table-cell>
          <table:table-cell table:formula="of:=[.D20]/3777" office:value-type="float" office:value="0.144294413555732" calcext:value-type="float">
            <text:p>0,1442944136</text:p>
          </table:table-cell>
          <table:table-cell table:formula="of:=-[.C20]/[.E20]" office:value-type="float" office:value="-2.03317222817122" calcext:value-type="float">
            <text:p>-2,0331722282</text:p>
          </table:table-cell>
          <table:table-cell table:style-name="ce3" office:value-type="float" office:value="0.914" calcext:value-type="float">
            <text:p>0,914</text:p>
          </table:table-cell>
        </table:table-row>
      </table:table>
      <table:table table:name="Planilha5" table:style-name="ta1">
        <table:shapes>
          <draw:frame draw:z-index="0" draw:style-name="gr1" draw:text-style-name="P1" svg:width="102.43mm" svg:height="70.9mm" svg:x="182.82mm" svg:y="3.99mm">
            <loext:p draw:notify-on-update-of-ranges="Planilha5.G2:Planilha5.G9 Planilha5.E2:Planilha5.E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ce1"/>
        <table:table-column table:style-name="co4" table:default-cell-style-name="ce2"/>
        <table:table-column table:style-name="co4" table:number-columns-repeated="4" table:default-cell-style-name="Default"/>
        <table:table-column table:style-name="co4" table:default-cell-style-name="ce3"/>
        <table:table-row table:style-name="ro1">
          <table:table-cell/>
          <table:table-cell table:style-name="ce1" office:value-type="string" calcext:value-type="string">
            <text:p>% linhas</text:p>
          </table:table-cell>
          <table:table-cell/>
          <table:table-cell office:value-type="string" calcext:value-type="string">
            <text:p># ruas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barreiro </text:p>
          </table:table-cell>
          <table:table-cell office:value-type="float" office:value="52" calcext:value-type="float">
            <text:p>52</text:p>
          </table:table-cell>
          <table:table-cell table:formula="of:=[.B2]/317" office:value-type="float" office:value="0.16403785488959" calcext:value-type="float">
            <text:p>0,1640378549</text:p>
          </table:table-cell>
          <table:table-cell office:value-type="float" office:value="650" calcext:value-type="float">
            <text:p>650</text:p>
          </table:table-cell>
          <table:table-cell table:formula="of:=[.D2]/3777" office:value-type="float" office:value="0.172094254699497" calcext:value-type="float">
            <text:p>0,1720942547</text:p>
          </table:table-cell>
          <table:table-cell table:formula="of:=[.C2]/[.E2]" office:value-type="float" office:value="0.953186119873817" calcext:value-type="float">
            <text:p>0,9531861199</text:p>
          </table:table-cell>
          <table:table-cell office:value-type="float" office:value="0.744" calcext:value-type="float">
            <text:p>0,744</text:p>
          </table:table-cell>
        </table:table-row>
        <table:table-row table:style-name="ro1">
          <table:table-cell office:value-type="string" calcext:value-type="string">
            <text:p>norte </text:p>
          </table:table-cell>
          <table:table-cell office:value-type="float" office:value="31" calcext:value-type="float">
            <text:p>31</text:p>
          </table:table-cell>
          <table:table-cell table:formula="of:=[.B3]/317" office:value-type="float" office:value="0.0977917981072555" calcext:value-type="float">
            <text:p>0,0977917981</text:p>
          </table:table-cell>
          <table:table-cell office:value-type="float" office:value="491" calcext:value-type="float">
            <text:p>491</text:p>
          </table:table-cell>
          <table:table-cell table:formula="of:=[.D3]/3777" office:value-type="float" office:value="0.129997352396082" calcext:value-type="float">
            <text:p>0,1299973524</text:p>
          </table:table-cell>
          <table:table-cell table:formula="of:=[.C3]/[.E3]" office:value-type="float" office:value="0.75225992148901" calcext:value-type="float">
            <text:p>0,7522599215</text:p>
          </table:table-cell>
          <table:table-cell office:value-type="float" office:value="0.754" calcext:value-type="float">
            <text:p>0,754</text:p>
          </table:table-cell>
        </table:table-row>
        <table:table-row table:style-name="ro1">
          <table:table-cell office:value-type="string" calcext:value-type="string">
            <text:p>venda nova </text:p>
          </table:table-cell>
          <table:table-cell office:value-type="float" office:value="55" calcext:value-type="float">
            <text:p>55</text:p>
          </table:table-cell>
          <table:table-cell table:formula="of:=[.B4]/317" office:value-type="float" office:value="0.173501577287066" calcext:value-type="float">
            <text:p>0,1735015773</text:p>
          </table:table-cell>
          <table:table-cell office:value-type="float" office:value="780" calcext:value-type="float">
            <text:p>780</text:p>
          </table:table-cell>
          <table:table-cell table:formula="of:=[.D4]/3777" office:value-type="float" office:value="0.206513105639396" calcext:value-type="float">
            <text:p>0,2065131056</text:p>
          </table:table-cell>
          <table:table-cell table:formula="of:=[.C4]/[.E4]" office:value-type="float" office:value="0.840148022324679" calcext:value-type="float">
            <text:p>0,8401480223</text:p>
          </table:table-cell>
          <table:table-cell office:value-type="float" office:value="0.755" calcext:value-type="float">
            <text:p>0,755</text:p>
          </table:table-cell>
        </table:table-row>
        <table:table-row table:style-name="ro1">
          <table:table-cell office:value-type="string" calcext:value-type="string">
            <text:p>nordeste </text:p>
          </table:table-cell>
          <table:table-cell office:value-type="float" office:value="73" calcext:value-type="float">
            <text:p>73</text:p>
          </table:table-cell>
          <table:table-cell table:formula="of:=[.B5]/317" office:value-type="float" office:value="0.230283911671924" calcext:value-type="float">
            <text:p>0,2302839117</text:p>
          </table:table-cell>
          <table:table-cell office:value-type="float" office:value="1240" calcext:value-type="float">
            <text:p>1240</text:p>
          </table:table-cell>
          <table:table-cell table:formula="of:=[.D5]/3777" office:value-type="float" office:value="0.328302885888271" calcext:value-type="float">
            <text:p>0,3283028859</text:p>
          </table:table-cell>
          <table:table-cell table:formula="of:=[.C5]/[.E5]" office:value-type="float" office:value="0.701437366439402" calcext:value-type="float">
            <text:p>0,7014373664</text:p>
          </table:table-cell>
          <table:table-cell office:value-type="float" office:value="0.801" calcext:value-type="float">
            <text:p>0,801</text:p>
          </table:table-cell>
        </table:table-row>
        <table:table-row table:style-name="ro1">
          <table:table-cell office:value-type="string" calcext:value-type="string">
            <text:p>noroeste </text:p>
          </table:table-cell>
          <table:table-cell office:value-type="float" office:value="59" calcext:value-type="float">
            <text:p>59</text:p>
          </table:table-cell>
          <table:table-cell table:formula="of:=[.B6]/317" office:value-type="float" office:value="0.186119873817035" calcext:value-type="float">
            <text:p>0,1861198738</text:p>
          </table:table-cell>
          <table:table-cell office:value-type="float" office:value="1287" calcext:value-type="float">
            <text:p>1287</text:p>
          </table:table-cell>
          <table:table-cell table:formula="of:=[.D6]/3777" office:value-type="float" office:value="0.340746624305004" calcext:value-type="float">
            <text:p>0,3407466243</text:p>
          </table:table-cell>
          <table:table-cell table:formula="of:=[.C6]/[.E6]" office:value-type="float" office:value="0.54621193737913" calcext:value-type="float">
            <text:p>0,5462119374</text:p>
          </table:table-cell>
          <table:table-cell office:value-type="float" office:value="0.818" calcext:value-type="float">
            <text:p>0,818</text:p>
          </table:table-cell>
        </table:table-row>
        <table:table-row table:style-name="ro1">
          <table:table-cell office:value-type="string" calcext:value-type="string">
            <text:p>leste </text:p>
          </table:table-cell>
          <table:table-cell office:value-type="float" office:value="44" calcext:value-type="float">
            <text:p>44</text:p>
          </table:table-cell>
          <table:table-cell table:formula="of:=[.B7]/317" office:value-type="float" office:value="0.138801261829653" calcext:value-type="float">
            <text:p>0,1388012618</text:p>
          </table:table-cell>
          <table:table-cell office:value-type="float" office:value="1042" calcext:value-type="float">
            <text:p>1042</text:p>
          </table:table-cell>
          <table:table-cell table:formula="of:=[.D7]/3777" office:value-type="float" office:value="0.275880328302886" calcext:value-type="float">
            <text:p>0,2758803283</text:p>
          </table:table-cell>
          <table:table-cell table:formula="of:=[.C7]/[.E7]" office:value-type="float" office:value="0.50312127248618" calcext:value-type="float">
            <text:p>0,5031212725</text:p>
          </table:table-cell>
          <table:table-cell office:value-type="float" office:value="0.827" calcext:value-type="float">
            <text:p>0,827</text:p>
          </table:table-cell>
        </table:table-row>
        <table:table-row table:style-name="ro1">
          <table:table-cell office:value-type="string" calcext:value-type="string">
            <text:p>oeste </text:p>
          </table:table-cell>
          <table:table-cell office:value-type="float" office:value="47" calcext:value-type="float">
            <text:p>47</text:p>
          </table:table-cell>
          <table:table-cell table:formula="of:=[.B8]/317" office:value-type="float" office:value="0.148264984227129" calcext:value-type="float">
            <text:p>0,1482649842</text:p>
          </table:table-cell>
          <table:table-cell office:value-type="float" office:value="1101" calcext:value-type="float">
            <text:p>1101</text:p>
          </table:table-cell>
          <table:table-cell table:formula="of:=[.D8]/3777" office:value-type="float" office:value="0.291501191421763" calcext:value-type="float">
            <text:p>0,2915011914</text:p>
          </table:table-cell>
          <table:table-cell table:formula="of:=[.C8]/[.E8]" office:value-type="float" office:value="0.508625654337754" calcext:value-type="float">
            <text:p>0,5086256543</text:p>
          </table:table-cell>
          <table:table-cell office:value-type="float" office:value="0.839" calcext:value-type="float">
            <text:p>0,839</text:p>
          </table:table-cell>
        </table:table-row>
        <table:table-row table:style-name="ro1">
          <table:table-cell office:value-type="string" calcext:value-type="string">
            <text:p>pampulha </text:p>
          </table:table-cell>
          <table:table-cell office:value-type="float" office:value="56" calcext:value-type="float">
            <text:p>56</text:p>
          </table:table-cell>
          <table:table-cell table:formula="of:=[.B9]/317" office:value-type="float" office:value="0.176656151419558" calcext:value-type="float">
            <text:p>0,1766561514</text:p>
          </table:table-cell>
          <table:table-cell office:value-type="float" office:value="1030" calcext:value-type="float">
            <text:p>1030</text:p>
          </table:table-cell>
          <table:table-cell table:formula="of:=[.D9]/3777" office:value-type="float" office:value="0.272703203600741" calcext:value-type="float">
            <text:p>0,2727032036</text:p>
          </table:table-cell>
          <table:table-cell table:formula="of:=[.C9]/[.E9]" office:value-type="float" office:value="0.647796392147254" calcext:value-type="float">
            <text:p>0,6477963921</text:p>
          </table:table-cell>
          <table:table-cell office:value-type="float" office:value="0.853" calcext:value-type="float">
            <text:p>0,853</text:p>
          </table:table-cell>
        </table:table-row>
        <table:table-row table:style-name="ro1">
          <table:table-cell office:value-type="string" calcext:value-type="string">
            <text:p>centro sul </text:p>
          </table:table-cell>
          <table:table-cell office:value-type="float" office:value="93" calcext:value-type="float">
            <text:p>93</text:p>
          </table:table-cell>
          <table:table-cell table:formula="of:=[.B10]/317" office:value-type="float" office:value="0.293375394321767" calcext:value-type="float">
            <text:p>0,2933753943</text:p>
          </table:table-cell>
          <table:table-cell office:value-type="float" office:value="545" calcext:value-type="float">
            <text:p>545</text:p>
          </table:table-cell>
          <table:table-cell table:formula="of:=[.D10]/3777" office:value-type="float" office:value="0.144294413555732" calcext:value-type="float">
            <text:p>0,1442944136</text:p>
          </table:table-cell>
          <table:table-cell table:formula="of:=[.C10]/[.E10]" office:value-type="float" office:value="2.03317222817122" calcext:value-type="float">
            <text:p>2,0331722282</text:p>
          </table:table-cell>
          <table:table-cell office:value-type="float" office:value="0.914" calcext:value-type="float">
            <text:p>0,914</text:p>
          </table:table-cell>
        </table:table-row>
      </table:table>
      <table:named-expressions/>
      <table:database-ranges>
        <table:database-range table:name="__Anonymous_Sheet_DB__2" table:target-range-address="Planilha2.A1:Planilha2.D10" table:contains-header="false">
          <table:sort>
            <table:sort-by table:field-number="2" table:data-type="automatic"/>
          </table:sort>
        </table:database-range>
        <table:database-range table:name="__Anonymous_Sheet_DB__3" table:target-range-address="sumário.A12:sumário.G20" table:contains-header="false">
          <table:sort>
            <table:sort-by table:field-number="5" table:data-type="automatic"/>
          </table:sort>
        </table:database-range>
        <table:database-range table:name="__Anonymous_Sheet_DB__4" table:target-range-address="Planilha5.A2:Planilha5.G10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3" loext:min-decimal-places="3" number:min-integer-digits="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5">00/00/0000</text:date>, <text:time style:data-style-name="N2" text:time-value="13:19:02.0250812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30T17:42:45.448786179</meta:creation-date>
    <meta:generator>LibreOffice/5.0.6.3$Linux_X86_64 LibreOffice_project/490fc03b25318460cfc54456516ea2519c11d1aa</meta:generator>
    <dc:date>2016-10-15T14:57:09.081125831</dc:date>
    <meta:editing-duration>PT14H29M47S</meta:editing-duration>
    <meta:editing-cycles>68</meta:editing-cycles>
    <meta:document-statistic meta:table-count="5" meta:cell-count="297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819cm" svg:height="7.091cm" xlink:href=".." xlink:type="simple" chart:class="chart:bar" chart:style-name="ch1">
        <chart:subtitle svg:x="2.902cm" svg:y="0.141cm" chart:style-name="ch2">
          <text:p>Fração de linhas e ruas por região</text:p>
        </chart:subtitle>
        <chart:legend chart:legend-position="bottom" svg:x="4.226cm" svg:y="6.308cm" style:legend-expansion="wide" chart:style-name="ch3"/>
        <chart:plot-area chart:style-name="ch4" table:cell-range-address="Planilha1.A2:Planilha1.A10 Planilha1.B1:Planilha1.B1 Planilha1.C2:Planilha1.C10 Planilha1.D1:Planilha1.D1 Planilha1.E2:Planilha1.E10" chart:data-source-has-labels="both" svg:x="1.247cm" svg:y="0.991cm" svg:width="10.336cm" svg:height="5.176cm">
          <chartooo:coordinate-region svg:x="2.159cm" svg:y="1.19cm" svg:width="9.007cm" svg:height="3.932cm"/>
          <chart:axis chart:dimension="x" chart:name="primary-x" chart:style-name="ch5" chartooo:axis-type="auto">
            <chartooo:date-scale/>
            <chart:categories table:cell-range-address="Planilha1.A2:Planilha1.A10"/>
          </chart:axis>
          <chart:axis chart:dimension="y" chart:name="primary-y" chart:style-name="ch6">
            <chart:title svg:x="0.451cm" svg:y="4.351cm" chart:style-name="ch7">
              <text:p>% do total</text:p>
            </chart:title>
            <chart:grid chart:style-name="ch8" chart:class="major"/>
          </chart:axis>
          <chart:series chart:style-name="ch9" chart:values-cell-range-address="Planilha1.C2:Planilha1.C10" chart:label-cell-address="Planilha1.B1:Planilha1.B1" chart:class="chart:bar">
            <chart:data-point chart:repeated="9"/>
            <loext:propertry-mapping loext:property="FillColor" loext:cell-range-address="Planilha1.A2:Planilha1.A10"/>
            <loext:propertry-mapping loext:property="BorderColor" loext:cell-range-address="Planilha1.A2:Planilha1.A10"/>
          </chart:series>
          <chart:series chart:style-name="ch10" chart:values-cell-range-address="Planilha1.E2:Planilha1.E10" chart:label-cell-address="Planilha1.D1:Planilha1.D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linhas</text:p>
                <draw:g>
                  <svg:desc>Planilha1.B1:Planilha1.B1</svg:desc>
                </draw:g>
              </table:table-cell>
              <table:table-cell office:value-type="string">
                <text:p>Coluna A</text:p>
              </table:table-cell>
              <table:table-cell office:value-type="string">
                <text:p>Coluna A</text:p>
              </table:table-cell>
              <table:table-cell office:value-type="string">
                <text:p># ruas</text:p>
                <draw:g>
                  <svg:desc>Planilha1.D1:Planilh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rreiro </text:p>
                <draw:g>
                  <svg:desc>Planilha1.A2:Planilha1.A10</svg:desc>
                </draw:g>
              </table:table-cell>
              <table:table-cell office:value-type="float" office:value="0.16403785488959">
                <text:p>0.16403785488959</text:p>
                <draw:g>
                  <svg:desc>Planilha1.C2:Planilha1.C10</svg:desc>
                </draw:g>
              </table:table-cell>
              <table:table-cell office:value-type="float" office:value="NaN">
                <text:p>NaN</text:p>
                <draw:g>
                  <svg:desc>Planilha1.A2:Planilha1.A10</svg:desc>
                </draw:g>
              </table:table-cell>
              <table:table-cell office:value-type="float" office:value="NaN">
                <text:p>NaN</text:p>
                <draw:g>
                  <svg:desc>Planilha1.A2:Planilha1.A10</svg:desc>
                </draw:g>
              </table:table-cell>
              <table:table-cell office:value-type="float" office:value="0.172094254699497">
                <text:p>0.172094254699497</text:p>
                <draw:g>
                  <svg:desc>Planilha1.E2:Planilha1.E10</svg:desc>
                </draw:g>
              </table:table-cell>
            </table:table-row>
            <table:table-row>
              <table:table-cell office:value-type="string">
                <text:p>leste </text:p>
              </table:table-cell>
              <table:table-cell office:value-type="float" office:value="0.138801261829653">
                <text:p>0.138801261829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5880328302886">
                <text:p>0.275880328302886</text:p>
              </table:table-cell>
            </table:table-row>
            <table:table-row>
              <table:table-cell office:value-type="string">
                <text:p>centro sul </text:p>
              </table:table-cell>
              <table:table-cell office:value-type="float" office:value="0.293375394321767">
                <text:p>0.293375394321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4294413555732">
                <text:p>0.144294413555732</text:p>
              </table:table-cell>
            </table:table-row>
            <table:table-row>
              <table:table-cell office:value-type="string">
                <text:p>nordeste </text:p>
              </table:table-cell>
              <table:table-cell office:value-type="float" office:value="0.230283911671924">
                <text:p>0.23028391167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8302885888271">
                <text:p>0.328302885888271</text:p>
              </table:table-cell>
            </table:table-row>
            <table:table-row>
              <table:table-cell office:value-type="string">
                <text:p>noroeste </text:p>
              </table:table-cell>
              <table:table-cell office:value-type="float" office:value="0.186119873817035">
                <text:p>0.186119873817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0746624305004">
                <text:p>0.340746624305004</text:p>
              </table:table-cell>
            </table:table-row>
            <table:table-row>
              <table:table-cell office:value-type="string">
                <text:p>norte </text:p>
              </table:table-cell>
              <table:table-cell office:value-type="float" office:value="0.0977917981072555">
                <text:p>0.097791798107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9997352396082">
                <text:p>0.129997352396082</text:p>
              </table:table-cell>
            </table:table-row>
            <table:table-row>
              <table:table-cell office:value-type="string">
                <text:p>oeste </text:p>
              </table:table-cell>
              <table:table-cell office:value-type="float" office:value="0.148264984227129">
                <text:p>0.148264984227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1501191421763">
                <text:p>0.291501191421763</text:p>
              </table:table-cell>
            </table:table-row>
            <table:table-row>
              <table:table-cell office:value-type="string">
                <text:p>pampulha </text:p>
              </table:table-cell>
              <table:table-cell office:value-type="float" office:value="0.176656151419558">
                <text:p>0.176656151419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2703203600741">
                <text:p>0.272703203600741</text:p>
              </table:table-cell>
            </table:table-row>
            <table:table-row>
              <table:table-cell office:value-type="string">
                <text:p>venda nova </text:p>
              </table:table-cell>
              <table:table-cell office:value-type="float" office:value="0.173501577287066">
                <text:p>0.173501577287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6513105639396">
                <text:p>0.2065131056393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Linux_X86_64 LibreOffice_project/490fc03b25318460cfc54456516ea2519c11d1a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" chart:maximum="4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3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3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3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3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3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3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3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3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821cm" svg:height="7.091cm" xlink:href=".." xlink:type="simple" chart:class="chart:scatter" chart:style-name="ch1">
        <chart:legend chart:legend-position="bottom" svg:x="1.761cm" svg:y="5.312cm" style:legend-expansion="wide" chart:style-name="ch2"/>
        <chart:plot-area chart:style-name="ch3" table:cell-range-address="Planilha1.A22:Planilha1.J105 Planilha1.A2:Planilha1.A10" chart:data-source-has-labels="row" svg:x="0.236cm" svg:y="0.141cm" svg:width="11.349cm" svg:height="5.03cm">
          <chartooo:coordinate-region svg:x="1.104cm" svg:y="0.282cm" svg:width="10.481cm" svg:height="4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1.B22:Planilha1.B105" chart:label-cell-address="Planilha1.A2:Planilha1.A2" chart:class="chart:scatter">
            <chart:domain table:cell-range-address="Planilha1.A22:Planilha1.A105"/>
            <chart:data-point chart:repeated="84"/>
          </chart:series>
          <chart:series chart:style-name="ch8" chart:values-cell-range-address="Planilha1.C22:Planilha1.C105" chart:label-cell-address="Planilha1.A3:Planilha1.A3" chart:class="chart:scatter">
            <chart:data-point chart:repeated="84"/>
          </chart:series>
          <chart:series chart:style-name="ch9" chart:values-cell-range-address="Planilha1.D22:Planilha1.D105" chart:label-cell-address="Planilha1.A4:Planilha1.A4" chart:class="chart:scatter">
            <chart:data-point chart:repeated="84"/>
          </chart:series>
          <chart:series chart:style-name="ch10" chart:values-cell-range-address="Planilha1.E22:Planilha1.E105" chart:label-cell-address="Planilha1.A5:Planilha1.A5" chart:class="chart:scatter">
            <chart:data-point chart:repeated="84"/>
          </chart:series>
          <chart:series chart:style-name="ch11" chart:values-cell-range-address="Planilha1.F22:Planilha1.F105" chart:label-cell-address="Planilha1.A6:Planilha1.A6" chart:class="chart:scatter">
            <chart:data-point chart:repeated="84"/>
          </chart:series>
          <chart:series chart:style-name="ch12" chart:values-cell-range-address="Planilha1.G22:Planilha1.G105" chart:label-cell-address="Planilha1.A7:Planilha1.A7" chart:class="chart:scatter">
            <chart:data-point chart:repeated="84"/>
          </chart:series>
          <chart:series chart:style-name="ch13" chart:values-cell-range-address="Planilha1.H22:Planilha1.H105" chart:label-cell-address="Planilha1.A8:Planilha1.A8" chart:class="chart:scatter">
            <chart:data-point chart:repeated="84"/>
          </chart:series>
          <chart:series chart:style-name="ch14" chart:values-cell-range-address="Planilha1.I22:Planilha1.I105" chart:label-cell-address="Planilha1.A9:Planilha1.A9" chart:class="chart:scatter">
            <chart:data-point chart:repeated="84"/>
          </chart:series>
          <chart:series chart:style-name="ch15" chart:values-cell-range-address="Planilha1.J22:Planilha1.J105" chart:label-cell-address="Planilha1.A10:Planilha1.A10" chart:class="chart:scatter">
            <chart:data-point chart:repeated="8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barreiro </text:p>
                <draw:g>
                  <svg:desc>Planilha1.A2:Planilha1.A2</svg:desc>
                </draw:g>
              </table:table-cell>
              <table:table-cell office:value-type="string">
                <text:p>leste </text:p>
                <draw:g>
                  <svg:desc>Planilha1.A3:Planilha1.A3</svg:desc>
                </draw:g>
              </table:table-cell>
              <table:table-cell office:value-type="string">
                <text:p>centro sul </text:p>
                <draw:g>
                  <svg:desc>Planilha1.A4:Planilha1.A4</svg:desc>
                </draw:g>
              </table:table-cell>
              <table:table-cell office:value-type="string">
                <text:p>nordeste </text:p>
                <draw:g>
                  <svg:desc>Planilha1.A5:Planilha1.A5</svg:desc>
                </draw:g>
              </table:table-cell>
              <table:table-cell office:value-type="string">
                <text:p>noroeste </text:p>
                <draw:g>
                  <svg:desc>Planilha1.A6:Planilha1.A6</svg:desc>
                </draw:g>
              </table:table-cell>
              <table:table-cell office:value-type="string">
                <text:p>norte </text:p>
                <draw:g>
                  <svg:desc>Planilha1.A7:Planilha1.A7</svg:desc>
                </draw:g>
              </table:table-cell>
              <table:table-cell office:value-type="string">
                <text:p>oeste </text:p>
                <draw:g>
                  <svg:desc>Planilha1.A8:Planilha1.A8</svg:desc>
                </draw:g>
              </table:table-cell>
              <table:table-cell office:value-type="string">
                <text:p>pampulha </text:p>
                <draw:g>
                  <svg:desc>Planilha1.A9:Planilha1.A9</svg:desc>
                </draw:g>
              </table:table-cell>
              <table:table-cell office:value-type="string">
                <text:p>venda nova </text:p>
                <draw:g>
                  <svg:desc>Planilha1.A10:Planilha1.A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lanilha1.A22:Planilha1.A105</svg:desc>
                </draw:g>
              </table:table-cell>
              <table:table-cell office:value-type="float" office:value="0.1898148">
                <text:p>0.1898148</text:p>
                <draw:g>
                  <svg:desc>Planilha1.B22:Planilha1.B105</svg:desc>
                </draw:g>
              </table:table-cell>
              <table:table-cell office:value-type="float" office:value="0.1740385">
                <text:p>0.1740385</text:p>
                <draw:g>
                  <svg:desc>Planilha1.C22:Planilha1.C105</svg:desc>
                </draw:g>
              </table:table-cell>
              <table:table-cell office:value-type="float" office:value="0.1735941">
                <text:p>0.1735941</text:p>
                <draw:g>
                  <svg:desc>Planilha1.D22:Planilha1.D105</svg:desc>
                </draw:g>
              </table:table-cell>
              <table:table-cell office:value-type="float" office:value="0.1696284">
                <text:p>0.1696284</text:p>
                <draw:g>
                  <svg:desc>Planilha1.E22:Planilha1.E105</svg:desc>
                </draw:g>
              </table:table-cell>
              <table:table-cell office:value-type="float" office:value="0.1805447">
                <text:p>0.1805447</text:p>
                <draw:g>
                  <svg:desc>Planilha1.F22:Planilha1.F105</svg:desc>
                </draw:g>
              </table:table-cell>
              <table:table-cell office:value-type="float" office:value="0.1840491">
                <text:p>0.1840491</text:p>
                <draw:g>
                  <svg:desc>Planilha1.G22:Planilha1.G105</svg:desc>
                </draw:g>
              </table:table-cell>
              <table:table-cell office:value-type="float" office:value="0.2438581">
                <text:p>0.2438581</text:p>
                <draw:g>
                  <svg:desc>Planilha1.H22:Planilha1.H105</svg:desc>
                </draw:g>
              </table:table-cell>
              <table:table-cell office:value-type="float" office:value="0.1138132">
                <text:p>0.1138132</text:p>
                <draw:g>
                  <svg:desc>Planilha1.I22:Planilha1.I105</svg:desc>
                </draw:g>
              </table:table-cell>
              <table:table-cell office:value-type="float" office:value="0.1876607">
                <text:p>0.1876607</text:p>
                <draw:g>
                  <svg:desc>Planilha1.J22:Planilha1.J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212963">
                <text:p>0.4212963</text:p>
              </table:table-cell>
              <table:table-cell office:value-type="float" office:value="0.4134615">
                <text:p>0.4134615</text:p>
              </table:table-cell>
              <table:table-cell office:value-type="float" office:value="0.399348">
                <text:p>0.399348</text:p>
              </table:table-cell>
              <table:table-cell office:value-type="float" office:value="0.3505654">
                <text:p>0.3505654</text:p>
              </table:table-cell>
              <table:table-cell office:value-type="float" office:value="0.4459144">
                <text:p>0.4459144</text:p>
              </table:table-cell>
              <table:table-cell office:value-type="float" office:value="0.4805726">
                <text:p>0.4805726</text:p>
              </table:table-cell>
              <table:table-cell office:value-type="float" office:value="0.5031847">
                <text:p>0.5031847</text:p>
              </table:table-cell>
              <table:table-cell office:value-type="float" office:value="0.3287938">
                <text:p>0.3287938</text:p>
              </table:table-cell>
              <table:table-cell office:value-type="float" office:value="0.3637532">
                <text:p>0.36375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493827">
                <text:p>0.5493827</text:p>
              </table:table-cell>
              <table:table-cell office:value-type="float" office:value="0.55">
                <text:p>0.55</text:p>
              </table:table-cell>
              <table:table-cell office:value-type="float" office:value="0.5207824">
                <text:p>0.5207824</text:p>
              </table:table-cell>
              <table:table-cell office:value-type="float" office:value="0.4773829">
                <text:p>0.4773829</text:p>
              </table:table-cell>
              <table:table-cell office:value-type="float" office:value="0.5688716">
                <text:p>0.5688716</text:p>
              </table:table-cell>
              <table:table-cell office:value-type="float" office:value="0.6175869">
                <text:p>0.6175869</text:p>
              </table:table-cell>
              <table:table-cell office:value-type="float" office:value="0.6369427">
                <text:p>0.6369427</text:p>
              </table:table-cell>
              <table:table-cell office:value-type="float" office:value="0.4474708">
                <text:p>0.4474708</text:p>
              </table:table-cell>
              <table:table-cell office:value-type="float" office:value="0.4832905">
                <text:p>0.4832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666667">
                <text:p>0.6666667</text:p>
              </table:table-cell>
              <table:table-cell office:value-type="float" office:value="0.6673077">
                <text:p>0.6673077</text:p>
              </table:table-cell>
              <table:table-cell office:value-type="float" office:value="0.6193969">
                <text:p>0.6193969</text:p>
              </table:table-cell>
              <table:table-cell office:value-type="float" office:value="0.6058158">
                <text:p>0.6058158</text:p>
              </table:table-cell>
              <table:table-cell office:value-type="float" office:value="0.6583658">
                <text:p>0.6583658</text:p>
              </table:table-cell>
              <table:table-cell office:value-type="float" office:value="0.7443763">
                <text:p>0.7443763</text:p>
              </table:table-cell>
              <table:table-cell office:value-type="float" office:value="0.7270246">
                <text:p>0.7270246</text:p>
              </table:table-cell>
              <table:table-cell office:value-type="float" office:value="0.5787938">
                <text:p>0.5787938</text:p>
              </table:table-cell>
              <table:table-cell office:value-type="float" office:value="0.6105398">
                <text:p>0.61053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145062">
                <text:p>0.7145062</text:p>
              </table:table-cell>
              <table:table-cell office:value-type="float" office:value="0.7173077">
                <text:p>0.7173077</text:p>
              </table:table-cell>
              <table:table-cell office:value-type="float" office:value="0.6788916">
                <text:p>0.6788916</text:p>
              </table:table-cell>
              <table:table-cell office:value-type="float" office:value="0.6688207">
                <text:p>0.6688207</text:p>
              </table:table-cell>
              <table:table-cell office:value-type="float" office:value="0.7214008">
                <text:p>0.7214008</text:p>
              </table:table-cell>
              <table:table-cell office:value-type="float" office:value="0.795501">
                <text:p>0.795501</text:p>
              </table:table-cell>
              <table:table-cell office:value-type="float" office:value="0.7606915">
                <text:p>0.7606915</text:p>
              </table:table-cell>
              <table:table-cell office:value-type="float" office:value="0.6459144">
                <text:p>0.6459144</text:p>
              </table:table-cell>
              <table:table-cell office:value-type="float" office:value="0.6786632">
                <text:p>0.6786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808642">
                <text:p>0.7808642</text:p>
              </table:table-cell>
              <table:table-cell office:value-type="float" office:value="0.7788462">
                <text:p>0.7788462</text:p>
              </table:table-cell>
              <table:table-cell office:value-type="float" office:value="0.7652812">
                <text:p>0.7652812</text:p>
              </table:table-cell>
              <table:table-cell office:value-type="float" office:value="0.7399031">
                <text:p>0.7399031</text:p>
              </table:table-cell>
              <table:table-cell office:value-type="float" office:value="0.7898833">
                <text:p>0.7898833</text:p>
              </table:table-cell>
              <table:table-cell office:value-type="float" office:value="0.8404908">
                <text:p>0.8404908</text:p>
              </table:table-cell>
              <table:table-cell office:value-type="float" office:value="0.8070974">
                <text:p>0.8070974</text:p>
              </table:table-cell>
              <table:table-cell office:value-type="float" office:value="0.7480545">
                <text:p>0.7480545</text:p>
              </table:table-cell>
              <table:table-cell office:value-type="float" office:value="0.751928">
                <text:p>0.751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101852">
                <text:p>0.8101852</text:p>
              </table:table-cell>
              <table:table-cell office:value-type="float" office:value="0.8067308">
                <text:p>0.8067308</text:p>
              </table:table-cell>
              <table:table-cell office:value-type="float" office:value="0.803586">
                <text:p>0.803586</text:p>
              </table:table-cell>
              <table:table-cell office:value-type="float" office:value="0.773021">
                <text:p>0.773021</text:p>
              </table:table-cell>
              <table:table-cell office:value-type="float" office:value="0.8249027">
                <text:p>0.8249027</text:p>
              </table:table-cell>
              <table:table-cell office:value-type="float" office:value="0.8691207">
                <text:p>0.8691207</text:p>
              </table:table-cell>
              <table:table-cell office:value-type="float" office:value="0.833485">
                <text:p>0.833485</text:p>
              </table:table-cell>
              <table:table-cell office:value-type="float" office:value="0.7840467">
                <text:p>0.7840467</text:p>
              </table:table-cell>
              <table:table-cell office:value-type="float" office:value="0.8033419">
                <text:p>0.80334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533951">
                <text:p>0.8533951</text:p>
              </table:table-cell>
              <table:table-cell office:value-type="float" office:value="0.8336538">
                <text:p>0.8336538</text:p>
              </table:table-cell>
              <table:table-cell office:value-type="float" office:value="0.8418908">
                <text:p>0.8418908</text:p>
              </table:table-cell>
              <table:table-cell office:value-type="float" office:value="0.8012924">
                <text:p>0.8012924</text:p>
              </table:table-cell>
              <table:table-cell office:value-type="float" office:value="0.8529183">
                <text:p>0.8529183</text:p>
              </table:table-cell>
              <table:table-cell office:value-type="float" office:value="0.9018405">
                <text:p>0.9018405</text:p>
              </table:table-cell>
              <table:table-cell office:value-type="float" office:value="0.8607825">
                <text:p>0.8607825</text:p>
              </table:table-cell>
              <table:table-cell office:value-type="float" office:value="0.8326848">
                <text:p>0.8326848</text:p>
              </table:table-cell>
              <table:table-cell office:value-type="float" office:value="0.8380463">
                <text:p>0.83804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719136">
                <text:p>0.8719136</text:p>
              </table:table-cell>
              <table:table-cell office:value-type="float" office:value="0.8557692">
                <text:p>0.8557692</text:p>
              </table:table-cell>
              <table:table-cell office:value-type="float" office:value="0.8541157">
                <text:p>0.8541157</text:p>
              </table:table-cell>
              <table:table-cell office:value-type="float" office:value="0.8206785">
                <text:p>0.8206785</text:p>
              </table:table-cell>
              <table:table-cell office:value-type="float" office:value="0.8809339">
                <text:p>0.8809339</text:p>
              </table:table-cell>
              <table:table-cell office:value-type="float" office:value="0.9141104">
                <text:p>0.9141104</text:p>
              </table:table-cell>
              <table:table-cell office:value-type="float" office:value="0.8744313">
                <text:p>0.8744313</text:p>
              </table:table-cell>
              <table:table-cell office:value-type="float" office:value="0.8550584">
                <text:p>0.8550584</text:p>
              </table:table-cell>
              <table:table-cell office:value-type="float" office:value="0.8676093">
                <text:p>0.86760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888889">
                <text:p>0.8888889</text:p>
              </table:table-cell>
              <table:table-cell office:value-type="float" office:value="0.8730769">
                <text:p>0.8730769</text:p>
              </table:table-cell>
              <table:table-cell office:value-type="float" office:value="0.8704156">
                <text:p>0.8704156</text:p>
              </table:table-cell>
              <table:table-cell office:value-type="float" office:value="0.8408724">
                <text:p>0.8408724</text:p>
              </table:table-cell>
              <table:table-cell office:value-type="float" office:value="0.8957198">
                <text:p>0.8957198</text:p>
              </table:table-cell>
              <table:table-cell office:value-type="float" office:value="0.9345603">
                <text:p>0.9345603</text:p>
              </table:table-cell>
              <table:table-cell office:value-type="float" office:value="0.8926297">
                <text:p>0.8926297</text:p>
              </table:table-cell>
              <table:table-cell office:value-type="float" office:value="0.8832685">
                <text:p>0.8832685</text:p>
              </table:table-cell>
              <table:table-cell office:value-type="float" office:value="0.8984576">
                <text:p>0.89845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981481">
                <text:p>0.8981481</text:p>
              </table:table-cell>
              <table:table-cell office:value-type="float" office:value="0.8817308">
                <text:p>0.8817308</text:p>
              </table:table-cell>
              <table:table-cell office:value-type="float" office:value="0.8801956">
                <text:p>0.8801956</text:p>
              </table:table-cell>
              <table:table-cell office:value-type="float" office:value="0.8659128">
                <text:p>0.8659128</text:p>
              </table:table-cell>
              <table:table-cell office:value-type="float" office:value="0.9035019">
                <text:p>0.9035019</text:p>
              </table:table-cell>
              <table:table-cell office:value-type="float" office:value="0.9366053">
                <text:p>0.9366053</text:p>
              </table:table-cell>
              <table:table-cell office:value-type="float" office:value="0.9153776">
                <text:p>0.9153776</text:p>
              </table:table-cell>
              <table:table-cell office:value-type="float" office:value="0.8968872">
                <text:p>0.8968872</text:p>
              </table:table-cell>
              <table:table-cell office:value-type="float" office:value="0.9061697">
                <text:p>0.90616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151235">
                <text:p>0.9151235</text:p>
              </table:table-cell>
              <table:table-cell office:value-type="float" office:value="0.8932692">
                <text:p>0.8932692</text:p>
              </table:table-cell>
              <table:table-cell office:value-type="float" office:value="0.8932355">
                <text:p>0.8932355</text:p>
              </table:table-cell>
              <table:table-cell office:value-type="float" office:value="0.8844911">
                <text:p>0.8844911</text:p>
              </table:table-cell>
              <table:table-cell office:value-type="float" office:value="0.9159533">
                <text:p>0.9159533</text:p>
              </table:table-cell>
              <table:table-cell office:value-type="float" office:value="0.9488753">
                <text:p>0.9488753</text:p>
              </table:table-cell>
              <table:table-cell office:value-type="float" office:value="0.9299363">
                <text:p>0.9299363</text:p>
              </table:table-cell>
              <table:table-cell office:value-type="float" office:value="0.9114786">
                <text:p>0.9114786</text:p>
              </table:table-cell>
              <table:table-cell office:value-type="float" office:value="0.9203085">
                <text:p>0.92030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197531">
                <text:p>0.9197531</text:p>
              </table:table-cell>
              <table:table-cell office:value-type="float" office:value="0.8961538">
                <text:p>0.8961538</text:p>
              </table:table-cell>
              <table:table-cell office:value-type="float" office:value="0.9038305">
                <text:p>0.9038305</text:p>
              </table:table-cell>
              <table:table-cell office:value-type="float" office:value="0.904685">
                <text:p>0.904685</text:p>
              </table:table-cell>
              <table:table-cell office:value-type="float" office:value="0.9198444">
                <text:p>0.9198444</text:p>
              </table:table-cell>
              <table:table-cell office:value-type="float" office:value="0.9529652">
                <text:p>0.9529652</text:p>
              </table:table-cell>
              <table:table-cell office:value-type="float" office:value="0.9426752">
                <text:p>0.9426752</text:p>
              </table:table-cell>
              <table:table-cell office:value-type="float" office:value="0.9182879">
                <text:p>0.9182879</text:p>
              </table:table-cell>
              <table:table-cell office:value-type="float" office:value="0.933162">
                <text:p>0.9331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351852">
                <text:p>0.9351852</text:p>
              </table:table-cell>
              <table:table-cell office:value-type="float" office:value="0.9086538">
                <text:p>0.9086538</text:p>
              </table:table-cell>
              <table:table-cell office:value-type="float" office:value="0.9103504">
                <text:p>0.9103504</text:p>
              </table:table-cell>
              <table:table-cell office:value-type="float" office:value="0.9159935">
                <text:p>0.9159935</text:p>
              </table:table-cell>
              <table:table-cell office:value-type="float" office:value="0.9284047">
                <text:p>0.9284047</text:p>
              </table:table-cell>
              <table:table-cell office:value-type="float" office:value="0.9591002">
                <text:p>0.9591002</text:p>
              </table:table-cell>
              <table:table-cell office:value-type="float" office:value="0.9499545">
                <text:p>0.9499545</text:p>
              </table:table-cell>
              <table:table-cell office:value-type="float" office:value="0.92607">
                <text:p>0.92607</text:p>
              </table:table-cell>
              <table:table-cell office:value-type="float" office:value="0.9434447">
                <text:p>0.94344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398148">
                <text:p>0.9398148</text:p>
              </table:table-cell>
              <table:table-cell office:value-type="float" office:value="0.9173077">
                <text:p>0.9173077</text:p>
              </table:table-cell>
              <table:table-cell office:value-type="float" office:value="0.9168704">
                <text:p>0.9168704</text:p>
              </table:table-cell>
              <table:table-cell office:value-type="float" office:value="0.9264943">
                <text:p>0.9264943</text:p>
              </table:table-cell>
              <table:table-cell office:value-type="float" office:value="0.9307393">
                <text:p>0.9307393</text:p>
              </table:table-cell>
              <table:table-cell office:value-type="float" office:value="0.9652352">
                <text:p>0.9652352</text:p>
              </table:table-cell>
              <table:table-cell office:value-type="float" office:value="0.9545041">
                <text:p>0.9545041</text:p>
              </table:table-cell>
              <table:table-cell office:value-type="float" office:value="0.9348249">
                <text:p>0.9348249</text:p>
              </table:table-cell>
              <table:table-cell office:value-type="float" office:value="0.9562982">
                <text:p>0.95629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429012">
                <text:p>0.9429012</text:p>
              </table:table-cell>
              <table:table-cell office:value-type="float" office:value="0.9230769">
                <text:p>0.9230769</text:p>
              </table:table-cell>
              <table:table-cell office:value-type="float" office:value="0.9193154">
                <text:p>0.9193154</text:p>
              </table:table-cell>
              <table:table-cell office:value-type="float" office:value="0.9378029">
                <text:p>0.9378029</text:p>
              </table:table-cell>
              <table:table-cell office:value-type="float" office:value="0.9361868">
                <text:p>0.9361868</text:p>
              </table:table-cell>
              <table:table-cell office:value-type="float" office:value="0.9693252">
                <text:p>0.9693252</text:p>
              </table:table-cell>
              <table:table-cell office:value-type="float" office:value="0.9617834">
                <text:p>0.9617834</text:p>
              </table:table-cell>
              <table:table-cell office:value-type="float" office:value="0.9445525">
                <text:p>0.9445525</text:p>
              </table:table-cell>
              <table:table-cell office:value-type="float" office:value="0.9614396">
                <text:p>0.96143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475309">
                <text:p>0.9475309</text:p>
              </table:table-cell>
              <table:table-cell office:value-type="float" office:value="0.9298077">
                <text:p>0.9298077</text:p>
              </table:table-cell>
              <table:table-cell office:value-type="float" office:value="0.9209454">
                <text:p>0.9209454</text:p>
              </table:table-cell>
              <table:table-cell office:value-type="float" office:value="0.9426494">
                <text:p>0.9426494</text:p>
              </table:table-cell>
              <table:table-cell office:value-type="float" office:value="0.940856">
                <text:p>0.940856</text:p>
              </table:table-cell>
              <table:table-cell office:value-type="float" office:value="0.9754601">
                <text:p>0.9754601</text:p>
              </table:table-cell>
              <table:table-cell office:value-type="float" office:value="0.9645132">
                <text:p>0.9645132</text:p>
              </table:table-cell>
              <table:table-cell office:value-type="float" office:value="0.9474708">
                <text:p>0.9474708</text:p>
              </table:table-cell>
              <table:table-cell office:value-type="float" office:value="0.9627249">
                <text:p>0.9627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506173">
                <text:p>0.9506173</text:p>
              </table:table-cell>
              <table:table-cell office:value-type="float" office:value="0.9326923">
                <text:p>0.9326923</text:p>
              </table:table-cell>
              <table:table-cell office:value-type="float" office:value="0.9250204">
                <text:p>0.9250204</text:p>
              </table:table-cell>
              <table:table-cell office:value-type="float" office:value="0.9483037">
                <text:p>0.9483037</text:p>
              </table:table-cell>
              <table:table-cell office:value-type="float" office:value="0.9455253">
                <text:p>0.9455253</text:p>
              </table:table-cell>
              <table:table-cell office:value-type="float" office:value="0.9836401">
                <text:p>0.9836401</text:p>
              </table:table-cell>
              <table:table-cell office:value-type="float" office:value="0.9690628">
                <text:p>0.9690628</text:p>
              </table:table-cell>
              <table:table-cell office:value-type="float" office:value="0.9513619">
                <text:p>0.9513619</text:p>
              </table:table-cell>
              <table:table-cell office:value-type="float" office:value="0.9691517">
                <text:p>0.96915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537037">
                <text:p>0.9537037</text:p>
              </table:table-cell>
              <table:table-cell office:value-type="float" office:value="0.9375">
                <text:p>0.9375</text:p>
              </table:table-cell>
              <table:table-cell office:value-type="float" office:value="0.9282804">
                <text:p>0.9282804</text:p>
              </table:table-cell>
              <table:table-cell office:value-type="float" office:value="0.950727">
                <text:p>0.950727</text:p>
              </table:table-cell>
              <table:table-cell office:value-type="float" office:value="0.9525292">
                <text:p>0.9525292</text:p>
              </table:table-cell>
              <table:table-cell office:value-type="float" office:value="0.9856851">
                <text:p>0.9856851</text:p>
              </table:table-cell>
              <table:table-cell office:value-type="float" office:value="0.9708826">
                <text:p>0.9708826</text:p>
              </table:table-cell>
              <table:table-cell office:value-type="float" office:value="0.9562257">
                <text:p>0.9562257</text:p>
              </table:table-cell>
              <table:table-cell office:value-type="float" office:value="0.9742931">
                <text:p>0.97429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552469">
                <text:p>0.9552469</text:p>
              </table:table-cell>
              <table:table-cell office:value-type="float" office:value="0.9394231">
                <text:p>0.9394231</text:p>
              </table:table-cell>
              <table:table-cell office:value-type="float" office:value="0.9339853">
                <text:p>0.9339853</text:p>
              </table:table-cell>
              <table:table-cell office:value-type="float" office:value="0.953958">
                <text:p>0.953958</text:p>
              </table:table-cell>
              <table:table-cell office:value-type="float" office:value="0.955642">
                <text:p>0.955642</text:p>
              </table:table-cell>
              <table:table-cell office:value-type="float" office:value="0.9897751">
                <text:p>0.9897751</text:p>
              </table:table-cell>
              <table:table-cell office:value-type="float" office:value="0.9736124">
                <text:p>0.9736124</text:p>
              </table:table-cell>
              <table:table-cell office:value-type="float" office:value="0.9601167">
                <text:p>0.9601167</text:p>
              </table:table-cell>
              <table:table-cell office:value-type="float" office:value="0.9755784">
                <text:p>0.97557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583333">
                <text:p>0.9583333</text:p>
              </table:table-cell>
              <table:table-cell office:value-type="float" office:value="0.9442308">
                <text:p>0.9442308</text:p>
              </table:table-cell>
              <table:table-cell office:value-type="float" office:value="0.9405053">
                <text:p>0.9405053</text:p>
              </table:table-cell>
              <table:table-cell office:value-type="float" office:value="0.9612278">
                <text:p>0.9612278</text:p>
              </table:table-cell>
              <table:table-cell office:value-type="float" office:value="0.9595331">
                <text:p>0.9595331</text:p>
              </table:table-cell>
              <table:table-cell office:value-type="float" office:value="0.99182">
                <text:p>0.99182</text:p>
              </table:table-cell>
              <table:table-cell office:value-type="float" office:value="0.9745223">
                <text:p>0.9745223</text:p>
              </table:table-cell>
              <table:table-cell office:value-type="float" office:value="0.9610895">
                <text:p>0.9610895</text:p>
              </table:table-cell>
              <table:table-cell office:value-type="float" office:value="0.9768638">
                <text:p>0.97686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598765">
                <text:p>0.9598765</text:p>
              </table:table-cell>
              <table:table-cell office:value-type="float" office:value="0.9471154">
                <text:p>0.9471154</text:p>
              </table:table-cell>
              <table:table-cell office:value-type="float" office:value="0.9462103">
                <text:p>0.9462103</text:p>
              </table:table-cell>
              <table:table-cell office:value-type="float" office:value="0.9660743">
                <text:p>0.9660743</text:p>
              </table:table-cell>
              <table:table-cell office:value-type="float" office:value="0.9618677">
                <text:p>0.9618677</text:p>
              </table:table-cell>
              <table:table-cell office:value-type="float" office:value="0.99182">
                <text:p>0.99182</text:p>
              </table:table-cell>
              <table:table-cell office:value-type="float" office:value="0.9754322">
                <text:p>0.9754322</text:p>
              </table:table-cell>
              <table:table-cell office:value-type="float" office:value="0.9640078">
                <text:p>0.9640078</text:p>
              </table:table-cell>
              <table:table-cell office:value-type="float" office:value="0.9794344">
                <text:p>0.97943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9598765">
                <text:p>0.9598765</text:p>
              </table:table-cell>
              <table:table-cell office:value-type="float" office:value="0.95">
                <text:p>0.95</text:p>
              </table:table-cell>
              <table:table-cell office:value-type="float" office:value="0.9478403">
                <text:p>0.9478403</text:p>
              </table:table-cell>
              <table:table-cell office:value-type="float" office:value="0.9668821">
                <text:p>0.9668821</text:p>
              </table:table-cell>
              <table:table-cell office:value-type="float" office:value="0.9626459">
                <text:p>0.9626459</text:p>
              </table:table-cell>
              <table:table-cell office:value-type="float" office:value="0.99182">
                <text:p>0.99182</text:p>
              </table:table-cell>
              <table:table-cell office:value-type="float" office:value="0.9754322">
                <text:p>0.9754322</text:p>
              </table:table-cell>
              <table:table-cell office:value-type="float" office:value="0.9659533">
                <text:p>0.9659533</text:p>
              </table:table-cell>
              <table:table-cell office:value-type="float" office:value="0.9807198">
                <text:p>0.98071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614198">
                <text:p>0.9614198</text:p>
              </table:table-cell>
              <table:table-cell office:value-type="float" office:value="0.9557692">
                <text:p>0.9557692</text:p>
              </table:table-cell>
              <table:table-cell office:value-type="float" office:value="0.9478403">
                <text:p>0.9478403</text:p>
              </table:table-cell>
              <table:table-cell office:value-type="float" office:value="0.9693053">
                <text:p>0.9693053</text:p>
              </table:table-cell>
              <table:table-cell office:value-type="float" office:value="0.9634241">
                <text:p>0.9634241</text:p>
              </table:table-cell>
              <table:table-cell office:value-type="float" office:value="0.99182">
                <text:p>0.99182</text:p>
              </table:table-cell>
              <table:table-cell office:value-type="float" office:value="0.978162">
                <text:p>0.978162</text:p>
              </table:table-cell>
              <table:table-cell office:value-type="float" office:value="0.9688716">
                <text:p>0.9688716</text:p>
              </table:table-cell>
              <table:table-cell office:value-type="float" office:value="0.9807198">
                <text:p>0.98071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62963">
                <text:p>0.962963</text:p>
              </table:table-cell>
              <table:table-cell office:value-type="float" office:value="0.9586538">
                <text:p>0.9586538</text:p>
              </table:table-cell>
              <table:table-cell office:value-type="float" office:value="0.9494703">
                <text:p>0.9494703</text:p>
              </table:table-cell>
              <table:table-cell office:value-type="float" office:value="0.9733441">
                <text:p>0.9733441</text:p>
              </table:table-cell>
              <table:table-cell office:value-type="float" office:value="0.9634241">
                <text:p>0.9634241</text:p>
              </table:table-cell>
              <table:table-cell office:value-type="float" office:value="0.99182">
                <text:p>0.99182</text:p>
              </table:table-cell>
              <table:table-cell office:value-type="float" office:value="0.9799818">
                <text:p>0.9799818</text:p>
              </table:table-cell>
              <table:table-cell office:value-type="float" office:value="0.9727626">
                <text:p>0.9727626</text:p>
              </table:table-cell>
              <table:table-cell office:value-type="float" office:value="0.9807198">
                <text:p>0.98071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62963">
                <text:p>0.962963</text:p>
              </table:table-cell>
              <table:table-cell office:value-type="float" office:value="0.9625">
                <text:p>0.9625</text:p>
              </table:table-cell>
              <table:table-cell office:value-type="float" office:value="0.9535452">
                <text:p>0.9535452</text:p>
              </table:table-cell>
              <table:table-cell office:value-type="float" office:value="0.9749596">
                <text:p>0.9749596</text:p>
              </table:table-cell>
              <table:table-cell office:value-type="float" office:value="0.9642023">
                <text:p>0.9642023</text:p>
              </table:table-cell>
              <table:table-cell office:value-type="float" office:value="0.99182">
                <text:p>0.99182</text:p>
              </table:table-cell>
              <table:table-cell office:value-type="float" office:value="0.9808917">
                <text:p>0.9808917</text:p>
              </table:table-cell>
              <table:table-cell office:value-type="float" office:value="0.9737354">
                <text:p>0.9737354</text:p>
              </table:table-cell>
              <table:table-cell office:value-type="float" office:value="0.9832905">
                <text:p>0.98329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660494">
                <text:p>0.9660494</text:p>
              </table:table-cell>
              <table:table-cell office:value-type="float" office:value="0.9653846">
                <text:p>0.9653846</text:p>
              </table:table-cell>
              <table:table-cell office:value-type="float" office:value="0.9559902">
                <text:p>0.9559902</text:p>
              </table:table-cell>
              <table:table-cell office:value-type="float" office:value="0.9781906">
                <text:p>0.9781906</text:p>
              </table:table-cell>
              <table:table-cell office:value-type="float" office:value="0.9657588">
                <text:p>0.9657588</text:p>
              </table:table-cell>
              <table:table-cell office:value-type="float" office:value="0.99182">
                <text:p>0.99182</text:p>
              </table:table-cell>
              <table:table-cell office:value-type="float" office:value="0.9808917">
                <text:p>0.9808917</text:p>
              </table:table-cell>
              <table:table-cell office:value-type="float" office:value="0.9747082">
                <text:p>0.9747082</text:p>
              </table:table-cell>
              <table:table-cell office:value-type="float" office:value="0.9832905">
                <text:p>0.98329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675926">
                <text:p>0.9675926</text:p>
              </table:table-cell>
              <table:table-cell office:value-type="float" office:value="0.9663462">
                <text:p>0.9663462</text:p>
              </table:table-cell>
              <table:table-cell office:value-type="float" office:value="0.9592502">
                <text:p>0.9592502</text:p>
              </table:table-cell>
              <table:table-cell office:value-type="float" office:value="0.9789984">
                <text:p>0.9789984</text:p>
              </table:table-cell>
              <table:table-cell office:value-type="float" office:value="0.966537">
                <text:p>0.966537</text:p>
              </table:table-cell>
              <table:table-cell office:value-type="float" office:value="0.99591">
                <text:p>0.99591</text:p>
              </table:table-cell>
              <table:table-cell office:value-type="float" office:value="0.9818016">
                <text:p>0.9818016</text:p>
              </table:table-cell>
              <table:table-cell office:value-type="float" office:value="0.9756809">
                <text:p>0.9756809</text:p>
              </table:table-cell>
              <table:table-cell office:value-type="float" office:value="0.9845758">
                <text:p>0.98457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691358">
                <text:p>0.9691358</text:p>
              </table:table-cell>
              <table:table-cell office:value-type="float" office:value="0.9673077">
                <text:p>0.9673077</text:p>
              </table:table-cell>
              <table:table-cell office:value-type="float" office:value="0.9633252">
                <text:p>0.9633252</text:p>
              </table:table-cell>
              <table:table-cell office:value-type="float" office:value="0.9806139">
                <text:p>0.9806139</text:p>
              </table:table-cell>
              <table:table-cell office:value-type="float" office:value="0.9680934">
                <text:p>0.9680934</text:p>
              </table:table-cell>
              <table:table-cell office:value-type="float" office:value="0.99591">
                <text:p>0.99591</text:p>
              </table:table-cell>
              <table:table-cell office:value-type="float" office:value="0.9836215">
                <text:p>0.9836215</text:p>
              </table:table-cell>
              <table:table-cell office:value-type="float" office:value="0.9756809">
                <text:p>0.9756809</text:p>
              </table:table-cell>
              <table:table-cell office:value-type="float" office:value="0.9845758">
                <text:p>0.98457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722222">
                <text:p>0.9722222</text:p>
              </table:table-cell>
              <table:table-cell office:value-type="float" office:value="0.9701923">
                <text:p>0.9701923</text:p>
              </table:table-cell>
              <table:table-cell office:value-type="float" office:value="0.9665852">
                <text:p>0.9665852</text:p>
              </table:table-cell>
              <table:table-cell office:value-type="float" office:value="0.9822294">
                <text:p>0.9822294</text:p>
              </table:table-cell>
              <table:table-cell office:value-type="float" office:value="0.9696498">
                <text:p>0.9696498</text:p>
              </table:table-cell>
              <table:table-cell office:value-type="float" office:value="0.99591">
                <text:p>0.99591</text:p>
              </table:table-cell>
              <table:table-cell office:value-type="float" office:value="0.9854413">
                <text:p>0.9854413</text:p>
              </table:table-cell>
              <table:table-cell office:value-type="float" office:value="0.979572">
                <text:p>0.979572</text:p>
              </table:table-cell>
              <table:table-cell office:value-type="float" office:value="0.9858612">
                <text:p>0.98586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9737654">
                <text:p>0.9737654</text:p>
              </table:table-cell>
              <table:table-cell office:value-type="float" office:value="0.9711538">
                <text:p>0.9711538</text:p>
              </table:table-cell>
              <table:table-cell office:value-type="float" office:value="0.9674002">
                <text:p>0.9674002</text:p>
              </table:table-cell>
              <table:table-cell office:value-type="float" office:value="0.9830372">
                <text:p>0.9830372</text:p>
              </table:table-cell>
              <table:table-cell office:value-type="float" office:value="0.970428">
                <text:p>0.970428</text:p>
              </table:table-cell>
              <table:table-cell office:value-type="float" office:value="0.99591">
                <text:p>0.99591</text:p>
              </table:table-cell>
              <table:table-cell office:value-type="float" office:value="0.9854413">
                <text:p>0.9854413</text:p>
              </table:table-cell>
              <table:table-cell office:value-type="float" office:value="0.9824903">
                <text:p>0.9824903</text:p>
              </table:table-cell>
              <table:table-cell office:value-type="float" office:value="0.9871465">
                <text:p>0.98714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9753086">
                <text:p>0.9753086</text:p>
              </table:table-cell>
              <table:table-cell office:value-type="float" office:value="0.9721154">
                <text:p>0.9721154</text:p>
              </table:table-cell>
              <table:table-cell office:value-type="float" office:value="0.9698452">
                <text:p>0.9698452</text:p>
              </table:table-cell>
              <table:table-cell office:value-type="float" office:value="0.9838449">
                <text:p>0.9838449</text:p>
              </table:table-cell>
              <table:table-cell office:value-type="float" office:value="0.9743191">
                <text:p>0.9743191</text:p>
              </table:table-cell>
              <table:table-cell office:value-type="float" office:value="0.997955">
                <text:p>0.997955</text:p>
              </table:table-cell>
              <table:table-cell office:value-type="float" office:value="0.9881711">
                <text:p>0.9881711</text:p>
              </table:table-cell>
              <table:table-cell office:value-type="float" office:value="0.9844358">
                <text:p>0.9844358</text:p>
              </table:table-cell>
              <table:table-cell office:value-type="float" office:value="0.9871465">
                <text:p>0.98714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9753086">
                <text:p>0.9753086</text:p>
              </table:table-cell>
              <table:table-cell office:value-type="float" office:value="0.9740385">
                <text:p>0.9740385</text:p>
              </table:table-cell>
              <table:table-cell office:value-type="float" office:value="0.9698452">
                <text:p>0.9698452</text:p>
              </table:table-cell>
              <table:table-cell office:value-type="float" office:value="0.9838449">
                <text:p>0.9838449</text:p>
              </table:table-cell>
              <table:table-cell office:value-type="float" office:value="0.9750973">
                <text:p>0.9750973</text:p>
              </table:table-cell>
              <table:table-cell office:value-type="float" office:value="0.997955">
                <text:p>0.997955</text:p>
              </table:table-cell>
              <table:table-cell office:value-type="float" office:value="0.989081">
                <text:p>0.989081</text:p>
              </table:table-cell>
              <table:table-cell office:value-type="float" office:value="0.9854086">
                <text:p>0.9854086</text:p>
              </table:table-cell>
              <table:table-cell office:value-type="float" office:value="0.9871465">
                <text:p>0.98714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768519">
                <text:p>0.9768519</text:p>
              </table:table-cell>
              <table:table-cell office:value-type="float" office:value="0.975">
                <text:p>0.975</text:p>
              </table:table-cell>
              <table:table-cell office:value-type="float" office:value="0.9714751">
                <text:p>0.9714751</text:p>
              </table:table-cell>
              <table:table-cell office:value-type="float" office:value="0.9846527">
                <text:p>0.9846527</text:p>
              </table:table-cell>
              <table:table-cell office:value-type="float" office:value="0.9766537">
                <text:p>0.9766537</text:p>
              </table:table-cell>
              <table:table-cell office:value-type="float" office:value="0.997955">
                <text:p>0.997955</text:p>
              </table:table-cell>
              <table:table-cell office:value-type="float" office:value="0.989081">
                <text:p>0.989081</text:p>
              </table:table-cell>
              <table:table-cell office:value-type="float" office:value="0.9883268">
                <text:p>0.9883268</text:p>
              </table:table-cell>
              <table:table-cell office:value-type="float" office:value="0.9871465">
                <text:p>0.98714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768519">
                <text:p>0.9768519</text:p>
              </table:table-cell>
              <table:table-cell office:value-type="float" office:value="0.9778846">
                <text:p>0.9778846</text:p>
              </table:table-cell>
              <table:table-cell office:value-type="float" office:value="0.9714751">
                <text:p>0.9714751</text:p>
              </table:table-cell>
              <table:table-cell office:value-type="float" office:value="0.9862682">
                <text:p>0.9862682</text:p>
              </table:table-cell>
              <table:table-cell office:value-type="float" office:value="0.9766537">
                <text:p>0.9766537</text:p>
              </table:table-cell>
              <table:table-cell office:value-type="float" office:value="0.997955">
                <text:p>0.997955</text:p>
              </table:table-cell>
              <table:table-cell office:value-type="float" office:value="0.989081">
                <text:p>0.989081</text:p>
              </table:table-cell>
              <table:table-cell office:value-type="float" office:value="0.9883268">
                <text:p>0.9883268</text:p>
              </table:table-cell>
              <table:table-cell office:value-type="float" office:value="0.9884319">
                <text:p>0.98843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768519">
                <text:p>0.9768519</text:p>
              </table:table-cell>
              <table:table-cell office:value-type="float" office:value="0.9788462">
                <text:p>0.9788462</text:p>
              </table:table-cell>
              <table:table-cell office:value-type="float" office:value="0.9722901">
                <text:p>0.9722901</text:p>
              </table:table-cell>
              <table:table-cell office:value-type="float" office:value="0.9862682">
                <text:p>0.9862682</text:p>
              </table:table-cell>
              <table:table-cell office:value-type="float" office:value="0.9766537">
                <text:p>0.9766537</text:p>
              </table:table-cell>
              <table:table-cell office:value-type="float" office:value="0.997955">
                <text:p>0.997955</text:p>
              </table:table-cell>
              <table:table-cell office:value-type="float" office:value="0.9909008">
                <text:p>0.9909008</text:p>
              </table:table-cell>
              <table:table-cell office:value-type="float" office:value="0.9883268">
                <text:p>0.9883268</text:p>
              </table:table-cell>
              <table:table-cell office:value-type="float" office:value="0.9884319">
                <text:p>0.98843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768519">
                <text:p>0.9768519</text:p>
              </table:table-cell>
              <table:table-cell office:value-type="float" office:value="0.9798077">
                <text:p>0.9798077</text:p>
              </table:table-cell>
              <table:table-cell office:value-type="float" office:value="0.9731051">
                <text:p>0.9731051</text:p>
              </table:table-cell>
              <table:table-cell office:value-type="float" office:value="0.9870759">
                <text:p>0.9870759</text:p>
              </table:table-cell>
              <table:table-cell office:value-type="float" office:value="0.9766537">
                <text:p>0.9766537</text:p>
              </table:table-cell>
              <table:table-cell office:value-type="float" office:value="0.997955">
                <text:p>0.997955</text:p>
              </table:table-cell>
              <table:table-cell office:value-type="float" office:value="0.9918107">
                <text:p>0.9918107</text:p>
              </table:table-cell>
              <table:table-cell office:value-type="float" office:value="0.9902724">
                <text:p>0.9902724</text:p>
              </table:table-cell>
              <table:table-cell office:value-type="float" office:value="0.9884319">
                <text:p>0.98843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783951">
                <text:p>0.9783951</text:p>
              </table:table-cell>
              <table:table-cell office:value-type="float" office:value="0.9817308">
                <text:p>0.9817308</text:p>
              </table:table-cell>
              <table:table-cell office:value-type="float" office:value="0.9739201">
                <text:p>0.9739201</text:p>
              </table:table-cell>
              <table:table-cell office:value-type="float" office:value="0.9878837">
                <text:p>0.9878837</text:p>
              </table:table-cell>
              <table:table-cell office:value-type="float" office:value="0.9789883">
                <text:p>0.9789883</text:p>
              </table:table-cell>
              <table:table-cell office:value-type="float" office:value="0.997955">
                <text:p>0.997955</text:p>
              </table:table-cell>
              <table:table-cell office:value-type="float" office:value="0.9918107">
                <text:p>0.9918107</text:p>
              </table:table-cell>
              <table:table-cell office:value-type="float" office:value="0.9922179">
                <text:p>0.9922179</text:p>
              </table:table-cell>
              <table:table-cell office:value-type="float" office:value="0.9884319">
                <text:p>0.98843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9814815">
                <text:p>0.9814815</text:p>
              </table:table-cell>
              <table:table-cell office:value-type="float" office:value="0.9836538">
                <text:p>0.9836538</text:p>
              </table:table-cell>
              <table:table-cell office:value-type="float" office:value="0.9747351">
                <text:p>0.9747351</text:p>
              </table:table-cell>
              <table:table-cell office:value-type="float" office:value="0.9886914">
                <text:p>0.9886914</text:p>
              </table:table-cell>
              <table:table-cell office:value-type="float" office:value="0.9797665">
                <text:p>0.9797665</text:p>
              </table:table-cell>
              <table:table-cell office:value-type="float" office:value="0.997955">
                <text:p>0.997955</text:p>
              </table:table-cell>
              <table:table-cell office:value-type="float" office:value="0.9918107">
                <text:p>0.9918107</text:p>
              </table:table-cell>
              <table:table-cell office:value-type="float" office:value="0.9922179">
                <text:p>0.9922179</text:p>
              </table:table-cell>
              <table:table-cell office:value-type="float" office:value="0.9884319">
                <text:p>0.98843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9830247">
                <text:p>0.9830247</text:p>
              </table:table-cell>
              <table:table-cell office:value-type="float" office:value="0.9846154">
                <text:p>0.9846154</text:p>
              </table:table-cell>
              <table:table-cell office:value-type="float" office:value="0.9755501">
                <text:p>0.9755501</text:p>
              </table:table-cell>
              <table:table-cell office:value-type="float" office:value="0.9894992">
                <text:p>0.9894992</text:p>
              </table:table-cell>
              <table:table-cell office:value-type="float" office:value="0.9828794">
                <text:p>0.9828794</text:p>
              </table:table-cell>
              <table:table-cell office:value-type="float" office:value="0.997955">
                <text:p>0.997955</text:p>
              </table:table-cell>
              <table:table-cell office:value-type="float" office:value="0.9936306">
                <text:p>0.9936306</text:p>
              </table:table-cell>
              <table:table-cell office:value-type="float" office:value="0.9922179">
                <text:p>0.9922179</text:p>
              </table:table-cell>
              <table:table-cell office:value-type="float" office:value="0.9884319">
                <text:p>0.98843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9830247">
                <text:p>0.9830247</text:p>
              </table:table-cell>
              <table:table-cell office:value-type="float" office:value="0.9865385">
                <text:p>0.9865385</text:p>
              </table:table-cell>
              <table:table-cell office:value-type="float" office:value="0.9755501">
                <text:p>0.9755501</text:p>
              </table:table-cell>
              <table:table-cell office:value-type="float" office:value="0.9894992">
                <text:p>0.9894992</text:p>
              </table:table-cell>
              <table:table-cell office:value-type="float" office:value="0.9828794">
                <text:p>0.9828794</text:p>
              </table:table-cell>
              <table:table-cell office:value-type="float" office:value="0.997955">
                <text:p>0.997955</text:p>
              </table:table-cell>
              <table:table-cell office:value-type="float" office:value="0.9936306">
                <text:p>0.9936306</text:p>
              </table:table-cell>
              <table:table-cell office:value-type="float" office:value="0.9922179">
                <text:p>0.9922179</text:p>
              </table:table-cell>
              <table:table-cell office:value-type="float" office:value="0.9910026">
                <text:p>0.99100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9830247">
                <text:p>0.9830247</text:p>
              </table:table-cell>
              <table:table-cell office:value-type="float" office:value="0.9894231">
                <text:p>0.9894231</text:p>
              </table:table-cell>
              <table:table-cell office:value-type="float" office:value="0.9755501">
                <text:p>0.9755501</text:p>
              </table:table-cell>
              <table:table-cell office:value-type="float" office:value="0.9894992">
                <text:p>0.9894992</text:p>
              </table:table-cell>
              <table:table-cell office:value-type="float" office:value="0.9828794">
                <text:p>0.9828794</text:p>
              </table:table-cell>
              <table:table-cell office:value-type="float" office:value="0.997955">
                <text:p>0.997955</text:p>
              </table:table-cell>
              <table:table-cell office:value-type="float" office:value="0.9936306">
                <text:p>0.9936306</text:p>
              </table:table-cell>
              <table:table-cell office:value-type="float" office:value="0.9922179">
                <text:p>0.9922179</text:p>
              </table:table-cell>
              <table:table-cell office:value-type="float" office:value="0.9910026">
                <text:p>0.99100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9830247">
                <text:p>0.9830247</text:p>
              </table:table-cell>
              <table:table-cell office:value-type="float" office:value="0.9894231">
                <text:p>0.9894231</text:p>
              </table:table-cell>
              <table:table-cell office:value-type="float" office:value="0.9755501">
                <text:p>0.9755501</text:p>
              </table:table-cell>
              <table:table-cell office:value-type="float" office:value="0.9894992">
                <text:p>0.9894992</text:p>
              </table:table-cell>
              <table:table-cell office:value-type="float" office:value="0.985214">
                <text:p>0.985214</text:p>
              </table:table-cell>
              <table:table-cell office:value-type="float" office:value="0.997955">
                <text:p>0.997955</text:p>
              </table:table-cell>
              <table:table-cell office:value-type="float" office:value="0.9945405">
                <text:p>0.9945405</text:p>
              </table:table-cell>
              <table:table-cell office:value-type="float" office:value="0.9922179">
                <text:p>0.9922179</text:p>
              </table:table-cell>
              <table:table-cell office:value-type="float" office:value="0.9910026">
                <text:p>0.99100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9845679">
                <text:p>0.9845679</text:p>
              </table:table-cell>
              <table:table-cell office:value-type="float" office:value="0.9894231">
                <text:p>0.9894231</text:p>
              </table:table-cell>
              <table:table-cell office:value-type="float" office:value="0.9763651">
                <text:p>0.9763651</text:p>
              </table:table-cell>
              <table:table-cell office:value-type="float" office:value="0.9903069">
                <text:p>0.9903069</text:p>
              </table:table-cell>
              <table:table-cell office:value-type="float" office:value="0.985214">
                <text:p>0.985214</text:p>
              </table:table-cell>
              <table:table-cell office:value-type="float" office:value="1">
                <text:p>1</text:p>
              </table:table-cell>
              <table:table-cell office:value-type="float" office:value="0.9954504">
                <text:p>0.9954504</text:p>
              </table:table-cell>
              <table:table-cell office:value-type="float" office:value="0.9922179">
                <text:p>0.9922179</text:p>
              </table:table-cell>
              <table:table-cell office:value-type="float" office:value="0.9922879">
                <text:p>0.99228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9845679">
                <text:p>0.9845679</text:p>
              </table:table-cell>
              <table:table-cell office:value-type="float" office:value="0.9903846">
                <text:p>0.9903846</text:p>
              </table:table-cell>
              <table:table-cell office:value-type="float" office:value="0.9771801">
                <text:p>0.9771801</text:p>
              </table:table-cell>
              <table:table-cell office:value-type="float" office:value="0.9903069">
                <text:p>0.9903069</text:p>
              </table:table-cell>
              <table:table-cell office:value-type="float" office:value="0.985214">
                <text:p>0.985214</text:p>
              </table:table-cell>
              <table:table-cell office:value-type="float" office:value="1">
                <text:p>1</text:p>
              </table:table-cell>
              <table:table-cell office:value-type="float" office:value="0.9963603">
                <text:p>0.9963603</text:p>
              </table:table-cell>
              <table:table-cell office:value-type="float" office:value="0.9922179">
                <text:p>0.9922179</text:p>
              </table:table-cell>
              <table:table-cell office:value-type="float" office:value="0.9935733">
                <text:p>0.99357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9861111">
                <text:p>0.9861111</text:p>
              </table:table-cell>
              <table:table-cell office:value-type="float" office:value="0.9903846">
                <text:p>0.9903846</text:p>
              </table:table-cell>
              <table:table-cell office:value-type="float" office:value="0.9771801">
                <text:p>0.9771801</text:p>
              </table:table-cell>
              <table:table-cell office:value-type="float" office:value="0.9903069">
                <text:p>0.9903069</text:p>
              </table:table-cell>
              <table:table-cell office:value-type="float" office:value="0.985214">
                <text:p>0.985214</text:p>
              </table:table-cell>
              <table:table-cell office:value-type="float" office:value="1">
                <text:p>1</text:p>
              </table:table-cell>
              <table:table-cell office:value-type="float" office:value="0.9972702">
                <text:p>0.9972702</text:p>
              </table:table-cell>
              <table:table-cell office:value-type="float" office:value="0.9922179">
                <text:p>0.9922179</text:p>
              </table:table-cell>
              <table:table-cell office:value-type="float" office:value="0.9935733">
                <text:p>0.99357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9861111">
                <text:p>0.9861111</text:p>
              </table:table-cell>
              <table:table-cell office:value-type="float" office:value="0.9913462">
                <text:p>0.9913462</text:p>
              </table:table-cell>
              <table:table-cell office:value-type="float" office:value="0.9779951">
                <text:p>0.9779951</text:p>
              </table:table-cell>
              <table:table-cell office:value-type="float" office:value="0.9911147">
                <text:p>0.9911147</text:p>
              </table:table-cell>
              <table:table-cell office:value-type="float" office:value="0.9859922">
                <text:p>0.9859922</text:p>
              </table:table-cell>
              <table:table-cell office:value-type="float" office:value="1">
                <text:p>1</text:p>
              </table:table-cell>
              <table:table-cell office:value-type="float" office:value="0.9981802">
                <text:p>0.9981802</text:p>
              </table:table-cell>
              <table:table-cell office:value-type="float" office:value="0.9922179">
                <text:p>0.9922179</text:p>
              </table:table-cell>
              <table:table-cell office:value-type="float" office:value="0.9935733">
                <text:p>0.99357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9861111">
                <text:p>0.9861111</text:p>
              </table:table-cell>
              <table:table-cell office:value-type="float" office:value="0.9913462">
                <text:p>0.9913462</text:p>
              </table:table-cell>
              <table:table-cell office:value-type="float" office:value="0.9788101">
                <text:p>0.9788101</text:p>
              </table:table-cell>
              <table:table-cell office:value-type="float" office:value="0.9911147">
                <text:p>0.9911147</text:p>
              </table:table-cell>
              <table:table-cell office:value-type="float" office:value="0.9867704">
                <text:p>0.9867704</text:p>
              </table:table-cell>
              <table:table-cell office:value-type="float" office:value="1">
                <text:p>1</text:p>
              </table:table-cell>
              <table:table-cell office:value-type="float" office:value="0.9981802">
                <text:p>0.9981802</text:p>
              </table:table-cell>
              <table:table-cell office:value-type="float" office:value="0.9922179">
                <text:p>0.9922179</text:p>
              </table:table-cell>
              <table:table-cell office:value-type="float" office:value="0.9935733">
                <text:p>0.99357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9861111">
                <text:p>0.9861111</text:p>
              </table:table-cell>
              <table:table-cell office:value-type="float" office:value="0.9923077">
                <text:p>0.9923077</text:p>
              </table:table-cell>
              <table:table-cell office:value-type="float" office:value="0.9796251">
                <text:p>0.9796251</text:p>
              </table:table-cell>
              <table:table-cell office:value-type="float" office:value="0.9919225">
                <text:p>0.9919225</text:p>
              </table:table-cell>
              <table:table-cell office:value-type="float" office:value="0.9867704">
                <text:p>0.9867704</text:p>
              </table:table-cell>
              <table:table-cell office:value-type="float" office:value="1">
                <text:p>1</text:p>
              </table:table-cell>
              <table:table-cell office:value-type="float" office:value="0.9981802">
                <text:p>0.9981802</text:p>
              </table:table-cell>
              <table:table-cell office:value-type="float" office:value="0.9922179">
                <text:p>0.9922179</text:p>
              </table:table-cell>
              <table:table-cell office:value-type="float" office:value="0.9935733">
                <text:p>0.99357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876543">
                <text:p>0.9876543</text:p>
              </table:table-cell>
              <table:table-cell office:value-type="float" office:value="0.9932692">
                <text:p>0.9932692</text:p>
              </table:table-cell>
              <table:table-cell office:value-type="float" office:value="0.9804401">
                <text:p>0.9804401</text:p>
              </table:table-cell>
              <table:table-cell office:value-type="float" office:value="0.9919225">
                <text:p>0.9919225</text:p>
              </table:table-cell>
              <table:table-cell office:value-type="float" office:value="0.9883268">
                <text:p>0.9883268</text:p>
              </table:table-cell>
              <table:table-cell office:value-type="float" office:value="1">
                <text:p>1</text:p>
              </table:table-cell>
              <table:table-cell office:value-type="float" office:value="0.9981802">
                <text:p>0.9981802</text:p>
              </table:table-cell>
              <table:table-cell office:value-type="float" office:value="0.9931907">
                <text:p>0.9931907</text:p>
              </table:table-cell>
              <table:table-cell office:value-type="float" office:value="0.9935733">
                <text:p>0.99357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9876543">
                <text:p>0.9876543</text:p>
              </table:table-cell>
              <table:table-cell office:value-type="float" office:value="0.9932692">
                <text:p>0.9932692</text:p>
              </table:table-cell>
              <table:table-cell office:value-type="float" office:value="0.9812551">
                <text:p>0.9812551</text:p>
              </table:table-cell>
              <table:table-cell office:value-type="float" office:value="0.9927302">
                <text:p>0.9927302</text:p>
              </table:table-cell>
              <table:table-cell office:value-type="float" office:value="0.9883268">
                <text:p>0.9883268</text:p>
              </table:table-cell>
              <table:table-cell office:value-type="float" office:value="1">
                <text:p>1</text:p>
              </table:table-cell>
              <table:table-cell office:value-type="float" office:value="0.9981802">
                <text:p>0.9981802</text:p>
              </table:table-cell>
              <table:table-cell office:value-type="float" office:value="0.9931907">
                <text:p>0.9931907</text:p>
              </table:table-cell>
              <table:table-cell office:value-type="float" office:value="0.9948586">
                <text:p>0.99485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9876543">
                <text:p>0.9876543</text:p>
              </table:table-cell>
              <table:table-cell office:value-type="float" office:value="0.9932692">
                <text:p>0.9932692</text:p>
              </table:table-cell>
              <table:table-cell office:value-type="float" office:value="0.9812551">
                <text:p>0.9812551</text:p>
              </table:table-cell>
              <table:table-cell office:value-type="float" office:value="0.993538">
                <text:p>0.993538</text:p>
              </table:table-cell>
              <table:table-cell office:value-type="float" office:value="0.9891051">
                <text:p>0.9891051</text:p>
              </table:table-cell>
              <table:table-cell office:value-type="float" office:value="1">
                <text:p>1</text:p>
              </table:table-cell>
              <table:table-cell office:value-type="float" office:value="0.9981802">
                <text:p>0.9981802</text:p>
              </table:table-cell>
              <table:table-cell office:value-type="float" office:value="0.9931907">
                <text:p>0.9931907</text:p>
              </table:table-cell>
              <table:table-cell office:value-type="float" office:value="0.9948586">
                <text:p>0.99485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9891975">
                <text:p>0.9891975</text:p>
              </table:table-cell>
              <table:table-cell office:value-type="float" office:value="0.9942308">
                <text:p>0.9942308</text:p>
              </table:table-cell>
              <table:table-cell office:value-type="float" office:value="0.9812551">
                <text:p>0.9812551</text:p>
              </table:table-cell>
              <table:table-cell office:value-type="float" office:value="0.993538">
                <text:p>0.993538</text:p>
              </table:table-cell>
              <table:table-cell office:value-type="float" office:value="0.9898833">
                <text:p>0.9898833</text:p>
              </table:table-cell>
              <table:table-cell office:value-type="float" office:value="1">
                <text:p>1</text:p>
              </table:table-cell>
              <table:table-cell office:value-type="float" office:value="0.9981802">
                <text:p>0.9981802</text:p>
              </table:table-cell>
              <table:table-cell office:value-type="float" office:value="0.9931907">
                <text:p>0.9931907</text:p>
              </table:table-cell>
              <table:table-cell office:value-type="float" office:value="0.9948586">
                <text:p>0.99485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9907407">
                <text:p>0.9907407</text:p>
              </table:table-cell>
              <table:table-cell office:value-type="float" office:value="0.9942308">
                <text:p>0.9942308</text:p>
              </table:table-cell>
              <table:table-cell office:value-type="float" office:value="0.9812551">
                <text:p>0.9812551</text:p>
              </table:table-cell>
              <table:table-cell office:value-type="float" office:value="0.993538">
                <text:p>0.993538</text:p>
              </table:table-cell>
              <table:table-cell office:value-type="float" office:value="0.9914397">
                <text:p>0.9914397</text:p>
              </table:table-cell>
              <table:table-cell office:value-type="float" office:value="1">
                <text:p>1</text:p>
              </table:table-cell>
              <table:table-cell office:value-type="float" office:value="0.9981802">
                <text:p>0.9981802</text:p>
              </table:table-cell>
              <table:table-cell office:value-type="float" office:value="0.9931907">
                <text:p>0.9931907</text:p>
              </table:table-cell>
              <table:table-cell office:value-type="float" office:value="0.996144">
                <text:p>0.9961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9907407">
                <text:p>0.9907407</text:p>
              </table:table-cell>
              <table:table-cell office:value-type="float" office:value="0.9942308">
                <text:p>0.9942308</text:p>
              </table:table-cell>
              <table:table-cell office:value-type="float" office:value="0.9812551">
                <text:p>0.9812551</text:p>
              </table:table-cell>
              <table:table-cell office:value-type="float" office:value="0.993538">
                <text:p>0.993538</text:p>
              </table:table-cell>
              <table:table-cell office:value-type="float" office:value="0.9914397">
                <text:p>0.9914397</text:p>
              </table:table-cell>
              <table:table-cell office:value-type="float" office:value="1">
                <text:p>1</text:p>
              </table:table-cell>
              <table:table-cell office:value-type="float" office:value="0.9990901">
                <text:p>0.9990901</text:p>
              </table:table-cell>
              <table:table-cell office:value-type="float" office:value="0.9941634">
                <text:p>0.9941634</text:p>
              </table:table-cell>
              <table:table-cell office:value-type="float" office:value="0.996144">
                <text:p>0.9961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9907407">
                <text:p>0.9907407</text:p>
              </table:table-cell>
              <table:table-cell office:value-type="float" office:value="0.9942308">
                <text:p>0.9942308</text:p>
              </table:table-cell>
              <table:table-cell office:value-type="float" office:value="0.9812551">
                <text:p>0.9812551</text:p>
              </table:table-cell>
              <table:table-cell office:value-type="float" office:value="0.993538">
                <text:p>0.993538</text:p>
              </table:table-cell>
              <table:table-cell office:value-type="float" office:value="0.9922179">
                <text:p>0.9922179</text:p>
              </table:table-cell>
              <table:table-cell office:value-type="float" office:value="1">
                <text:p>1</text:p>
              </table:table-cell>
              <table:table-cell office:value-type="float" office:value="0.9990901">
                <text:p>0.9990901</text:p>
              </table:table-cell>
              <table:table-cell office:value-type="float" office:value="0.9951362">
                <text:p>0.9951362</text:p>
              </table:table-cell>
              <table:table-cell office:value-type="float" office:value="0.996144">
                <text:p>0.9961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9907407">
                <text:p>0.9907407</text:p>
              </table:table-cell>
              <table:table-cell office:value-type="float" office:value="0.9942308">
                <text:p>0.9942308</text:p>
              </table:table-cell>
              <table:table-cell office:value-type="float" office:value="0.9837001">
                <text:p>0.9837001</text:p>
              </table:table-cell>
              <table:table-cell office:value-type="float" office:value="0.993538">
                <text:p>0.993538</text:p>
              </table:table-cell>
              <table:table-cell office:value-type="float" office:value="0.9922179">
                <text:p>0.9922179</text:p>
              </table:table-cell>
              <table:table-cell office:value-type="float" office:value="1">
                <text:p>1</text:p>
              </table:table-cell>
              <table:table-cell office:value-type="float" office:value="0.9990901">
                <text:p>0.9990901</text:p>
              </table:table-cell>
              <table:table-cell office:value-type="float" office:value="0.9951362">
                <text:p>0.9951362</text:p>
              </table:table-cell>
              <table:table-cell office:value-type="float" office:value="0.996144">
                <text:p>0.9961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9907407">
                <text:p>0.9907407</text:p>
              </table:table-cell>
              <table:table-cell office:value-type="float" office:value="0.9961538">
                <text:p>0.9961538</text:p>
              </table:table-cell>
              <table:table-cell office:value-type="float" office:value="0.9837001">
                <text:p>0.9837001</text:p>
              </table:table-cell>
              <table:table-cell office:value-type="float" office:value="0.993538">
                <text:p>0.993538</text:p>
              </table:table-cell>
              <table:table-cell office:value-type="float" office:value="0.9922179">
                <text:p>0.9922179</text:p>
              </table:table-cell>
              <table:table-cell office:value-type="float" office:value="1">
                <text:p>1</text:p>
              </table:table-cell>
              <table:table-cell office:value-type="float" office:value="0.9990901">
                <text:p>0.9990901</text:p>
              </table:table-cell>
              <table:table-cell office:value-type="float" office:value="0.9951362">
                <text:p>0.9951362</text:p>
              </table:table-cell>
              <table:table-cell office:value-type="float" office:value="0.996144">
                <text:p>0.9961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9907407">
                <text:p>0.9907407</text:p>
              </table:table-cell>
              <table:table-cell office:value-type="float" office:value="0.9961538">
                <text:p>0.9961538</text:p>
              </table:table-cell>
              <table:table-cell office:value-type="float" office:value="0.9837001">
                <text:p>0.9837001</text:p>
              </table:table-cell>
              <table:table-cell office:value-type="float" office:value="0.993538">
                <text:p>0.993538</text:p>
              </table:table-cell>
              <table:table-cell office:value-type="float" office:value="0.9922179">
                <text:p>0.9922179</text:p>
              </table:table-cell>
              <table:table-cell office:value-type="float" office:value="1">
                <text:p>1</text:p>
              </table:table-cell>
              <table:table-cell office:value-type="float" office:value="0.9990901">
                <text:p>0.9990901</text:p>
              </table:table-cell>
              <table:table-cell office:value-type="float" office:value="0.9961089">
                <text:p>0.9961089</text:p>
              </table:table-cell>
              <table:table-cell office:value-type="float" office:value="0.996144">
                <text:p>0.9961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992284">
                <text:p>0.992284</text:p>
              </table:table-cell>
              <table:table-cell office:value-type="float" office:value="0.9961538">
                <text:p>0.9961538</text:p>
              </table:table-cell>
              <table:table-cell office:value-type="float" office:value="0.9853301">
                <text:p>0.9853301</text:p>
              </table:table-cell>
              <table:table-cell office:value-type="float" office:value="0.993538">
                <text:p>0.993538</text:p>
              </table:table-cell>
              <table:table-cell office:value-type="float" office:value="0.9922179">
                <text:p>0.9922179</text:p>
              </table:table-cell>
              <table:table-cell office:value-type="float" office:value="1">
                <text:p>1</text:p>
              </table:table-cell>
              <table:table-cell office:value-type="float" office:value="0.9990901">
                <text:p>0.9990901</text:p>
              </table:table-cell>
              <table:table-cell office:value-type="float" office:value="0.9961089">
                <text:p>0.9961089</text:p>
              </table:table-cell>
              <table:table-cell office:value-type="float" office:value="0.996144">
                <text:p>0.9961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9938272">
                <text:p>0.9938272</text:p>
              </table:table-cell>
              <table:table-cell office:value-type="float" office:value="0.9971154">
                <text:p>0.9971154</text:p>
              </table:table-cell>
              <table:table-cell office:value-type="float" office:value="0.9853301">
                <text:p>0.9853301</text:p>
              </table:table-cell>
              <table:table-cell office:value-type="float" office:value="0.993538">
                <text:p>0.993538</text:p>
              </table:table-cell>
              <table:table-cell office:value-type="float" office:value="0.9929961">
                <text:p>0.9929961</text:p>
              </table:table-cell>
              <table:table-cell office:value-type="float" office:value="1">
                <text:p>1</text:p>
              </table:table-cell>
              <table:table-cell office:value-type="float" office:value="0.9990901">
                <text:p>0.9990901</text:p>
              </table:table-cell>
              <table:table-cell office:value-type="float" office:value="0.9970817">
                <text:p>0.9970817</text:p>
              </table:table-cell>
              <table:table-cell office:value-type="float" office:value="0.996144">
                <text:p>0.9961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9938272">
                <text:p>0.9938272</text:p>
              </table:table-cell>
              <table:table-cell office:value-type="float" office:value="0.9980769">
                <text:p>0.9980769</text:p>
              </table:table-cell>
              <table:table-cell office:value-type="float" office:value="0.9861451">
                <text:p>0.9861451</text:p>
              </table:table-cell>
              <table:table-cell office:value-type="float" office:value="0.9943457">
                <text:p>0.9943457</text:p>
              </table:table-cell>
              <table:table-cell office:value-type="float" office:value="0.9929961">
                <text:p>0.9929961</text:p>
              </table:table-cell>
              <table:table-cell office:value-type="float" office:value="1">
                <text:p>1</text:p>
              </table:table-cell>
              <table:table-cell office:value-type="float" office:value="0.9990901">
                <text:p>0.9990901</text:p>
              </table:table-cell>
              <table:table-cell office:value-type="float" office:value="0.9980545">
                <text:p>0.9980545</text:p>
              </table:table-cell>
              <table:table-cell office:value-type="float" office:value="0.996144">
                <text:p>0.9961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9938272">
                <text:p>0.9938272</text:p>
              </table:table-cell>
              <table:table-cell office:value-type="float" office:value="0.9980769">
                <text:p>0.9980769</text:p>
              </table:table-cell>
              <table:table-cell office:value-type="float" office:value="0.9869601">
                <text:p>0.9869601</text:p>
              </table:table-cell>
              <table:table-cell office:value-type="float" office:value="0.9943457">
                <text:p>0.9943457</text:p>
              </table:table-cell>
              <table:table-cell office:value-type="float" office:value="0.9937743">
                <text:p>0.9937743</text:p>
              </table:table-cell>
              <table:table-cell office:value-type="float" office:value="1">
                <text:p>1</text:p>
              </table:table-cell>
              <table:table-cell office:value-type="float" office:value="0.9990901">
                <text:p>0.9990901</text:p>
              </table:table-cell>
              <table:table-cell office:value-type="float" office:value="0.9990272">
                <text:p>0.9990272</text:p>
              </table:table-cell>
              <table:table-cell office:value-type="float" office:value="0.996144">
                <text:p>0.9961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9938272">
                <text:p>0.9938272</text:p>
              </table:table-cell>
              <table:table-cell office:value-type="float" office:value="0.9980769">
                <text:p>0.9980769</text:p>
              </table:table-cell>
              <table:table-cell office:value-type="float" office:value="0.9869601">
                <text:p>0.9869601</text:p>
              </table:table-cell>
              <table:table-cell office:value-type="float" office:value="0.9943457">
                <text:p>0.9943457</text:p>
              </table:table-cell>
              <table:table-cell office:value-type="float" office:value="0.9937743">
                <text:p>0.9937743</text:p>
              </table:table-cell>
              <table:table-cell office:value-type="float" office:value="1">
                <text:p>1</text:p>
              </table:table-cell>
              <table:table-cell office:value-type="float" office:value="0.9990901">
                <text:p>0.9990901</text:p>
              </table:table-cell>
              <table:table-cell office:value-type="float" office:value="0.9990272">
                <text:p>0.9990272</text:p>
              </table:table-cell>
              <table:table-cell office:value-type="float" office:value="0.996144">
                <text:p>0.9961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9938272">
                <text:p>0.9938272</text:p>
              </table:table-cell>
              <table:table-cell office:value-type="float" office:value="0.9980769">
                <text:p>0.9980769</text:p>
              </table:table-cell>
              <table:table-cell office:value-type="float" office:value="0.9877751">
                <text:p>0.9877751</text:p>
              </table:table-cell>
              <table:table-cell office:value-type="float" office:value="0.9951535">
                <text:p>0.9951535</text:p>
              </table:table-cell>
              <table:table-cell office:value-type="float" office:value="0.9945525">
                <text:p>0.9945525</text:p>
              </table:table-cell>
              <table:table-cell office:value-type="float" office:value="1">
                <text:p>1</text:p>
              </table:table-cell>
              <table:table-cell office:value-type="float" office:value="0.9990901">
                <text:p>0.9990901</text:p>
              </table:table-cell>
              <table:table-cell office:value-type="float" office:value="0.9990272">
                <text:p>0.9990272</text:p>
              </table:table-cell>
              <table:table-cell office:value-type="float" office:value="0.996144">
                <text:p>0.9961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9953704">
                <text:p>0.9953704</text:p>
              </table:table-cell>
              <table:table-cell office:value-type="float" office:value="0.9980769">
                <text:p>0.9980769</text:p>
              </table:table-cell>
              <table:table-cell office:value-type="float" office:value="0.9885901">
                <text:p>0.9885901</text:p>
              </table:table-cell>
              <table:table-cell office:value-type="float" office:value="0.9951535">
                <text:p>0.9951535</text:p>
              </table:table-cell>
              <table:table-cell office:value-type="float" office:value="0.9945525">
                <text:p>0.9945525</text:p>
              </table:table-cell>
              <table:table-cell office:value-type="float" office:value="1">
                <text:p>1</text:p>
              </table:table-cell>
              <table:table-cell office:value-type="float" office:value="0.9990901">
                <text:p>0.9990901</text:p>
              </table:table-cell>
              <table:table-cell office:value-type="float" office:value="0.9990272">
                <text:p>0.9990272</text:p>
              </table:table-cell>
              <table:table-cell office:value-type="float" office:value="0.996144">
                <text:p>0.9961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9953704">
                <text:p>0.9953704</text:p>
              </table:table-cell>
              <table:table-cell office:value-type="float" office:value="0.9980769">
                <text:p>0.9980769</text:p>
              </table:table-cell>
              <table:table-cell office:value-type="float" office:value="0.9885901">
                <text:p>0.9885901</text:p>
              </table:table-cell>
              <table:table-cell office:value-type="float" office:value="0.9959612">
                <text:p>0.9959612</text:p>
              </table:table-cell>
              <table:table-cell office:value-type="float" office:value="0.9945525">
                <text:p>0.9945525</text:p>
              </table:table-cell>
              <table:table-cell office:value-type="float" office:value="1">
                <text:p>1</text:p>
              </table:table-cell>
              <table:table-cell office:value-type="float" office:value="0.9990901">
                <text:p>0.9990901</text:p>
              </table:table-cell>
              <table:table-cell office:value-type="float" office:value="0.9990272">
                <text:p>0.9990272</text:p>
              </table:table-cell>
              <table:table-cell office:value-type="float" office:value="0.996144">
                <text:p>0.9961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9953704">
                <text:p>0.9953704</text:p>
              </table:table-cell>
              <table:table-cell office:value-type="float" office:value="0.9980769">
                <text:p>0.9980769</text:p>
              </table:table-cell>
              <table:table-cell office:value-type="float" office:value="0.9885901">
                <text:p>0.9885901</text:p>
              </table:table-cell>
              <table:table-cell office:value-type="float" office:value="0.9959612">
                <text:p>0.9959612</text:p>
              </table:table-cell>
              <table:table-cell office:value-type="float" office:value="0.9945525">
                <text:p>0.9945525</text:p>
              </table:table-cell>
              <table:table-cell office:value-type="float" office:value="1">
                <text:p>1</text:p>
              </table:table-cell>
              <table:table-cell office:value-type="float" office:value="0.9990901">
                <text:p>0.9990901</text:p>
              </table:table-cell>
              <table:table-cell office:value-type="float" office:value="0.9990272">
                <text:p>0.9990272</text:p>
              </table:table-cell>
              <table:table-cell office:value-type="float" office:value="0.996144">
                <text:p>0.9961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9953704">
                <text:p>0.9953704</text:p>
              </table:table-cell>
              <table:table-cell office:value-type="float" office:value="0.9980769">
                <text:p>0.9980769</text:p>
              </table:table-cell>
              <table:table-cell office:value-type="float" office:value="0.9894051">
                <text:p>0.9894051</text:p>
              </table:table-cell>
              <table:table-cell office:value-type="float" office:value="0.9959612">
                <text:p>0.9959612</text:p>
              </table:table-cell>
              <table:table-cell office:value-type="float" office:value="0.9945525">
                <text:p>0.9945525</text:p>
              </table:table-cell>
              <table:table-cell office:value-type="float" office:value="1">
                <text:p>1</text:p>
              </table:table-cell>
              <table:table-cell office:value-type="float" office:value="0.9990901">
                <text:p>0.9990901</text:p>
              </table:table-cell>
              <table:table-cell office:value-type="float" office:value="0.9990272">
                <text:p>0.9990272</text:p>
              </table:table-cell>
              <table:table-cell office:value-type="float" office:value="0.996144">
                <text:p>0.9961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9953704">
                <text:p>0.9953704</text:p>
              </table:table-cell>
              <table:table-cell office:value-type="float" office:value="0.9980769">
                <text:p>0.9980769</text:p>
              </table:table-cell>
              <table:table-cell office:value-type="float" office:value="0.9894051">
                <text:p>0.9894051</text:p>
              </table:table-cell>
              <table:table-cell office:value-type="float" office:value="0.9959612">
                <text:p>0.9959612</text:p>
              </table:table-cell>
              <table:table-cell office:value-type="float" office:value="0.9945525">
                <text:p>0.9945525</text:p>
              </table:table-cell>
              <table:table-cell office:value-type="float" office:value="1">
                <text:p>1</text:p>
              </table:table-cell>
              <table:table-cell office:value-type="float" office:value="0.9990901">
                <text:p>0.9990901</text:p>
              </table:table-cell>
              <table:table-cell office:value-type="float" office:value="0.9990272">
                <text:p>0.9990272</text:p>
              </table:table-cell>
              <table:table-cell office:value-type="float" office:value="0.996144">
                <text:p>0.9961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9953704">
                <text:p>0.9953704</text:p>
              </table:table-cell>
              <table:table-cell office:value-type="float" office:value="0.9980769">
                <text:p>0.9980769</text:p>
              </table:table-cell>
              <table:table-cell office:value-type="float" office:value="0.9894051">
                <text:p>0.9894051</text:p>
              </table:table-cell>
              <table:table-cell office:value-type="float" office:value="0.9959612">
                <text:p>0.9959612</text:p>
              </table:table-cell>
              <table:table-cell office:value-type="float" office:value="0.9945525">
                <text:p>0.9945525</text:p>
              </table:table-cell>
              <table:table-cell office:value-type="float" office:value="1">
                <text:p>1</text:p>
              </table:table-cell>
              <table:table-cell office:value-type="float" office:value="0.9990901">
                <text:p>0.9990901</text:p>
              </table:table-cell>
              <table:table-cell office:value-type="float" office:value="0.9990272">
                <text:p>0.9990272</text:p>
              </table:table-cell>
              <table:table-cell office:value-type="float" office:value="0.996144">
                <text:p>0.9961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9953704">
                <text:p>0.9953704</text:p>
              </table:table-cell>
              <table:table-cell office:value-type="float" office:value="0.9980769">
                <text:p>0.9980769</text:p>
              </table:table-cell>
              <table:table-cell office:value-type="float" office:value="0.9894051">
                <text:p>0.9894051</text:p>
              </table:table-cell>
              <table:table-cell office:value-type="float" office:value="0.9959612">
                <text:p>0.9959612</text:p>
              </table:table-cell>
              <table:table-cell office:value-type="float" office:value="0.9953307">
                <text:p>0.9953307</text:p>
              </table:table-cell>
              <table:table-cell office:value-type="float" office:value="1">
                <text:p>1</text:p>
              </table:table-cell>
              <table:table-cell office:value-type="float" office:value="0.9990901">
                <text:p>0.9990901</text:p>
              </table:table-cell>
              <table:table-cell office:value-type="float" office:value="0.9990272">
                <text:p>0.9990272</text:p>
              </table:table-cell>
              <table:table-cell office:value-type="float" office:value="0.996144">
                <text:p>0.9961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9953704">
                <text:p>0.9953704</text:p>
              </table:table-cell>
              <table:table-cell office:value-type="float" office:value="0.9980769">
                <text:p>0.9980769</text:p>
              </table:table-cell>
              <table:table-cell office:value-type="float" office:value="0.9894051">
                <text:p>0.9894051</text:p>
              </table:table-cell>
              <table:table-cell office:value-type="float" office:value="0.9959612">
                <text:p>0.9959612</text:p>
              </table:table-cell>
              <table:table-cell office:value-type="float" office:value="0.9961089">
                <text:p>0.9961089</text:p>
              </table:table-cell>
              <table:table-cell office:value-type="float" office:value="1">
                <text:p>1</text:p>
              </table:table-cell>
              <table:table-cell office:value-type="float" office:value="0.9990901">
                <text:p>0.9990901</text:p>
              </table:table-cell>
              <table:table-cell office:value-type="float" office:value="0.9990272">
                <text:p>0.9990272</text:p>
              </table:table-cell>
              <table:table-cell office:value-type="float" office:value="0.996144">
                <text:p>0.9961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9953704">
                <text:p>0.9953704</text:p>
              </table:table-cell>
              <table:table-cell office:value-type="float" office:value="0.9980769">
                <text:p>0.9980769</text:p>
              </table:table-cell>
              <table:table-cell office:value-type="float" office:value="0.9894051">
                <text:p>0.9894051</text:p>
              </table:table-cell>
              <table:table-cell office:value-type="float" office:value="0.9959612">
                <text:p>0.9959612</text:p>
              </table:table-cell>
              <table:table-cell office:value-type="float" office:value="0.9961089">
                <text:p>0.9961089</text:p>
              </table:table-cell>
              <table:table-cell office:value-type="float" office:value="1">
                <text:p>1</text:p>
              </table:table-cell>
              <table:table-cell office:value-type="float" office:value="0.9990901">
                <text:p>0.9990901</text:p>
              </table:table-cell>
              <table:table-cell office:value-type="float" office:value="0.9990272">
                <text:p>0.9990272</text:p>
              </table:table-cell>
              <table:table-cell office:value-type="float" office:value="0.996144">
                <text:p>0.9961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9953704">
                <text:p>0.9953704</text:p>
              </table:table-cell>
              <table:table-cell office:value-type="float" office:value="0.9980769">
                <text:p>0.9980769</text:p>
              </table:table-cell>
              <table:table-cell office:value-type="float" office:value="0.9894051">
                <text:p>0.9894051</text:p>
              </table:table-cell>
              <table:table-cell office:value-type="float" office:value="0.9959612">
                <text:p>0.9959612</text:p>
              </table:table-cell>
              <table:table-cell office:value-type="float" office:value="0.9968872">
                <text:p>0.9968872</text:p>
              </table:table-cell>
              <table:table-cell office:value-type="float" office:value="1">
                <text:p>1</text:p>
              </table:table-cell>
              <table:table-cell office:value-type="float" office:value="0.9990901">
                <text:p>0.9990901</text:p>
              </table:table-cell>
              <table:table-cell office:value-type="float" office:value="0.9990272">
                <text:p>0.9990272</text:p>
              </table:table-cell>
              <table:table-cell office:value-type="float" office:value="0.996144">
                <text:p>0.9961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9953704">
                <text:p>0.9953704</text:p>
              </table:table-cell>
              <table:table-cell office:value-type="float" office:value="0.9980769">
                <text:p>0.9980769</text:p>
              </table:table-cell>
              <table:table-cell office:value-type="float" office:value="0.9894051">
                <text:p>0.9894051</text:p>
              </table:table-cell>
              <table:table-cell office:value-type="float" office:value="0.9959612">
                <text:p>0.9959612</text:p>
              </table:table-cell>
              <table:table-cell office:value-type="float" office:value="0.9976654">
                <text:p>0.9976654</text:p>
              </table:table-cell>
              <table:table-cell office:value-type="float" office:value="1">
                <text:p>1</text:p>
              </table:table-cell>
              <table:table-cell office:value-type="float" office:value="0.9990901">
                <text:p>0.9990901</text:p>
              </table:table-cell>
              <table:table-cell office:value-type="float" office:value="0.9990272">
                <text:p>0.9990272</text:p>
              </table:table-cell>
              <table:table-cell office:value-type="float" office:value="0.996144">
                <text:p>0.9961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9953704">
                <text:p>0.9953704</text:p>
              </table:table-cell>
              <table:table-cell office:value-type="float" office:value="0.9980769">
                <text:p>0.9980769</text:p>
              </table:table-cell>
              <table:table-cell office:value-type="float" office:value="0.9894051">
                <text:p>0.9894051</text:p>
              </table:table-cell>
              <table:table-cell office:value-type="float" office:value="0.9959612">
                <text:p>0.9959612</text:p>
              </table:table-cell>
              <table:table-cell office:value-type="float" office:value="0.9976654">
                <text:p>0.9976654</text:p>
              </table:table-cell>
              <table:table-cell office:value-type="float" office:value="1">
                <text:p>1</text:p>
              </table:table-cell>
              <table:table-cell office:value-type="float" office:value="0.9990901">
                <text:p>0.9990901</text:p>
              </table:table-cell>
              <table:table-cell office:value-type="float" office:value="0.9990272">
                <text:p>0.9990272</text:p>
              </table:table-cell>
              <table:table-cell office:value-type="float" office:value="0.996144">
                <text:p>0.9961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9953704">
                <text:p>0.9953704</text:p>
              </table:table-cell>
              <table:table-cell office:value-type="float" office:value="0.9980769">
                <text:p>0.9980769</text:p>
              </table:table-cell>
              <table:table-cell office:value-type="float" office:value="0.9894051">
                <text:p>0.9894051</text:p>
              </table:table-cell>
              <table:table-cell office:value-type="float" office:value="0.9959612">
                <text:p>0.9959612</text:p>
              </table:table-cell>
              <table:table-cell office:value-type="float" office:value="0.9976654">
                <text:p>0.9976654</text:p>
              </table:table-cell>
              <table:table-cell office:value-type="float" office:value="1">
                <text:p>1</text:p>
              </table:table-cell>
              <table:table-cell office:value-type="float" office:value="0.9990901">
                <text:p>0.9990901</text:p>
              </table:table-cell>
              <table:table-cell office:value-type="float" office:value="1">
                <text:p>1</text:p>
              </table:table-cell>
              <table:table-cell office:value-type="float" office:value="0.996144">
                <text:p>0.9961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9953704">
                <text:p>0.9953704</text:p>
              </table:table-cell>
              <table:table-cell office:value-type="float" office:value="0.9980769">
                <text:p>0.9980769</text:p>
              </table:table-cell>
              <table:table-cell office:value-type="float" office:value="0.9894051">
                <text:p>0.9894051</text:p>
              </table:table-cell>
              <table:table-cell office:value-type="float" office:value="0.9959612">
                <text:p>0.9959612</text:p>
              </table:table-cell>
              <table:table-cell office:value-type="float" office:value="0.9976654">
                <text:p>0.9976654</text:p>
              </table:table-cell>
              <table:table-cell office:value-type="float" office:value="1">
                <text:p>1</text:p>
              </table:table-cell>
              <table:table-cell office:value-type="float" office:value="0.9990901">
                <text:p>0.9990901</text:p>
              </table:table-cell>
              <table:table-cell office:value-type="float" office:value="1">
                <text:p>1</text:p>
              </table:table-cell>
              <table:table-cell office:value-type="float" office:value="0.996144">
                <text:p>0.9961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9953704">
                <text:p>0.9953704</text:p>
              </table:table-cell>
              <table:table-cell office:value-type="float" office:value="0.9980769">
                <text:p>0.9980769</text:p>
              </table:table-cell>
              <table:table-cell office:value-type="float" office:value="0.9894051">
                <text:p>0.9894051</text:p>
              </table:table-cell>
              <table:table-cell office:value-type="float" office:value="0.9959612">
                <text:p>0.9959612</text:p>
              </table:table-cell>
              <table:table-cell office:value-type="float" office:value="0.9976654">
                <text:p>0.9976654</text:p>
              </table:table-cell>
              <table:table-cell office:value-type="float" office:value="1">
                <text:p>1</text:p>
              </table:table-cell>
              <table:table-cell office:value-type="float" office:value="0.9990901">
                <text:p>0.9990901</text:p>
              </table:table-cell>
              <table:table-cell office:value-type="float" office:value="1">
                <text:p>1</text:p>
              </table:table-cell>
              <table:table-cell office:value-type="float" office:value="0.996144">
                <text:p>0.9961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9953704">
                <text:p>0.9953704</text:p>
              </table:table-cell>
              <table:table-cell office:value-type="float" office:value="0.9980769">
                <text:p>0.9980769</text:p>
              </table:table-cell>
              <table:table-cell office:value-type="float" office:value="0.9894051">
                <text:p>0.9894051</text:p>
              </table:table-cell>
              <table:table-cell office:value-type="float" office:value="0.9959612">
                <text:p>0.9959612</text:p>
              </table:table-cell>
              <table:table-cell office:value-type="float" office:value="0.9976654">
                <text:p>0.9976654</text:p>
              </table:table-cell>
              <table:table-cell office:value-type="float" office:value="1">
                <text:p>1</text:p>
              </table:table-cell>
              <table:table-cell office:value-type="float" office:value="0.9990901">
                <text:p>0.9990901</text:p>
              </table:table-cell>
              <table:table-cell office:value-type="float" office:value="1">
                <text:p>1</text:p>
              </table:table-cell>
              <table:table-cell office:value-type="float" office:value="0.996144">
                <text:p>0.9961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9953704">
                <text:p>0.9953704</text:p>
              </table:table-cell>
              <table:table-cell office:value-type="float" office:value="0.9980769">
                <text:p>0.9980769</text:p>
              </table:table-cell>
              <table:table-cell office:value-type="float" office:value="0.9894051">
                <text:p>0.9894051</text:p>
              </table:table-cell>
              <table:table-cell office:value-type="float" office:value="0.9959612">
                <text:p>0.9959612</text:p>
              </table:table-cell>
              <table:table-cell office:value-type="float" office:value="0.9976654">
                <text:p>0.9976654</text:p>
              </table:table-cell>
              <table:table-cell office:value-type="float" office:value="1">
                <text:p>1</text:p>
              </table:table-cell>
              <table:table-cell office:value-type="float" office:value="0.9990901">
                <text:p>0.9990901</text:p>
              </table:table-cell>
              <table:table-cell office:value-type="float" office:value="1">
                <text:p>1</text:p>
              </table:table-cell>
              <table:table-cell office:value-type="float" office:value="0.996144">
                <text:p>0.9961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9953704">
                <text:p>0.9953704</text:p>
              </table:table-cell>
              <table:table-cell office:value-type="float" office:value="0.9980769">
                <text:p>0.9980769</text:p>
              </table:table-cell>
              <table:table-cell office:value-type="float" office:value="0.9894051">
                <text:p>0.9894051</text:p>
              </table:table-cell>
              <table:table-cell office:value-type="float" office:value="0.9959612">
                <text:p>0.9959612</text:p>
              </table:table-cell>
              <table:table-cell office:value-type="float" office:value="0.9976654">
                <text:p>0.9976654</text:p>
              </table:table-cell>
              <table:table-cell office:value-type="float" office:value="1">
                <text:p>1</text:p>
              </table:table-cell>
              <table:table-cell office:value-type="float" office:value="0.9990901">
                <text:p>0.9990901</text:p>
              </table:table-cell>
              <table:table-cell office:value-type="float" office:value="1">
                <text:p>1</text:p>
              </table:table-cell>
              <table:table-cell office:value-type="float" office:value="0.9974293">
                <text:p>0.99742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9953704">
                <text:p>0.9953704</text:p>
              </table:table-cell>
              <table:table-cell office:value-type="float" office:value="0.9980769">
                <text:p>0.9980769</text:p>
              </table:table-cell>
              <table:table-cell office:value-type="float" office:value="0.99022">
                <text:p>0.99022</text:p>
              </table:table-cell>
              <table:table-cell office:value-type="float" office:value="0.996769">
                <text:p>0.996769</text:p>
              </table:table-cell>
              <table:table-cell office:value-type="float" office:value="0.9976654">
                <text:p>0.9976654</text:p>
              </table:table-cell>
              <table:table-cell office:value-type="float" office:value="1">
                <text:p>1</text:p>
              </table:table-cell>
              <table:table-cell office:value-type="float" office:value="0.9990901">
                <text:p>0.9990901</text:p>
              </table:table-cell>
              <table:table-cell office:value-type="float" office:value="1">
                <text:p>1</text:p>
              </table:table-cell>
              <table:table-cell office:value-type="float" office:value="0.9974293">
                <text:p>0.99742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Linux_X86_64 LibreOffice_project/490fc03b25318460cfc54456516ea2519c11d1a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" chart:maximum="8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3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3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3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3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3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3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3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3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821cm" svg:height="7.091cm" xlink:href=".." xlink:type="simple" chart:class="chart:scatter" chart:style-name="ch1">
        <chart:legend chart:legend-position="bottom" svg:x="1.761cm" svg:y="5.312cm" style:legend-expansion="wide" chart:style-name="ch2"/>
        <chart:plot-area chart:style-name="ch3" table:cell-range-address="Planilha2.A1:Planilha2.J31 Planilha1.A2:Planilha1.A10" chart:data-source-has-labels="row" svg:x="0.236cm" svg:y="0.141cm" svg:width="11.349cm" svg:height="5.03cm">
          <chartooo:coordinate-region svg:x="1.104cm" svg:y="0.282cm" svg:width="10.481cm" svg:height="4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2.B1:Planilha2.B31" chart:label-cell-address="Planilha1.A2:Planilha1.A2" chart:class="chart:scatter">
            <chart:domain table:cell-range-address="Planilha2.A1:Planilha2.A31"/>
            <chart:data-point chart:repeated="31"/>
          </chart:series>
          <chart:series chart:style-name="ch8" chart:values-cell-range-address="Planilha2.C1:Planilha2.C31" chart:label-cell-address="Planilha1.A3:Planilha1.A3" chart:class="chart:scatter">
            <chart:data-point chart:repeated="31"/>
          </chart:series>
          <chart:series chart:style-name="ch9" chart:values-cell-range-address="Planilha2.D1:Planilha2.D31" chart:label-cell-address="Planilha1.A4:Planilha1.A4" chart:class="chart:scatter">
            <chart:data-point chart:repeated="31"/>
          </chart:series>
          <chart:series chart:style-name="ch10" chart:values-cell-range-address="Planilha2.E1:Planilha2.E31" chart:label-cell-address="Planilha1.A5:Planilha1.A5" chart:class="chart:scatter">
            <chart:data-point chart:repeated="31"/>
          </chart:series>
          <chart:series chart:style-name="ch11" chart:values-cell-range-address="Planilha2.F1:Planilha2.F31" chart:label-cell-address="Planilha1.A6:Planilha1.A6" chart:class="chart:scatter">
            <chart:data-point chart:repeated="31"/>
          </chart:series>
          <chart:series chart:style-name="ch12" chart:values-cell-range-address="Planilha2.G1:Planilha2.G31" chart:label-cell-address="Planilha1.A7:Planilha1.A7" chart:class="chart:scatter">
            <chart:data-point chart:repeated="31"/>
          </chart:series>
          <chart:series chart:style-name="ch13" chart:values-cell-range-address="Planilha2.H1:Planilha2.H31" chart:label-cell-address="Planilha1.A8:Planilha1.A8" chart:class="chart:scatter">
            <chart:data-point chart:repeated="31"/>
          </chart:series>
          <chart:series chart:style-name="ch14" chart:values-cell-range-address="Planilha2.I1:Planilha2.I31" chart:label-cell-address="Planilha1.A9:Planilha1.A9" chart:class="chart:scatter">
            <chart:data-point chart:repeated="31"/>
          </chart:series>
          <chart:series chart:style-name="ch15" chart:values-cell-range-address="Planilha2.J1:Planilha2.J31" chart:label-cell-address="Planilha1.A10:Planilha1.A10" chart:class="chart:scatter">
            <chart:data-point chart:repeated="3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barreiro </text:p>
                <draw:g>
                  <svg:desc>Planilha1.A2:Planilha1.A2</svg:desc>
                </draw:g>
              </table:table-cell>
              <table:table-cell office:value-type="string">
                <text:p>leste </text:p>
                <draw:g>
                  <svg:desc>Planilha1.A3:Planilha1.A3</svg:desc>
                </draw:g>
              </table:table-cell>
              <table:table-cell office:value-type="string">
                <text:p>centro sul </text:p>
                <draw:g>
                  <svg:desc>Planilha1.A4:Planilha1.A4</svg:desc>
                </draw:g>
              </table:table-cell>
              <table:table-cell office:value-type="string">
                <text:p>nordeste </text:p>
                <draw:g>
                  <svg:desc>Planilha1.A5:Planilha1.A5</svg:desc>
                </draw:g>
              </table:table-cell>
              <table:table-cell office:value-type="string">
                <text:p>noroeste </text:p>
                <draw:g>
                  <svg:desc>Planilha1.A6:Planilha1.A6</svg:desc>
                </draw:g>
              </table:table-cell>
              <table:table-cell office:value-type="string">
                <text:p>norte </text:p>
                <draw:g>
                  <svg:desc>Planilha1.A7:Planilha1.A7</svg:desc>
                </draw:g>
              </table:table-cell>
              <table:table-cell office:value-type="string">
                <text:p>oeste </text:p>
                <draw:g>
                  <svg:desc>Planilha1.A8:Planilha1.A8</svg:desc>
                </draw:g>
              </table:table-cell>
              <table:table-cell office:value-type="string">
                <text:p>pampulha </text:p>
                <draw:g>
                  <svg:desc>Planilha1.A9:Planilha1.A9</svg:desc>
                </draw:g>
              </table:table-cell>
              <table:table-cell office:value-type="string">
                <text:p>venda nova </text:p>
                <draw:g>
                  <svg:desc>Planilha1.A10:Planilha1.A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lanilha2.A1:Planilha2.A31</svg:desc>
                </draw:g>
              </table:table-cell>
              <table:table-cell office:value-type="float" office:value="0.001540832">
                <text:p>0.001540832</text:p>
                <draw:g>
                  <svg:desc>Planilha2.B1:Planilha2.B31</svg:desc>
                </draw:g>
              </table:table-cell>
              <table:table-cell office:value-type="float" office:value="0.0009615385">
                <text:p>0.0009615385</text:p>
                <draw:g>
                  <svg:desc>Planilha2.C1:Planilha2.C31</svg:desc>
                </draw:g>
              </table:table-cell>
              <table:table-cell office:value-type="float" office:value="0.0008143322">
                <text:p>0.0008143322</text:p>
                <draw:g>
                  <svg:desc>Planilha2.D1:Planilha2.D31</svg:desc>
                </draw:g>
              </table:table-cell>
              <table:table-cell office:value-type="float" office:value="0.0008077544">
                <text:p>0.0008077544</text:p>
                <draw:g>
                  <svg:desc>Planilha2.E1:Planilha2.E31</svg:desc>
                </draw:g>
              </table:table-cell>
              <table:table-cell office:value-type="float" office:value="0.000777605">
                <text:p>0.000777605</text:p>
                <draw:g>
                  <svg:desc>Planilha2.F1:Planilha2.F31</svg:desc>
                </draw:g>
              </table:table-cell>
              <table:table-cell office:value-type="float" office:value="0.002040816">
                <text:p>0.002040816</text:p>
                <draw:g>
                  <svg:desc>Planilha2.G1:Planilha2.G31</svg:desc>
                </draw:g>
              </table:table-cell>
              <table:table-cell office:value-type="float" office:value="0.000911577">
                <text:p>0.000911577</text:p>
                <draw:g>
                  <svg:desc>Planilha2.H1:Planilha2.H31</svg:desc>
                </draw:g>
              </table:table-cell>
              <table:table-cell office:value-type="float" office:value="0.0009746589">
                <text:p>0.0009746589</text:p>
                <draw:g>
                  <svg:desc>Planilha2.I1:Planilha2.I31</svg:desc>
                </draw:g>
              </table:table-cell>
              <table:table-cell office:value-type="float" office:value="0.00128866">
                <text:p>0.00128866</text:p>
                <draw:g>
                  <svg:desc>Planilha2.J1:Planilha2.J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770416">
                <text:p>0.00770416</text:p>
              </table:table-cell>
              <table:table-cell office:value-type="float" office:value="0.004807692">
                <text:p>0.004807692</text:p>
              </table:table-cell>
              <table:table-cell office:value-type="float" office:value="0.006514658">
                <text:p>0.006514658</text:p>
              </table:table-cell>
              <table:table-cell office:value-type="float" office:value="0.005654281">
                <text:p>0.005654281</text:p>
              </table:table-cell>
              <table:table-cell office:value-type="float" office:value="0.005443235">
                <text:p>0.005443235</text:p>
              </table:table-cell>
              <table:table-cell office:value-type="float" office:value="0.004081633">
                <text:p>0.004081633</text:p>
              </table:table-cell>
              <table:table-cell office:value-type="float" office:value="0.003646308">
                <text:p>0.003646308</text:p>
              </table:table-cell>
              <table:table-cell office:value-type="float" office:value="0.001949318">
                <text:p>0.001949318</text:p>
              </table:table-cell>
              <table:table-cell office:value-type="float" office:value="0.00257732">
                <text:p>0.002577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385208">
                <text:p>0.0385208</text:p>
              </table:table-cell>
              <table:table-cell office:value-type="float" office:value="0.03365385">
                <text:p>0.03365385</text:p>
              </table:table-cell>
              <table:table-cell office:value-type="float" office:value="0.06514658">
                <text:p>0.06514658</text:p>
              </table:table-cell>
              <table:table-cell office:value-type="float" office:value="0.03231018">
                <text:p>0.03231018</text:p>
              </table:table-cell>
              <table:table-cell office:value-type="float" office:value="0.03732504">
                <text:p>0.03732504</text:p>
              </table:table-cell>
              <table:table-cell office:value-type="float" office:value="0.01020408">
                <text:p>0.01020408</text:p>
              </table:table-cell>
              <table:table-cell office:value-type="float" office:value="0.02825889">
                <text:p>0.02825889</text:p>
              </table:table-cell>
              <table:table-cell office:value-type="float" office:value="0.01461988">
                <text:p>0.01461988</text:p>
              </table:table-cell>
              <table:table-cell office:value-type="float" office:value="0.01159794">
                <text:p>0.01159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155624">
                <text:p>0.1155624</text:p>
              </table:table-cell>
              <table:table-cell office:value-type="float" office:value="0.09807692">
                <text:p>0.09807692</text:p>
              </table:table-cell>
              <table:table-cell office:value-type="float" office:value="0.1555375">
                <text:p>0.1555375</text:p>
              </table:table-cell>
              <table:table-cell office:value-type="float" office:value="0.08885299">
                <text:p>0.08885299</text:p>
              </table:table-cell>
              <table:table-cell office:value-type="float" office:value="0.08631415">
                <text:p>0.08631415</text:p>
              </table:table-cell>
              <table:table-cell office:value-type="float" office:value="0.01632653">
                <text:p>0.01632653</text:p>
              </table:table-cell>
              <table:table-cell office:value-type="float" office:value="0.08659982">
                <text:p>0.08659982</text:p>
              </table:table-cell>
              <table:table-cell office:value-type="float" office:value="0.03118908">
                <text:p>0.03118908</text:p>
              </table:table-cell>
              <table:table-cell office:value-type="float" office:value="0.02706186">
                <text:p>0.027061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265023">
                <text:p>0.2265023</text:p>
              </table:table-cell>
              <table:table-cell office:value-type="float" office:value="0.175">
                <text:p>0.175</text:p>
              </table:table-cell>
              <table:table-cell office:value-type="float" office:value="0.2899023">
                <text:p>0.2899023</text:p>
              </table:table-cell>
              <table:table-cell office:value-type="float" office:value="0.1696284">
                <text:p>0.1696284</text:p>
              </table:table-cell>
              <table:table-cell office:value-type="float" office:value="0.163297">
                <text:p>0.163297</text:p>
              </table:table-cell>
              <table:table-cell office:value-type="float" office:value="0.02244898">
                <text:p>0.02244898</text:p>
              </table:table-cell>
              <table:table-cell office:value-type="float" office:value="0.1668186">
                <text:p>0.1668186</text:p>
              </table:table-cell>
              <table:table-cell office:value-type="float" office:value="0.07212476">
                <text:p>0.07212476</text:p>
              </table:table-cell>
              <table:table-cell office:value-type="float" office:value="0.05670103">
                <text:p>0.056701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206471">
                <text:p>0.4206471</text:p>
              </table:table-cell>
              <table:table-cell office:value-type="float" office:value="0.2855769">
                <text:p>0.2855769</text:p>
              </table:table-cell>
              <table:table-cell office:value-type="float" office:value="0.4413681">
                <text:p>0.4413681</text:p>
              </table:table-cell>
              <table:table-cell office:value-type="float" office:value="0.3021002">
                <text:p>0.3021002</text:p>
              </table:table-cell>
              <table:table-cell office:value-type="float" office:value="0.281493">
                <text:p>0.281493</text:p>
              </table:table-cell>
              <table:table-cell office:value-type="float" office:value="0.04897959">
                <text:p>0.04897959</text:p>
              </table:table-cell>
              <table:table-cell office:value-type="float" office:value="0.2661805">
                <text:p>0.2661805</text:p>
              </table:table-cell>
              <table:table-cell office:value-type="float" office:value="0.1393762">
                <text:p>0.1393762</text:p>
              </table:table-cell>
              <table:table-cell office:value-type="float" office:value="0.1146907">
                <text:p>0.11469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317411">
                <text:p>0.6317411</text:p>
              </table:table-cell>
              <table:table-cell office:value-type="float" office:value="0.4201923">
                <text:p>0.4201923</text:p>
              </table:table-cell>
              <table:table-cell office:value-type="float" office:value="0.5789902">
                <text:p>0.5789902</text:p>
              </table:table-cell>
              <table:table-cell office:value-type="float" office:value="0.4426494">
                <text:p>0.4426494</text:p>
              </table:table-cell>
              <table:table-cell office:value-type="float" office:value="0.4167963">
                <text:p>0.4167963</text:p>
              </table:table-cell>
              <table:table-cell office:value-type="float" office:value="0.1061224">
                <text:p>0.1061224</text:p>
              </table:table-cell>
              <table:table-cell office:value-type="float" office:value="0.3773929">
                <text:p>0.3773929</text:p>
              </table:table-cell>
              <table:table-cell office:value-type="float" office:value="0.2417154">
                <text:p>0.2417154</text:p>
              </table:table-cell>
              <table:table-cell office:value-type="float" office:value="0.1997423">
                <text:p>0.1997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950693">
                <text:p>0.7950693</text:p>
              </table:table-cell>
              <table:table-cell office:value-type="float" office:value="0.55">
                <text:p>0.55</text:p>
              </table:table-cell>
              <table:table-cell office:value-type="float" office:value="0.6929967">
                <text:p>0.6929967</text:p>
              </table:table-cell>
              <table:table-cell office:value-type="float" office:value="0.5767367">
                <text:p>0.5767367</text:p>
              </table:table-cell>
              <table:table-cell office:value-type="float" office:value="0.5466563">
                <text:p>0.5466563</text:p>
              </table:table-cell>
              <table:table-cell office:value-type="float" office:value="0.1938776">
                <text:p>0.1938776</text:p>
              </table:table-cell>
              <table:table-cell office:value-type="float" office:value="0.4904284">
                <text:p>0.4904284</text:p>
              </table:table-cell>
              <table:table-cell office:value-type="float" office:value="0.3654971">
                <text:p>0.3654971</text:p>
              </table:table-cell>
              <table:table-cell office:value-type="float" office:value="0.2989691">
                <text:p>0.29896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890601">
                <text:p>0.8890601</text:p>
              </table:table-cell>
              <table:table-cell office:value-type="float" office:value="0.6634615">
                <text:p>0.6634615</text:p>
              </table:table-cell>
              <table:table-cell office:value-type="float" office:value="0.77443">
                <text:p>0.77443</text:p>
              </table:table-cell>
              <table:table-cell office:value-type="float" office:value="0.7067851">
                <text:p>0.7067851</text:p>
              </table:table-cell>
              <table:table-cell office:value-type="float" office:value="0.6710731">
                <text:p>0.6710731</text:p>
              </table:table-cell>
              <table:table-cell office:value-type="float" office:value="0.2959184">
                <text:p>0.2959184</text:p>
              </table:table-cell>
              <table:table-cell office:value-type="float" office:value="0.5907019">
                <text:p>0.5907019</text:p>
              </table:table-cell>
              <table:table-cell office:value-type="float" office:value="0.4863548">
                <text:p>0.4863548</text:p>
              </table:table-cell>
              <table:table-cell office:value-type="float" office:value="0.4007732">
                <text:p>0.40077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368259">
                <text:p>0.9368259</text:p>
              </table:table-cell>
              <table:table-cell office:value-type="float" office:value="0.7413462">
                <text:p>0.7413462</text:p>
              </table:table-cell>
              <table:table-cell office:value-type="float" office:value="0.8395765">
                <text:p>0.8395765</text:p>
              </table:table-cell>
              <table:table-cell office:value-type="float" office:value="0.8021002">
                <text:p>0.8021002</text:p>
              </table:table-cell>
              <table:table-cell office:value-type="float" office:value="0.7636081">
                <text:p>0.7636081</text:p>
              </table:table-cell>
              <table:table-cell office:value-type="float" office:value="0.4163265">
                <text:p>0.4163265</text:p>
              </table:table-cell>
              <table:table-cell office:value-type="float" office:value="0.6782133">
                <text:p>0.6782133</text:p>
              </table:table-cell>
              <table:table-cell office:value-type="float" office:value="0.5945419">
                <text:p>0.5945419</text:p>
              </table:table-cell>
              <table:table-cell office:value-type="float" office:value="0.5180412">
                <text:p>0.51804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599384">
                <text:p>0.9599384</text:p>
              </table:table-cell>
              <table:table-cell office:value-type="float" office:value="0.8105769">
                <text:p>0.8105769</text:p>
              </table:table-cell>
              <table:table-cell office:value-type="float" office:value="0.8868078">
                <text:p>0.8868078</text:p>
              </table:table-cell>
              <table:table-cell office:value-type="float" office:value="0.8772213">
                <text:p>0.8772213</text:p>
              </table:table-cell>
              <table:table-cell office:value-type="float" office:value="0.8421462">
                <text:p>0.8421462</text:p>
              </table:table-cell>
              <table:table-cell office:value-type="float" office:value="0.5408163">
                <text:p>0.5408163</text:p>
              </table:table-cell>
              <table:table-cell office:value-type="float" office:value="0.7365542">
                <text:p>0.7365542</text:p>
              </table:table-cell>
              <table:table-cell office:value-type="float" office:value="0.6968811">
                <text:p>0.6968811</text:p>
              </table:table-cell>
              <table:table-cell office:value-type="float" office:value="0.6417526">
                <text:p>0.64175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768875">
                <text:p>0.9768875</text:p>
              </table:table-cell>
              <table:table-cell office:value-type="float" office:value="0.8663462">
                <text:p>0.8663462</text:p>
              </table:table-cell>
              <table:table-cell office:value-type="float" office:value="0.9226384">
                <text:p>0.9226384</text:p>
              </table:table-cell>
              <table:table-cell office:value-type="float" office:value="0.9240711">
                <text:p>0.9240711</text:p>
              </table:table-cell>
              <table:table-cell office:value-type="float" office:value="0.8934681">
                <text:p>0.8934681</text:p>
              </table:table-cell>
              <table:table-cell office:value-type="float" office:value="0.6510204">
                <text:p>0.6510204</text:p>
              </table:table-cell>
              <table:table-cell office:value-type="float" office:value="0.7830447">
                <text:p>0.7830447</text:p>
              </table:table-cell>
              <table:table-cell office:value-type="float" office:value="0.7748538">
                <text:p>0.7748538</text:p>
              </table:table-cell>
              <table:table-cell office:value-type="float" office:value="0.7332474">
                <text:p>0.7332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938367">
                <text:p>0.9938367</text:p>
              </table:table-cell>
              <table:table-cell office:value-type="float" office:value="0.9048077">
                <text:p>0.9048077</text:p>
              </table:table-cell>
              <table:table-cell office:value-type="float" office:value="0.9462541">
                <text:p>0.9462541</text:p>
              </table:table-cell>
              <table:table-cell office:value-type="float" office:value="0.9563813">
                <text:p>0.9563813</text:p>
              </table:table-cell>
              <table:table-cell office:value-type="float" office:value="0.933126">
                <text:p>0.933126</text:p>
              </table:table-cell>
              <table:table-cell office:value-type="float" office:value="0.7387755">
                <text:p>0.7387755</text:p>
              </table:table-cell>
              <table:table-cell office:value-type="float" office:value="0.8204193">
                <text:p>0.8204193</text:p>
              </table:table-cell>
              <table:table-cell office:value-type="float" office:value="0.8401559">
                <text:p>0.8401559</text:p>
              </table:table-cell>
              <table:table-cell office:value-type="float" office:value="0.806701">
                <text:p>0.8067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9230769">
                <text:p>0.9230769</text:p>
              </table:table-cell>
              <table:table-cell office:value-type="float" office:value="0.963355">
                <text:p>0.963355</text:p>
              </table:table-cell>
              <table:table-cell office:value-type="float" office:value="0.9798061">
                <text:p>0.9798061</text:p>
              </table:table-cell>
              <table:table-cell office:value-type="float" office:value="0.9510109">
                <text:p>0.9510109</text:p>
              </table:table-cell>
              <table:table-cell office:value-type="float" office:value="0.8285714">
                <text:p>0.8285714</text:p>
              </table:table-cell>
              <table:table-cell office:value-type="float" office:value="0.8605287">
                <text:p>0.8605287</text:p>
              </table:table-cell>
              <table:table-cell office:value-type="float" office:value="0.8927875">
                <text:p>0.8927875</text:p>
              </table:table-cell>
              <table:table-cell office:value-type="float" office:value="0.8634021">
                <text:p>0.86340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9384615">
                <text:p>0.9384615</text:p>
              </table:table-cell>
              <table:table-cell office:value-type="float" office:value="0.97557">
                <text:p>0.97557</text:p>
              </table:table-cell>
              <table:table-cell office:value-type="float" office:value="0.9911147">
                <text:p>0.9911147</text:p>
              </table:table-cell>
              <table:table-cell office:value-type="float" office:value="0.962675">
                <text:p>0.962675</text:p>
              </table:table-cell>
              <table:table-cell office:value-type="float" office:value="0.9040816">
                <text:p>0.9040816</text:p>
              </table:table-cell>
              <table:table-cell office:value-type="float" office:value="0.8896992">
                <text:p>0.8896992</text:p>
              </table:table-cell>
              <table:table-cell office:value-type="float" office:value="0.9317739">
                <text:p>0.9317739</text:p>
              </table:table-cell>
              <table:table-cell office:value-type="float" office:value="0.9085052">
                <text:p>0.90850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95">
                <text:p>0.95</text:p>
              </table:table-cell>
              <table:table-cell office:value-type="float" office:value="0.985342">
                <text:p>0.985342</text:p>
              </table:table-cell>
              <table:table-cell office:value-type="float" office:value="0.9959612">
                <text:p>0.9959612</text:p>
              </table:table-cell>
              <table:table-cell office:value-type="float" office:value="0.974339">
                <text:p>0.974339</text:p>
              </table:table-cell>
              <table:table-cell office:value-type="float" office:value="0.9510204">
                <text:p>0.9510204</text:p>
              </table:table-cell>
              <table:table-cell office:value-type="float" office:value="0.9124886">
                <text:p>0.9124886</text:p>
              </table:table-cell>
              <table:table-cell office:value-type="float" office:value="0.954191">
                <text:p>0.954191</text:p>
              </table:table-cell>
              <table:table-cell office:value-type="float" office:value="0.939433">
                <text:p>0.9394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.9615385">
                <text:p>0.9615385</text:p>
              </table:table-cell>
              <table:table-cell office:value-type="float" office:value="0.9942997">
                <text:p>0.9942997</text:p>
              </table:table-cell>
              <table:table-cell office:value-type="float" office:value="0.9975767">
                <text:p>0.9975767</text:p>
              </table:table-cell>
              <table:table-cell office:value-type="float" office:value="0.9828927">
                <text:p>0.9828927</text:p>
              </table:table-cell>
              <table:table-cell office:value-type="float" office:value="0.9714286">
                <text:p>0.9714286</text:p>
              </table:table-cell>
              <table:table-cell office:value-type="float" office:value="0.9325433">
                <text:p>0.9325433</text:p>
              </table:table-cell>
              <table:table-cell office:value-type="float" office:value="0.9697856">
                <text:p>0.9697856</text:p>
              </table:table-cell>
              <table:table-cell office:value-type="float" office:value="0.9600515">
                <text:p>0.96005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9711538">
                <text:p>0.9711538</text:p>
              </table:table-cell>
              <table:table-cell office:value-type="float" office:value="0.9983713">
                <text:p>0.9983713</text:p>
              </table:table-cell>
              <table:table-cell office:value-type="float" office:value="0.9991922">
                <text:p>0.9991922</text:p>
              </table:table-cell>
              <table:table-cell office:value-type="float" office:value="0.9875583">
                <text:p>0.9875583</text:p>
              </table:table-cell>
              <table:table-cell office:value-type="float" office:value="0.9857143">
                <text:p>0.9857143</text:p>
              </table:table-cell>
              <table:table-cell office:value-type="float" office:value="0.9516864">
                <text:p>0.9516864</text:p>
              </table:table-cell>
              <table:table-cell office:value-type="float" office:value="0.9805068">
                <text:p>0.9805068</text:p>
              </table:table-cell>
              <table:table-cell office:value-type="float" office:value="0.9690722">
                <text:p>0.96907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9759615">
                <text:p>0.9759615</text:p>
              </table:table-cell>
              <table:table-cell office:value-type="float" office:value="0.9991857">
                <text:p>0.9991857</text:p>
              </table:table-cell>
              <table:table-cell office:value-type="float" office:value="1">
                <text:p>1</text:p>
              </table:table-cell>
              <table:table-cell office:value-type="float" office:value="0.9906687">
                <text:p>0.9906687</text:p>
              </table:table-cell>
              <table:table-cell office:value-type="float" office:value="0.9918367">
                <text:p>0.9918367</text:p>
              </table:table-cell>
              <table:table-cell office:value-type="float" office:value="0.9662716">
                <text:p>0.9662716</text:p>
              </table:table-cell>
              <table:table-cell office:value-type="float" office:value="0.9902534">
                <text:p>0.9902534</text:p>
              </table:table-cell>
              <table:table-cell office:value-type="float" office:value="0.9780928">
                <text:p>0.97809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9807692">
                <text:p>0.980769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992224">
                <text:p>0.992224</text:p>
              </table:table-cell>
              <table:table-cell office:value-type="float" office:value="0.9938776">
                <text:p>0.9938776</text:p>
              </table:table-cell>
              <table:table-cell office:value-type="float" office:value="0.9772106">
                <text:p>0.9772106</text:p>
              </table:table-cell>
              <table:table-cell office:value-type="float" office:value="0.9961014">
                <text:p>0.9961014</text:p>
              </table:table-cell>
              <table:table-cell office:value-type="float" office:value="0.9845361">
                <text:p>0.98453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9855769">
                <text:p>0.9855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37792">
                <text:p>0.9937792</text:p>
              </table:table-cell>
              <table:table-cell office:value-type="float" office:value="0.9959184">
                <text:p>0.9959184</text:p>
              </table:table-cell>
              <table:table-cell office:value-type="float" office:value="0.9872379">
                <text:p>0.9872379</text:p>
              </table:table-cell>
              <table:table-cell office:value-type="float" office:value="1">
                <text:p>1</text:p>
              </table:table-cell>
              <table:table-cell office:value-type="float" office:value="0.9858247">
                <text:p>0.98582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.9903846">
                <text:p>0.9903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112">
                <text:p>0.996112</text:p>
              </table:table-cell>
              <table:table-cell office:value-type="float" office:value="0.9979592">
                <text:p>0.9979592</text:p>
              </table:table-cell>
              <table:table-cell office:value-type="float" office:value="0.9927074">
                <text:p>0.9927074</text:p>
              </table:table-cell>
              <table:table-cell office:value-type="float" office:value="NaN">
                <text:p>NaN</text:p>
              </table:table-cell>
              <table:table-cell office:value-type="float" office:value="0.9871134">
                <text:p>0.98711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9923077">
                <text:p>0.9923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76672">
                <text:p>0.9976672</text:p>
              </table:table-cell>
              <table:table-cell office:value-type="float" office:value="1">
                <text:p>1</text:p>
              </table:table-cell>
              <table:table-cell office:value-type="float" office:value="0.9963537">
                <text:p>0.9963537</text:p>
              </table:table-cell>
              <table:table-cell office:value-type="float" office:value="NaN">
                <text:p>NaN</text:p>
              </table:table-cell>
              <table:table-cell office:value-type="float" office:value="0.9884021">
                <text:p>0.98840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.9932692">
                <text:p>0.9932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2224">
                <text:p>0.999222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9896907">
                <text:p>0.98969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9942308">
                <text:p>0.9942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2268">
                <text:p>0.9922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.9951923">
                <text:p>0.995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6134">
                <text:p>0.9961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.9961538">
                <text:p>0.996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0.9971154">
                <text:p>0.997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.9980769">
                <text:p>0.998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.9990385">
                <text:p>0.9990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Linux_X86_64 LibreOffice_project/490fc03b25318460cfc54456516ea2519c11d1a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2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21cm" svg:height="7.091cm" xlink:href=".." xlink:type="simple" chart:class="chart:scatter" chart:style-name="ch1">
        <chart:plot-area chart:style-name="ch2" table:cell-range-address="sumário.F12:sumário.G19" svg:x="1.247cm" svg:y="0.141cm" svg:width="10.338cm" svg:height="5.828cm">
          <chartooo:coordinate-region svg:x="2.345cm" svg:y="0.341cm" svg:width="9.145cm" svg:height="4.982cm"/>
          <chart:axis chart:dimension="x" chart:name="primary-x" chart:style-name="ch3">
            <chart:title svg:x="5.38cm" svg:y="6.11cm" chart:style-name="ch4">
              <text:p>#linhas/#ruas</text:p>
            </chart:title>
          </chart:axis>
          <chart:axis chart:dimension="y" chart:name="primary-y" chart:style-name="ch5">
            <chart:title svg:x="0.451cm" svg:y="3.522cm" chart:style-name="ch6">
              <text:p>IDHM</text:p>
            </chart:title>
            <chart:grid chart:style-name="ch7" chart:class="major"/>
          </chart:axis>
          <chart:series chart:style-name="ch8" chart:values-cell-range-address="sumário.G12:sumário.G19" chart:class="chart:scatter">
            <chart:domain table:cell-range-address="sumário.F12:sumário.F19"/>
            <chart:regression-curve chart:style-name="ch9">
              <chart:equation chart:display-equation="false" chart:display-r-square="true" svg:x="8.141cm" svg:y="0.32cm"/>
            </chart:regression-curve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0312127248618">
                <text:p>0.50312127248618</text:p>
                <draw:g>
                  <svg:desc>sumário.F12:sumário.F19</svg:desc>
                </draw:g>
              </table:table-cell>
              <table:table-cell office:value-type="float" office:value="0.827">
                <text:p>0.827</text:p>
                <draw:g>
                  <svg:desc>sumário.G12:sumário.G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08625654337754">
                <text:p>0.508625654337754</text:p>
              </table:table-cell>
              <table:table-cell office:value-type="float" office:value="0.839">
                <text:p>0.8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4621193737913">
                <text:p>0.54621193737913</text:p>
              </table:table-cell>
              <table:table-cell office:value-type="float" office:value="0.818">
                <text:p>0.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7796392147254">
                <text:p>0.647796392147254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01437366439402">
                <text:p>0.701437366439402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225992148901">
                <text:p>0.75225992148901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40148022324679">
                <text:p>0.840148022324679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53186119873817">
                <text:p>0.953186119873817</text:p>
              </table:table-cell>
              <table:table-cell office:value-type="float" office:value="0.744">
                <text:p>0.7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Linux_X86_64 LibreOffice_project/490fc03b25318460cfc54456516ea2519c11d1a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aximum="1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5" chart:maximum="1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3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3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3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3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3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3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3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3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3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821cm" svg:height="7.091cm" xlink:href=".." xlink:type="simple" chart:class="chart:scatter" chart:style-name="ch1">
        <chart:legend chart:legend-position="bottom" svg:x="1.761cm" svg:y="5.312cm" style:legend-expansion="wide" chart:style-name="ch2"/>
        <chart:plot-area chart:style-name="ch3" table:cell-range-address="Planilha4.A2:Planilha4.J101 Planilha1.A2:Planilha1.A10" chart:data-source-has-labels="row" svg:x="0.236cm" svg:y="0.141cm" svg:width="11.349cm" svg:height="5.03cm">
          <chartooo:coordinate-region svg:x="1.148cm" svg:y="0.34cm" svg:width="10.343cm" svg:height="4.1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4.B2:Planilha4.B101" chart:label-cell-address="Planilha1.A2:Planilha1.A2" chart:class="chart:scatter">
            <chart:domain table:cell-range-address="Planilha4.A2:Planilha4.A101"/>
            <chart:data-point chart:repeated="100"/>
          </chart:series>
          <chart:series chart:style-name="ch8" chart:values-cell-range-address="Planilha4.C2:Planilha4.C101" chart:label-cell-address="Planilha1.A3:Planilha1.A3" chart:class="chart:scatter">
            <chart:data-point chart:repeated="100"/>
          </chart:series>
          <chart:series chart:style-name="ch9" chart:values-cell-range-address="Planilha4.D2:Planilha4.D101" chart:label-cell-address="Planilha1.A4:Planilha1.A4" chart:class="chart:scatter">
            <chart:data-point chart:repeated="100"/>
          </chart:series>
          <chart:series chart:style-name="ch10" chart:values-cell-range-address="Planilha4.E2:Planilha4.E101" chart:label-cell-address="Planilha1.A5:Planilha1.A5" chart:class="chart:scatter">
            <chart:data-point chart:repeated="100"/>
          </chart:series>
          <chart:series chart:style-name="ch11" chart:values-cell-range-address="Planilha4.F2:Planilha4.F101" chart:label-cell-address="Planilha1.A6:Planilha1.A6" chart:class="chart:scatter">
            <chart:data-point chart:repeated="100"/>
          </chart:series>
          <chart:series chart:style-name="ch12" chart:values-cell-range-address="Planilha4.G2:Planilha4.G101" chart:label-cell-address="Planilha1.A7:Planilha1.A7" chart:class="chart:scatter">
            <chart:data-point chart:repeated="100"/>
          </chart:series>
          <chart:series chart:style-name="ch13" chart:values-cell-range-address="Planilha4.H2:Planilha4.H101" chart:label-cell-address="Planilha1.A8:Planilha1.A8" chart:class="chart:scatter">
            <chart:data-point chart:repeated="100"/>
          </chart:series>
          <chart:series chart:style-name="ch14" chart:values-cell-range-address="Planilha4.I2:Planilha4.I101" chart:label-cell-address="Planilha1.A9:Planilha1.A9" chart:class="chart:scatter">
            <chart:data-point chart:repeated="100"/>
          </chart:series>
          <chart:series chart:style-name="ch15" chart:values-cell-range-address="Planilha4.J2:Planilha4.J101" chart:label-cell-address="Planilha1.A10:Planilha1.A10" chart:class="chart:scatter">
            <chart:data-point chart:repeated="10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barreiro </text:p>
                <draw:g>
                  <svg:desc>Planilha1.A2:Planilha1.A2</svg:desc>
                </draw:g>
              </table:table-cell>
              <table:table-cell office:value-type="string">
                <text:p>leste </text:p>
                <draw:g>
                  <svg:desc>Planilha1.A3:Planilha1.A3</svg:desc>
                </draw:g>
              </table:table-cell>
              <table:table-cell office:value-type="string">
                <text:p>centro sul </text:p>
                <draw:g>
                  <svg:desc>Planilha1.A4:Planilha1.A4</svg:desc>
                </draw:g>
              </table:table-cell>
              <table:table-cell office:value-type="string">
                <text:p>nordeste </text:p>
                <draw:g>
                  <svg:desc>Planilha1.A5:Planilha1.A5</svg:desc>
                </draw:g>
              </table:table-cell>
              <table:table-cell office:value-type="string">
                <text:p>noroeste </text:p>
                <draw:g>
                  <svg:desc>Planilha1.A6:Planilha1.A6</svg:desc>
                </draw:g>
              </table:table-cell>
              <table:table-cell office:value-type="string">
                <text:p>norte </text:p>
                <draw:g>
                  <svg:desc>Planilha1.A7:Planilha1.A7</svg:desc>
                </draw:g>
              </table:table-cell>
              <table:table-cell office:value-type="string">
                <text:p>oeste </text:p>
                <draw:g>
                  <svg:desc>Planilha1.A8:Planilha1.A8</svg:desc>
                </draw:g>
              </table:table-cell>
              <table:table-cell office:value-type="string">
                <text:p>pampulha </text:p>
                <draw:g>
                  <svg:desc>Planilha1.A9:Planilha1.A9</svg:desc>
                </draw:g>
              </table:table-cell>
              <table:table-cell office:value-type="string">
                <text:p>venda nova </text:p>
                <draw:g>
                  <svg:desc>Planilha1.A10:Planilha1.A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Planilha4.A2:Planilha4.A101</svg:desc>
                </draw:g>
              </table:table-cell>
              <table:table-cell office:value-type="float" office:value="0.692926">
                <text:p>0.692926</text:p>
                <draw:g>
                  <svg:desc>Planilha4.B2:Planilha4.B101</svg:desc>
                </draw:g>
              </table:table-cell>
              <table:table-cell office:value-type="float" office:value="0.8094758">
                <text:p>0.8094758</text:p>
                <draw:g>
                  <svg:desc>Planilha4.C2:Planilha4.C101</svg:desc>
                </draw:g>
              </table:table-cell>
              <table:table-cell office:value-type="float" office:value="0.7685739">
                <text:p>0.7685739</text:p>
                <draw:g>
                  <svg:desc>Planilha4.D2:Planilha4.D101</svg:desc>
                </draw:g>
              </table:table-cell>
              <table:table-cell office:value-type="float" office:value="0.8158116">
                <text:p>0.8158116</text:p>
                <draw:g>
                  <svg:desc>Planilha4.E2:Planilha4.E101</svg:desc>
                </draw:g>
              </table:table-cell>
              <table:table-cell office:value-type="float" office:value="0.8097561">
                <text:p>0.8097561</text:p>
                <draw:g>
                  <svg:desc>Planilha4.F2:Planilha4.F101</svg:desc>
                </draw:g>
              </table:table-cell>
              <table:table-cell office:value-type="float" office:value="0.7875536">
                <text:p>0.7875536</text:p>
                <draw:g>
                  <svg:desc>Planilha4.G2:Planilha4.G101</svg:desc>
                </draw:g>
              </table:table-cell>
              <table:table-cell office:value-type="float" office:value="0.8330153">
                <text:p>0.8330153</text:p>
                <draw:g>
                  <svg:desc>Planilha4.H2:Planilha4.H101</svg:desc>
                </draw:g>
              </table:table-cell>
              <table:table-cell office:value-type="float" office:value="0.7536082">
                <text:p>0.7536082</text:p>
                <draw:g>
                  <svg:desc>Planilha4.I2:Planilha4.I101</svg:desc>
                </draw:g>
              </table:table-cell>
              <table:table-cell office:value-type="float" office:value="0.7156727">
                <text:p>0.7156727</text:p>
                <draw:g>
                  <svg:desc>Planilha4.J2:Planilha4.J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7122186">
                <text:p>0.7122186</text:p>
              </table:table-cell>
              <table:table-cell office:value-type="float" office:value="0.8175403">
                <text:p>0.8175403</text:p>
              </table:table-cell>
              <table:table-cell office:value-type="float" office:value="0.7779675">
                <text:p>0.7779675</text:p>
              </table:table-cell>
              <table:table-cell office:value-type="float" office:value="0.824222">
                <text:p>0.824222</text:p>
              </table:table-cell>
              <table:table-cell office:value-type="float" office:value="0.8186992">
                <text:p>0.8186992</text:p>
              </table:table-cell>
              <table:table-cell office:value-type="float" office:value="0.7939914">
                <text:p>0.7939914</text:p>
              </table:table-cell>
              <table:table-cell office:value-type="float" office:value="0.8377863">
                <text:p>0.8377863</text:p>
              </table:table-cell>
              <table:table-cell office:value-type="float" office:value="0.7608247">
                <text:p>0.7608247</text:p>
              </table:table-cell>
              <table:table-cell office:value-type="float" office:value="0.7281553">
                <text:p>0.72815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7299035">
                <text:p>0.7299035</text:p>
              </table:table-cell>
              <table:table-cell office:value-type="float" office:value="0.8296371">
                <text:p>0.8296371</text:p>
              </table:table-cell>
              <table:table-cell office:value-type="float" office:value="0.7830914">
                <text:p>0.7830914</text:p>
              </table:table-cell>
              <table:table-cell office:value-type="float" office:value="0.8334735">
                <text:p>0.8334735</text:p>
              </table:table-cell>
              <table:table-cell office:value-type="float" office:value="0.8284553">
                <text:p>0.8284553</text:p>
              </table:table-cell>
              <table:table-cell office:value-type="float" office:value="0.804721">
                <text:p>0.804721</text:p>
              </table:table-cell>
              <table:table-cell office:value-type="float" office:value="0.8454198">
                <text:p>0.8454198</text:p>
              </table:table-cell>
              <table:table-cell office:value-type="float" office:value="0.7742268">
                <text:p>0.7742268</text:p>
              </table:table-cell>
              <table:table-cell office:value-type="float" office:value="0.742025">
                <text:p>0.742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7524116">
                <text:p>0.7524116</text:p>
              </table:table-cell>
              <table:table-cell office:value-type="float" office:value="0.8427419">
                <text:p>0.8427419</text:p>
              </table:table-cell>
              <table:table-cell office:value-type="float" office:value="0.7959009">
                <text:p>0.7959009</text:p>
              </table:table-cell>
              <table:table-cell office:value-type="float" office:value="0.8452481">
                <text:p>0.8452481</text:p>
              </table:table-cell>
              <table:table-cell office:value-type="float" office:value="0.8439024">
                <text:p>0.8439024</text:p>
              </table:table-cell>
              <table:table-cell office:value-type="float" office:value="0.8240343">
                <text:p>0.8240343</text:p>
              </table:table-cell>
              <table:table-cell office:value-type="float" office:value="0.8587786">
                <text:p>0.8587786</text:p>
              </table:table-cell>
              <table:table-cell office:value-type="float" office:value="0.7927835">
                <text:p>0.7927835</text:p>
              </table:table-cell>
              <table:table-cell office:value-type="float" office:value="0.7614424">
                <text:p>0.7614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7636656">
                <text:p>0.7636656</text:p>
              </table:table-cell>
              <table:table-cell office:value-type="float" office:value="0.8518145">
                <text:p>0.8518145</text:p>
              </table:table-cell>
              <table:table-cell office:value-type="float" office:value="0.8044406">
                <text:p>0.8044406</text:p>
              </table:table-cell>
              <table:table-cell office:value-type="float" office:value="0.8578638">
                <text:p>0.8578638</text:p>
              </table:table-cell>
              <table:table-cell office:value-type="float" office:value="0.8544715">
                <text:p>0.8544715</text:p>
              </table:table-cell>
              <table:table-cell office:value-type="float" office:value="0.8390558">
                <text:p>0.8390558</text:p>
              </table:table-cell>
              <table:table-cell office:value-type="float" office:value="0.870229">
                <text:p>0.870229</text:p>
              </table:table-cell>
              <table:table-cell office:value-type="float" office:value="0.8051546">
                <text:p>0.8051546</text:p>
              </table:table-cell>
              <table:table-cell office:value-type="float" office:value="0.7753121">
                <text:p>0.7753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7749196">
                <text:p>0.7749196</text:p>
              </table:table-cell>
              <table:table-cell office:value-type="float" office:value="0.8548387">
                <text:p>0.8548387</text:p>
              </table:table-cell>
              <table:table-cell office:value-type="float" office:value="0.8087105">
                <text:p>0.8087105</text:p>
              </table:table-cell>
              <table:table-cell office:value-type="float" office:value="0.86291">
                <text:p>0.86291</text:p>
              </table:table-cell>
              <table:table-cell office:value-type="float" office:value="0.8577236">
                <text:p>0.8577236</text:p>
              </table:table-cell>
              <table:table-cell office:value-type="float" office:value="0.8390558">
                <text:p>0.8390558</text:p>
              </table:table-cell>
              <table:table-cell office:value-type="float" office:value="0.8721374">
                <text:p>0.8721374</text:p>
              </table:table-cell>
              <table:table-cell office:value-type="float" office:value="0.8134021">
                <text:p>0.8134021</text:p>
              </table:table-cell>
              <table:table-cell office:value-type="float" office:value="0.7808599">
                <text:p>0.78085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8135048">
                <text:p>0.8135048</text:p>
              </table:table-cell>
              <table:table-cell office:value-type="float" office:value="0.8739919">
                <text:p>0.8739919</text:p>
              </table:table-cell>
              <table:table-cell office:value-type="float" office:value="0.8274979">
                <text:p>0.8274979</text:p>
              </table:table-cell>
              <table:table-cell office:value-type="float" office:value="0.8746846">
                <text:p>0.8746846</text:p>
              </table:table-cell>
              <table:table-cell office:value-type="float" office:value="0.8772358">
                <text:p>0.8772358</text:p>
              </table:table-cell>
              <table:table-cell office:value-type="float" office:value="0.860515">
                <text:p>0.860515</text:p>
              </table:table-cell>
              <table:table-cell office:value-type="float" office:value="0.8912214">
                <text:p>0.8912214</text:p>
              </table:table-cell>
              <table:table-cell office:value-type="float" office:value="0.8391753">
                <text:p>0.8391753</text:p>
              </table:table-cell>
              <table:table-cell office:value-type="float" office:value="0.815534">
                <text:p>0.8155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8199357">
                <text:p>0.8199357</text:p>
              </table:table-cell>
              <table:table-cell office:value-type="float" office:value="0.8770161">
                <text:p>0.8770161</text:p>
              </table:table-cell>
              <table:table-cell office:value-type="float" office:value="0.8300598">
                <text:p>0.8300598</text:p>
              </table:table-cell>
              <table:table-cell office:value-type="float" office:value="0.8788898">
                <text:p>0.8788898</text:p>
              </table:table-cell>
              <table:table-cell office:value-type="float" office:value="0.8829268">
                <text:p>0.8829268</text:p>
              </table:table-cell>
              <table:table-cell office:value-type="float" office:value="0.8626609">
                <text:p>0.8626609</text:p>
              </table:table-cell>
              <table:table-cell office:value-type="float" office:value="0.8950382">
                <text:p>0.8950382</text:p>
              </table:table-cell>
              <table:table-cell office:value-type="float" office:value="0.8443299">
                <text:p>0.8443299</text:p>
              </table:table-cell>
              <table:table-cell office:value-type="float" office:value="0.8252427">
                <text:p>0.82524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8199357">
                <text:p>0.8199357</text:p>
              </table:table-cell>
              <table:table-cell office:value-type="float" office:value="0.8790323">
                <text:p>0.8790323</text:p>
              </table:table-cell>
              <table:table-cell office:value-type="float" office:value="0.8326217">
                <text:p>0.8326217</text:p>
              </table:table-cell>
              <table:table-cell office:value-type="float" office:value="0.882254">
                <text:p>0.882254</text:p>
              </table:table-cell>
              <table:table-cell office:value-type="float" office:value="0.8894309">
                <text:p>0.8894309</text:p>
              </table:table-cell>
              <table:table-cell office:value-type="float" office:value="0.8669528">
                <text:p>0.8669528</text:p>
              </table:table-cell>
              <table:table-cell office:value-type="float" office:value="0.898855">
                <text:p>0.898855</text:p>
              </table:table-cell>
              <table:table-cell office:value-type="float" office:value="0.8484536">
                <text:p>0.8484536</text:p>
              </table:table-cell>
              <table:table-cell office:value-type="float" office:value="0.8294036">
                <text:p>0.82940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8327974">
                <text:p>0.8327974</text:p>
              </table:table-cell>
              <table:table-cell office:value-type="float" office:value="0.8860887">
                <text:p>0.8860887</text:p>
              </table:table-cell>
              <table:table-cell office:value-type="float" office:value="0.8385995">
                <text:p>0.8385995</text:p>
              </table:table-cell>
              <table:table-cell office:value-type="float" office:value="0.8898234">
                <text:p>0.8898234</text:p>
              </table:table-cell>
              <table:table-cell office:value-type="float" office:value="0.8926829">
                <text:p>0.8926829</text:p>
              </table:table-cell>
              <table:table-cell office:value-type="float" office:value="0.8755365">
                <text:p>0.8755365</text:p>
              </table:table-cell>
              <table:table-cell office:value-type="float" office:value="0.9017176">
                <text:p>0.9017176</text:p>
              </table:table-cell>
              <table:table-cell office:value-type="float" office:value="0.8525773">
                <text:p>0.8525773</text:p>
              </table:table-cell>
              <table:table-cell office:value-type="float" office:value="0.8349515">
                <text:p>0.83495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8536977">
                <text:p>0.8536977</text:p>
              </table:table-cell>
              <table:table-cell office:value-type="float" office:value="0.9042339">
                <text:p>0.9042339</text:p>
              </table:table-cell>
              <table:table-cell office:value-type="float" office:value="0.8625107">
                <text:p>0.8625107</text:p>
              </table:table-cell>
              <table:table-cell office:value-type="float" office:value="0.9125315">
                <text:p>0.9125315</text:p>
              </table:table-cell>
              <table:table-cell office:value-type="float" office:value="0.9130081">
                <text:p>0.9130081</text:p>
              </table:table-cell>
              <table:table-cell office:value-type="float" office:value="0.9012876">
                <text:p>0.9012876</text:p>
              </table:table-cell>
              <table:table-cell office:value-type="float" office:value="0.9236641">
                <text:p>0.9236641</text:p>
              </table:table-cell>
              <table:table-cell office:value-type="float" office:value="0.885567">
                <text:p>0.885567</text:p>
              </table:table-cell>
              <table:table-cell office:value-type="float" office:value="0.8613037">
                <text:p>0.86130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8536977">
                <text:p>0.8536977</text:p>
              </table:table-cell>
              <table:table-cell office:value-type="float" office:value="0.9052419">
                <text:p>0.9052419</text:p>
              </table:table-cell>
              <table:table-cell office:value-type="float" office:value="0.8650726">
                <text:p>0.8650726</text:p>
              </table:table-cell>
              <table:table-cell office:value-type="float" office:value="0.9142136">
                <text:p>0.9142136</text:p>
              </table:table-cell>
              <table:table-cell office:value-type="float" office:value="0.9146341">
                <text:p>0.9146341</text:p>
              </table:table-cell>
              <table:table-cell office:value-type="float" office:value="0.9034335">
                <text:p>0.9034335</text:p>
              </table:table-cell>
              <table:table-cell office:value-type="float" office:value="0.9236641">
                <text:p>0.9236641</text:p>
              </table:table-cell>
              <table:table-cell office:value-type="float" office:value="0.8865979">
                <text:p>0.8865979</text:p>
              </table:table-cell>
              <table:table-cell office:value-type="float" office:value="0.8626907">
                <text:p>0.86269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8553055">
                <text:p>0.8553055</text:p>
              </table:table-cell>
              <table:table-cell office:value-type="float" office:value="0.9052419">
                <text:p>0.9052419</text:p>
              </table:table-cell>
              <table:table-cell office:value-type="float" office:value="0.8659266">
                <text:p>0.8659266</text:p>
              </table:table-cell>
              <table:table-cell office:value-type="float" office:value="0.9142136">
                <text:p>0.9142136</text:p>
              </table:table-cell>
              <table:table-cell office:value-type="float" office:value="0.9146341">
                <text:p>0.9146341</text:p>
              </table:table-cell>
              <table:table-cell office:value-type="float" office:value="0.9034335">
                <text:p>0.9034335</text:p>
              </table:table-cell>
              <table:table-cell office:value-type="float" office:value="0.9236641">
                <text:p>0.9236641</text:p>
              </table:table-cell>
              <table:table-cell office:value-type="float" office:value="0.8865979">
                <text:p>0.8865979</text:p>
              </table:table-cell>
              <table:table-cell office:value-type="float" office:value="0.8640777">
                <text:p>0.86407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8681672">
                <text:p>0.8681672</text:p>
              </table:table-cell>
              <table:table-cell office:value-type="float" office:value="0.9102823">
                <text:p>0.9102823</text:p>
              </table:table-cell>
              <table:table-cell office:value-type="float" office:value="0.8753202">
                <text:p>0.8753202</text:p>
              </table:table-cell>
              <table:table-cell office:value-type="float" office:value="0.9234651">
                <text:p>0.9234651</text:p>
              </table:table-cell>
              <table:table-cell office:value-type="float" office:value="0.9162602">
                <text:p>0.9162602</text:p>
              </table:table-cell>
              <table:table-cell office:value-type="float" office:value="0.9055794">
                <text:p>0.9055794</text:p>
              </table:table-cell>
              <table:table-cell office:value-type="float" office:value="0.9246183">
                <text:p>0.9246183</text:p>
              </table:table-cell>
              <table:table-cell office:value-type="float" office:value="0.8979381">
                <text:p>0.8979381</text:p>
              </table:table-cell>
              <table:table-cell office:value-type="float" office:value="0.8793343">
                <text:p>0.87933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8729904">
                <text:p>0.8729904</text:p>
              </table:table-cell>
              <table:table-cell office:value-type="float" office:value="0.9112903">
                <text:p>0.9112903</text:p>
              </table:table-cell>
              <table:table-cell office:value-type="float" office:value="0.8787361">
                <text:p>0.8787361</text:p>
              </table:table-cell>
              <table:table-cell office:value-type="float" office:value="0.9276703">
                <text:p>0.9276703</text:p>
              </table:table-cell>
              <table:table-cell office:value-type="float" office:value="0.9203252">
                <text:p>0.9203252</text:p>
              </table:table-cell>
              <table:table-cell office:value-type="float" office:value="0.9077253">
                <text:p>0.9077253</text:p>
              </table:table-cell>
              <table:table-cell office:value-type="float" office:value="0.9255725">
                <text:p>0.9255725</text:p>
              </table:table-cell>
              <table:table-cell office:value-type="float" office:value="0.9010309">
                <text:p>0.9010309</text:p>
              </table:table-cell>
              <table:table-cell office:value-type="float" office:value="0.8862691">
                <text:p>0.88626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8729904">
                <text:p>0.8729904</text:p>
              </table:table-cell>
              <table:table-cell office:value-type="float" office:value="0.9112903">
                <text:p>0.9112903</text:p>
              </table:table-cell>
              <table:table-cell office:value-type="float" office:value="0.8804441">
                <text:p>0.8804441</text:p>
              </table:table-cell>
              <table:table-cell office:value-type="float" office:value="0.9285114">
                <text:p>0.9285114</text:p>
              </table:table-cell>
              <table:table-cell office:value-type="float" office:value="0.9203252">
                <text:p>0.9203252</text:p>
              </table:table-cell>
              <table:table-cell office:value-type="float" office:value="0.9077253">
                <text:p>0.9077253</text:p>
              </table:table-cell>
              <table:table-cell office:value-type="float" office:value="0.9255725">
                <text:p>0.9255725</text:p>
              </table:table-cell>
              <table:table-cell office:value-type="float" office:value="0.9030928">
                <text:p>0.9030928</text:p>
              </table:table-cell>
              <table:table-cell office:value-type="float" office:value="0.8862691">
                <text:p>0.88626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9163987">
                <text:p>0.9163987</text:p>
              </table:table-cell>
              <table:table-cell office:value-type="float" office:value="0.9506048">
                <text:p>0.9506048</text:p>
              </table:table-cell>
              <table:table-cell office:value-type="float" office:value="0.9316823">
                <text:p>0.9316823</text:p>
              </table:table-cell>
              <table:table-cell office:value-type="float" office:value="0.960471">
                <text:p>0.960471</text:p>
              </table:table-cell>
              <table:table-cell office:value-type="float" office:value="0.9520325">
                <text:p>0.9520325</text:p>
              </table:table-cell>
              <table:table-cell office:value-type="float" office:value="0.9613734">
                <text:p>0.9613734</text:p>
              </table:table-cell>
              <table:table-cell office:value-type="float" office:value="0.9685115">
                <text:p>0.9685115</text:p>
              </table:table-cell>
              <table:table-cell office:value-type="float" office:value="0.9608247">
                <text:p>0.9608247</text:p>
              </table:table-cell>
              <table:table-cell office:value-type="float" office:value="0.9445215">
                <text:p>0.94452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9163987">
                <text:p>0.9163987</text:p>
              </table:table-cell>
              <table:table-cell office:value-type="float" office:value="0.9506048">
                <text:p>0.9506048</text:p>
              </table:table-cell>
              <table:table-cell office:value-type="float" office:value="0.9342442">
                <text:p>0.9342442</text:p>
              </table:table-cell>
              <table:table-cell office:value-type="float" office:value="0.961312">
                <text:p>0.961312</text:p>
              </table:table-cell>
              <table:table-cell office:value-type="float" office:value="0.9552846">
                <text:p>0.9552846</text:p>
              </table:table-cell>
              <table:table-cell office:value-type="float" office:value="0.9613734">
                <text:p>0.9613734</text:p>
              </table:table-cell>
              <table:table-cell office:value-type="float" office:value="0.9704198">
                <text:p>0.9704198</text:p>
              </table:table-cell>
              <table:table-cell office:value-type="float" office:value="0.9618557">
                <text:p>0.9618557</text:p>
              </table:table-cell>
              <table:table-cell office:value-type="float" office:value="0.9459085">
                <text:p>0.94590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9163987">
                <text:p>0.9163987</text:p>
              </table:table-cell>
              <table:table-cell office:value-type="float" office:value="0.9506048">
                <text:p>0.9506048</text:p>
              </table:table-cell>
              <table:table-cell office:value-type="float" office:value="0.9342442">
                <text:p>0.9342442</text:p>
              </table:table-cell>
              <table:table-cell office:value-type="float" office:value="0.961312">
                <text:p>0.961312</text:p>
              </table:table-cell>
              <table:table-cell office:value-type="float" office:value="0.9552846">
                <text:p>0.9552846</text:p>
              </table:table-cell>
              <table:table-cell office:value-type="float" office:value="0.9613734">
                <text:p>0.9613734</text:p>
              </table:table-cell>
              <table:table-cell office:value-type="float" office:value="0.9704198">
                <text:p>0.9704198</text:p>
              </table:table-cell>
              <table:table-cell office:value-type="float" office:value="0.9618557">
                <text:p>0.9618557</text:p>
              </table:table-cell>
              <table:table-cell office:value-type="float" office:value="0.9459085">
                <text:p>0.94590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9180064">
                <text:p>0.9180064</text:p>
              </table:table-cell>
              <table:table-cell office:value-type="float" office:value="0.9506048">
                <text:p>0.9506048</text:p>
              </table:table-cell>
              <table:table-cell office:value-type="float" office:value="0.9342442">
                <text:p>0.9342442</text:p>
              </table:table-cell>
              <table:table-cell office:value-type="float" office:value="0.961312">
                <text:p>0.961312</text:p>
              </table:table-cell>
              <table:table-cell office:value-type="float" office:value="0.9569106">
                <text:p>0.9569106</text:p>
              </table:table-cell>
              <table:table-cell office:value-type="float" office:value="0.9613734">
                <text:p>0.9613734</text:p>
              </table:table-cell>
              <table:table-cell office:value-type="float" office:value="0.9704198">
                <text:p>0.9704198</text:p>
              </table:table-cell>
              <table:table-cell office:value-type="float" office:value="0.9618557">
                <text:p>0.9618557</text:p>
              </table:table-cell>
              <table:table-cell office:value-type="float" office:value="0.9459085">
                <text:p>0.94590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9389068">
                <text:p>0.9389068</text:p>
              </table:table-cell>
              <table:table-cell office:value-type="float" office:value="0.9576613">
                <text:p>0.9576613</text:p>
              </table:table-cell>
              <table:table-cell office:value-type="float" office:value="0.94193">
                <text:p>0.94193</text:p>
              </table:table-cell>
              <table:table-cell office:value-type="float" office:value="0.9705635">
                <text:p>0.9705635</text:p>
              </table:table-cell>
              <table:table-cell office:value-type="float" office:value="0.9609756">
                <text:p>0.9609756</text:p>
              </table:table-cell>
              <table:table-cell office:value-type="float" office:value="0.9699571">
                <text:p>0.9699571</text:p>
              </table:table-cell>
              <table:table-cell office:value-type="float" office:value="0.9742366">
                <text:p>0.9742366</text:p>
              </table:table-cell>
              <table:table-cell office:value-type="float" office:value="0.9701031">
                <text:p>0.9701031</text:p>
              </table:table-cell>
              <table:table-cell office:value-type="float" office:value="0.9570042">
                <text:p>0.95700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9389068">
                <text:p>0.9389068</text:p>
              </table:table-cell>
              <table:table-cell office:value-type="float" office:value="0.9576613">
                <text:p>0.9576613</text:p>
              </table:table-cell>
              <table:table-cell office:value-type="float" office:value="0.9427839">
                <text:p>0.9427839</text:p>
              </table:table-cell>
              <table:table-cell office:value-type="float" office:value="0.9705635">
                <text:p>0.9705635</text:p>
              </table:table-cell>
              <table:table-cell office:value-type="float" office:value="0.9609756">
                <text:p>0.9609756</text:p>
              </table:table-cell>
              <table:table-cell office:value-type="float" office:value="0.9699571">
                <text:p>0.9699571</text:p>
              </table:table-cell>
              <table:table-cell office:value-type="float" office:value="0.9742366">
                <text:p>0.9742366</text:p>
              </table:table-cell>
              <table:table-cell office:value-type="float" office:value="0.971134">
                <text:p>0.971134</text:p>
              </table:table-cell>
              <table:table-cell office:value-type="float" office:value="0.9583911">
                <text:p>0.95839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9389068">
                <text:p>0.9389068</text:p>
              </table:table-cell>
              <table:table-cell office:value-type="float" office:value="0.9576613">
                <text:p>0.9576613</text:p>
              </table:table-cell>
              <table:table-cell office:value-type="float" office:value="0.9427839">
                <text:p>0.9427839</text:p>
              </table:table-cell>
              <table:table-cell office:value-type="float" office:value="0.9705635">
                <text:p>0.9705635</text:p>
              </table:table-cell>
              <table:table-cell office:value-type="float" office:value="0.9609756">
                <text:p>0.9609756</text:p>
              </table:table-cell>
              <table:table-cell office:value-type="float" office:value="0.9699571">
                <text:p>0.9699571</text:p>
              </table:table-cell>
              <table:table-cell office:value-type="float" office:value="0.9751908">
                <text:p>0.9751908</text:p>
              </table:table-cell>
              <table:table-cell office:value-type="float" office:value="0.971134">
                <text:p>0.971134</text:p>
              </table:table-cell>
              <table:table-cell office:value-type="float" office:value="0.9583911">
                <text:p>0.95839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9389068">
                <text:p>0.9389068</text:p>
              </table:table-cell>
              <table:table-cell office:value-type="float" office:value="0.9576613">
                <text:p>0.9576613</text:p>
              </table:table-cell>
              <table:table-cell office:value-type="float" office:value="0.9444919">
                <text:p>0.9444919</text:p>
              </table:table-cell>
              <table:table-cell office:value-type="float" office:value="0.9705635">
                <text:p>0.9705635</text:p>
              </table:table-cell>
              <table:table-cell office:value-type="float" office:value="0.9634146">
                <text:p>0.9634146</text:p>
              </table:table-cell>
              <table:table-cell office:value-type="float" office:value="0.9699571">
                <text:p>0.9699571</text:p>
              </table:table-cell>
              <table:table-cell office:value-type="float" office:value="0.976145">
                <text:p>0.976145</text:p>
              </table:table-cell>
              <table:table-cell office:value-type="float" office:value="0.971134">
                <text:p>0.971134</text:p>
              </table:table-cell>
              <table:table-cell office:value-type="float" office:value="0.9583911">
                <text:p>0.95839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9389068">
                <text:p>0.9389068</text:p>
              </table:table-cell>
              <table:table-cell office:value-type="float" office:value="0.9576613">
                <text:p>0.9576613</text:p>
              </table:table-cell>
              <table:table-cell office:value-type="float" office:value="0.9444919">
                <text:p>0.9444919</text:p>
              </table:table-cell>
              <table:table-cell office:value-type="float" office:value="0.9705635">
                <text:p>0.9705635</text:p>
              </table:table-cell>
              <table:table-cell office:value-type="float" office:value="0.9634146">
                <text:p>0.9634146</text:p>
              </table:table-cell>
              <table:table-cell office:value-type="float" office:value="0.9699571">
                <text:p>0.9699571</text:p>
              </table:table-cell>
              <table:table-cell office:value-type="float" office:value="0.976145">
                <text:p>0.976145</text:p>
              </table:table-cell>
              <table:table-cell office:value-type="float" office:value="0.971134">
                <text:p>0.971134</text:p>
              </table:table-cell>
              <table:table-cell office:value-type="float" office:value="0.9583911">
                <text:p>0.95839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9389068">
                <text:p>0.9389068</text:p>
              </table:table-cell>
              <table:table-cell office:value-type="float" office:value="0.9576613">
                <text:p>0.9576613</text:p>
              </table:table-cell>
              <table:table-cell office:value-type="float" office:value="0.9444919">
                <text:p>0.9444919</text:p>
              </table:table-cell>
              <table:table-cell office:value-type="float" office:value="0.9705635">
                <text:p>0.9705635</text:p>
              </table:table-cell>
              <table:table-cell office:value-type="float" office:value="0.9634146">
                <text:p>0.9634146</text:p>
              </table:table-cell>
              <table:table-cell office:value-type="float" office:value="0.9699571">
                <text:p>0.9699571</text:p>
              </table:table-cell>
              <table:table-cell office:value-type="float" office:value="0.976145">
                <text:p>0.976145</text:p>
              </table:table-cell>
              <table:table-cell office:value-type="float" office:value="0.971134">
                <text:p>0.971134</text:p>
              </table:table-cell>
              <table:table-cell office:value-type="float" office:value="0.9583911">
                <text:p>0.95839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9405145">
                <text:p>0.9405145</text:p>
              </table:table-cell>
              <table:table-cell office:value-type="float" office:value="0.9586694">
                <text:p>0.9586694</text:p>
              </table:table-cell>
              <table:table-cell office:value-type="float" office:value="0.9453459">
                <text:p>0.9453459</text:p>
              </table:table-cell>
              <table:table-cell office:value-type="float" office:value="0.9722456">
                <text:p>0.9722456</text:p>
              </table:table-cell>
              <table:table-cell office:value-type="float" office:value="0.9658537">
                <text:p>0.9658537</text:p>
              </table:table-cell>
              <table:table-cell office:value-type="float" office:value="0.9699571">
                <text:p>0.9699571</text:p>
              </table:table-cell>
              <table:table-cell office:value-type="float" office:value="0.976145">
                <text:p>0.976145</text:p>
              </table:table-cell>
              <table:table-cell office:value-type="float" office:value="0.971134">
                <text:p>0.971134</text:p>
              </table:table-cell>
              <table:table-cell office:value-type="float" office:value="0.9583911">
                <text:p>0.95839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9405145">
                <text:p>0.9405145</text:p>
              </table:table-cell>
              <table:table-cell office:value-type="float" office:value="0.9586694">
                <text:p>0.9586694</text:p>
              </table:table-cell>
              <table:table-cell office:value-type="float" office:value="0.9453459">
                <text:p>0.9453459</text:p>
              </table:table-cell>
              <table:table-cell office:value-type="float" office:value="0.9722456">
                <text:p>0.9722456</text:p>
              </table:table-cell>
              <table:table-cell office:value-type="float" office:value="0.9658537">
                <text:p>0.9658537</text:p>
              </table:table-cell>
              <table:table-cell office:value-type="float" office:value="0.9699571">
                <text:p>0.9699571</text:p>
              </table:table-cell>
              <table:table-cell office:value-type="float" office:value="0.976145">
                <text:p>0.976145</text:p>
              </table:table-cell>
              <table:table-cell office:value-type="float" office:value="0.971134">
                <text:p>0.971134</text:p>
              </table:table-cell>
              <table:table-cell office:value-type="float" office:value="0.9583911">
                <text:p>0.95839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9421222">
                <text:p>0.9421222</text:p>
              </table:table-cell>
              <table:table-cell office:value-type="float" office:value="0.9596774">
                <text:p>0.9596774</text:p>
              </table:table-cell>
              <table:table-cell office:value-type="float" office:value="0.9461998">
                <text:p>0.9461998</text:p>
              </table:table-cell>
              <table:table-cell office:value-type="float" office:value="0.9722456">
                <text:p>0.9722456</text:p>
              </table:table-cell>
              <table:table-cell office:value-type="float" office:value="0.9658537">
                <text:p>0.9658537</text:p>
              </table:table-cell>
              <table:table-cell office:value-type="float" office:value="0.9699571">
                <text:p>0.9699571</text:p>
              </table:table-cell>
              <table:table-cell office:value-type="float" office:value="0.976145">
                <text:p>0.976145</text:p>
              </table:table-cell>
              <table:table-cell office:value-type="float" office:value="0.971134">
                <text:p>0.971134</text:p>
              </table:table-cell>
              <table:table-cell office:value-type="float" office:value="0.9583911">
                <text:p>0.95839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9421222">
                <text:p>0.9421222</text:p>
              </table:table-cell>
              <table:table-cell office:value-type="float" office:value="0.9596774">
                <text:p>0.9596774</text:p>
              </table:table-cell>
              <table:table-cell office:value-type="float" office:value="0.9461998">
                <text:p>0.9461998</text:p>
              </table:table-cell>
              <table:table-cell office:value-type="float" office:value="0.9722456">
                <text:p>0.9722456</text:p>
              </table:table-cell>
              <table:table-cell office:value-type="float" office:value="0.9658537">
                <text:p>0.9658537</text:p>
              </table:table-cell>
              <table:table-cell office:value-type="float" office:value="0.9699571">
                <text:p>0.9699571</text:p>
              </table:table-cell>
              <table:table-cell office:value-type="float" office:value="0.976145">
                <text:p>0.976145</text:p>
              </table:table-cell>
              <table:table-cell office:value-type="float" office:value="0.971134">
                <text:p>0.971134</text:p>
              </table:table-cell>
              <table:table-cell office:value-type="float" office:value="0.9583911">
                <text:p>0.95839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9453376">
                <text:p>0.9453376</text:p>
              </table:table-cell>
              <table:table-cell office:value-type="float" office:value="0.9606855">
                <text:p>0.9606855</text:p>
              </table:table-cell>
              <table:table-cell office:value-type="float" office:value="0.9496157">
                <text:p>0.9496157</text:p>
              </table:table-cell>
              <table:table-cell office:value-type="float" office:value="0.9730866">
                <text:p>0.9730866</text:p>
              </table:table-cell>
              <table:table-cell office:value-type="float" office:value="0.9666667">
                <text:p>0.9666667</text:p>
              </table:table-cell>
              <table:table-cell office:value-type="float" office:value="0.9699571">
                <text:p>0.9699571</text:p>
              </table:table-cell>
              <table:table-cell office:value-type="float" office:value="0.9790076">
                <text:p>0.9790076</text:p>
              </table:table-cell>
              <table:table-cell office:value-type="float" office:value="0.9731959">
                <text:p>0.9731959</text:p>
              </table:table-cell>
              <table:table-cell office:value-type="float" office:value="0.9597781">
                <text:p>0.95977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9453376">
                <text:p>0.9453376</text:p>
              </table:table-cell>
              <table:table-cell office:value-type="float" office:value="0.9606855">
                <text:p>0.9606855</text:p>
              </table:table-cell>
              <table:table-cell office:value-type="float" office:value="0.9496157">
                <text:p>0.9496157</text:p>
              </table:table-cell>
              <table:table-cell office:value-type="float" office:value="0.9730866">
                <text:p>0.9730866</text:p>
              </table:table-cell>
              <table:table-cell office:value-type="float" office:value="0.9666667">
                <text:p>0.9666667</text:p>
              </table:table-cell>
              <table:table-cell office:value-type="float" office:value="0.9699571">
                <text:p>0.9699571</text:p>
              </table:table-cell>
              <table:table-cell office:value-type="float" office:value="0.9790076">
                <text:p>0.9790076</text:p>
              </table:table-cell>
              <table:table-cell office:value-type="float" office:value="0.9731959">
                <text:p>0.9731959</text:p>
              </table:table-cell>
              <table:table-cell office:value-type="float" office:value="0.9597781">
                <text:p>0.95977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9453376">
                <text:p>0.9453376</text:p>
              </table:table-cell>
              <table:table-cell office:value-type="float" office:value="0.9606855">
                <text:p>0.9606855</text:p>
              </table:table-cell>
              <table:table-cell office:value-type="float" office:value="0.9504697">
                <text:p>0.9504697</text:p>
              </table:table-cell>
              <table:table-cell office:value-type="float" office:value="0.9730866">
                <text:p>0.9730866</text:p>
              </table:table-cell>
              <table:table-cell office:value-type="float" office:value="0.9666667">
                <text:p>0.9666667</text:p>
              </table:table-cell>
              <table:table-cell office:value-type="float" office:value="0.9699571">
                <text:p>0.9699571</text:p>
              </table:table-cell>
              <table:table-cell office:value-type="float" office:value="0.9790076">
                <text:p>0.9790076</text:p>
              </table:table-cell>
              <table:table-cell office:value-type="float" office:value="0.9731959">
                <text:p>0.9731959</text:p>
              </table:table-cell>
              <table:table-cell office:value-type="float" office:value="0.9597781">
                <text:p>0.95977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9839228">
                <text:p>0.9839228</text:p>
              </table:table-cell>
              <table:table-cell office:value-type="float" office:value="0.9899194">
                <text:p>0.9899194</text:p>
              </table:table-cell>
              <table:table-cell office:value-type="float" office:value="0.9837746">
                <text:p>0.9837746</text:p>
              </table:table-cell>
              <table:table-cell office:value-type="float" office:value="0.9949537">
                <text:p>0.9949537</text:p>
              </table:table-cell>
              <table:table-cell office:value-type="float" office:value="0.9894309">
                <text:p>0.9894309</text:p>
              </table:table-cell>
              <table:table-cell office:value-type="float" office:value="0.9914163">
                <text:p>0.9914163</text:p>
              </table:table-cell>
              <table:table-cell office:value-type="float" office:value="0.9933206">
                <text:p>0.9933206</text:p>
              </table:table-cell>
              <table:table-cell office:value-type="float" office:value="0.9907216">
                <text:p>0.9907216</text:p>
              </table:table-cell>
              <table:table-cell office:value-type="float" office:value="0.9916782">
                <text:p>0.99167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9839228">
                <text:p>0.9839228</text:p>
              </table:table-cell>
              <table:table-cell office:value-type="float" office:value="0.9899194">
                <text:p>0.9899194</text:p>
              </table:table-cell>
              <table:table-cell office:value-type="float" office:value="0.9837746">
                <text:p>0.9837746</text:p>
              </table:table-cell>
              <table:table-cell office:value-type="float" office:value="0.9949537">
                <text:p>0.9949537</text:p>
              </table:table-cell>
              <table:table-cell office:value-type="float" office:value="0.9894309">
                <text:p>0.9894309</text:p>
              </table:table-cell>
              <table:table-cell office:value-type="float" office:value="0.9914163">
                <text:p>0.9914163</text:p>
              </table:table-cell>
              <table:table-cell office:value-type="float" office:value="0.9933206">
                <text:p>0.9933206</text:p>
              </table:table-cell>
              <table:table-cell office:value-type="float" office:value="0.9907216">
                <text:p>0.9907216</text:p>
              </table:table-cell>
              <table:table-cell office:value-type="float" office:value="0.9916782">
                <text:p>0.99167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9839228">
                <text:p>0.9839228</text:p>
              </table:table-cell>
              <table:table-cell office:value-type="float" office:value="0.9909274">
                <text:p>0.9909274</text:p>
              </table:table-cell>
              <table:table-cell office:value-type="float" office:value="0.9837746">
                <text:p>0.9837746</text:p>
              </table:table-cell>
              <table:table-cell office:value-type="float" office:value="0.9949537">
                <text:p>0.9949537</text:p>
              </table:table-cell>
              <table:table-cell office:value-type="float" office:value="0.9894309">
                <text:p>0.9894309</text:p>
              </table:table-cell>
              <table:table-cell office:value-type="float" office:value="0.9914163">
                <text:p>0.9914163</text:p>
              </table:table-cell>
              <table:table-cell office:value-type="float" office:value="0.9933206">
                <text:p>0.9933206</text:p>
              </table:table-cell>
              <table:table-cell office:value-type="float" office:value="0.9907216">
                <text:p>0.9907216</text:p>
              </table:table-cell>
              <table:table-cell office:value-type="float" office:value="0.9916782">
                <text:p>0.99167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9839228">
                <text:p>0.9839228</text:p>
              </table:table-cell>
              <table:table-cell office:value-type="float" office:value="0.9909274">
                <text:p>0.9909274</text:p>
              </table:table-cell>
              <table:table-cell office:value-type="float" office:value="0.9837746">
                <text:p>0.9837746</text:p>
              </table:table-cell>
              <table:table-cell office:value-type="float" office:value="0.9949537">
                <text:p>0.9949537</text:p>
              </table:table-cell>
              <table:table-cell office:value-type="float" office:value="0.9894309">
                <text:p>0.9894309</text:p>
              </table:table-cell>
              <table:table-cell office:value-type="float" office:value="0.9914163">
                <text:p>0.9914163</text:p>
              </table:table-cell>
              <table:table-cell office:value-type="float" office:value="0.9933206">
                <text:p>0.9933206</text:p>
              </table:table-cell>
              <table:table-cell office:value-type="float" office:value="0.9907216">
                <text:p>0.9907216</text:p>
              </table:table-cell>
              <table:table-cell office:value-type="float" office:value="0.9916782">
                <text:p>0.99167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9839228">
                <text:p>0.9839228</text:p>
              </table:table-cell>
              <table:table-cell office:value-type="float" office:value="0.9909274">
                <text:p>0.9909274</text:p>
              </table:table-cell>
              <table:table-cell office:value-type="float" office:value="0.9837746">
                <text:p>0.9837746</text:p>
              </table:table-cell>
              <table:table-cell office:value-type="float" office:value="0.9949537">
                <text:p>0.9949537</text:p>
              </table:table-cell>
              <table:table-cell office:value-type="float" office:value="0.9894309">
                <text:p>0.9894309</text:p>
              </table:table-cell>
              <table:table-cell office:value-type="float" office:value="0.9914163">
                <text:p>0.9914163</text:p>
              </table:table-cell>
              <table:table-cell office:value-type="float" office:value="0.9933206">
                <text:p>0.9933206</text:p>
              </table:table-cell>
              <table:table-cell office:value-type="float" office:value="0.9907216">
                <text:p>0.9907216</text:p>
              </table:table-cell>
              <table:table-cell office:value-type="float" office:value="0.9916782">
                <text:p>0.99167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9839228">
                <text:p>0.9839228</text:p>
              </table:table-cell>
              <table:table-cell office:value-type="float" office:value="0.9909274">
                <text:p>0.9909274</text:p>
              </table:table-cell>
              <table:table-cell office:value-type="float" office:value="0.9837746">
                <text:p>0.9837746</text:p>
              </table:table-cell>
              <table:table-cell office:value-type="float" office:value="0.9949537">
                <text:p>0.9949537</text:p>
              </table:table-cell>
              <table:table-cell office:value-type="float" office:value="0.9894309">
                <text:p>0.9894309</text:p>
              </table:table-cell>
              <table:table-cell office:value-type="float" office:value="0.9914163">
                <text:p>0.9914163</text:p>
              </table:table-cell>
              <table:table-cell office:value-type="float" office:value="0.9933206">
                <text:p>0.9933206</text:p>
              </table:table-cell>
              <table:table-cell office:value-type="float" office:value="0.9907216">
                <text:p>0.9907216</text:p>
              </table:table-cell>
              <table:table-cell office:value-type="float" office:value="0.9916782">
                <text:p>0.99167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9839228">
                <text:p>0.9839228</text:p>
              </table:table-cell>
              <table:table-cell office:value-type="float" office:value="0.9909274">
                <text:p>0.9909274</text:p>
              </table:table-cell>
              <table:table-cell office:value-type="float" office:value="0.9837746">
                <text:p>0.9837746</text:p>
              </table:table-cell>
              <table:table-cell office:value-type="float" office:value="0.9949537">
                <text:p>0.9949537</text:p>
              </table:table-cell>
              <table:table-cell office:value-type="float" office:value="0.9894309">
                <text:p>0.9894309</text:p>
              </table:table-cell>
              <table:table-cell office:value-type="float" office:value="0.9914163">
                <text:p>0.9914163</text:p>
              </table:table-cell>
              <table:table-cell office:value-type="float" office:value="0.9933206">
                <text:p>0.9933206</text:p>
              </table:table-cell>
              <table:table-cell office:value-type="float" office:value="0.9907216">
                <text:p>0.9907216</text:p>
              </table:table-cell>
              <table:table-cell office:value-type="float" office:value="0.9916782">
                <text:p>0.99167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9839228">
                <text:p>0.9839228</text:p>
              </table:table-cell>
              <table:table-cell office:value-type="float" office:value="0.9929435">
                <text:p>0.9929435</text:p>
              </table:table-cell>
              <table:table-cell office:value-type="float" office:value="0.9863365">
                <text:p>0.9863365</text:p>
              </table:table-cell>
              <table:table-cell office:value-type="float" office:value="0.9957948">
                <text:p>0.9957948</text:p>
              </table:table-cell>
              <table:table-cell office:value-type="float" office:value="0.9902439">
                <text:p>0.9902439</text:p>
              </table:table-cell>
              <table:table-cell office:value-type="float" office:value="0.9914163">
                <text:p>0.9914163</text:p>
              </table:table-cell>
              <table:table-cell office:value-type="float" office:value="0.9933206">
                <text:p>0.9933206</text:p>
              </table:table-cell>
              <table:table-cell office:value-type="float" office:value="0.9907216">
                <text:p>0.9907216</text:p>
              </table:table-cell>
              <table:table-cell office:value-type="float" office:value="0.9916782">
                <text:p>0.99167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9839228">
                <text:p>0.9839228</text:p>
              </table:table-cell>
              <table:table-cell office:value-type="float" office:value="0.9929435">
                <text:p>0.9929435</text:p>
              </table:table-cell>
              <table:table-cell office:value-type="float" office:value="0.9863365">
                <text:p>0.9863365</text:p>
              </table:table-cell>
              <table:table-cell office:value-type="float" office:value="0.9957948">
                <text:p>0.9957948</text:p>
              </table:table-cell>
              <table:table-cell office:value-type="float" office:value="0.9902439">
                <text:p>0.9902439</text:p>
              </table:table-cell>
              <table:table-cell office:value-type="float" office:value="0.9914163">
                <text:p>0.9914163</text:p>
              </table:table-cell>
              <table:table-cell office:value-type="float" office:value="0.9933206">
                <text:p>0.9933206</text:p>
              </table:table-cell>
              <table:table-cell office:value-type="float" office:value="0.9907216">
                <text:p>0.9907216</text:p>
              </table:table-cell>
              <table:table-cell office:value-type="float" office:value="0.9916782">
                <text:p>0.99167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9839228">
                <text:p>0.9839228</text:p>
              </table:table-cell>
              <table:table-cell office:value-type="float" office:value="0.9929435">
                <text:p>0.9929435</text:p>
              </table:table-cell>
              <table:table-cell office:value-type="float" office:value="0.9863365">
                <text:p>0.9863365</text:p>
              </table:table-cell>
              <table:table-cell office:value-type="float" office:value="0.9957948">
                <text:p>0.9957948</text:p>
              </table:table-cell>
              <table:table-cell office:value-type="float" office:value="0.9902439">
                <text:p>0.9902439</text:p>
              </table:table-cell>
              <table:table-cell office:value-type="float" office:value="0.9914163">
                <text:p>0.9914163</text:p>
              </table:table-cell>
              <table:table-cell office:value-type="float" office:value="0.9933206">
                <text:p>0.9933206</text:p>
              </table:table-cell>
              <table:table-cell office:value-type="float" office:value="0.9907216">
                <text:p>0.9907216</text:p>
              </table:table-cell>
              <table:table-cell office:value-type="float" office:value="0.9916782">
                <text:p>0.99167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9839228">
                <text:p>0.9839228</text:p>
              </table:table-cell>
              <table:table-cell office:value-type="float" office:value="0.9929435">
                <text:p>0.9929435</text:p>
              </table:table-cell>
              <table:table-cell office:value-type="float" office:value="0.9863365">
                <text:p>0.9863365</text:p>
              </table:table-cell>
              <table:table-cell office:value-type="float" office:value="0.9957948">
                <text:p>0.9957948</text:p>
              </table:table-cell>
              <table:table-cell office:value-type="float" office:value="0.9902439">
                <text:p>0.9902439</text:p>
              </table:table-cell>
              <table:table-cell office:value-type="float" office:value="0.9914163">
                <text:p>0.9914163</text:p>
              </table:table-cell>
              <table:table-cell office:value-type="float" office:value="0.9933206">
                <text:p>0.9933206</text:p>
              </table:table-cell>
              <table:table-cell office:value-type="float" office:value="0.9907216">
                <text:p>0.9907216</text:p>
              </table:table-cell>
              <table:table-cell office:value-type="float" office:value="0.9916782">
                <text:p>0.99167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9839228">
                <text:p>0.9839228</text:p>
              </table:table-cell>
              <table:table-cell office:value-type="float" office:value="0.9929435">
                <text:p>0.9929435</text:p>
              </table:table-cell>
              <table:table-cell office:value-type="float" office:value="0.9863365">
                <text:p>0.9863365</text:p>
              </table:table-cell>
              <table:table-cell office:value-type="float" office:value="0.9957948">
                <text:p>0.9957948</text:p>
              </table:table-cell>
              <table:table-cell office:value-type="float" office:value="0.9902439">
                <text:p>0.9902439</text:p>
              </table:table-cell>
              <table:table-cell office:value-type="float" office:value="0.9914163">
                <text:p>0.9914163</text:p>
              </table:table-cell>
              <table:table-cell office:value-type="float" office:value="0.9933206">
                <text:p>0.9933206</text:p>
              </table:table-cell>
              <table:table-cell office:value-type="float" office:value="0.9907216">
                <text:p>0.9907216</text:p>
              </table:table-cell>
              <table:table-cell office:value-type="float" office:value="0.9916782">
                <text:p>0.99167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9839228">
                <text:p>0.9839228</text:p>
              </table:table-cell>
              <table:table-cell office:value-type="float" office:value="0.9929435">
                <text:p>0.9929435</text:p>
              </table:table-cell>
              <table:table-cell office:value-type="float" office:value="0.9863365">
                <text:p>0.9863365</text:p>
              </table:table-cell>
              <table:table-cell office:value-type="float" office:value="0.9957948">
                <text:p>0.9957948</text:p>
              </table:table-cell>
              <table:table-cell office:value-type="float" office:value="0.9902439">
                <text:p>0.9902439</text:p>
              </table:table-cell>
              <table:table-cell office:value-type="float" office:value="0.9914163">
                <text:p>0.9914163</text:p>
              </table:table-cell>
              <table:table-cell office:value-type="float" office:value="0.9933206">
                <text:p>0.9933206</text:p>
              </table:table-cell>
              <table:table-cell office:value-type="float" office:value="0.9907216">
                <text:p>0.9907216</text:p>
              </table:table-cell>
              <table:table-cell office:value-type="float" office:value="0.9916782">
                <text:p>0.99167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9839228">
                <text:p>0.9839228</text:p>
              </table:table-cell>
              <table:table-cell office:value-type="float" office:value="0.9929435">
                <text:p>0.9929435</text:p>
              </table:table-cell>
              <table:table-cell office:value-type="float" office:value="0.9863365">
                <text:p>0.9863365</text:p>
              </table:table-cell>
              <table:table-cell office:value-type="float" office:value="0.9957948">
                <text:p>0.9957948</text:p>
              </table:table-cell>
              <table:table-cell office:value-type="float" office:value="0.9902439">
                <text:p>0.9902439</text:p>
              </table:table-cell>
              <table:table-cell office:value-type="float" office:value="0.9914163">
                <text:p>0.9914163</text:p>
              </table:table-cell>
              <table:table-cell office:value-type="float" office:value="0.9933206">
                <text:p>0.9933206</text:p>
              </table:table-cell>
              <table:table-cell office:value-type="float" office:value="0.9907216">
                <text:p>0.9907216</text:p>
              </table:table-cell>
              <table:table-cell office:value-type="float" office:value="0.9916782">
                <text:p>0.99167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9839228">
                <text:p>0.9839228</text:p>
              </table:table-cell>
              <table:table-cell office:value-type="float" office:value="0.9929435">
                <text:p>0.9929435</text:p>
              </table:table-cell>
              <table:table-cell office:value-type="float" office:value="0.9863365">
                <text:p>0.9863365</text:p>
              </table:table-cell>
              <table:table-cell office:value-type="float" office:value="0.9957948">
                <text:p>0.9957948</text:p>
              </table:table-cell>
              <table:table-cell office:value-type="float" office:value="0.9902439">
                <text:p>0.9902439</text:p>
              </table:table-cell>
              <table:table-cell office:value-type="float" office:value="0.9914163">
                <text:p>0.9914163</text:p>
              </table:table-cell>
              <table:table-cell office:value-type="float" office:value="0.9933206">
                <text:p>0.9933206</text:p>
              </table:table-cell>
              <table:table-cell office:value-type="float" office:value="0.9907216">
                <text:p>0.9907216</text:p>
              </table:table-cell>
              <table:table-cell office:value-type="float" office:value="0.9916782">
                <text:p>0.99167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9839228">
                <text:p>0.9839228</text:p>
              </table:table-cell>
              <table:table-cell office:value-type="float" office:value="0.9929435">
                <text:p>0.9929435</text:p>
              </table:table-cell>
              <table:table-cell office:value-type="float" office:value="0.9863365">
                <text:p>0.9863365</text:p>
              </table:table-cell>
              <table:table-cell office:value-type="float" office:value="0.9957948">
                <text:p>0.9957948</text:p>
              </table:table-cell>
              <table:table-cell office:value-type="float" office:value="0.9902439">
                <text:p>0.9902439</text:p>
              </table:table-cell>
              <table:table-cell office:value-type="float" office:value="0.9914163">
                <text:p>0.9914163</text:p>
              </table:table-cell>
              <table:table-cell office:value-type="float" office:value="0.9933206">
                <text:p>0.9933206</text:p>
              </table:table-cell>
              <table:table-cell office:value-type="float" office:value="0.9907216">
                <text:p>0.9907216</text:p>
              </table:table-cell>
              <table:table-cell office:value-type="float" office:value="0.9916782">
                <text:p>0.99167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9839228">
                <text:p>0.9839228</text:p>
              </table:table-cell>
              <table:table-cell office:value-type="float" office:value="0.9929435">
                <text:p>0.9929435</text:p>
              </table:table-cell>
              <table:table-cell office:value-type="float" office:value="0.9863365">
                <text:p>0.9863365</text:p>
              </table:table-cell>
              <table:table-cell office:value-type="float" office:value="0.9957948">
                <text:p>0.9957948</text:p>
              </table:table-cell>
              <table:table-cell office:value-type="float" office:value="0.9902439">
                <text:p>0.9902439</text:p>
              </table:table-cell>
              <table:table-cell office:value-type="float" office:value="0.9914163">
                <text:p>0.9914163</text:p>
              </table:table-cell>
              <table:table-cell office:value-type="float" office:value="0.9933206">
                <text:p>0.9933206</text:p>
              </table:table-cell>
              <table:table-cell office:value-type="float" office:value="0.9907216">
                <text:p>0.9907216</text:p>
              </table:table-cell>
              <table:table-cell office:value-type="float" office:value="0.9916782">
                <text:p>0.99167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9919614">
                <text:p>0.9919614</text:p>
              </table:table-cell>
              <table:table-cell office:value-type="float" office:value="0.9929435">
                <text:p>0.9929435</text:p>
              </table:table-cell>
              <table:table-cell office:value-type="float" office:value="0.9931682">
                <text:p>0.9931682</text:p>
              </table:table-cell>
              <table:table-cell office:value-type="float" office:value="0.9974769">
                <text:p>0.9974769</text:p>
              </table:table-cell>
              <table:table-cell office:value-type="float" office:value="0.9926829">
                <text:p>0.9926829</text:p>
              </table:table-cell>
              <table:table-cell office:value-type="float" office:value="0.9957082">
                <text:p>0.9957082</text:p>
              </table:table-cell>
              <table:table-cell office:value-type="float" office:value="0.9961832">
                <text:p>0.9961832</text:p>
              </table:table-cell>
              <table:table-cell office:value-type="float" office:value="0.9927835">
                <text:p>0.9927835</text:p>
              </table:table-cell>
              <table:table-cell office:value-type="float" office:value="0.9930652">
                <text:p>0.99306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9919614">
                <text:p>0.9919614</text:p>
              </table:table-cell>
              <table:table-cell office:value-type="float" office:value="0.9929435">
                <text:p>0.9929435</text:p>
              </table:table-cell>
              <table:table-cell office:value-type="float" office:value="0.9931682">
                <text:p>0.9931682</text:p>
              </table:table-cell>
              <table:table-cell office:value-type="float" office:value="0.9974769">
                <text:p>0.9974769</text:p>
              </table:table-cell>
              <table:table-cell office:value-type="float" office:value="0.9926829">
                <text:p>0.9926829</text:p>
              </table:table-cell>
              <table:table-cell office:value-type="float" office:value="0.9957082">
                <text:p>0.9957082</text:p>
              </table:table-cell>
              <table:table-cell office:value-type="float" office:value="0.9961832">
                <text:p>0.9961832</text:p>
              </table:table-cell>
              <table:table-cell office:value-type="float" office:value="0.9927835">
                <text:p>0.9927835</text:p>
              </table:table-cell>
              <table:table-cell office:value-type="float" office:value="0.9930652">
                <text:p>0.99306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9919614">
                <text:p>0.9919614</text:p>
              </table:table-cell>
              <table:table-cell office:value-type="float" office:value="0.9929435">
                <text:p>0.9929435</text:p>
              </table:table-cell>
              <table:table-cell office:value-type="float" office:value="0.9931682">
                <text:p>0.9931682</text:p>
              </table:table-cell>
              <table:table-cell office:value-type="float" office:value="0.9974769">
                <text:p>0.9974769</text:p>
              </table:table-cell>
              <table:table-cell office:value-type="float" office:value="0.9926829">
                <text:p>0.9926829</text:p>
              </table:table-cell>
              <table:table-cell office:value-type="float" office:value="0.9957082">
                <text:p>0.9957082</text:p>
              </table:table-cell>
              <table:table-cell office:value-type="float" office:value="0.9961832">
                <text:p>0.9961832</text:p>
              </table:table-cell>
              <table:table-cell office:value-type="float" office:value="0.9927835">
                <text:p>0.9927835</text:p>
              </table:table-cell>
              <table:table-cell office:value-type="float" office:value="0.9930652">
                <text:p>0.99306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9919614">
                <text:p>0.9919614</text:p>
              </table:table-cell>
              <table:table-cell office:value-type="float" office:value="0.9929435">
                <text:p>0.9929435</text:p>
              </table:table-cell>
              <table:table-cell office:value-type="float" office:value="0.9931682">
                <text:p>0.9931682</text:p>
              </table:table-cell>
              <table:table-cell office:value-type="float" office:value="0.9974769">
                <text:p>0.9974769</text:p>
              </table:table-cell>
              <table:table-cell office:value-type="float" office:value="0.9926829">
                <text:p>0.9926829</text:p>
              </table:table-cell>
              <table:table-cell office:value-type="float" office:value="0.9957082">
                <text:p>0.9957082</text:p>
              </table:table-cell>
              <table:table-cell office:value-type="float" office:value="0.9961832">
                <text:p>0.9961832</text:p>
              </table:table-cell>
              <table:table-cell office:value-type="float" office:value="0.9927835">
                <text:p>0.9927835</text:p>
              </table:table-cell>
              <table:table-cell office:value-type="float" office:value="0.9930652">
                <text:p>0.99306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9919614">
                <text:p>0.9919614</text:p>
              </table:table-cell>
              <table:table-cell office:value-type="float" office:value="0.9929435">
                <text:p>0.9929435</text:p>
              </table:table-cell>
              <table:table-cell office:value-type="float" office:value="0.9931682">
                <text:p>0.9931682</text:p>
              </table:table-cell>
              <table:table-cell office:value-type="float" office:value="0.9974769">
                <text:p>0.9974769</text:p>
              </table:table-cell>
              <table:table-cell office:value-type="float" office:value="0.9926829">
                <text:p>0.9926829</text:p>
              </table:table-cell>
              <table:table-cell office:value-type="float" office:value="0.9957082">
                <text:p>0.9957082</text:p>
              </table:table-cell>
              <table:table-cell office:value-type="float" office:value="0.9961832">
                <text:p>0.9961832</text:p>
              </table:table-cell>
              <table:table-cell office:value-type="float" office:value="0.9927835">
                <text:p>0.9927835</text:p>
              </table:table-cell>
              <table:table-cell office:value-type="float" office:value="0.9930652">
                <text:p>0.99306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9919614">
                <text:p>0.9919614</text:p>
              </table:table-cell>
              <table:table-cell office:value-type="float" office:value="0.9929435">
                <text:p>0.9929435</text:p>
              </table:table-cell>
              <table:table-cell office:value-type="float" office:value="0.9931682">
                <text:p>0.9931682</text:p>
              </table:table-cell>
              <table:table-cell office:value-type="float" office:value="0.9974769">
                <text:p>0.9974769</text:p>
              </table:table-cell>
              <table:table-cell office:value-type="float" office:value="0.9926829">
                <text:p>0.9926829</text:p>
              </table:table-cell>
              <table:table-cell office:value-type="float" office:value="0.9957082">
                <text:p>0.9957082</text:p>
              </table:table-cell>
              <table:table-cell office:value-type="float" office:value="0.9961832">
                <text:p>0.9961832</text:p>
              </table:table-cell>
              <table:table-cell office:value-type="float" office:value="0.9927835">
                <text:p>0.9927835</text:p>
              </table:table-cell>
              <table:table-cell office:value-type="float" office:value="0.9930652">
                <text:p>0.99306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9919614">
                <text:p>0.9919614</text:p>
              </table:table-cell>
              <table:table-cell office:value-type="float" office:value="0.9929435">
                <text:p>0.9929435</text:p>
              </table:table-cell>
              <table:table-cell office:value-type="float" office:value="0.9931682">
                <text:p>0.9931682</text:p>
              </table:table-cell>
              <table:table-cell office:value-type="float" office:value="0.9974769">
                <text:p>0.9974769</text:p>
              </table:table-cell>
              <table:table-cell office:value-type="float" office:value="0.9926829">
                <text:p>0.9926829</text:p>
              </table:table-cell>
              <table:table-cell office:value-type="float" office:value="0.9957082">
                <text:p>0.9957082</text:p>
              </table:table-cell>
              <table:table-cell office:value-type="float" office:value="0.9961832">
                <text:p>0.9961832</text:p>
              </table:table-cell>
              <table:table-cell office:value-type="float" office:value="0.9927835">
                <text:p>0.9927835</text:p>
              </table:table-cell>
              <table:table-cell office:value-type="float" office:value="0.9930652">
                <text:p>0.99306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9919614">
                <text:p>0.9919614</text:p>
              </table:table-cell>
              <table:table-cell office:value-type="float" office:value="0.9929435">
                <text:p>0.9929435</text:p>
              </table:table-cell>
              <table:table-cell office:value-type="float" office:value="0.9931682">
                <text:p>0.9931682</text:p>
              </table:table-cell>
              <table:table-cell office:value-type="float" office:value="0.9974769">
                <text:p>0.9974769</text:p>
              </table:table-cell>
              <table:table-cell office:value-type="float" office:value="0.9926829">
                <text:p>0.9926829</text:p>
              </table:table-cell>
              <table:table-cell office:value-type="float" office:value="0.9957082">
                <text:p>0.9957082</text:p>
              </table:table-cell>
              <table:table-cell office:value-type="float" office:value="0.9961832">
                <text:p>0.9961832</text:p>
              </table:table-cell>
              <table:table-cell office:value-type="float" office:value="0.9927835">
                <text:p>0.9927835</text:p>
              </table:table-cell>
              <table:table-cell office:value-type="float" office:value="0.9930652">
                <text:p>0.99306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9919614">
                <text:p>0.9919614</text:p>
              </table:table-cell>
              <table:table-cell office:value-type="float" office:value="0.9929435">
                <text:p>0.9929435</text:p>
              </table:table-cell>
              <table:table-cell office:value-type="float" office:value="0.9931682">
                <text:p>0.9931682</text:p>
              </table:table-cell>
              <table:table-cell office:value-type="float" office:value="0.9974769">
                <text:p>0.9974769</text:p>
              </table:table-cell>
              <table:table-cell office:value-type="float" office:value="0.9926829">
                <text:p>0.9926829</text:p>
              </table:table-cell>
              <table:table-cell office:value-type="float" office:value="0.9957082">
                <text:p>0.9957082</text:p>
              </table:table-cell>
              <table:table-cell office:value-type="float" office:value="0.9961832">
                <text:p>0.9961832</text:p>
              </table:table-cell>
              <table:table-cell office:value-type="float" office:value="0.9927835">
                <text:p>0.9927835</text:p>
              </table:table-cell>
              <table:table-cell office:value-type="float" office:value="0.9930652">
                <text:p>0.99306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9919614">
                <text:p>0.9919614</text:p>
              </table:table-cell>
              <table:table-cell office:value-type="float" office:value="0.9929435">
                <text:p>0.9929435</text:p>
              </table:table-cell>
              <table:table-cell office:value-type="float" office:value="0.9931682">
                <text:p>0.9931682</text:p>
              </table:table-cell>
              <table:table-cell office:value-type="float" office:value="0.9974769">
                <text:p>0.9974769</text:p>
              </table:table-cell>
              <table:table-cell office:value-type="float" office:value="0.9926829">
                <text:p>0.9926829</text:p>
              </table:table-cell>
              <table:table-cell office:value-type="float" office:value="0.9957082">
                <text:p>0.9957082</text:p>
              </table:table-cell>
              <table:table-cell office:value-type="float" office:value="0.9961832">
                <text:p>0.9961832</text:p>
              </table:table-cell>
              <table:table-cell office:value-type="float" office:value="0.9927835">
                <text:p>0.9927835</text:p>
              </table:table-cell>
              <table:table-cell office:value-type="float" office:value="0.9930652">
                <text:p>0.99306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9935691">
                <text:p>0.9935691</text:p>
              </table:table-cell>
              <table:table-cell office:value-type="float" office:value="0.9929435">
                <text:p>0.9929435</text:p>
              </table:table-cell>
              <table:table-cell office:value-type="float" office:value="0.9931682">
                <text:p>0.9931682</text:p>
              </table:table-cell>
              <table:table-cell office:value-type="float" office:value="0.9974769">
                <text:p>0.9974769</text:p>
              </table:table-cell>
              <table:table-cell office:value-type="float" office:value="0.9926829">
                <text:p>0.9926829</text:p>
              </table:table-cell>
              <table:table-cell office:value-type="float" office:value="0.9957082">
                <text:p>0.9957082</text:p>
              </table:table-cell>
              <table:table-cell office:value-type="float" office:value="0.9961832">
                <text:p>0.9961832</text:p>
              </table:table-cell>
              <table:table-cell office:value-type="float" office:value="0.9938144">
                <text:p>0.9938144</text:p>
              </table:table-cell>
              <table:table-cell office:value-type="float" office:value="0.9930652">
                <text:p>0.99306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9935691">
                <text:p>0.9935691</text:p>
              </table:table-cell>
              <table:table-cell office:value-type="float" office:value="0.9929435">
                <text:p>0.9929435</text:p>
              </table:table-cell>
              <table:table-cell office:value-type="float" office:value="0.9931682">
                <text:p>0.9931682</text:p>
              </table:table-cell>
              <table:table-cell office:value-type="float" office:value="0.9974769">
                <text:p>0.9974769</text:p>
              </table:table-cell>
              <table:table-cell office:value-type="float" office:value="0.9926829">
                <text:p>0.9926829</text:p>
              </table:table-cell>
              <table:table-cell office:value-type="float" office:value="0.9957082">
                <text:p>0.9957082</text:p>
              </table:table-cell>
              <table:table-cell office:value-type="float" office:value="0.9961832">
                <text:p>0.9961832</text:p>
              </table:table-cell>
              <table:table-cell office:value-type="float" office:value="0.9938144">
                <text:p>0.9938144</text:p>
              </table:table-cell>
              <table:table-cell office:value-type="float" office:value="0.9930652">
                <text:p>0.99306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9935691">
                <text:p>0.9935691</text:p>
              </table:table-cell>
              <table:table-cell office:value-type="float" office:value="0.9929435">
                <text:p>0.9929435</text:p>
              </table:table-cell>
              <table:table-cell office:value-type="float" office:value="0.9931682">
                <text:p>0.9931682</text:p>
              </table:table-cell>
              <table:table-cell office:value-type="float" office:value="0.9974769">
                <text:p>0.9974769</text:p>
              </table:table-cell>
              <table:table-cell office:value-type="float" office:value="0.9926829">
                <text:p>0.9926829</text:p>
              </table:table-cell>
              <table:table-cell office:value-type="float" office:value="0.9957082">
                <text:p>0.9957082</text:p>
              </table:table-cell>
              <table:table-cell office:value-type="float" office:value="0.9961832">
                <text:p>0.9961832</text:p>
              </table:table-cell>
              <table:table-cell office:value-type="float" office:value="0.9938144">
                <text:p>0.9938144</text:p>
              </table:table-cell>
              <table:table-cell office:value-type="float" office:value="0.9930652">
                <text:p>0.99306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9935691">
                <text:p>0.9935691</text:p>
              </table:table-cell>
              <table:table-cell office:value-type="float" office:value="0.9929435">
                <text:p>0.9929435</text:p>
              </table:table-cell>
              <table:table-cell office:value-type="float" office:value="0.9931682">
                <text:p>0.9931682</text:p>
              </table:table-cell>
              <table:table-cell office:value-type="float" office:value="0.9974769">
                <text:p>0.9974769</text:p>
              </table:table-cell>
              <table:table-cell office:value-type="float" office:value="0.9926829">
                <text:p>0.9926829</text:p>
              </table:table-cell>
              <table:table-cell office:value-type="float" office:value="0.9957082">
                <text:p>0.9957082</text:p>
              </table:table-cell>
              <table:table-cell office:value-type="float" office:value="0.9961832">
                <text:p>0.9961832</text:p>
              </table:table-cell>
              <table:table-cell office:value-type="float" office:value="0.9938144">
                <text:p>0.9938144</text:p>
              </table:table-cell>
              <table:table-cell office:value-type="float" office:value="0.9930652">
                <text:p>0.99306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9935691">
                <text:p>0.9935691</text:p>
              </table:table-cell>
              <table:table-cell office:value-type="float" office:value="0.9929435">
                <text:p>0.9929435</text:p>
              </table:table-cell>
              <table:table-cell office:value-type="float" office:value="0.9931682">
                <text:p>0.9931682</text:p>
              </table:table-cell>
              <table:table-cell office:value-type="float" office:value="0.9974769">
                <text:p>0.9974769</text:p>
              </table:table-cell>
              <table:table-cell office:value-type="float" office:value="0.9926829">
                <text:p>0.9926829</text:p>
              </table:table-cell>
              <table:table-cell office:value-type="float" office:value="0.9957082">
                <text:p>0.9957082</text:p>
              </table:table-cell>
              <table:table-cell office:value-type="float" office:value="0.9961832">
                <text:p>0.9961832</text:p>
              </table:table-cell>
              <table:table-cell office:value-type="float" office:value="0.9938144">
                <text:p>0.9938144</text:p>
              </table:table-cell>
              <table:table-cell office:value-type="float" office:value="0.9930652">
                <text:p>0.99306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9935691">
                <text:p>0.9935691</text:p>
              </table:table-cell>
              <table:table-cell office:value-type="float" office:value="0.9929435">
                <text:p>0.9929435</text:p>
              </table:table-cell>
              <table:table-cell office:value-type="float" office:value="0.9931682">
                <text:p>0.9931682</text:p>
              </table:table-cell>
              <table:table-cell office:value-type="float" office:value="0.9974769">
                <text:p>0.9974769</text:p>
              </table:table-cell>
              <table:table-cell office:value-type="float" office:value="0.9926829">
                <text:p>0.9926829</text:p>
              </table:table-cell>
              <table:table-cell office:value-type="float" office:value="0.9957082">
                <text:p>0.9957082</text:p>
              </table:table-cell>
              <table:table-cell office:value-type="float" office:value="0.9961832">
                <text:p>0.9961832</text:p>
              </table:table-cell>
              <table:table-cell office:value-type="float" office:value="0.9938144">
                <text:p>0.9938144</text:p>
              </table:table-cell>
              <table:table-cell office:value-type="float" office:value="0.9930652">
                <text:p>0.99306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Linux_X86_64 LibreOffice_project/490fc03b25318460cfc54456516ea2519c11d1aa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244cm" svg:height="7.091cm" xlink:href=".." xlink:type="simple" chart:class="chart:scatter" chart:column-mapping="1 0" chart:style-name="ch1">
        <chart:plot-area chart:style-name="ch2" table:cell-range-address="Planilha5.G2:Planilha5.G9 Planilha5.E2:Planilha5.E9" svg:x="1.215cm" svg:y="0.141cm" svg:width="8.825cm" svg:height="5.828cm">
          <chartooo:coordinate-region svg:x="2.127cm" svg:y="0.34cm" svg:width="7.488cm" svg:height="4.982cm"/>
          <chart:axis chart:dimension="x" chart:name="primary-x" chart:style-name="ch3">
            <chart:title svg:x="4.591cm" svg:y="6.11cm" chart:style-name="ch4">
              <text:p>#linhas/#ruas</text:p>
            </chart:title>
          </chart:axis>
          <chart:axis chart:dimension="y" chart:name="primary-y" chart:style-name="ch5">
            <chart:title svg:x="0.451cm" svg:y="3.522cm" chart:style-name="ch6">
              <text:p>IDHM</text:p>
            </chart:title>
            <chart:grid chart:style-name="ch7" chart:class="major"/>
          </chart:axis>
          <chart:series chart:style-name="ch8" chart:values-cell-range-address="Planilha5.E2:Planilha5.E9" chart:class="chart:scatter">
            <chart:domain table:cell-range-address="Planilha5.G2:Planilha5.G9"/>
            <chart:regression-curve chart:style-name="ch9">
              <chart:equation chart:display-equation="false" chart:display-r-square="true" svg:x="6.308cm" svg:y="0.32cm"/>
            </chart:regression-curve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44">
                <text:p>0.744</text:p>
                <draw:g>
                  <svg:desc>Planilha5.G2:Planilha5.G9</svg:desc>
                </draw:g>
              </table:table-cell>
              <table:table-cell office:value-type="float" office:value="0.172094254699497">
                <text:p>0.172094254699497</text:p>
                <draw:g>
                  <svg:desc>Planilha5.E2:Planilha5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4">
                <text:p>0.754</text:p>
              </table:table-cell>
              <table:table-cell office:value-type="float" office:value="0.129997352396082">
                <text:p>0.1299973523960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5">
                <text:p>0.755</text:p>
              </table:table-cell>
              <table:table-cell office:value-type="float" office:value="0.206513105639396">
                <text:p>0.2065131056393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01">
                <text:p>0.801</text:p>
              </table:table-cell>
              <table:table-cell office:value-type="float" office:value="0.328302885888271">
                <text:p>0.3283028858882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8">
                <text:p>0.818</text:p>
              </table:table-cell>
              <table:table-cell office:value-type="float" office:value="0.340746624305004">
                <text:p>0.340746624305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27">
                <text:p>0.827</text:p>
              </table:table-cell>
              <table:table-cell office:value-type="float" office:value="0.275880328302886">
                <text:p>0.2758803283028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39">
                <text:p>0.839</text:p>
              </table:table-cell>
              <table:table-cell office:value-type="float" office:value="0.291501191421763">
                <text:p>0.2915011914217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3">
                <text:p>0.853</text:p>
              </table:table-cell>
              <table:table-cell office:value-type="float" office:value="0.272703203600741">
                <text:p>0.2727032036007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Linux_X86_64 LibreOffice_project/490fc03b25318460cfc54456516ea2519c11d1aa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